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56" table:style-name="ta1">
        <table:shapes>
          <draw:frame draw:z-index="0" draw:style-name="gr1" draw:text-style-name="P1" svg:width="159.99mm" svg:height="89.99mm" svg:x="254.74mm" svg:y="0.99mm">
            <loext:p draw:notify-on-update-of-ranges="test156.G1:test156.G1 test156.G2:test156.G10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5.09mm" svg:y="1mm">
            <loext:p draw:notify-on-update-of-ranges="test156.G1:test156.G1 test156.G2:test156.G1083 test156.C1:test156.C1 test156.C2:test156.C1083 test156.G1:test156.G1 test156.G2:test156.G1083 test156.D1:test156.D1 test156.D2:test156.D10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2.05mm" svg:y="99.35mm">
            <loext:p draw:notify-on-update-of-ranges="test156.G1:test156.G1 test156.G2:test156.G1083 test156.F1:test156.F1 test156.F2:test156.F10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05</text:p>
          </table:table-cell>
          <table:table-cell office:value-type="float" office:value="0.296221" calcext:value-type="float">
            <text:p>0.296221</text:p>
          </table:table-cell>
          <table:table-cell office:value-type="float" office:value="0.047263" calcext:value-type="float">
            <text:p>0.047263</text:p>
          </table:table-cell>
          <table:table-cell office:value-type="float" office:value="0" calcext:value-type="float">
            <text:p>0</text:p>
          </table:table-cell>
          <table:table-cell office:value-type="float" office:value="339789" calcext:value-type="float">
            <text:p>33978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06</text:p>
          </table:table-cell>
          <table:table-cell office:value-type="float" office:value="0.133063" calcext:value-type="float">
            <text:p>0.133063</text:p>
          </table:table-cell>
          <table:table-cell office:value-type="float" office:value="0.039138" calcext:value-type="float">
            <text:p>0.039138</text:p>
          </table:table-cell>
          <table:table-cell office:value-type="float" office:value="0" calcext:value-type="float">
            <text:p>0</text:p>
          </table:table-cell>
          <table:table-cell office:value-type="float" office:value="168293" calcext:value-type="float">
            <text:p>16829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07</text:p>
          </table:table-cell>
          <table:table-cell office:value-type="float" office:value="0.030676" calcext:value-type="float">
            <text:p>0.030676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" calcext:value-type="float">
            <text:p>0</text:p>
          </table:table-cell>
          <table:table-cell office:value-type="float" office:value="54936" calcext:value-type="float">
            <text:p>5493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08</text:p>
          </table:table-cell>
          <table:table-cell office:value-type="float" office:value="0.135593" calcext:value-type="float">
            <text:p>0.135593</text:p>
          </table:table-cell>
          <table:table-cell office:value-type="float" office:value="0.059712" calcext:value-type="float">
            <text:p>0.059712</text:p>
          </table:table-cell>
          <table:table-cell office:value-type="float" office:value="0" calcext:value-type="float">
            <text:p>0</text:p>
          </table:table-cell>
          <table:table-cell office:value-type="float" office:value="288535" calcext:value-type="float">
            <text:p>28853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09</text:p>
          </table:table-cell>
          <table:table-cell office:value-type="float" office:value="0.035409" calcext:value-type="float">
            <text:p>0.035409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0" calcext:value-type="float">
            <text:p>0</text:p>
          </table:table-cell>
          <table:table-cell office:value-type="float" office:value="86815" calcext:value-type="float">
            <text:p>868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0</text:p>
          </table:table-cell>
          <table:table-cell office:value-type="float" office:value="0.029127" calcext:value-type="float">
            <text:p>0.029127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" calcext:value-type="float">
            <text:p>0</text:p>
          </table:table-cell>
          <table:table-cell office:value-type="float" office:value="74371" calcext:value-type="float">
            <text:p>7437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1</text:p>
          </table:table-cell>
          <table:table-cell office:value-type="float" office:value="0.079306" calcext:value-type="float">
            <text:p>0.079306</text:p>
          </table:table-cell>
          <table:table-cell office:value-type="float" office:value="0.051728" calcext:value-type="float">
            <text:p>0.051728</text:p>
          </table:table-cell>
          <table:table-cell office:value-type="float" office:value="0" calcext:value-type="float">
            <text:p>0</text:p>
          </table:table-cell>
          <table:table-cell office:value-type="float" office:value="277494" calcext:value-type="float">
            <text:p>2774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2</text:p>
          </table:table-cell>
          <table:table-cell office:value-type="float" office:value="0.051773" calcext:value-type="float">
            <text:p>0.051773</text:p>
          </table:table-cell>
          <table:table-cell office:value-type="float" office:value="0.029229" calcext:value-type="float">
            <text:p>0.029229</text:p>
          </table:table-cell>
          <table:table-cell office:value-type="float" office:value="0" calcext:value-type="float">
            <text:p>0</text:p>
          </table:table-cell>
          <table:table-cell office:value-type="float" office:value="247034" calcext:value-type="float">
            <text:p>24703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3</text:p>
          </table:table-cell>
          <table:table-cell office:value-type="float" office:value="0.017459" calcext:value-type="float">
            <text:p>0.017459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" calcext:value-type="float">
            <text:p>0</text:p>
          </table:table-cell>
          <table:table-cell office:value-type="float" office:value="55350" calcext:value-type="float">
            <text:p>5535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4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" calcext:value-type="float">
            <text:p>0</text:p>
          </table:table-cell>
          <table:table-cell office:value-type="float" office:value="55857" calcext:value-type="float">
            <text:p>5585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5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0" calcext:value-type="float">
            <text:p>0</text:p>
          </table:table-cell>
          <table:table-cell office:value-type="float" office:value="130509" calcext:value-type="float">
            <text:p>13050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6</text:p>
          </table:table-cell>
          <table:table-cell office:value-type="float" office:value="0.221272" calcext:value-type="float">
            <text:p>0.221272</text:p>
          </table:table-cell>
          <table:table-cell office:value-type="float" office:value="0.065415" calcext:value-type="float">
            <text:p>0.065415</text:p>
          </table:table-cell>
          <table:table-cell office:value-type="float" office:value="0" calcext:value-type="float">
            <text:p>0</text:p>
          </table:table-cell>
          <table:table-cell office:value-type="float" office:value="331238" calcext:value-type="float">
            <text:p>3312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7</text:p>
          </table:table-cell>
          <table:table-cell office:value-type="float" office:value="0.165194" calcext:value-type="float">
            <text:p>0.165194</text:p>
          </table:table-cell>
          <table:table-cell office:value-type="float" office:value="0.04697" calcext:value-type="float">
            <text:p>0.04697</text:p>
          </table:table-cell>
          <table:table-cell office:value-type="float" office:value="0" calcext:value-type="float">
            <text:p>0</text:p>
          </table:table-cell>
          <table:table-cell office:value-type="float" office:value="224351" calcext:value-type="float">
            <text:p>22435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8</text:p>
          </table:table-cell>
          <table:table-cell office:value-type="float" office:value="0.496104" calcext:value-type="float">
            <text:p>0.496104</text:p>
          </table:table-cell>
          <table:table-cell office:value-type="float" office:value="0.289718" calcext:value-type="float">
            <text:p>0.289718</text:p>
          </table:table-cell>
          <table:table-cell office:value-type="float" office:value="0" calcext:value-type="float">
            <text:p>0</text:p>
          </table:table-cell>
          <table:table-cell office:value-type="float" office:value="560585" calcext:value-type="float">
            <text:p>56058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19</text:p>
          </table:table-cell>
          <table:table-cell office:value-type="float" office:value="0.424922" calcext:value-type="float">
            <text:p>0.424922</text:p>
          </table:table-cell>
          <table:table-cell office:value-type="float" office:value="0.303638" calcext:value-type="float">
            <text:p>0.303638</text:p>
          </table:table-cell>
          <table:table-cell office:value-type="float" office:value="0" calcext:value-type="float">
            <text:p>0</text:p>
          </table:table-cell>
          <table:table-cell office:value-type="float" office:value="399577" calcext:value-type="float">
            <text:p>39957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0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540052" calcext:value-type="float">
            <text:p>0.540052</text:p>
          </table:table-cell>
          <table:table-cell office:value-type="float" office:value="0" calcext:value-type="float">
            <text:p>0</text:p>
          </table:table-cell>
          <table:table-cell office:value-type="float" office:value="581127" calcext:value-type="float">
            <text:p>5811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1</text:p>
          </table:table-cell>
          <table:table-cell office:value-type="float" office:value="0.437286" calcext:value-type="float">
            <text:p>0.437286</text:p>
          </table:table-cell>
          <table:table-cell office:value-type="float" office:value="0.616399" calcext:value-type="float">
            <text:p>0.616399</text:p>
          </table:table-cell>
          <table:table-cell office:value-type="float" office:value="0" calcext:value-type="float">
            <text:p>0</text:p>
          </table:table-cell>
          <table:table-cell office:value-type="float" office:value="460078" calcext:value-type="float">
            <text:p>46007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2</text:p>
          </table:table-cell>
          <table:table-cell office:value-type="float" office:value="0.225559" calcext:value-type="float">
            <text:p>0.225559</text:p>
          </table:table-cell>
          <table:table-cell office:value-type="float" office:value="0.113569" calcext:value-type="float">
            <text:p>0.113569</text:p>
          </table:table-cell>
          <table:table-cell office:value-type="float" office:value="0" calcext:value-type="float">
            <text:p>0</text:p>
          </table:table-cell>
          <table:table-cell office:value-type="float" office:value="125793" calcext:value-type="float">
            <text:p>12579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3</text:p>
          </table:table-cell>
          <table:table-cell office:value-type="float" office:value="0.244256" calcext:value-type="float">
            <text:p>0.244256</text:p>
          </table:table-cell>
          <table:table-cell office:value-type="float" office:value="0.254315" calcext:value-type="float">
            <text:p>0.254315</text:p>
          </table:table-cell>
          <table:table-cell office:value-type="float" office:value="0" calcext:value-type="float">
            <text:p>0</text:p>
          </table:table-cell>
          <table:table-cell office:value-type="float" office:value="372120" calcext:value-type="float">
            <text:p>3721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4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027261" calcext:value-type="float">
            <text:p>0.027261</text:p>
          </table:table-cell>
          <table:table-cell office:value-type="float" office:value="0" calcext:value-type="float">
            <text:p>0</text:p>
          </table:table-cell>
          <table:table-cell office:value-type="float" office:value="81621" calcext:value-type="float">
            <text:p>8162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5</text:p>
          </table:table-cell>
          <table:table-cell office:value-type="float" office:value="0.015512" calcext:value-type="float">
            <text:p>0.015512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" calcext:value-type="float">
            <text:p>0</text:p>
          </table:table-cell>
          <table:table-cell office:value-type="float" office:value="70919" calcext:value-type="float">
            <text:p>7091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6</text:p>
          </table:table-cell>
          <table:table-cell office:value-type="float" office:value="0.248165" calcext:value-type="float">
            <text:p>0.248165</text:p>
          </table:table-cell>
          <table:table-cell office:value-type="float" office:value="0.261549" calcext:value-type="float">
            <text:p>0.261549</text:p>
          </table:table-cell>
          <table:table-cell office:value-type="float" office:value="0" calcext:value-type="float">
            <text:p>0</text:p>
          </table:table-cell>
          <table:table-cell office:value-type="float" office:value="422110" calcext:value-type="float">
            <text:p>42211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7</text:p>
          </table:table-cell>
          <table:table-cell office:value-type="float" office:value="0.430448" calcext:value-type="float">
            <text:p>0.430448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office:value-type="float" office:value="453139" calcext:value-type="float">
            <text:p>45313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8</text:p>
          </table:table-cell>
          <table:table-cell office:value-type="float" office:value="0.587805" calcext:value-type="float">
            <text:p>0.587805</text:p>
          </table:table-cell>
          <table:table-cell office:value-type="float" office:value="0.639613" calcext:value-type="float">
            <text:p>0.639613</text:p>
          </table:table-cell>
          <table:table-cell office:value-type="float" office:value="0" calcext:value-type="float">
            <text:p>0</text:p>
          </table:table-cell>
          <table:table-cell office:value-type="float" office:value="563891" calcext:value-type="float">
            <text:p>56389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29</text:p>
          </table:table-cell>
          <table:table-cell office:value-type="float" office:value="0.33697" calcext:value-type="float">
            <text:p>0.33697</text:p>
          </table:table-cell>
          <table:table-cell office:value-type="float" office:value="0.334299" calcext:value-type="float">
            <text:p>0.334299</text:p>
          </table:table-cell>
          <table:table-cell office:value-type="float" office:value="0" calcext:value-type="float">
            <text:p>0</text:p>
          </table:table-cell>
          <table:table-cell office:value-type="float" office:value="311763" calcext:value-type="float">
            <text:p>31176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0</text:p>
          </table:table-cell>
          <table:table-cell office:value-type="float" office:value="0.229711" calcext:value-type="float">
            <text:p>0.229711</text:p>
          </table:table-cell>
          <table:table-cell office:value-type="float" office:value="0.280847" calcext:value-type="float">
            <text:p>0.280847</text:p>
          </table:table-cell>
          <table:table-cell office:value-type="float" office:value="0" calcext:value-type="float">
            <text:p>0</text:p>
          </table:table-cell>
          <table:table-cell office:value-type="float" office:value="303841" calcext:value-type="float">
            <text:p>30384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1</text:p>
          </table:table-cell>
          <table:table-cell office:value-type="float" office:value="0.084446" calcext:value-type="float">
            <text:p>0.084446</text:p>
          </table:table-cell>
          <table:table-cell office:value-type="float" office:value="0.041196" calcext:value-type="float">
            <text:p>0.041196</text:p>
          </table:table-cell>
          <table:table-cell office:value-type="float" office:value="0" calcext:value-type="float">
            <text:p>0</text:p>
          </table:table-cell>
          <table:table-cell office:value-type="float" office:value="107249" calcext:value-type="float">
            <text:p>10724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2</text:p>
          </table:table-cell>
          <table:table-cell office:value-type="float" office:value="0.018244" calcext:value-type="float">
            <text:p>0.018244</text:p>
          </table:table-cell>
          <table:table-cell office:value-type="float" office:value="0.008408" calcext:value-type="float">
            <text:p>0.008408</text:p>
          </table:table-cell>
          <table:table-cell office:value-type="float" office:value="0" calcext:value-type="float">
            <text:p>0</text:p>
          </table:table-cell>
          <table:table-cell office:value-type="float" office:value="145558" calcext:value-type="float">
            <text:p>1455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3</text:p>
          </table:table-cell>
          <table:table-cell office:value-type="float" office:value="0.015993" calcext:value-type="float">
            <text:p>0.015993</text:p>
          </table:table-cell>
          <table:table-cell office:value-type="float" office:value="0.007302" calcext:value-type="float">
            <text:p>0.007302</text:p>
          </table:table-cell>
          <table:table-cell office:value-type="float" office:value="0" calcext:value-type="float">
            <text:p>0</text:p>
          </table:table-cell>
          <table:table-cell office:value-type="float" office:value="116227" calcext:value-type="float">
            <text:p>11622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4</text:p>
          </table:table-cell>
          <table:table-cell office:value-type="float" office:value="0.149415" calcext:value-type="float">
            <text:p>0.149415</text:p>
          </table:table-cell>
          <table:table-cell office:value-type="float" office:value="0.058245" calcext:value-type="float">
            <text:p>0.058245</text:p>
          </table:table-cell>
          <table:table-cell office:value-type="float" office:value="0" calcext:value-type="float">
            <text:p>0</text:p>
          </table:table-cell>
          <table:table-cell office:value-type="float" office:value="280859" calcext:value-type="float">
            <text:p>2808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5</text:p>
          </table:table-cell>
          <table:table-cell office:value-type="float" office:value="0.074628" calcext:value-type="float">
            <text:p>0.074628</text:p>
          </table:table-cell>
          <table:table-cell office:value-type="float" office:value="0.014791" calcext:value-type="float">
            <text:p>0.014791</text:p>
          </table:table-cell>
          <table:table-cell office:value-type="float" office:value="0" calcext:value-type="float">
            <text:p>0</text:p>
          </table:table-cell>
          <table:table-cell office:value-type="float" office:value="210689" calcext:value-type="float">
            <text:p>2106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6</text:p>
          </table:table-cell>
          <table:table-cell office:value-type="float" office:value="3.909931" calcext:value-type="float">
            <text:p>3.909931</text:p>
          </table:table-cell>
          <table:table-cell office:value-type="float" office:value="8.200358" calcext:value-type="float">
            <text:p>8.200358</text:p>
          </table:table-cell>
          <table:table-cell office:value-type="float" office:value="0" calcext:value-type="float">
            <text:p>0</text:p>
          </table:table-cell>
          <table:table-cell office:value-type="float" office:value="4820243" calcext:value-type="float">
            <text:p>482024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7</text:p>
          </table:table-cell>
          <table:table-cell office:value-type="float" office:value="5.146659" calcext:value-type="float">
            <text:p>5.146659</text:p>
          </table:table-cell>
          <table:table-cell office:value-type="float" office:value="7.733574" calcext:value-type="float">
            <text:p>7.733574</text:p>
          </table:table-cell>
          <table:table-cell office:value-type="float" office:value="0" calcext:value-type="float">
            <text:p>0</text:p>
          </table:table-cell>
          <table:table-cell office:value-type="float" office:value="4728630" calcext:value-type="float">
            <text:p>47286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8</text:p>
          </table:table-cell>
          <table:table-cell office:value-type="float" office:value="2.058351" calcext:value-type="float">
            <text:p>2.058351</text:p>
          </table:table-cell>
          <table:table-cell office:value-type="float" office:value="3.548776" calcext:value-type="float">
            <text:p>3.548776</text:p>
          </table:table-cell>
          <table:table-cell office:value-type="float" office:value="0" calcext:value-type="float">
            <text:p>0</text:p>
          </table:table-cell>
          <table:table-cell office:value-type="float" office:value="2059155" calcext:value-type="float">
            <text:p>205915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39</text:p>
          </table:table-cell>
          <table:table-cell office:value-type="float" office:value="3.679768" calcext:value-type="float">
            <text:p>3.679768</text:p>
          </table:table-cell>
          <table:table-cell office:value-type="float" office:value="5.024098" calcext:value-type="float">
            <text:p>5.024098</text:p>
          </table:table-cell>
          <table:table-cell office:value-type="float" office:value="0" calcext:value-type="float">
            <text:p>0</text:p>
          </table:table-cell>
          <table:table-cell office:value-type="float" office:value="2815932" calcext:value-type="float">
            <text:p>28159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0</text:p>
          </table:table-cell>
          <table:table-cell office:value-type="float" office:value="0.703667" calcext:value-type="float">
            <text:p>0.703667</text:p>
          </table:table-cell>
          <table:table-cell office:value-type="float" office:value="0.311787" calcext:value-type="float">
            <text:p>0.311787</text:p>
          </table:table-cell>
          <table:table-cell office:value-type="float" office:value="0" calcext:value-type="float">
            <text:p>0</text:p>
          </table:table-cell>
          <table:table-cell office:value-type="float" office:value="295927" calcext:value-type="float">
            <text:p>2959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1</text:p>
          </table:table-cell>
          <table:table-cell office:value-type="float" office:value="0.929931" calcext:value-type="float">
            <text:p>0.929931</text:p>
          </table:table-cell>
          <table:table-cell office:value-type="float" office:value="0.404313" calcext:value-type="float">
            <text:p>0.404313</text:p>
          </table:table-cell>
          <table:table-cell office:value-type="float" office:value="0" calcext:value-type="float">
            <text:p>0</text:p>
          </table:table-cell>
          <table:table-cell office:value-type="float" office:value="266540" calcext:value-type="float">
            <text:p>2665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2</text:p>
          </table:table-cell>
          <table:table-cell office:value-type="float" office:value="7.030296" calcext:value-type="float">
            <text:p>7.030296</text:p>
          </table:table-cell>
          <table:table-cell office:value-type="float" office:value="10.783958" calcext:value-type="float">
            <text:p>10.783958</text:p>
          </table:table-cell>
          <table:table-cell office:value-type="float" office:value="0" calcext:value-type="float">
            <text:p>0</text:p>
          </table:table-cell>
          <table:table-cell office:value-type="float" office:value="5939396" calcext:value-type="float">
            <text:p>59393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3</text:p>
          </table:table-cell>
          <table:table-cell office:value-type="float" office:value="6.306609" calcext:value-type="float">
            <text:p>6.306609</text:p>
          </table:table-cell>
          <table:table-cell office:value-type="float" office:value="10.572718" calcext:value-type="float">
            <text:p>10.572718</text:p>
          </table:table-cell>
          <table:table-cell office:value-type="float" office:value="0" calcext:value-type="float">
            <text:p>0</text:p>
          </table:table-cell>
          <table:table-cell office:value-type="float" office:value="5750399" calcext:value-type="float">
            <text:p>57503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4</text:p>
          </table:table-cell>
          <table:table-cell office:value-type="float" office:value="3.170245" calcext:value-type="float">
            <text:p>3.170245</text:p>
          </table:table-cell>
          <table:table-cell office:value-type="float" office:value="11.362429" calcext:value-type="float">
            <text:p>11.362429</text:p>
          </table:table-cell>
          <table:table-cell office:value-type="float" office:value="0" calcext:value-type="float">
            <text:p>0</text:p>
          </table:table-cell>
          <table:table-cell office:value-type="float" office:value="5437192" calcext:value-type="float">
            <text:p>54371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5</text:p>
          </table:table-cell>
          <table:table-cell office:value-type="float" office:value="0.499913" calcext:value-type="float">
            <text:p>0.499913</text:p>
          </table:table-cell>
          <table:table-cell office:value-type="float" office:value="0.317436" calcext:value-type="float">
            <text:p>0.317436</text:p>
          </table:table-cell>
          <table:table-cell office:value-type="float" office:value="0" calcext:value-type="float">
            <text:p>0</text:p>
          </table:table-cell>
          <table:table-cell office:value-type="float" office:value="134847" calcext:value-type="float">
            <text:p>134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6</text:p>
          </table:table-cell>
          <table:table-cell office:value-type="float" office:value="1.028142" calcext:value-type="float">
            <text:p>1.028142</text:p>
          </table:table-cell>
          <table:table-cell office:value-type="float" office:value="0.941936" calcext:value-type="float">
            <text:p>0.941936</text:p>
          </table:table-cell>
          <table:table-cell office:value-type="float" office:value="0" calcext:value-type="float">
            <text:p>0</text:p>
          </table:table-cell>
          <table:table-cell office:value-type="float" office:value="416187" calcext:value-type="float">
            <text:p>4161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7</text:p>
          </table:table-cell>
          <table:table-cell office:value-type="float" office:value="0.774577" calcext:value-type="float">
            <text:p>0.774577</text:p>
          </table:table-cell>
          <table:table-cell office:value-type="float" office:value="1.17823" calcext:value-type="float">
            <text:p>1.17823</text:p>
          </table:table-cell>
          <table:table-cell office:value-type="float" office:value="0" calcext:value-type="float">
            <text:p>0</text:p>
          </table:table-cell>
          <table:table-cell office:value-type="float" office:value="513821" calcext:value-type="float">
            <text:p>5138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8</text:p>
          </table:table-cell>
          <table:table-cell office:value-type="float" office:value="0.795732" calcext:value-type="float">
            <text:p>0.795732</text:p>
          </table:table-cell>
          <table:table-cell office:value-type="float" office:value="1.557185" calcext:value-type="float">
            <text:p>1.557185</text:p>
          </table:table-cell>
          <table:table-cell office:value-type="float" office:value="0" calcext:value-type="float">
            <text:p>0</text:p>
          </table:table-cell>
          <table:table-cell office:value-type="float" office:value="664854" calcext:value-type="float">
            <text:p>6648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49</text:p>
          </table:table-cell>
          <table:table-cell office:value-type="float" office:value="0.639569" calcext:value-type="float">
            <text:p>0.639569</text:p>
          </table:table-cell>
          <table:table-cell office:value-type="float" office:value="0.16844" calcext:value-type="float">
            <text:p>0.16844</text:p>
          </table:table-cell>
          <table:table-cell office:value-type="float" office:value="0" calcext:value-type="float">
            <text:p>0</text:p>
          </table:table-cell>
          <table:table-cell office:value-type="float" office:value="24942" calcext:value-type="float">
            <text:p>249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0</text:p>
          </table:table-cell>
          <table:table-cell office:value-type="float" office:value="0.924173" calcext:value-type="float">
            <text:p>0.924173</text:p>
          </table:table-cell>
          <table:table-cell office:value-type="float" office:value="0.52139" calcext:value-type="float">
            <text:p>0.52139</text:p>
          </table:table-cell>
          <table:table-cell office:value-type="float" office:value="0" calcext:value-type="float">
            <text:p>0</text:p>
          </table:table-cell>
          <table:table-cell office:value-type="float" office:value="204156" calcext:value-type="float">
            <text:p>2041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1</text:p>
          </table:table-cell>
          <table:table-cell office:value-type="float" office:value="0.656832" calcext:value-type="float">
            <text:p>0.656832</text:p>
          </table:table-cell>
          <table:table-cell office:value-type="float" office:value="1.452403" calcext:value-type="float">
            <text:p>1.452403</text:p>
          </table:table-cell>
          <table:table-cell office:value-type="float" office:value="0" calcext:value-type="float">
            <text:p>0</text:p>
          </table:table-cell>
          <table:table-cell office:value-type="float" office:value="676221" calcext:value-type="float">
            <text:p>6762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2</text:p>
          </table:table-cell>
          <table:table-cell office:value-type="float" office:value="1.237501" calcext:value-type="float">
            <text:p>1.237501</text:p>
          </table:table-cell>
          <table:table-cell office:value-type="float" office:value="1.28135" calcext:value-type="float">
            <text:p>1.28135</text:p>
          </table:table-cell>
          <table:table-cell office:value-type="float" office:value="0" calcext:value-type="float">
            <text:p>0</text:p>
          </table:table-cell>
          <table:table-cell office:value-type="float" office:value="520524" calcext:value-type="float">
            <text:p>5205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3</text:p>
          </table:table-cell>
          <table:table-cell office:value-type="float" office:value="0.823373" calcext:value-type="float">
            <text:p>0.823373</text:p>
          </table:table-cell>
          <table:table-cell office:value-type="float" office:value="1.716195" calcext:value-type="float">
            <text:p>1.716195</text:p>
          </table:table-cell>
          <table:table-cell office:value-type="float" office:value="0" calcext:value-type="float">
            <text:p>0</text:p>
          </table:table-cell>
          <table:table-cell office:value-type="float" office:value="709877" calcext:value-type="float">
            <text:p>7098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4</text:p>
          </table:table-cell>
          <table:table-cell office:value-type="float" office:value="0.602868" calcext:value-type="float">
            <text:p>0.602868</text:p>
          </table:table-cell>
          <table:table-cell office:value-type="float" office:value="0.536913" calcext:value-type="float">
            <text:p>0.536913</text:p>
          </table:table-cell>
          <table:table-cell office:value-type="float" office:value="0" calcext:value-type="float">
            <text:p>0</text:p>
          </table:table-cell>
          <table:table-cell office:value-type="float" office:value="198120" calcext:value-type="float">
            <text:p>1981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5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1.609131" calcext:value-type="float">
            <text:p>1.609131</text:p>
          </table:table-cell>
          <table:table-cell office:value-type="float" office:value="0" calcext:value-type="float">
            <text:p>0</text:p>
          </table:table-cell>
          <table:table-cell office:value-type="float" office:value="847914" calcext:value-type="float">
            <text:p>8479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6</text:p>
          </table:table-cell>
          <table:table-cell office:value-type="float" office:value="2.423615" calcext:value-type="float">
            <text:p>2.423615</text:p>
          </table:table-cell>
          <table:table-cell office:value-type="float" office:value="11.000357" calcext:value-type="float">
            <text:p>11.000357</text:p>
          </table:table-cell>
          <table:table-cell office:value-type="float" office:value="0" calcext:value-type="float">
            <text:p>0</text:p>
          </table:table-cell>
          <table:table-cell office:value-type="float" office:value="9157264" calcext:value-type="float">
            <text:p>91572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7</text:p>
          </table:table-cell>
          <table:table-cell office:value-type="float" office:value="4.019746" calcext:value-type="float">
            <text:p>4.019746</text:p>
          </table:table-cell>
          <table:table-cell office:value-type="float" office:value="22.543778" calcext:value-type="float">
            <text:p>22.543778</text:p>
          </table:table-cell>
          <table:table-cell office:value-type="float" office:value="0" calcext:value-type="float">
            <text:p>0</text:p>
          </table:table-cell>
          <table:table-cell office:value-type="float" office:value="13550282" calcext:value-type="float">
            <text:p>135502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8</text:p>
          </table:table-cell>
          <table:table-cell office:value-type="float" office:value="6.123785" calcext:value-type="float">
            <text:p>6.123785</text:p>
          </table:table-cell>
          <table:table-cell office:value-type="float" office:value="11.408686" calcext:value-type="float">
            <text:p>11.408686</text:p>
          </table:table-cell>
          <table:table-cell office:value-type="float" office:value="0" calcext:value-type="float">
            <text:p>0</text:p>
          </table:table-cell>
          <table:table-cell office:value-type="float" office:value="8391799" calcext:value-type="float">
            <text:p>8391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0:59</text:p>
          </table:table-cell>
          <table:table-cell office:value-type="float" office:value="6.615374" calcext:value-type="float">
            <text:p>6.615374</text:p>
          </table:table-cell>
          <table:table-cell office:value-type="float" office:value="8.296441" calcext:value-type="float">
            <text:p>8.296441</text:p>
          </table:table-cell>
          <table:table-cell office:value-type="float" office:value="0" calcext:value-type="float">
            <text:p>0</text:p>
          </table:table-cell>
          <table:table-cell office:value-type="float" office:value="6649269" calcext:value-type="float">
            <text:p>66492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0</text:p>
          </table:table-cell>
          <table:table-cell office:value-type="float" office:value="0.299738" calcext:value-type="float">
            <text:p>0.299738</text:p>
          </table:table-cell>
          <table:table-cell office:value-type="float" office:value="0.959226" calcext:value-type="float">
            <text:p>0.959226</text:p>
          </table:table-cell>
          <table:table-cell office:value-type="float" office:value="0" calcext:value-type="float">
            <text:p>0</text:p>
          </table:table-cell>
          <table:table-cell office:value-type="float" office:value="402331" calcext:value-type="float">
            <text:p>4023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1</text:p>
          </table:table-cell>
          <table:table-cell office:value-type="float" office:value="0.463741" calcext:value-type="float">
            <text:p>0.463741</text:p>
          </table:table-cell>
          <table:table-cell office:value-type="float" office:value="0.599813" calcext:value-type="float">
            <text:p>0.599813</text:p>
          </table:table-cell>
          <table:table-cell office:value-type="float" office:value="0" calcext:value-type="float">
            <text:p>0</text:p>
          </table:table-cell>
          <table:table-cell office:value-type="float" office:value="212955" calcext:value-type="float">
            <text:p>2129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2</text:p>
          </table:table-cell>
          <table:table-cell office:value-type="float" office:value="0.362756" calcext:value-type="float">
            <text:p>0.362756</text:p>
          </table:table-cell>
          <table:table-cell office:value-type="float" office:value="0.104406" calcext:value-type="float">
            <text:p>0.104406</text:p>
          </table:table-cell>
          <table:table-cell office:value-type="float" office:value="0" calcext:value-type="float">
            <text:p>0</text:p>
          </table:table-cell>
          <table:table-cell office:value-type="float" office:value="21732" calcext:value-type="float">
            <text:p>217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3</text:p>
          </table:table-cell>
          <table:table-cell office:value-type="float" office:value="0.54297" calcext:value-type="float">
            <text:p>0.54297</text:p>
          </table:table-cell>
          <table:table-cell office:value-type="float" office:value="0.082548" calcext:value-type="float">
            <text:p>0.082548</text:p>
          </table:table-cell>
          <table:table-cell office:value-type="float" office:value="0" calcext:value-type="float">
            <text:p>0</text:p>
          </table:table-cell>
          <table:table-cell office:value-type="float" office:value="24853" calcext:value-type="float">
            <text:p>248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4</text:p>
          </table:table-cell>
          <table:table-cell office:value-type="float" office:value="0.577156" calcext:value-type="float">
            <text:p>0.577156</text:p>
          </table:table-cell>
          <table:table-cell office:value-type="float" office:value="0.833539" calcext:value-type="float">
            <text:p>0.833539</text:p>
          </table:table-cell>
          <table:table-cell office:value-type="float" office:value="0" calcext:value-type="float">
            <text:p>0</text:p>
          </table:table-cell>
          <table:table-cell office:value-type="float" office:value="348356" calcext:value-type="float">
            <text:p>3483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5</text:p>
          </table:table-cell>
          <table:table-cell office:value-type="float" office:value="0.290716" calcext:value-type="float">
            <text:p>0.290716</text:p>
          </table:table-cell>
          <table:table-cell office:value-type="float" office:value="0.874835" calcext:value-type="float">
            <text:p>0.874835</text:p>
          </table:table-cell>
          <table:table-cell office:value-type="float" office:value="0" calcext:value-type="float">
            <text:p>0</text:p>
          </table:table-cell>
          <table:table-cell office:value-type="float" office:value="393466" calcext:value-type="float">
            <text:p>3934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6</text:p>
          </table:table-cell>
          <table:table-cell office:value-type="float" office:value="0.935169" calcext:value-type="float">
            <text:p>0.935169</text:p>
          </table:table-cell>
          <table:table-cell office:value-type="float" office:value="0.772858" calcext:value-type="float">
            <text:p>0.772858</text:p>
          </table:table-cell>
          <table:table-cell office:value-type="float" office:value="0" calcext:value-type="float">
            <text:p>0</text:p>
          </table:table-cell>
          <table:table-cell office:value-type="float" office:value="387220" calcext:value-type="float">
            <text:p>3872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7</text:p>
          </table:table-cell>
          <table:table-cell office:value-type="float" office:value="0.706203" calcext:value-type="float">
            <text:p>0.706203</text:p>
          </table:table-cell>
          <table:table-cell office:value-type="float" office:value="0.546294" calcext:value-type="float">
            <text:p>0.546294</text:p>
          </table:table-cell>
          <table:table-cell office:value-type="float" office:value="0" calcext:value-type="float">
            <text:p>0</text:p>
          </table:table-cell>
          <table:table-cell office:value-type="float" office:value="234029" calcext:value-type="float">
            <text:p>2340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8</text:p>
          </table:table-cell>
          <table:table-cell office:value-type="float" office:value="0.455784" calcext:value-type="float">
            <text:p>0.455784</text:p>
          </table:table-cell>
          <table:table-cell office:value-type="float" office:value="0.642522" calcext:value-type="float">
            <text:p>0.642522</text:p>
          </table:table-cell>
          <table:table-cell office:value-type="float" office:value="0" calcext:value-type="float">
            <text:p>0</text:p>
          </table:table-cell>
          <table:table-cell office:value-type="float" office:value="283649" calcext:value-type="float">
            <text:p>2836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09</text:p>
          </table:table-cell>
          <table:table-cell office:value-type="float" office:value="0.182601" calcext:value-type="float">
            <text:p>0.182601</text:p>
          </table:table-cell>
          <table:table-cell office:value-type="float" office:value="0.659156" calcext:value-type="float">
            <text:p>0.659156</text:p>
          </table:table-cell>
          <table:table-cell office:value-type="float" office:value="0" calcext:value-type="float">
            <text:p>0</text:p>
          </table:table-cell>
          <table:table-cell office:value-type="float" office:value="312476" calcext:value-type="float">
            <text:p>3124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0</text:p>
          </table:table-cell>
          <table:table-cell office:value-type="float" office:value="0.401105" calcext:value-type="float">
            <text:p>0.401105</text:p>
          </table:table-cell>
          <table:table-cell office:value-type="float" office:value="0.20255" calcext:value-type="float">
            <text:p>0.20255</text:p>
          </table:table-cell>
          <table:table-cell office:value-type="float" office:value="0" calcext:value-type="float">
            <text:p>0</text:p>
          </table:table-cell>
          <table:table-cell office:value-type="float" office:value="100120" calcext:value-type="float">
            <text:p>1001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1</text:p>
          </table:table-cell>
          <table:table-cell office:value-type="float" office:value="0.317252" calcext:value-type="float">
            <text:p>0.317252</text:p>
          </table:table-cell>
          <table:table-cell office:value-type="float" office:value="0.764215" calcext:value-type="float">
            <text:p>0.764215</text:p>
          </table:table-cell>
          <table:table-cell office:value-type="float" office:value="0" calcext:value-type="float">
            <text:p>0</text:p>
          </table:table-cell>
          <table:table-cell office:value-type="float" office:value="374651" calcext:value-type="float">
            <text:p>3746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2</text:p>
          </table:table-cell>
          <table:table-cell office:value-type="float" office:value="0.38629" calcext:value-type="float">
            <text:p>0.38629</text:p>
          </table:table-cell>
          <table:table-cell office:value-type="float" office:value="0.951019" calcext:value-type="float">
            <text:p>0.951019</text:p>
          </table:table-cell>
          <table:table-cell office:value-type="float" office:value="0" calcext:value-type="float">
            <text:p>0</text:p>
          </table:table-cell>
          <table:table-cell office:value-type="float" office:value="503715" calcext:value-type="float">
            <text:p>5037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3</text:p>
          </table:table-cell>
          <table:table-cell office:value-type="float" office:value="0.26261" calcext:value-type="float">
            <text:p>0.26261</text:p>
          </table:table-cell>
          <table:table-cell office:value-type="float" office:value="0.199366" calcext:value-type="float">
            <text:p>0.199366</text:p>
          </table:table-cell>
          <table:table-cell office:value-type="float" office:value="0" calcext:value-type="float">
            <text:p>0</text:p>
          </table:table-cell>
          <table:table-cell office:value-type="float" office:value="105160" calcext:value-type="float">
            <text:p>1051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4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0.356085" calcext:value-type="float">
            <text:p>0.356085</text:p>
          </table:table-cell>
          <table:table-cell office:value-type="float" office:value="0" calcext:value-type="float">
            <text:p>0</text:p>
          </table:table-cell>
          <table:table-cell office:value-type="float" office:value="182052" calcext:value-type="float">
            <text:p>18205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5</text:p>
          </table:table-cell>
          <table:table-cell office:value-type="float" office:value="1.376909" calcext:value-type="float">
            <text:p>1.376909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0" calcext:value-type="float">
            <text:p>0</text:p>
          </table:table-cell>
          <table:table-cell office:value-type="float" office:value="1988829" calcext:value-type="float">
            <text:p>19888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6</text:p>
          </table:table-cell>
          <table:table-cell office:value-type="float" office:value="0.441865" calcext:value-type="float">
            <text:p>0.441865</text:p>
          </table:table-cell>
          <table:table-cell office:value-type="float" office:value="0.992789" calcext:value-type="float">
            <text:p>0.992789</text:p>
          </table:table-cell>
          <table:table-cell office:value-type="float" office:value="0" calcext:value-type="float">
            <text:p>0</text:p>
          </table:table-cell>
          <table:table-cell office:value-type="float" office:value="1538270" calcext:value-type="float">
            <text:p>15382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7</text:p>
          </table:table-cell>
          <table:table-cell office:value-type="float" office:value="0.323461" calcext:value-type="float">
            <text:p>0.323461</text:p>
          </table:table-cell>
          <table:table-cell office:value-type="float" office:value="0.244182" calcext:value-type="float">
            <text:p>0.244182</text:p>
          </table:table-cell>
          <table:table-cell office:value-type="float" office:value="0" calcext:value-type="float">
            <text:p>0</text:p>
          </table:table-cell>
          <table:table-cell office:value-type="float" office:value="296919" calcext:value-type="float">
            <text:p>29691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8</text:p>
          </table:table-cell>
          <table:table-cell office:value-type="float" office:value="0.212596" calcext:value-type="float">
            <text:p>0.212596</text:p>
          </table:table-cell>
          <table:table-cell office:value-type="float" office:value="0.336127" calcext:value-type="float">
            <text:p>0.336127</text:p>
          </table:table-cell>
          <table:table-cell office:value-type="float" office:value="0" calcext:value-type="float">
            <text:p>0</text:p>
          </table:table-cell>
          <table:table-cell office:value-type="float" office:value="411161" calcext:value-type="float">
            <text:p>4111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19</text:p>
          </table:table-cell>
          <table:table-cell office:value-type="float" office:value="0.832735" calcext:value-type="float">
            <text:p>0.832735</text:p>
          </table:table-cell>
          <table:table-cell office:value-type="float" office:value="1.351947" calcext:value-type="float">
            <text:p>1.351947</text:p>
          </table:table-cell>
          <table:table-cell office:value-type="float" office:value="0" calcext:value-type="float">
            <text:p>0</text:p>
          </table:table-cell>
          <table:table-cell office:value-type="float" office:value="2159976" calcext:value-type="float">
            <text:p>215997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0</text:p>
          </table:table-cell>
          <table:table-cell office:value-type="float" office:value="0.399206" calcext:value-type="float">
            <text:p>0.399206</text:p>
          </table:table-cell>
          <table:table-cell office:value-type="float" office:value="0.105583" calcext:value-type="float">
            <text:p>0.105583</text:p>
          </table:table-cell>
          <table:table-cell office:value-type="float" office:value="0" calcext:value-type="float">
            <text:p>0</text:p>
          </table:table-cell>
          <table:table-cell office:value-type="float" office:value="63284" calcext:value-type="float">
            <text:p>632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1</text:p>
          </table:table-cell>
          <table:table-cell office:value-type="float" office:value="0.242256" calcext:value-type="float">
            <text:p>0.242256</text:p>
          </table:table-cell>
          <table:table-cell office:value-type="float" office:value="0.028342" calcext:value-type="float">
            <text:p>0.028342</text:p>
          </table:table-cell>
          <table:table-cell office:value-type="float" office:value="0" calcext:value-type="float">
            <text:p>0</text:p>
          </table:table-cell>
          <table:table-cell office:value-type="float" office:value="8116" calcext:value-type="float">
            <text:p>81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2</text:p>
          </table:table-cell>
          <table:table-cell office:value-type="float" office:value="0.578469" calcext:value-type="float">
            <text:p>0.578469</text:p>
          </table:table-cell>
          <table:table-cell office:value-type="float" office:value="1.240991" calcext:value-type="float">
            <text:p>1.240991</text:p>
          </table:table-cell>
          <table:table-cell office:value-type="float" office:value="0" calcext:value-type="float">
            <text:p>0</text:p>
          </table:table-cell>
          <table:table-cell office:value-type="float" office:value="891585" calcext:value-type="float">
            <text:p>89158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3</text:p>
          </table:table-cell>
          <table:table-cell office:value-type="float" office:value="0.384148" calcext:value-type="float">
            <text:p>0.384148</text:p>
          </table:table-cell>
          <table:table-cell office:value-type="float" office:value="0.591192" calcext:value-type="float">
            <text:p>0.591192</text:p>
          </table:table-cell>
          <table:table-cell office:value-type="float" office:value="0" calcext:value-type="float">
            <text:p>0</text:p>
          </table:table-cell>
          <table:table-cell office:value-type="float" office:value="322592" calcext:value-type="float">
            <text:p>3225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4</text:p>
          </table:table-cell>
          <table:table-cell office:value-type="float" office:value="0.326327" calcext:value-type="float">
            <text:p>0.326327</text:p>
          </table:table-cell>
          <table:table-cell office:value-type="float" office:value="0.414356" calcext:value-type="float">
            <text:p>0.414356</text:p>
          </table:table-cell>
          <table:table-cell office:value-type="float" office:value="0" calcext:value-type="float">
            <text:p>0</text:p>
          </table:table-cell>
          <table:table-cell office:value-type="float" office:value="214272" calcext:value-type="float">
            <text:p>2142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5</text:p>
          </table:table-cell>
          <table:table-cell office:value-type="float" office:value="0.266463" calcext:value-type="float">
            <text:p>0.266463</text:p>
          </table:table-cell>
          <table:table-cell office:value-type="float" office:value="0.34446" calcext:value-type="float">
            <text:p>0.34446</text:p>
          </table:table-cell>
          <table:table-cell office:value-type="float" office:value="0" calcext:value-type="float">
            <text:p>0</text:p>
          </table:table-cell>
          <table:table-cell office:value-type="float" office:value="193828" calcext:value-type="float">
            <text:p>1938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6</text:p>
          </table:table-cell>
          <table:table-cell office:value-type="float" office:value="0.42152" calcext:value-type="float">
            <text:p>0.42152</text:p>
          </table:table-cell>
          <table:table-cell office:value-type="float" office:value="0.661201" calcext:value-type="float">
            <text:p>0.661201</text:p>
          </table:table-cell>
          <table:table-cell office:value-type="float" office:value="0" calcext:value-type="float">
            <text:p>0</text:p>
          </table:table-cell>
          <table:table-cell office:value-type="float" office:value="402831" calcext:value-type="float">
            <text:p>4028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7</text:p>
          </table:table-cell>
          <table:table-cell office:value-type="float" office:value="0.177312" calcext:value-type="float">
            <text:p>0.177312</text:p>
          </table:table-cell>
          <table:table-cell office:value-type="float" office:value="0.095123" calcext:value-type="float">
            <text:p>0.095123</text:p>
          </table:table-cell>
          <table:table-cell office:value-type="float" office:value="0" calcext:value-type="float">
            <text:p>0</text:p>
          </table:table-cell>
          <table:table-cell office:value-type="float" office:value="54967" calcext:value-type="float">
            <text:p>5496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8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0.246696" calcext:value-type="float">
            <text:p>0.246696</text:p>
          </table:table-cell>
          <table:table-cell office:value-type="float" office:value="0" calcext:value-type="float">
            <text:p>0</text:p>
          </table:table-cell>
          <table:table-cell office:value-type="float" office:value="161399" calcext:value-type="float">
            <text:p>1613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29</text:p>
          </table:table-cell>
          <table:table-cell office:value-type="float" office:value="0.25269" calcext:value-type="float">
            <text:p>0.25269</text:p>
          </table:table-cell>
          <table:table-cell office:value-type="float" office:value="0.26604" calcext:value-type="float">
            <text:p>0.26604</text:p>
          </table:table-cell>
          <table:table-cell office:value-type="float" office:value="0" calcext:value-type="float">
            <text:p>0</text:p>
          </table:table-cell>
          <table:table-cell office:value-type="float" office:value="191053" calcext:value-type="float">
            <text:p>19105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0</text:p>
          </table:table-cell>
          <table:table-cell office:value-type="float" office:value="0.160678" calcext:value-type="float">
            <text:p>0.160678</text:p>
          </table:table-cell>
          <table:table-cell office:value-type="float" office:value="0.13095" calcext:value-type="float">
            <text:p>0.13095</text:p>
          </table:table-cell>
          <table:table-cell office:value-type="float" office:value="0" calcext:value-type="float">
            <text:p>0</text:p>
          </table:table-cell>
          <table:table-cell office:value-type="float" office:value="121247" calcext:value-type="float">
            <text:p>12124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1</text:p>
          </table:table-cell>
          <table:table-cell office:value-type="float" office:value="0.201185" calcext:value-type="float">
            <text:p>0.201185</text:p>
          </table:table-cell>
          <table:table-cell office:value-type="float" office:value="0.171809" calcext:value-type="float">
            <text:p>0.171809</text:p>
          </table:table-cell>
          <table:table-cell office:value-type="float" office:value="0" calcext:value-type="float">
            <text:p>0</text:p>
          </table:table-cell>
          <table:table-cell office:value-type="float" office:value="165666" calcext:value-type="float">
            <text:p>1656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2</text:p>
          </table:table-cell>
          <table:table-cell office:value-type="float" office:value="0.105688" calcext:value-type="float">
            <text:p>0.105688</text:p>
          </table:table-cell>
          <table:table-cell office:value-type="float" office:value="0.0341" calcext:value-type="float">
            <text:p>0.0341</text:p>
          </table:table-cell>
          <table:table-cell office:value-type="float" office:value="0" calcext:value-type="float">
            <text:p>0</text:p>
          </table:table-cell>
          <table:table-cell office:value-type="float" office:value="47382" calcext:value-type="float">
            <text:p>4738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3</text:p>
          </table:table-cell>
          <table:table-cell office:value-type="float" office:value="0.123508" calcext:value-type="float">
            <text:p>0.123508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" calcext:value-type="float">
            <text:p>0</text:p>
          </table:table-cell>
          <table:table-cell office:value-type="float" office:value="69500" calcext:value-type="float">
            <text:p>695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4</text:p>
          </table:table-cell>
          <table:table-cell office:value-type="float" office:value="0.155448" calcext:value-type="float">
            <text:p>0.155448</text:p>
          </table:table-cell>
          <table:table-cell office:value-type="float" office:value="0.099558" calcext:value-type="float">
            <text:p>0.099558</text:p>
          </table:table-cell>
          <table:table-cell office:value-type="float" office:value="0" calcext:value-type="float">
            <text:p>0</text:p>
          </table:table-cell>
          <table:table-cell office:value-type="float" office:value="137237" calcext:value-type="float">
            <text:p>13723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5</text:p>
          </table:table-cell>
          <table:table-cell office:value-type="float" office:value="0.126533" calcext:value-type="float">
            <text:p>0.126533</text:p>
          </table:table-cell>
          <table:table-cell office:value-type="float" office:value="0.062265" calcext:value-type="float">
            <text:p>0.062265</text:p>
          </table:table-cell>
          <table:table-cell office:value-type="float" office:value="0" calcext:value-type="float">
            <text:p>0</text:p>
          </table:table-cell>
          <table:table-cell office:value-type="float" office:value="114269" calcext:value-type="float">
            <text:p>11426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6</text:p>
          </table:table-cell>
          <table:table-cell office:value-type="float" office:value="0.095147" calcext:value-type="float">
            <text:p>0.095147</text:p>
          </table:table-cell>
          <table:table-cell office:value-type="float" office:value="0.03956" calcext:value-type="float">
            <text:p>0.03956</text:p>
          </table:table-cell>
          <table:table-cell office:value-type="float" office:value="0" calcext:value-type="float">
            <text:p>0</text:p>
          </table:table-cell>
          <table:table-cell office:value-type="float" office:value="90526" calcext:value-type="float">
            <text:p>9052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7</text:p>
          </table:table-cell>
          <table:table-cell office:value-type="float" office:value="0.120856" calcext:value-type="float">
            <text:p>0.120856</text:p>
          </table:table-cell>
          <table:table-cell office:value-type="float" office:value="0.042295" calcext:value-type="float">
            <text:p>0.042295</text:p>
          </table:table-cell>
          <table:table-cell office:value-type="float" office:value="0" calcext:value-type="float">
            <text:p>0</text:p>
          </table:table-cell>
          <table:table-cell office:value-type="float" office:value="86420" calcext:value-type="float">
            <text:p>8642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8</text:p>
          </table:table-cell>
          <table:table-cell office:value-type="float" office:value="0.069828" calcext:value-type="float">
            <text:p>0.069828</text:p>
          </table:table-cell>
          <table:table-cell office:value-type="float" office:value="0.016828" calcext:value-type="float">
            <text:p>0.016828</text:p>
          </table:table-cell>
          <table:table-cell office:value-type="float" office:value="0" calcext:value-type="float">
            <text:p>0</text:p>
          </table:table-cell>
          <table:table-cell office:value-type="float" office:value="39294" calcext:value-type="float">
            <text:p>3929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39</text:p>
          </table:table-cell>
          <table:table-cell office:value-type="float" office:value="0.096155" calcext:value-type="float">
            <text:p>0.096155</text:p>
          </table:table-cell>
          <table:table-cell office:value-type="float" office:value="0.031575" calcext:value-type="float">
            <text:p>0.031575</text:p>
          </table:table-cell>
          <table:table-cell office:value-type="float" office:value="0" calcext:value-type="float">
            <text:p>0</text:p>
          </table:table-cell>
          <table:table-cell office:value-type="float" office:value="99522" calcext:value-type="float">
            <text:p>9952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0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19516" calcext:value-type="float">
            <text:p>0.019516</text:p>
          </table:table-cell>
          <table:table-cell office:value-type="float" office:value="0" calcext:value-type="float">
            <text:p>0</text:p>
          </table:table-cell>
          <table:table-cell office:value-type="float" office:value="95201" calcext:value-type="float">
            <text:p>952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1</text:p>
          </table:table-cell>
          <table:table-cell office:value-type="float" office:value="0.050952" calcext:value-type="float">
            <text:p>0.050952</text:p>
          </table:table-cell>
          <table:table-cell office:value-type="float" office:value="0.015607" calcext:value-type="float">
            <text:p>0.015607</text:p>
          </table:table-cell>
          <table:table-cell office:value-type="float" office:value="0" calcext:value-type="float">
            <text:p>0</text:p>
          </table:table-cell>
          <table:table-cell office:value-type="float" office:value="86981" calcext:value-type="float">
            <text:p>869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2</text:p>
          </table:table-cell>
          <table:table-cell office:value-type="float" office:value="0.051459" calcext:value-type="float">
            <text:p>0.051459</text:p>
          </table:table-cell>
          <table:table-cell office:value-type="float" office:value="0.021984" calcext:value-type="float">
            <text:p>0.021984</text:p>
          </table:table-cell>
          <table:table-cell office:value-type="float" office:value="0" calcext:value-type="float">
            <text:p>0</text:p>
          </table:table-cell>
          <table:table-cell office:value-type="float" office:value="103401" calcext:value-type="float">
            <text:p>1034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3</text:p>
          </table:table-cell>
          <table:table-cell office:value-type="float" office:value="0.112581" calcext:value-type="float">
            <text:p>0.112581</text:p>
          </table:table-cell>
          <table:table-cell office:value-type="float" office:value="0.031792" calcext:value-type="float">
            <text:p>0.031792</text:p>
          </table:table-cell>
          <table:table-cell office:value-type="float" office:value="0" calcext:value-type="float">
            <text:p>0</text:p>
          </table:table-cell>
          <table:table-cell office:value-type="float" office:value="153497" calcext:value-type="float">
            <text:p>15349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4</text:p>
          </table:table-cell>
          <table:table-cell office:value-type="float" office:value="1.508694" calcext:value-type="float">
            <text:p>1.508694</text:p>
          </table:table-cell>
          <table:table-cell office:value-type="float" office:value="2.632657" calcext:value-type="float">
            <text:p>2.632657</text:p>
          </table:table-cell>
          <table:table-cell office:value-type="float" office:value="0" calcext:value-type="float">
            <text:p>0</text:p>
          </table:table-cell>
          <table:table-cell office:value-type="float" office:value="2730991" calcext:value-type="float">
            <text:p>273099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5</text:p>
          </table:table-cell>
          <table:table-cell office:value-type="float" office:value="0.490918" calcext:value-type="float">
            <text:p>0.490918</text:p>
          </table:table-cell>
          <table:table-cell office:value-type="float" office:value="0.116627" calcext:value-type="float">
            <text:p>0.116627</text:p>
          </table:table-cell>
          <table:table-cell office:value-type="float" office:value="0" calcext:value-type="float">
            <text:p>0</text:p>
          </table:table-cell>
          <table:table-cell office:value-type="float" office:value="155170" calcext:value-type="float">
            <text:p>15517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6</text:p>
          </table:table-cell>
          <table:table-cell office:value-type="float" office:value="0.689215" calcext:value-type="float">
            <text:p>0.689215</text:p>
          </table:table-cell>
          <table:table-cell office:value-type="float" office:value="0.137535" calcext:value-type="float">
            <text:p>0.137535</text:p>
          </table:table-cell>
          <table:table-cell office:value-type="float" office:value="0" calcext:value-type="float">
            <text:p>0</text:p>
          </table:table-cell>
          <table:table-cell office:value-type="float" office:value="130164" calcext:value-type="float">
            <text:p>1301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7</text:p>
          </table:table-cell>
          <table:table-cell office:value-type="float" office:value="0.687184" calcext:value-type="float">
            <text:p>0.687184</text:p>
          </table:table-cell>
          <table:table-cell office:value-type="float" office:value="0.980766" calcext:value-type="float">
            <text:p>0.980766</text:p>
          </table:table-cell>
          <table:table-cell office:value-type="float" office:value="0" calcext:value-type="float">
            <text:p>0</text:p>
          </table:table-cell>
          <table:table-cell office:value-type="float" office:value="690406" calcext:value-type="float">
            <text:p>6904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8</text:p>
          </table:table-cell>
          <table:table-cell office:value-type="float" office:value="0.656822" calcext:value-type="float">
            <text:p>0.656822</text:p>
          </table:table-cell>
          <table:table-cell office:value-type="float" office:value="0.475301" calcext:value-type="float">
            <text:p>0.475301</text:p>
          </table:table-cell>
          <table:table-cell office:value-type="float" office:value="0" calcext:value-type="float">
            <text:p>0</text:p>
          </table:table-cell>
          <table:table-cell office:value-type="float" office:value="301492" calcext:value-type="float">
            <text:p>30149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49</text:p>
          </table:table-cell>
          <table:table-cell office:value-type="float" office:value="0.573263" calcext:value-type="float">
            <text:p>0.573263</text:p>
          </table:table-cell>
          <table:table-cell office:value-type="float" office:value="0.867434" calcext:value-type="float">
            <text:p>0.867434</text:p>
          </table:table-cell>
          <table:table-cell office:value-type="float" office:value="0" calcext:value-type="float">
            <text:p>0</text:p>
          </table:table-cell>
          <table:table-cell office:value-type="float" office:value="453214" calcext:value-type="float">
            <text:p>4532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0</text:p>
          </table:table-cell>
          <table:table-cell office:value-type="float" office:value="0.601801" calcext:value-type="float">
            <text:p>0.601801</text:p>
          </table:table-cell>
          <table:table-cell office:value-type="float" office:value="0.985922" calcext:value-type="float">
            <text:p>0.985922</text:p>
          </table:table-cell>
          <table:table-cell office:value-type="float" office:value="0" calcext:value-type="float">
            <text:p>0</text:p>
          </table:table-cell>
          <table:table-cell office:value-type="float" office:value="531889" calcext:value-type="float">
            <text:p>5318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1</text:p>
          </table:table-cell>
          <table:table-cell office:value-type="float" office:value="0.479102" calcext:value-type="float">
            <text:p>0.479102</text:p>
          </table:table-cell>
          <table:table-cell office:value-type="float" office:value="0.949793" calcext:value-type="float">
            <text:p>0.949793</text:p>
          </table:table-cell>
          <table:table-cell office:value-type="float" office:value="0" calcext:value-type="float">
            <text:p>0</text:p>
          </table:table-cell>
          <table:table-cell office:value-type="float" office:value="514719" calcext:value-type="float">
            <text:p>5147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2</text:p>
          </table:table-cell>
          <table:table-cell office:value-type="float" office:value="0.299303" calcext:value-type="float">
            <text:p>0.299303</text:p>
          </table:table-cell>
          <table:table-cell office:value-type="float" office:value="0.303491" calcext:value-type="float">
            <text:p>0.303491</text:p>
          </table:table-cell>
          <table:table-cell office:value-type="float" office:value="0" calcext:value-type="float">
            <text:p>0</text:p>
          </table:table-cell>
          <table:table-cell office:value-type="float" office:value="164911" calcext:value-type="float">
            <text:p>1649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3</text:p>
          </table:table-cell>
          <table:table-cell office:value-type="float" office:value="0.190352" calcext:value-type="float">
            <text:p>0.190352</text:p>
          </table:table-cell>
          <table:table-cell office:value-type="float" office:value="0.139265" calcext:value-type="float">
            <text:p>0.139265</text:p>
          </table:table-cell>
          <table:table-cell office:value-type="float" office:value="0" calcext:value-type="float">
            <text:p>0</text:p>
          </table:table-cell>
          <table:table-cell office:value-type="float" office:value="82633" calcext:value-type="float">
            <text:p>8263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4</text:p>
          </table:table-cell>
          <table:table-cell office:value-type="float" office:value="0.190147" calcext:value-type="float">
            <text:p>0.190147</text:p>
          </table:table-cell>
          <table:table-cell office:value-type="float" office:value="0.127884" calcext:value-type="float">
            <text:p>0.127884</text:p>
          </table:table-cell>
          <table:table-cell office:value-type="float" office:value="0" calcext:value-type="float">
            <text:p>0</text:p>
          </table:table-cell>
          <table:table-cell office:value-type="float" office:value="102830" calcext:value-type="float">
            <text:p>1028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5</text:p>
          </table:table-cell>
          <table:table-cell office:value-type="float" office:value="0.134787" calcext:value-type="float">
            <text:p>0.134787</text:p>
          </table:table-cell>
          <table:table-cell office:value-type="float" office:value="0.085652" calcext:value-type="float">
            <text:p>0.085652</text:p>
          </table:table-cell>
          <table:table-cell office:value-type="float" office:value="0" calcext:value-type="float">
            <text:p>0</text:p>
          </table:table-cell>
          <table:table-cell office:value-type="float" office:value="88713" calcext:value-type="float">
            <text:p>8871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6</text:p>
          </table:table-cell>
          <table:table-cell office:value-type="float" office:value="0.220171" calcext:value-type="float">
            <text:p>0.220171</text:p>
          </table:table-cell>
          <table:table-cell office:value-type="float" office:value="0.105396" calcext:value-type="float">
            <text:p>0.105396</text:p>
          </table:table-cell>
          <table:table-cell office:value-type="float" office:value="0" calcext:value-type="float">
            <text:p>0</text:p>
          </table:table-cell>
          <table:table-cell office:value-type="float" office:value="100292" calcext:value-type="float">
            <text:p>10029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7</text:p>
          </table:table-cell>
          <table:table-cell office:value-type="float" office:value="0.174617" calcext:value-type="float">
            <text:p>0.174617</text:p>
          </table:table-cell>
          <table:table-cell office:value-type="float" office:value="0.074536" calcext:value-type="float">
            <text:p>0.074536</text:p>
          </table:table-cell>
          <table:table-cell office:value-type="float" office:value="0" calcext:value-type="float">
            <text:p>0</text:p>
          </table:table-cell>
          <table:table-cell office:value-type="float" office:value="123795" calcext:value-type="float">
            <text:p>12379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8</text:p>
          </table:table-cell>
          <table:table-cell office:value-type="float" office:value="0.144277" calcext:value-type="float">
            <text:p>0.144277</text:p>
          </table:table-cell>
          <table:table-cell office:value-type="float" office:value="0.024998" calcext:value-type="float">
            <text:p>0.024998</text:p>
          </table:table-cell>
          <table:table-cell office:value-type="float" office:value="0" calcext:value-type="float">
            <text:p>0</text:p>
          </table:table-cell>
          <table:table-cell office:value-type="float" office:value="96560" calcext:value-type="float">
            <text:p>9656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1:59</text:p>
          </table:table-cell>
          <table:table-cell office:value-type="float" office:value="0.065794" calcext:value-type="float">
            <text:p>0.065794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" calcext:value-type="float">
            <text:p>0</text:p>
          </table:table-cell>
          <table:table-cell office:value-type="float" office:value="94785" calcext:value-type="float">
            <text:p>9478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0</text:p>
          </table:table-cell>
          <table:table-cell office:value-type="float" office:value="0.153889" calcext:value-type="float">
            <text:p>0.153889</text:p>
          </table:table-cell>
          <table:table-cell office:value-type="float" office:value="0.063519" calcext:value-type="float">
            <text:p>0.063519</text:p>
          </table:table-cell>
          <table:table-cell office:value-type="float" office:value="0" calcext:value-type="float">
            <text:p>0</text:p>
          </table:table-cell>
          <table:table-cell office:value-type="float" office:value="439082" calcext:value-type="float">
            <text:p>43908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1</text:p>
          </table:table-cell>
          <table:table-cell office:value-type="float" office:value="0.240994" calcext:value-type="float">
            <text:p>0.240994</text:p>
          </table:table-cell>
          <table:table-cell office:value-type="float" office:value="0.033606" calcext:value-type="float">
            <text:p>0.033606</text:p>
          </table:table-cell>
          <table:table-cell office:value-type="float" office:value="0" calcext:value-type="float">
            <text:p>0</text:p>
          </table:table-cell>
          <table:table-cell office:value-type="float" office:value="98479" calcext:value-type="float">
            <text:p>9847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2</text:p>
          </table:table-cell>
          <table:table-cell office:value-type="float" office:value="0.016282" calcext:value-type="float">
            <text:p>0.016282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" calcext:value-type="float">
            <text:p>0</text:p>
          </table:table-cell>
          <table:table-cell office:value-type="float" office:value="18753" calcext:value-type="float">
            <text:p>187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3</text:p>
          </table:table-cell>
          <table:table-cell office:value-type="float" office:value="0.021165" calcext:value-type="float">
            <text:p>0.021165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" calcext:value-type="float">
            <text:p>0</text:p>
          </table:table-cell>
          <table:table-cell office:value-type="float" office:value="63448" calcext:value-type="float">
            <text:p>6344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4</text:p>
          </table:table-cell>
          <table:table-cell office:value-type="float" office:value="0.055322" calcext:value-type="float">
            <text:p>0.055322</text:p>
          </table:table-cell>
          <table:table-cell office:value-type="float" office:value="0.013076" calcext:value-type="float">
            <text:p>0.013076</text:p>
          </table:table-cell>
          <table:table-cell office:value-type="float" office:value="0" calcext:value-type="float">
            <text:p>0</text:p>
          </table:table-cell>
          <table:table-cell office:value-type="float" office:value="175188" calcext:value-type="float">
            <text:p>17518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5</text:p>
          </table:table-cell>
          <table:table-cell office:value-type="float" office:value="0.016633" calcext:value-type="float">
            <text:p>0.016633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" calcext:value-type="float">
            <text:p>0</text:p>
          </table:table-cell>
          <table:table-cell office:value-type="float" office:value="59872" calcext:value-type="float">
            <text:p>5987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6</text:p>
          </table:table-cell>
          <table:table-cell office:value-type="float" office:value="0.012487" calcext:value-type="float">
            <text:p>0.012487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" calcext:value-type="float">
            <text:p>0</text:p>
          </table:table-cell>
          <table:table-cell office:value-type="float" office:value="54567" calcext:value-type="float">
            <text:p>545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7</text:p>
          </table:table-cell>
          <table:table-cell office:value-type="float" office:value="0.017541" calcext:value-type="float">
            <text:p>0.017541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" calcext:value-type="float">
            <text:p>0</text:p>
          </table:table-cell>
          <table:table-cell office:value-type="float" office:value="54827" calcext:value-type="float">
            <text:p>548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8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" calcext:value-type="float">
            <text:p>0</text:p>
          </table:table-cell>
          <table:table-cell office:value-type="float" office:value="65496" calcext:value-type="float">
            <text:p>6549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09</text:p>
          </table:table-cell>
          <table:table-cell office:value-type="float" office:value="0.155113" calcext:value-type="float">
            <text:p>0.155113</text:p>
          </table:table-cell>
          <table:table-cell office:value-type="float" office:value="0.083483" calcext:value-type="float">
            <text:p>0.083483</text:p>
          </table:table-cell>
          <table:table-cell office:value-type="float" office:value="0" calcext:value-type="float">
            <text:p>0</text:p>
          </table:table-cell>
          <table:table-cell office:value-type="float" office:value="337457" calcext:value-type="float">
            <text:p>3374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0</text:p>
          </table:table-cell>
          <table:table-cell office:value-type="float" office:value="0.052213" calcext:value-type="float">
            <text:p>0.052213</text:p>
          </table:table-cell>
          <table:table-cell office:value-type="float" office:value="0.019219" calcext:value-type="float">
            <text:p>0.019219</text:p>
          </table:table-cell>
          <table:table-cell office:value-type="float" office:value="0" calcext:value-type="float">
            <text:p>0</text:p>
          </table:table-cell>
          <table:table-cell office:value-type="float" office:value="88588" calcext:value-type="float">
            <text:p>8858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1</text:p>
          </table:table-cell>
          <table:table-cell office:value-type="float" office:value="0.016636" calcext:value-type="float">
            <text:p>0.016636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0" calcext:value-type="float">
            <text:p>0</text:p>
          </table:table-cell>
          <table:table-cell office:value-type="float" office:value="85748" calcext:value-type="float">
            <text:p>8574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2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" calcext:value-type="float">
            <text:p>0</text:p>
          </table:table-cell>
          <table:table-cell office:value-type="float" office:value="54424" calcext:value-type="float">
            <text:p>5442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3</text:p>
          </table:table-cell>
          <table:table-cell office:value-type="float" office:value="0.012401" calcext:value-type="float">
            <text:p>0.012401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" calcext:value-type="float">
            <text:p>0</text:p>
          </table:table-cell>
          <table:table-cell office:value-type="float" office:value="30252" calcext:value-type="float">
            <text:p>3025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4</text:p>
          </table:table-cell>
          <table:table-cell office:value-type="float" office:value="0.07712" calcext:value-type="float">
            <text:p>0.07712</text:p>
          </table:table-cell>
          <table:table-cell office:value-type="float" office:value="0.008079" calcext:value-type="float">
            <text:p>0.008079</text:p>
          </table:table-cell>
          <table:table-cell office:value-type="float" office:value="0" calcext:value-type="float">
            <text:p>0</text:p>
          </table:table-cell>
          <table:table-cell office:value-type="float" office:value="115588" calcext:value-type="float">
            <text:p>11558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5</text:p>
          </table:table-cell>
          <table:table-cell office:value-type="float" office:value="0.012877" calcext:value-type="float">
            <text:p>0.012877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" calcext:value-type="float">
            <text:p>0</text:p>
          </table:table-cell>
          <table:table-cell office:value-type="float" office:value="58197" calcext:value-type="float">
            <text:p>581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6</text:p>
          </table:table-cell>
          <table:table-cell office:value-type="float" office:value="0.045192" calcext:value-type="float">
            <text:p>0.045192</text:p>
          </table:table-cell>
          <table:table-cell office:value-type="float" office:value="0.018388" calcext:value-type="float">
            <text:p>0.018388</text:p>
          </table:table-cell>
          <table:table-cell office:value-type="float" office:value="0" calcext:value-type="float">
            <text:p>0</text:p>
          </table:table-cell>
          <table:table-cell office:value-type="float" office:value="181212" calcext:value-type="float">
            <text:p>1812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7</text:p>
          </table:table-cell>
          <table:table-cell office:value-type="float" office:value="0.044339" calcext:value-type="float">
            <text:p>0.044339</text:p>
          </table:table-cell>
          <table:table-cell office:value-type="float" office:value="0.015305" calcext:value-type="float">
            <text:p>0.015305</text:p>
          </table:table-cell>
          <table:table-cell office:value-type="float" office:value="0" calcext:value-type="float">
            <text:p>0</text:p>
          </table:table-cell>
          <table:table-cell office:value-type="float" office:value="118948" calcext:value-type="float">
            <text:p>11894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8</text:p>
          </table:table-cell>
          <table:table-cell office:value-type="float" office:value="0.014067" calcext:value-type="float">
            <text:p>0.014067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" calcext:value-type="float">
            <text:p>0</text:p>
          </table:table-cell>
          <table:table-cell office:value-type="float" office:value="63559" calcext:value-type="float">
            <text:p>6355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19</text:p>
          </table:table-cell>
          <table:table-cell office:value-type="float" office:value="0.014593" calcext:value-type="float">
            <text:p>0.014593</text:p>
          </table:table-cell>
          <table:table-cell office:value-type="float" office:value="0.004243" calcext:value-type="float">
            <text:p>0.004243</text:p>
          </table:table-cell>
          <table:table-cell office:value-type="float" office:value="0" calcext:value-type="float">
            <text:p>0</text:p>
          </table:table-cell>
          <table:table-cell office:value-type="float" office:value="77151" calcext:value-type="float">
            <text:p>7715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" calcext:value-type="float">
            <text:p>0</text:p>
          </table:table-cell>
          <table:table-cell office:value-type="float" office:value="63114" calcext:value-type="float">
            <text:p>6311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1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" calcext:value-type="float">
            <text:p>0</text:p>
          </table:table-cell>
          <table:table-cell office:value-type="float" office:value="51518" calcext:value-type="float">
            <text:p>5151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2</text:p>
          </table:table-cell>
          <table:table-cell office:value-type="float" office:value="0.011953" calcext:value-type="float">
            <text:p>0.011953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0" calcext:value-type="float">
            <text:p>0</text:p>
          </table:table-cell>
          <table:table-cell office:value-type="float" office:value="46423" calcext:value-type="float">
            <text:p>464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3</text:p>
          </table:table-cell>
          <table:table-cell office:value-type="float" office:value="0.015753" calcext:value-type="float">
            <text:p>0.015753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0" calcext:value-type="float">
            <text:p>0</text:p>
          </table:table-cell>
          <table:table-cell office:value-type="float" office:value="87836" calcext:value-type="float">
            <text:p>878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4</text:p>
          </table:table-cell>
          <table:table-cell office:value-type="float" office:value="0.012302" calcext:value-type="float">
            <text:p>0.012302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" calcext:value-type="float">
            <text:p>0</text:p>
          </table:table-cell>
          <table:table-cell office:value-type="float" office:value="41819" calcext:value-type="float">
            <text:p>418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5</text:p>
          </table:table-cell>
          <table:table-cell office:value-type="float" office:value="0.011579" calcext:value-type="float">
            <text:p>0.011579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" calcext:value-type="float">
            <text:p>0</text:p>
          </table:table-cell>
          <table:table-cell office:value-type="float" office:value="31469" calcext:value-type="float">
            <text:p>314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6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" calcext:value-type="float">
            <text:p>0</text:p>
          </table:table-cell>
          <table:table-cell office:value-type="float" office:value="63529" calcext:value-type="float">
            <text:p>635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7</text:p>
          </table:table-cell>
          <table:table-cell office:value-type="float" office:value="0.012867" calcext:value-type="float">
            <text:p>0.012867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" calcext:value-type="float">
            <text:p>0</text:p>
          </table:table-cell>
          <table:table-cell office:value-type="float" office:value="68854" calcext:value-type="float">
            <text:p>688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8</text:p>
          </table:table-cell>
          <table:table-cell office:value-type="float" office:value="0.015569" calcext:value-type="float">
            <text:p>0.015569</text:p>
          </table:table-cell>
          <table:table-cell office:value-type="float" office:value="0.005287" calcext:value-type="float">
            <text:p>0.005287</text:p>
          </table:table-cell>
          <table:table-cell office:value-type="float" office:value="0" calcext:value-type="float">
            <text:p>0</text:p>
          </table:table-cell>
          <table:table-cell office:value-type="float" office:value="97302" calcext:value-type="float">
            <text:p>973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29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" calcext:value-type="float">
            <text:p>0</text:p>
          </table:table-cell>
          <table:table-cell office:value-type="float" office:value="43885" calcext:value-type="float">
            <text:p>438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0</text:p>
          </table:table-cell>
          <table:table-cell office:value-type="float" office:value="0.012876" calcext:value-type="float">
            <text:p>0.012876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" calcext:value-type="float">
            <text:p>0</text:p>
          </table:table-cell>
          <table:table-cell office:value-type="float" office:value="42756" calcext:value-type="float">
            <text:p>427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1</text:p>
          </table:table-cell>
          <table:table-cell office:value-type="float" office:value="0.012303" calcext:value-type="float">
            <text:p>0.01230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</text:p>
          </table:table-cell>
          <table:table-cell office:value-type="float" office:value="34435" calcext:value-type="float">
            <text:p>344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2</text:p>
          </table:table-cell>
          <table:table-cell office:value-type="float" office:value="0.018455" calcext:value-type="float">
            <text:p>0.018455</text:p>
          </table:table-cell>
          <table:table-cell office:value-type="float" office:value="0.004047" calcext:value-type="float">
            <text:p>0.004047</text:p>
          </table:table-cell>
          <table:table-cell office:value-type="float" office:value="0" calcext:value-type="float">
            <text:p>0</text:p>
          </table:table-cell>
          <table:table-cell office:value-type="float" office:value="74252" calcext:value-type="float">
            <text:p>742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3</text:p>
          </table:table-cell>
          <table:table-cell office:value-type="float" office:value="0.031385" calcext:value-type="float">
            <text:p>0.031385</text:p>
          </table:table-cell>
          <table:table-cell office:value-type="float" office:value="0.004149" calcext:value-type="float">
            <text:p>0.004149</text:p>
          </table:table-cell>
          <table:table-cell office:value-type="float" office:value="0" calcext:value-type="float">
            <text:p>0</text:p>
          </table:table-cell>
          <table:table-cell office:value-type="float" office:value="78984" calcext:value-type="float">
            <text:p>789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4</text:p>
          </table:table-cell>
          <table:table-cell office:value-type="float" office:value="0.014292" calcext:value-type="float">
            <text:p>0.014292</text:p>
          </table:table-cell>
          <table:table-cell office:value-type="float" office:value="0.004797" calcext:value-type="float">
            <text:p>0.004797</text:p>
          </table:table-cell>
          <table:table-cell office:value-type="float" office:value="0" calcext:value-type="float">
            <text:p>0</text:p>
          </table:table-cell>
          <table:table-cell office:value-type="float" office:value="89280" calcext:value-type="float">
            <text:p>8928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5</text:p>
          </table:table-cell>
          <table:table-cell office:value-type="float" office:value="0.013783" calcext:value-type="float">
            <text:p>0.013783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" calcext:value-type="float">
            <text:p>0</text:p>
          </table:table-cell>
          <table:table-cell office:value-type="float" office:value="74827" calcext:value-type="float">
            <text:p>748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6</text:p>
          </table:table-cell>
          <table:table-cell office:value-type="float" office:value="0.040967" calcext:value-type="float">
            <text:p>0.040967</text:p>
          </table:table-cell>
          <table:table-cell office:value-type="float" office:value="0.011048" calcext:value-type="float">
            <text:p>0.011048</text:p>
          </table:table-cell>
          <table:table-cell office:value-type="float" office:value="0" calcext:value-type="float">
            <text:p>0</text:p>
          </table:table-cell>
          <table:table-cell office:value-type="float" office:value="154288" calcext:value-type="float">
            <text:p>15428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7</text:p>
          </table:table-cell>
          <table:table-cell office:value-type="float" office:value="0.012396" calcext:value-type="float">
            <text:p>0.012396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" calcext:value-type="float">
            <text:p>0</text:p>
          </table:table-cell>
          <table:table-cell office:value-type="float" office:value="33771" calcext:value-type="float">
            <text:p>3377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8</text:p>
          </table:table-cell>
          <table:table-cell office:value-type="float" office:value="0.014123" calcext:value-type="float">
            <text:p>0.014123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" calcext:value-type="float">
            <text:p>0</text:p>
          </table:table-cell>
          <table:table-cell office:value-type="float" office:value="57887" calcext:value-type="float">
            <text:p>5788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39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" calcext:value-type="float">
            <text:p>0</text:p>
          </table:table-cell>
          <table:table-cell office:value-type="float" office:value="86610" calcext:value-type="float">
            <text:p>8661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0</text:p>
          </table:table-cell>
          <table:table-cell office:value-type="float" office:value="0.015193" calcext:value-type="float">
            <text:p>0.015193</text:p>
          </table:table-cell>
          <table:table-cell office:value-type="float" office:value="0.004573" calcext:value-type="float">
            <text:p>0.004573</text:p>
          </table:table-cell>
          <table:table-cell office:value-type="float" office:value="0" calcext:value-type="float">
            <text:p>0</text:p>
          </table:table-cell>
          <table:table-cell office:value-type="float" office:value="83395" calcext:value-type="float">
            <text:p>8339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1</text:p>
          </table:table-cell>
          <table:table-cell office:value-type="float" office:value="0.014766" calcext:value-type="float">
            <text:p>0.014766</text:p>
          </table:table-cell>
          <table:table-cell office:value-type="float" office:value="0.005509" calcext:value-type="float">
            <text:p>0.005509</text:p>
          </table:table-cell>
          <table:table-cell office:value-type="float" office:value="0" calcext:value-type="float">
            <text:p>0</text:p>
          </table:table-cell>
          <table:table-cell office:value-type="float" office:value="90788" calcext:value-type="float">
            <text:p>907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2</text:p>
          </table:table-cell>
          <table:table-cell office:value-type="float" office:value="0.012555" calcext:value-type="float">
            <text:p>0.012555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" calcext:value-type="float">
            <text:p>0</text:p>
          </table:table-cell>
          <table:table-cell office:value-type="float" office:value="62157" calcext:value-type="float">
            <text:p>621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3</text:p>
          </table:table-cell>
          <table:table-cell office:value-type="float" office:value="0.012908" calcext:value-type="float">
            <text:p>0.012908</text:p>
          </table:table-cell>
          <table:table-cell office:value-type="float" office:value="0.004618" calcext:value-type="float">
            <text:p>0.004618</text:p>
          </table:table-cell>
          <table:table-cell office:value-type="float" office:value="0" calcext:value-type="float">
            <text:p>0</text:p>
          </table:table-cell>
          <table:table-cell office:value-type="float" office:value="74290" calcext:value-type="float">
            <text:p>742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4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" calcext:value-type="float">
            <text:p>0</text:p>
          </table:table-cell>
          <table:table-cell office:value-type="float" office:value="99087" calcext:value-type="float">
            <text:p>9908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5</text:p>
          </table:table-cell>
          <table:table-cell office:value-type="float" office:value="0.012905" calcext:value-type="float">
            <text:p>0.012905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" calcext:value-type="float">
            <text:p>0</text:p>
          </table:table-cell>
          <table:table-cell office:value-type="float" office:value="65349" calcext:value-type="float">
            <text:p>653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6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0" calcext:value-type="float">
            <text:p>0</text:p>
          </table:table-cell>
          <table:table-cell office:value-type="float" office:value="41779" calcext:value-type="float">
            <text:p>417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7</text:p>
          </table:table-cell>
          <table:table-cell office:value-type="float" office:value="0.012115" calcext:value-type="float">
            <text:p>0.012115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" calcext:value-type="float">
            <text:p>0</text:p>
          </table:table-cell>
          <table:table-cell office:value-type="float" office:value="47427" calcext:value-type="float">
            <text:p>474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8</text:p>
          </table:table-cell>
          <table:table-cell office:value-type="float" office:value="0.014251" calcext:value-type="float">
            <text:p>0.014251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" calcext:value-type="float">
            <text:p>0</text:p>
          </table:table-cell>
          <table:table-cell office:value-type="float" office:value="55731" calcext:value-type="float">
            <text:p>557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49</text:p>
          </table:table-cell>
          <table:table-cell office:value-type="float" office:value="0.016984" calcext:value-type="float">
            <text:p>0.016984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" calcext:value-type="float">
            <text:p>0</text:p>
          </table:table-cell>
          <table:table-cell office:value-type="float" office:value="54817" calcext:value-type="float">
            <text:p>5481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0</text:p>
          </table:table-cell>
          <table:table-cell office:value-type="float" office:value="0.015913" calcext:value-type="float">
            <text:p>0.015913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0" calcext:value-type="float">
            <text:p>0</text:p>
          </table:table-cell>
          <table:table-cell office:value-type="float" office:value="91463" calcext:value-type="float">
            <text:p>914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1</text:p>
          </table:table-cell>
          <table:table-cell office:value-type="float" office:value="0.017662" calcext:value-type="float">
            <text:p>0.017662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" calcext:value-type="float">
            <text:p>0</text:p>
          </table:table-cell>
          <table:table-cell office:value-type="float" office:value="72437" calcext:value-type="float">
            <text:p>7243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2</text:p>
          </table:table-cell>
          <table:table-cell office:value-type="float" office:value="0.012949" calcext:value-type="float">
            <text:p>0.012949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" calcext:value-type="float">
            <text:p>0</text:p>
          </table:table-cell>
          <table:table-cell office:value-type="float" office:value="58459" calcext:value-type="float">
            <text:p>584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3</text:p>
          </table:table-cell>
          <table:table-cell office:value-type="float" office:value="0.02026" calcext:value-type="float">
            <text:p>0.02026</text:p>
          </table:table-cell>
          <table:table-cell office:value-type="float" office:value="0.009191" calcext:value-type="float">
            <text:p>0.009191</text:p>
          </table:table-cell>
          <table:table-cell office:value-type="float" office:value="0" calcext:value-type="float">
            <text:p>0</text:p>
          </table:table-cell>
          <table:table-cell office:value-type="float" office:value="122284" calcext:value-type="float">
            <text:p>1222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4</text:p>
          </table:table-cell>
          <table:table-cell office:value-type="float" office:value="0.030916" calcext:value-type="float">
            <text:p>0.030916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" calcext:value-type="float">
            <text:p>0</text:p>
          </table:table-cell>
          <table:table-cell office:value-type="float" office:value="77465" calcext:value-type="float">
            <text:p>774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5</text:p>
          </table:table-cell>
          <table:table-cell office:value-type="float" office:value="0.016711" calcext:value-type="float">
            <text:p>0.016711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" calcext:value-type="float">
            <text:p>0</text:p>
          </table:table-cell>
          <table:table-cell office:value-type="float" office:value="127832" calcext:value-type="float">
            <text:p>12783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6</text:p>
          </table:table-cell>
          <table:table-cell office:value-type="float" office:value="0.072797" calcext:value-type="float">
            <text:p>0.072797</text:p>
          </table:table-cell>
          <table:table-cell office:value-type="float" office:value="0.007434" calcext:value-type="float">
            <text:p>0.007434</text:p>
          </table:table-cell>
          <table:table-cell office:value-type="float" office:value="0" calcext:value-type="float">
            <text:p>0</text:p>
          </table:table-cell>
          <table:table-cell office:value-type="float" office:value="128607" calcext:value-type="float">
            <text:p>1286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7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" calcext:value-type="float">
            <text:p>0</text:p>
          </table:table-cell>
          <table:table-cell office:value-type="float" office:value="54219" calcext:value-type="float">
            <text:p>542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8</text:p>
          </table:table-cell>
          <table:table-cell office:value-type="float" office:value="0.013567" calcext:value-type="float">
            <text:p>0.013567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" calcext:value-type="float">
            <text:p>0</text:p>
          </table:table-cell>
          <table:table-cell office:value-type="float" office:value="58589" calcext:value-type="float">
            <text:p>585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2:59</text:p>
          </table:table-cell>
          <table:table-cell office:value-type="float" office:value="0.013741" calcext:value-type="float">
            <text:p>0.013741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" calcext:value-type="float">
            <text:p>0</text:p>
          </table:table-cell>
          <table:table-cell office:value-type="float" office:value="42182" calcext:value-type="float">
            <text:p>4218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0</text:p>
          </table:table-cell>
          <table:table-cell office:value-type="float" office:value="0.014248" calcext:value-type="float">
            <text:p>0.014248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" calcext:value-type="float">
            <text:p>0</text:p>
          </table:table-cell>
          <table:table-cell office:value-type="float" office:value="57776" calcext:value-type="float">
            <text:p>577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1</text:p>
          </table:table-cell>
          <table:table-cell office:value-type="float" office:value="0.039102" calcext:value-type="float">
            <text:p>0.039102</text:p>
          </table:table-cell>
          <table:table-cell office:value-type="float" office:value="0.040577" calcext:value-type="float">
            <text:p>0.040577</text:p>
          </table:table-cell>
          <table:table-cell office:value-type="float" office:value="0" calcext:value-type="float">
            <text:p>0</text:p>
          </table:table-cell>
          <table:table-cell office:value-type="float" office:value="170952" calcext:value-type="float">
            <text:p>1709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2</text:p>
          </table:table-cell>
          <table:table-cell office:value-type="float" office:value="0.446887" calcext:value-type="float">
            <text:p>0.446887</text:p>
          </table:table-cell>
          <table:table-cell office:value-type="float" office:value="0.476086" calcext:value-type="float">
            <text:p>0.476086</text:p>
          </table:table-cell>
          <table:table-cell office:value-type="float" office:value="0" calcext:value-type="float">
            <text:p>0</text:p>
          </table:table-cell>
          <table:table-cell office:value-type="float" office:value="538240" calcext:value-type="float">
            <text:p>5382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3</text:p>
          </table:table-cell>
          <table:table-cell office:value-type="float" office:value="0.364266" calcext:value-type="float">
            <text:p>0.364266</text:p>
          </table:table-cell>
          <table:table-cell office:value-type="float" office:value="0.247357" calcext:value-type="float">
            <text:p>0.247357</text:p>
          </table:table-cell>
          <table:table-cell office:value-type="float" office:value="0" calcext:value-type="float">
            <text:p>0</text:p>
          </table:table-cell>
          <table:table-cell office:value-type="float" office:value="273634" calcext:value-type="float">
            <text:p>27363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4</text:p>
          </table:table-cell>
          <table:table-cell office:value-type="float" office:value="0.083657" calcext:value-type="float">
            <text:p>0.083657</text:p>
          </table:table-cell>
          <table:table-cell office:value-type="float" office:value="0.037595" calcext:value-type="float">
            <text:p>0.037595</text:p>
          </table:table-cell>
          <table:table-cell office:value-type="float" office:value="0" calcext:value-type="float">
            <text:p>0</text:p>
          </table:table-cell>
          <table:table-cell office:value-type="float" office:value="73833" calcext:value-type="float">
            <text:p>738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5</text:p>
          </table:table-cell>
          <table:table-cell office:value-type="float" office:value="0.012499" calcext:value-type="float">
            <text:p>0.012499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" calcext:value-type="float">
            <text:p>0</text:p>
          </table:table-cell>
          <table:table-cell office:value-type="float" office:value="16184" calcext:value-type="float">
            <text:p>1618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6</text:p>
          </table:table-cell>
          <table:table-cell office:value-type="float" office:value="0.011789" calcext:value-type="float">
            <text:p>0.011789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" calcext:value-type="float">
            <text:p>0</text:p>
          </table:table-cell>
          <table:table-cell office:value-type="float" office:value="15621" calcext:value-type="float">
            <text:p>1562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" calcext:value-type="float">
            <text:p>0</text:p>
          </table:table-cell>
          <table:table-cell office:value-type="float" office:value="33982" calcext:value-type="float">
            <text:p>3398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8</text:p>
          </table:table-cell>
          <table:table-cell office:value-type="float" office:value="0.035298" calcext:value-type="float">
            <text:p>0.035298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0" calcext:value-type="float">
            <text:p>0</text:p>
          </table:table-cell>
          <table:table-cell office:value-type="float" office:value="97067" calcext:value-type="float">
            <text:p>970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09</text:p>
          </table:table-cell>
          <table:table-cell office:value-type="float" office:value="0.013396" calcext:value-type="float">
            <text:p>0.013396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" calcext:value-type="float">
            <text:p>0</text:p>
          </table:table-cell>
          <table:table-cell office:value-type="float" office:value="58425" calcext:value-type="float">
            <text:p>584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0</text:p>
          </table:table-cell>
          <table:table-cell office:value-type="float" office:value="0.016135" calcext:value-type="float">
            <text:p>0.016135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" calcext:value-type="float">
            <text:p>0</text:p>
          </table:table-cell>
          <table:table-cell office:value-type="float" office:value="55152" calcext:value-type="float">
            <text:p>551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1</text:p>
          </table:table-cell>
          <table:table-cell office:value-type="float" office:value="0.016706" calcext:value-type="float">
            <text:p>0.016706</text:p>
          </table:table-cell>
          <table:table-cell office:value-type="float" office:value="0.004764" calcext:value-type="float">
            <text:p>0.004764</text:p>
          </table:table-cell>
          <table:table-cell office:value-type="float" office:value="0" calcext:value-type="float">
            <text:p>0</text:p>
          </table:table-cell>
          <table:table-cell office:value-type="float" office:value="89097" calcext:value-type="float">
            <text:p>8909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2</text:p>
          </table:table-cell>
          <table:table-cell office:value-type="float" office:value="0.027005" calcext:value-type="float">
            <text:p>0.027005</text:p>
          </table:table-cell>
          <table:table-cell office:value-type="float" office:value="0.006505" calcext:value-type="float">
            <text:p>0.006505</text:p>
          </table:table-cell>
          <table:table-cell office:value-type="float" office:value="0" calcext:value-type="float">
            <text:p>0</text:p>
          </table:table-cell>
          <table:table-cell office:value-type="float" office:value="85787" calcext:value-type="float">
            <text:p>8578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3</text:p>
          </table:table-cell>
          <table:table-cell office:value-type="float" office:value="0.012077" calcext:value-type="float">
            <text:p>0.012077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" calcext:value-type="float">
            <text:p>0</text:p>
          </table:table-cell>
          <table:table-cell office:value-type="float" office:value="41368" calcext:value-type="float">
            <text:p>413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4</text:p>
          </table:table-cell>
          <table:table-cell office:value-type="float" office:value="0.012469" calcext:value-type="float">
            <text:p>0.012469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" calcext:value-type="float">
            <text:p>0</text:p>
          </table:table-cell>
          <table:table-cell office:value-type="float" office:value="46169" calcext:value-type="float">
            <text:p>461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5</text:p>
          </table:table-cell>
          <table:table-cell office:value-type="float" office:value="0.012177" calcext:value-type="float">
            <text:p>0.012177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" calcext:value-type="float">
            <text:p>0</text:p>
          </table:table-cell>
          <table:table-cell office:value-type="float" office:value="35825" calcext:value-type="float">
            <text:p>358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6</text:p>
          </table:table-cell>
          <table:table-cell office:value-type="float" office:value="0.015694" calcext:value-type="float">
            <text:p>0.015694</text:p>
          </table:table-cell>
          <table:table-cell office:value-type="float" office:value="0.004263" calcext:value-type="float">
            <text:p>0.004263</text:p>
          </table:table-cell>
          <table:table-cell office:value-type="float" office:value="0" calcext:value-type="float">
            <text:p>0</text:p>
          </table:table-cell>
          <table:table-cell office:value-type="float" office:value="69116" calcext:value-type="float">
            <text:p>691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7</text:p>
          </table:table-cell>
          <table:table-cell office:value-type="float" office:value="0.016364" calcext:value-type="float">
            <text:p>0.016364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" calcext:value-type="float">
            <text:p>0</text:p>
          </table:table-cell>
          <table:table-cell office:value-type="float" office:value="91468" calcext:value-type="float">
            <text:p>914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8</text:p>
          </table:table-cell>
          <table:table-cell office:value-type="float" office:value="0.022529" calcext:value-type="float">
            <text:p>0.022529</text:p>
          </table:table-cell>
          <table:table-cell office:value-type="float" office:value="0.007084" calcext:value-type="float">
            <text:p>0.007084</text:p>
          </table:table-cell>
          <table:table-cell office:value-type="float" office:value="0" calcext:value-type="float">
            <text:p>0</text:p>
          </table:table-cell>
          <table:table-cell office:value-type="float" office:value="101158" calcext:value-type="float">
            <text:p>1011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19</text:p>
          </table:table-cell>
          <table:table-cell office:value-type="float" office:value="0.021458" calcext:value-type="float">
            <text:p>0.021458</text:p>
          </table:table-cell>
          <table:table-cell office:value-type="float" office:value="0.012489" calcext:value-type="float">
            <text:p>0.012489</text:p>
          </table:table-cell>
          <table:table-cell office:value-type="float" office:value="0" calcext:value-type="float">
            <text:p>0</text:p>
          </table:table-cell>
          <table:table-cell office:value-type="float" office:value="152500" calcext:value-type="float">
            <text:p>1525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0</text:p>
          </table:table-cell>
          <table:table-cell office:value-type="float" office:value="0.019661" calcext:value-type="float">
            <text:p>0.019661</text:p>
          </table:table-cell>
          <table:table-cell office:value-type="float" office:value="0.006155" calcext:value-type="float">
            <text:p>0.006155</text:p>
          </table:table-cell>
          <table:table-cell office:value-type="float" office:value="0" calcext:value-type="float">
            <text:p>0</text:p>
          </table:table-cell>
          <table:table-cell office:value-type="float" office:value="88228" calcext:value-type="float">
            <text:p>882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1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" calcext:value-type="float">
            <text:p>0</text:p>
          </table:table-cell>
          <table:table-cell office:value-type="float" office:value="68692" calcext:value-type="float">
            <text:p>686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2</text:p>
          </table:table-cell>
          <table:table-cell office:value-type="float" office:value="0.013299" calcext:value-type="float">
            <text:p>0.013299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" calcext:value-type="float">
            <text:p>0</text:p>
          </table:table-cell>
          <table:table-cell office:value-type="float" office:value="71516" calcext:value-type="float">
            <text:p>715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3</text:p>
          </table:table-cell>
          <table:table-cell office:value-type="float" office:value="0.018797" calcext:value-type="float">
            <text:p>0.018797</text:p>
          </table:table-cell>
          <table:table-cell office:value-type="float" office:value="0.008233" calcext:value-type="float">
            <text:p>0.008233</text:p>
          </table:table-cell>
          <table:table-cell office:value-type="float" office:value="0" calcext:value-type="float">
            <text:p>0</text:p>
          </table:table-cell>
          <table:table-cell office:value-type="float" office:value="141776" calcext:value-type="float">
            <text:p>1417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4</text:p>
          </table:table-cell>
          <table:table-cell office:value-type="float" office:value="0.013065" calcext:value-type="float">
            <text:p>0.013065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0" calcext:value-type="float">
            <text:p>0</text:p>
          </table:table-cell>
          <table:table-cell office:value-type="float" office:value="74335" calcext:value-type="float">
            <text:p>743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5</text:p>
          </table:table-cell>
          <table:table-cell office:value-type="float" office:value="0.041499" calcext:value-type="float">
            <text:p>0.041499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" calcext:value-type="float">
            <text:p>0</text:p>
          </table:table-cell>
          <table:table-cell office:value-type="float" office:value="204146" calcext:value-type="float">
            <text:p>2041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6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" calcext:value-type="float">
            <text:p>0</text:p>
          </table:table-cell>
          <table:table-cell office:value-type="float" office:value="66305" calcext:value-type="float">
            <text:p>663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7</text:p>
          </table:table-cell>
          <table:table-cell office:value-type="float" office:value="0.020215" calcext:value-type="float">
            <text:p>0.02021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" calcext:value-type="float">
            <text:p>0</text:p>
          </table:table-cell>
          <table:table-cell office:value-type="float" office:value="106346" calcext:value-type="float">
            <text:p>1063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8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" calcext:value-type="float">
            <text:p>0</text:p>
          </table:table-cell>
          <table:table-cell office:value-type="float" office:value="72302" calcext:value-type="float">
            <text:p>723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29</text:p>
          </table:table-cell>
          <table:table-cell office:value-type="float" office:value="0.018067" calcext:value-type="float">
            <text:p>0.018067</text:p>
          </table:table-cell>
          <table:table-cell office:value-type="float" office:value="0.008173" calcext:value-type="float">
            <text:p>0.008173</text:p>
          </table:table-cell>
          <table:table-cell office:value-type="float" office:value="0" calcext:value-type="float">
            <text:p>0</text:p>
          </table:table-cell>
          <table:table-cell office:value-type="float" office:value="123826" calcext:value-type="float">
            <text:p>1238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0</text:p>
          </table:table-cell>
          <table:table-cell office:value-type="float" office:value="0.013647" calcext:value-type="float">
            <text:p>0.013647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" calcext:value-type="float">
            <text:p>0</text:p>
          </table:table-cell>
          <table:table-cell office:value-type="float" office:value="64587" calcext:value-type="float">
            <text:p>6458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1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" calcext:value-type="float">
            <text:p>0</text:p>
          </table:table-cell>
          <table:table-cell office:value-type="float" office:value="68986" calcext:value-type="float">
            <text:p>689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2</text:p>
          </table:table-cell>
          <table:table-cell office:value-type="float" office:value="0.020925" calcext:value-type="float">
            <text:p>0.020925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0" calcext:value-type="float">
            <text:p>0</text:p>
          </table:table-cell>
          <table:table-cell office:value-type="float" office:value="142979" calcext:value-type="float">
            <text:p>1429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3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" calcext:value-type="float">
            <text:p>0</text:p>
          </table:table-cell>
          <table:table-cell office:value-type="float" office:value="80912" calcext:value-type="float">
            <text:p>809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4</text:p>
          </table:table-cell>
          <table:table-cell office:value-type="float" office:value="0.014229" calcext:value-type="float">
            <text:p>0.014229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" calcext:value-type="float">
            <text:p>0</text:p>
          </table:table-cell>
          <table:table-cell office:value-type="float" office:value="66078" calcext:value-type="float">
            <text:p>6607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5</text:p>
          </table:table-cell>
          <table:table-cell office:value-type="float" office:value="0.013655" calcext:value-type="float">
            <text:p>0.01365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" calcext:value-type="float">
            <text:p>0</text:p>
          </table:table-cell>
          <table:table-cell office:value-type="float" office:value="71167" calcext:value-type="float">
            <text:p>711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6</text:p>
          </table:table-cell>
          <table:table-cell office:value-type="float" office:value="0.019113" calcext:value-type="float">
            <text:p>0.019113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0" calcext:value-type="float">
            <text:p>0</text:p>
          </table:table-cell>
          <table:table-cell office:value-type="float" office:value="106944" calcext:value-type="float">
            <text:p>1069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7</text:p>
          </table:table-cell>
          <table:table-cell office:value-type="float" office:value="0.015165" calcext:value-type="float">
            <text:p>0.015165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" calcext:value-type="float">
            <text:p>0</text:p>
          </table:table-cell>
          <table:table-cell office:value-type="float" office:value="85477" calcext:value-type="float">
            <text:p>854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8</text:p>
          </table:table-cell>
          <table:table-cell office:value-type="float" office:value="0.012596" calcext:value-type="float">
            <text:p>0.012596</text:p>
          </table:table-cell>
          <table:table-cell office:value-type="float" office:value="0.002684" calcext:value-type="float">
            <text:p>0.002684</text:p>
          </table:table-cell>
          <table:table-cell office:value-type="float" office:value="0" calcext:value-type="float">
            <text:p>0</text:p>
          </table:table-cell>
          <table:table-cell office:value-type="float" office:value="51482" calcext:value-type="float">
            <text:p>514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39</text:p>
          </table:table-cell>
          <table:table-cell office:value-type="float" office:value="0.012846" calcext:value-type="float">
            <text:p>0.012846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" calcext:value-type="float">
            <text:p>0</text:p>
          </table:table-cell>
          <table:table-cell office:value-type="float" office:value="41664" calcext:value-type="float">
            <text:p>416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0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" calcext:value-type="float">
            <text:p>0</text:p>
          </table:table-cell>
          <table:table-cell office:value-type="float" office:value="80297" calcext:value-type="float">
            <text:p>802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1</text:p>
          </table:table-cell>
          <table:table-cell office:value-type="float" office:value="0.013342" calcext:value-type="float">
            <text:p>0.013342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" calcext:value-type="float">
            <text:p>0</text:p>
          </table:table-cell>
          <table:table-cell office:value-type="float" office:value="56231" calcext:value-type="float">
            <text:p>562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2</text:p>
          </table:table-cell>
          <table:table-cell office:value-type="float" office:value="0.042482" calcext:value-type="float">
            <text:p>0.042482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" calcext:value-type="float">
            <text:p>0</text:p>
          </table:table-cell>
          <table:table-cell office:value-type="float" office:value="153137" calcext:value-type="float">
            <text:p>15313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3</text:p>
          </table:table-cell>
          <table:table-cell office:value-type="float" office:value="0.092262" calcext:value-type="float">
            <text:p>0.092262</text:p>
          </table:table-cell>
          <table:table-cell office:value-type="float" office:value="0.027228" calcext:value-type="float">
            <text:p>0.027228</text:p>
          </table:table-cell>
          <table:table-cell office:value-type="float" office:value="0" calcext:value-type="float">
            <text:p>0</text:p>
          </table:table-cell>
          <table:table-cell office:value-type="float" office:value="205665" calcext:value-type="float">
            <text:p>20566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4</text:p>
          </table:table-cell>
          <table:table-cell office:value-type="float" office:value="0.013029" calcext:value-type="float">
            <text:p>0.013029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" calcext:value-type="float">
            <text:p>0</text:p>
          </table:table-cell>
          <table:table-cell office:value-type="float" office:value="34064" calcext:value-type="float">
            <text:p>340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5</text:p>
          </table:table-cell>
          <table:table-cell office:value-type="float" office:value="0.024741" calcext:value-type="float">
            <text:p>0.024741</text:p>
          </table:table-cell>
          <table:table-cell office:value-type="float" office:value="0.012235" calcext:value-type="float">
            <text:p>0.012235</text:p>
          </table:table-cell>
          <table:table-cell office:value-type="float" office:value="0" calcext:value-type="float">
            <text:p>0</text:p>
          </table:table-cell>
          <table:table-cell office:value-type="float" office:value="159420" calcext:value-type="float">
            <text:p>1594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6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" calcext:value-type="float">
            <text:p>0</text:p>
          </table:table-cell>
          <table:table-cell office:value-type="float" office:value="71936" calcext:value-type="float">
            <text:p>719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7</text:p>
          </table:table-cell>
          <table:table-cell office:value-type="float" office:value="0.014666" calcext:value-type="float">
            <text:p>0.014666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" calcext:value-type="float">
            <text:p>0</text:p>
          </table:table-cell>
          <table:table-cell office:value-type="float" office:value="85874" calcext:value-type="float">
            <text:p>858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8</text:p>
          </table:table-cell>
          <table:table-cell office:value-type="float" office:value="0.013397" calcext:value-type="float">
            <text:p>0.013397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" calcext:value-type="float">
            <text:p>0</text:p>
          </table:table-cell>
          <table:table-cell office:value-type="float" office:value="50206" calcext:value-type="float">
            <text:p>502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49</text:p>
          </table:table-cell>
          <table:table-cell office:value-type="float" office:value="0.036885" calcext:value-type="float">
            <text:p>0.036885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0" calcext:value-type="float">
            <text:p>0</text:p>
          </table:table-cell>
          <table:table-cell office:value-type="float" office:value="84131" calcext:value-type="float">
            <text:p>841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0</text:p>
          </table:table-cell>
          <table:table-cell office:value-type="float" office:value="0.014004" calcext:value-type="float">
            <text:p>0.014004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" calcext:value-type="float">
            <text:p>0</text:p>
          </table:table-cell>
          <table:table-cell office:value-type="float" office:value="54074" calcext:value-type="float">
            <text:p>5407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1</text:p>
          </table:table-cell>
          <table:table-cell office:value-type="float" office:value="0.013372" calcext:value-type="float">
            <text:p>0.013372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2</text:p>
          </table:table-cell>
          <table:table-cell office:value-type="float" office:value="0.018481" calcext:value-type="float">
            <text:p>0.018481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0" calcext:value-type="float">
            <text:p>0</text:p>
          </table:table-cell>
          <table:table-cell office:value-type="float" office:value="131604" calcext:value-type="float">
            <text:p>13160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3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" calcext:value-type="float">
            <text:p>0</text:p>
          </table:table-cell>
          <table:table-cell office:value-type="float" office:value="76504" calcext:value-type="float">
            <text:p>765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4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0" calcext:value-type="float">
            <text:p>0</text:p>
          </table:table-cell>
          <table:table-cell office:value-type="float" office:value="43841" calcext:value-type="float">
            <text:p>438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5</text:p>
          </table:table-cell>
          <table:table-cell office:value-type="float" office:value="0.015669" calcext:value-type="float">
            <text:p>0.015669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" calcext:value-type="float">
            <text:p>0</text:p>
          </table:table-cell>
          <table:table-cell office:value-type="float" office:value="82879" calcext:value-type="float">
            <text:p>828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6</text:p>
          </table:table-cell>
          <table:table-cell office:value-type="float" office:value="0.013624" calcext:value-type="float">
            <text:p>0.013624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" calcext:value-type="float">
            <text:p>0</text:p>
          </table:table-cell>
          <table:table-cell office:value-type="float" office:value="62471" calcext:value-type="float">
            <text:p>624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7</text:p>
          </table:table-cell>
          <table:table-cell office:value-type="float" office:value="0.015937" calcext:value-type="float">
            <text:p>0.015937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" calcext:value-type="float">
            <text:p>0</text:p>
          </table:table-cell>
          <table:table-cell office:value-type="float" office:value="80389" calcext:value-type="float">
            <text:p>803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8</text:p>
          </table:table-cell>
          <table:table-cell office:value-type="float" office:value="0.412874" calcext:value-type="float">
            <text:p>0.412874</text:p>
          </table:table-cell>
          <table:table-cell office:value-type="float" office:value="0.392008" calcext:value-type="float">
            <text:p>0.392008</text:p>
          </table:table-cell>
          <table:table-cell office:value-type="float" office:value="0" calcext:value-type="float">
            <text:p>0</text:p>
          </table:table-cell>
          <table:table-cell office:value-type="float" office:value="786692" calcext:value-type="float">
            <text:p>7866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3:59</text:p>
          </table:table-cell>
          <table:table-cell office:value-type="float" office:value="0.334833" calcext:value-type="float">
            <text:p>0.334833</text:p>
          </table:table-cell>
          <table:table-cell office:value-type="float" office:value="0.080809" calcext:value-type="float">
            <text:p>0.080809</text:p>
          </table:table-cell>
          <table:table-cell office:value-type="float" office:value="0" calcext:value-type="float">
            <text:p>0</text:p>
          </table:table-cell>
          <table:table-cell office:value-type="float" office:value="126370" calcext:value-type="float">
            <text:p>12637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0</text:p>
          </table:table-cell>
          <table:table-cell office:value-type="float" office:value="0.175315" calcext:value-type="float">
            <text:p>0.175315</text:p>
          </table:table-cell>
          <table:table-cell office:value-type="float" office:value="0.051678" calcext:value-type="float">
            <text:p>0.051678</text:p>
          </table:table-cell>
          <table:table-cell office:value-type="float" office:value="0" calcext:value-type="float">
            <text:p>0</text:p>
          </table:table-cell>
          <table:table-cell office:value-type="float" office:value="82885" calcext:value-type="float">
            <text:p>8288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1</text:p>
          </table:table-cell>
          <table:table-cell office:value-type="float" office:value="0.015014" calcext:value-type="float">
            <text:p>0.015014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" calcext:value-type="float">
            <text:p>0</text:p>
          </table:table-cell>
          <table:table-cell office:value-type="float" office:value="29284" calcext:value-type="float">
            <text:p>2928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2</text:p>
          </table:table-cell>
          <table:table-cell office:value-type="float" office:value="0.017693" calcext:value-type="float">
            <text:p>0.017693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" calcext:value-type="float">
            <text:p>0</text:p>
          </table:table-cell>
          <table:table-cell office:value-type="float" office:value="54963" calcext:value-type="float">
            <text:p>5496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3</text:p>
          </table:table-cell>
          <table:table-cell office:value-type="float" office:value="0.014224" calcext:value-type="float">
            <text:p>0.014224</text:p>
          </table:table-cell>
          <table:table-cell office:value-type="float" office:value="0.004981" calcext:value-type="float">
            <text:p>0.004981</text:p>
          </table:table-cell>
          <table:table-cell office:value-type="float" office:value="0" calcext:value-type="float">
            <text:p>0</text:p>
          </table:table-cell>
          <table:table-cell office:value-type="float" office:value="66196" calcext:value-type="float">
            <text:p>6619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4</text:p>
          </table:table-cell>
          <table:table-cell office:value-type="float" office:value="0.015326" calcext:value-type="float">
            <text:p>0.015326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" calcext:value-type="float">
            <text:p>0</text:p>
          </table:table-cell>
          <table:table-cell office:value-type="float" office:value="97573" calcext:value-type="float">
            <text:p>9757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5</text:p>
          </table:table-cell>
          <table:table-cell office:value-type="float" office:value="0.035619" calcext:value-type="float">
            <text:p>0.035619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0" calcext:value-type="float">
            <text:p>0</text:p>
          </table:table-cell>
          <table:table-cell office:value-type="float" office:value="123305" calcext:value-type="float">
            <text:p>1233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6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0" calcext:value-type="float">
            <text:p>0</text:p>
          </table:table-cell>
          <table:table-cell office:value-type="float" office:value="57846" calcext:value-type="float">
            <text:p>5784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7</text:p>
          </table:table-cell>
          <table:table-cell office:value-type="float" office:value="0.013769" calcext:value-type="float">
            <text:p>0.013769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0" calcext:value-type="float">
            <text:p>0</text:p>
          </table:table-cell>
          <table:table-cell office:value-type="float" office:value="63612" calcext:value-type="float">
            <text:p>636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8</text:p>
          </table:table-cell>
          <table:table-cell office:value-type="float" office:value="0.012608" calcext:value-type="float">
            <text:p>0.012608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" calcext:value-type="float">
            <text:p>0</text:p>
          </table:table-cell>
          <table:table-cell office:value-type="float" office:value="52058" calcext:value-type="float">
            <text:p>5205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09</text:p>
          </table:table-cell>
          <table:table-cell office:value-type="float" office:value="0.014407" calcext:value-type="float">
            <text:p>0.014407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" calcext:value-type="float">
            <text:p>0</text:p>
          </table:table-cell>
          <table:table-cell office:value-type="float" office:value="57690" calcext:value-type="float">
            <text:p>5769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0</text:p>
          </table:table-cell>
          <table:table-cell office:value-type="float" office:value="0.019731" calcext:value-type="float">
            <text:p>0.019731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" calcext:value-type="float">
            <text:p>0</text:p>
          </table:table-cell>
          <table:table-cell office:value-type="float" office:value="64201" calcext:value-type="float">
            <text:p>642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1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" calcext:value-type="float">
            <text:p>0</text:p>
          </table:table-cell>
          <table:table-cell office:value-type="float" office:value="25400" calcext:value-type="float">
            <text:p>254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2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" calcext:value-type="float">
            <text:p>0</text:p>
          </table:table-cell>
          <table:table-cell office:value-type="float" office:value="55785" calcext:value-type="float">
            <text:p>557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3</text:p>
          </table:table-cell>
          <table:table-cell office:value-type="float" office:value="0.016078" calcext:value-type="float">
            <text:p>0.016078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" calcext:value-type="float">
            <text:p>0</text:p>
          </table:table-cell>
          <table:table-cell office:value-type="float" office:value="110964" calcext:value-type="float">
            <text:p>1109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4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0.005007" calcext:value-type="float">
            <text:p>0.005007</text:p>
          </table:table-cell>
          <table:table-cell office:value-type="float" office:value="0" calcext:value-type="float">
            <text:p>0</text:p>
          </table:table-cell>
          <table:table-cell office:value-type="float" office:value="88218" calcext:value-type="float">
            <text:p>882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5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" calcext:value-type="float">
            <text:p>0</text:p>
          </table:table-cell>
          <table:table-cell office:value-type="float" office:value="46541" calcext:value-type="float">
            <text:p>465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6</text:p>
          </table:table-cell>
          <table:table-cell office:value-type="float" office:value="0.016637" calcext:value-type="float">
            <text:p>0.016637</text:p>
          </table:table-cell>
          <table:table-cell office:value-type="float" office:value="0.004562" calcext:value-type="float">
            <text:p>0.004562</text:p>
          </table:table-cell>
          <table:table-cell office:value-type="float" office:value="0" calcext:value-type="float">
            <text:p>0</text:p>
          </table:table-cell>
          <table:table-cell office:value-type="float" office:value="82629" calcext:value-type="float">
            <text:p>8262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7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0.005108" calcext:value-type="float">
            <text:p>0.005108</text:p>
          </table:table-cell>
          <table:table-cell office:value-type="float" office:value="0" calcext:value-type="float">
            <text:p>0</text:p>
          </table:table-cell>
          <table:table-cell office:value-type="float" office:value="95828" calcext:value-type="float">
            <text:p>9582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8</text:p>
          </table:table-cell>
          <table:table-cell office:value-type="float" office:value="0.033796" calcext:value-type="float">
            <text:p>0.033796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" calcext:value-type="float">
            <text:p>0</text:p>
          </table:table-cell>
          <table:table-cell office:value-type="float" office:value="97760" calcext:value-type="float">
            <text:p>9776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19</text:p>
          </table:table-cell>
          <table:table-cell office:value-type="float" office:value="0.011838" calcext:value-type="float">
            <text:p>0.011838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" calcext:value-type="float">
            <text:p>0</text:p>
          </table:table-cell>
          <table:table-cell office:value-type="float" office:value="41354" calcext:value-type="float">
            <text:p>413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0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" calcext:value-type="float">
            <text:p>0</text:p>
          </table:table-cell>
          <table:table-cell office:value-type="float" office:value="66152" calcext:value-type="float">
            <text:p>661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1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" calcext:value-type="float">
            <text:p>0</text:p>
          </table:table-cell>
          <table:table-cell office:value-type="float" office:value="74704" calcext:value-type="float">
            <text:p>7470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2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" calcext:value-type="float">
            <text:p>0</text:p>
          </table:table-cell>
          <table:table-cell office:value-type="float" office:value="48858" calcext:value-type="float">
            <text:p>4885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3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" calcext:value-type="float">
            <text:p>0</text:p>
          </table:table-cell>
          <table:table-cell office:value-type="float" office:value="32195" calcext:value-type="float">
            <text:p>321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4</text:p>
          </table:table-cell>
          <table:table-cell office:value-type="float" office:value="0.013139" calcext:value-type="float">
            <text:p>0.013139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" calcext:value-type="float">
            <text:p>0</text:p>
          </table:table-cell>
          <table:table-cell office:value-type="float" office:value="49248" calcext:value-type="float">
            <text:p>492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5</text:p>
          </table:table-cell>
          <table:table-cell office:value-type="float" office:value="0.013242" calcext:value-type="float">
            <text:p>0.013242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" calcext:value-type="float">
            <text:p>0</text:p>
          </table:table-cell>
          <table:table-cell office:value-type="float" office:value="65542" calcext:value-type="float">
            <text:p>655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6</text:p>
          </table:table-cell>
          <table:table-cell office:value-type="float" office:value="0.021469" calcext:value-type="float">
            <text:p>0.021469</text:p>
          </table:table-cell>
          <table:table-cell office:value-type="float" office:value="0.008803" calcext:value-type="float">
            <text:p>0.008803</text:p>
          </table:table-cell>
          <table:table-cell office:value-type="float" office:value="0" calcext:value-type="float">
            <text:p>0</text:p>
          </table:table-cell>
          <table:table-cell office:value-type="float" office:value="145139" calcext:value-type="float">
            <text:p>1451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7</text:p>
          </table:table-cell>
          <table:table-cell office:value-type="float" office:value="0.039702" calcext:value-type="float">
            <text:p>0.039702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" calcext:value-type="float">
            <text:p>0</text:p>
          </table:table-cell>
          <table:table-cell office:value-type="float" office:value="112992" calcext:value-type="float">
            <text:p>1129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8</text:p>
          </table:table-cell>
          <table:table-cell office:value-type="float" office:value="0.013218" calcext:value-type="float">
            <text:p>0.013218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" calcext:value-type="float">
            <text:p>0</text:p>
          </table:table-cell>
          <table:table-cell office:value-type="float" office:value="57918" calcext:value-type="float">
            <text:p>5791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29</text:p>
          </table:table-cell>
          <table:table-cell office:value-type="float" office:value="0.015296" calcext:value-type="float">
            <text:p>0.015296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" calcext:value-type="float">
            <text:p>0</text:p>
          </table:table-cell>
          <table:table-cell office:value-type="float" office:value="55567" calcext:value-type="float">
            <text:p>5556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0</text:p>
          </table:table-cell>
          <table:table-cell office:value-type="float" office:value="0.015967" calcext:value-type="float">
            <text:p>0.015967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" calcext:value-type="float">
            <text:p>0</text:p>
          </table:table-cell>
          <table:table-cell office:value-type="float" office:value="71372" calcext:value-type="float">
            <text:p>713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1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" calcext:value-type="float">
            <text:p>0</text:p>
          </table:table-cell>
          <table:table-cell office:value-type="float" office:value="30146" calcext:value-type="float">
            <text:p>3014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2</text:p>
          </table:table-cell>
          <table:table-cell office:value-type="float" office:value="0.016979" calcext:value-type="float">
            <text:p>0.016979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" calcext:value-type="float">
            <text:p>0</text:p>
          </table:table-cell>
          <table:table-cell office:value-type="float" office:value="100774" calcext:value-type="float">
            <text:p>10077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" calcext:value-type="float">
            <text:p>0</text:p>
          </table:table-cell>
          <table:table-cell office:value-type="float" office:value="50060" calcext:value-type="float">
            <text:p>5006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4</text:p>
          </table:table-cell>
          <table:table-cell office:value-type="float" office:value="0.014527" calcext:value-type="float">
            <text:p>0.014527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0" calcext:value-type="float">
            <text:p>0</text:p>
          </table:table-cell>
          <table:table-cell office:value-type="float" office:value="94213" calcext:value-type="float">
            <text:p>942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5</text:p>
          </table:table-cell>
          <table:table-cell office:value-type="float" office:value="0.013264" calcext:value-type="float">
            <text:p>0.013264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" calcext:value-type="float">
            <text:p>0</text:p>
          </table:table-cell>
          <table:table-cell office:value-type="float" office:value="75829" calcext:value-type="float">
            <text:p>758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6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" calcext:value-type="float">
            <text:p>0</text:p>
          </table:table-cell>
          <table:table-cell office:value-type="float" office:value="59375" calcext:value-type="float">
            <text:p>593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7</text:p>
          </table:table-cell>
          <table:table-cell office:value-type="float" office:value="0.014322" calcext:value-type="float">
            <text:p>0.014322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" calcext:value-type="float">
            <text:p>0</text:p>
          </table:table-cell>
          <table:table-cell office:value-type="float" office:value="55688" calcext:value-type="float">
            <text:p>556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8</text:p>
          </table:table-cell>
          <table:table-cell office:value-type="float" office:value="0.019043" calcext:value-type="float">
            <text:p>0.019043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" calcext:value-type="float">
            <text:p>0</text:p>
          </table:table-cell>
          <table:table-cell office:value-type="float" office:value="80276" calcext:value-type="float">
            <text:p>802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39</text:p>
          </table:table-cell>
          <table:table-cell office:value-type="float" office:value="0.016324" calcext:value-type="float">
            <text:p>0.016324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" calcext:value-type="float">
            <text:p>0</text:p>
          </table:table-cell>
          <table:table-cell office:value-type="float" office:value="82731" calcext:value-type="float">
            <text:p>8273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0</text:p>
          </table:table-cell>
          <table:table-cell office:value-type="float" office:value="0.053536" calcext:value-type="float">
            <text:p>0.053536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" calcext:value-type="float">
            <text:p>0</text:p>
          </table:table-cell>
          <table:table-cell office:value-type="float" office:value="92272" calcext:value-type="float">
            <text:p>922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1</text:p>
          </table:table-cell>
          <table:table-cell office:value-type="float" office:value="0.032475" calcext:value-type="float">
            <text:p>0.032475</text:p>
          </table:table-cell>
          <table:table-cell office:value-type="float" office:value="0.006191" calcext:value-type="float">
            <text:p>0.006191</text:p>
          </table:table-cell>
          <table:table-cell office:value-type="float" office:value="0" calcext:value-type="float">
            <text:p>0</text:p>
          </table:table-cell>
          <table:table-cell office:value-type="float" office:value="102090" calcext:value-type="float">
            <text:p>10209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2</text:p>
          </table:table-cell>
          <table:table-cell office:value-type="float" office:value="0.014114" calcext:value-type="float">
            <text:p>0.014114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" calcext:value-type="float">
            <text:p>0</text:p>
          </table:table-cell>
          <table:table-cell office:value-type="float" office:value="82526" calcext:value-type="float">
            <text:p>825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3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" calcext:value-type="float">
            <text:p>0</text:p>
          </table:table-cell>
          <table:table-cell office:value-type="float" office:value="77355" calcext:value-type="float">
            <text:p>773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4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" calcext:value-type="float">
            <text:p>0</text:p>
          </table:table-cell>
          <table:table-cell office:value-type="float" office:value="84351" calcext:value-type="float">
            <text:p>8435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5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" calcext:value-type="float">
            <text:p>0</text:p>
          </table:table-cell>
          <table:table-cell office:value-type="float" office:value="63391" calcext:value-type="float">
            <text:p>6339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6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" calcext:value-type="float">
            <text:p>0</text:p>
          </table:table-cell>
          <table:table-cell office:value-type="float" office:value="74979" calcext:value-type="float">
            <text:p>749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7</text:p>
          </table:table-cell>
          <table:table-cell office:value-type="float" office:value="0.014304" calcext:value-type="float">
            <text:p>0.014304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" calcext:value-type="float">
            <text:p>0</text:p>
          </table:table-cell>
          <table:table-cell office:value-type="float" office:value="28767" calcext:value-type="float">
            <text:p>287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8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" calcext:value-type="float">
            <text:p>0</text:p>
          </table:table-cell>
          <table:table-cell office:value-type="float" office:value="57931" calcext:value-type="float">
            <text:p>579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49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" calcext:value-type="float">
            <text:p>0</text:p>
          </table:table-cell>
          <table:table-cell office:value-type="float" office:value="56233" calcext:value-type="float">
            <text:p>562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0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" calcext:value-type="float">
            <text:p>0</text:p>
          </table:table-cell>
          <table:table-cell office:value-type="float" office:value="50456" calcext:value-type="float">
            <text:p>504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1</text:p>
          </table:table-cell>
          <table:table-cell office:value-type="float" office:value="0.012649" calcext:value-type="float">
            <text:p>0.012649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" calcext:value-type="float">
            <text:p>0</text:p>
          </table:table-cell>
          <table:table-cell office:value-type="float" office:value="53951" calcext:value-type="float">
            <text:p>5395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2</text:p>
          </table:table-cell>
          <table:table-cell office:value-type="float" office:value="0.025049" calcext:value-type="float">
            <text:p>0.025049</text:p>
          </table:table-cell>
          <table:table-cell office:value-type="float" office:value="0.009309" calcext:value-type="float">
            <text:p>0.009309</text:p>
          </table:table-cell>
          <table:table-cell office:value-type="float" office:value="0" calcext:value-type="float">
            <text:p>0</text:p>
          </table:table-cell>
          <table:table-cell office:value-type="float" office:value="139223" calcext:value-type="float">
            <text:p>1392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3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0.007008" calcext:value-type="float">
            <text:p>0.007008</text:p>
          </table:table-cell>
          <table:table-cell office:value-type="float" office:value="0" calcext:value-type="float">
            <text:p>0</text:p>
          </table:table-cell>
          <table:table-cell office:value-type="float" office:value="120296" calcext:value-type="float">
            <text:p>1202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4</text:p>
          </table:table-cell>
          <table:table-cell office:value-type="float" office:value="0.014517" calcext:value-type="float">
            <text:p>0.014517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" calcext:value-type="float">
            <text:p>0</text:p>
          </table:table-cell>
          <table:table-cell office:value-type="float" office:value="59352" calcext:value-type="float">
            <text:p>593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5</text:p>
          </table:table-cell>
          <table:table-cell office:value-type="float" office:value="0.017247" calcext:value-type="float">
            <text:p>0.017247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" calcext:value-type="float">
            <text:p>0</text:p>
          </table:table-cell>
          <table:table-cell office:value-type="float" office:value="82135" calcext:value-type="float">
            <text:p>821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6</text:p>
          </table:table-cell>
          <table:table-cell office:value-type="float" office:value="0.015632" calcext:value-type="float">
            <text:p>0.015632</text:p>
          </table:table-cell>
          <table:table-cell office:value-type="float" office:value="0.006605" calcext:value-type="float">
            <text:p>0.006605</text:p>
          </table:table-cell>
          <table:table-cell office:value-type="float" office:value="0" calcext:value-type="float">
            <text:p>0</text:p>
          </table:table-cell>
          <table:table-cell office:value-type="float" office:value="106416" calcext:value-type="float">
            <text:p>1064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7</text:p>
          </table:table-cell>
          <table:table-cell office:value-type="float" office:value="0.020211" calcext:value-type="float">
            <text:p>0.020211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0" calcext:value-type="float">
            <text:p>0</text:p>
          </table:table-cell>
          <table:table-cell office:value-type="float" office:value="114718" calcext:value-type="float">
            <text:p>1147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8</text:p>
          </table:table-cell>
          <table:table-cell office:value-type="float" office:value="0.313433" calcext:value-type="float">
            <text:p>0.313433</text:p>
          </table:table-cell>
          <table:table-cell office:value-type="float" office:value="0.376916" calcext:value-type="float">
            <text:p>0.376916</text:p>
          </table:table-cell>
          <table:table-cell office:value-type="float" office:value="0" calcext:value-type="float">
            <text:p>0</text:p>
          </table:table-cell>
          <table:table-cell office:value-type="float" office:value="734213" calcext:value-type="float">
            <text:p>7342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4:59</text:p>
          </table:table-cell>
          <table:table-cell office:value-type="float" office:value="0.525847" calcext:value-type="float">
            <text:p>0.525847</text:p>
          </table:table-cell>
          <table:table-cell office:value-type="float" office:value="0.377027" calcext:value-type="float">
            <text:p>0.377027</text:p>
          </table:table-cell>
          <table:table-cell office:value-type="float" office:value="0" calcext:value-type="float">
            <text:p>0</text:p>
          </table:table-cell>
          <table:table-cell office:value-type="float" office:value="544870" calcext:value-type="float">
            <text:p>5448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0</text:p>
          </table:table-cell>
          <table:table-cell office:value-type="float" office:value="0.330827" calcext:value-type="float">
            <text:p>0.330827</text:p>
          </table:table-cell>
          <table:table-cell office:value-type="float" office:value="0.100177" calcext:value-type="float">
            <text:p>0.100177</text:p>
          </table:table-cell>
          <table:table-cell office:value-type="float" office:value="0" calcext:value-type="float">
            <text:p>0</text:p>
          </table:table-cell>
          <table:table-cell office:value-type="float" office:value="80960" calcext:value-type="float">
            <text:p>809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1</text:p>
          </table:table-cell>
          <table:table-cell office:value-type="float" office:value="0.068734" calcext:value-type="float">
            <text:p>0.068734</text:p>
          </table:table-cell>
          <table:table-cell office:value-type="float" office:value="0.016259" calcext:value-type="float">
            <text:p>0.016259</text:p>
          </table:table-cell>
          <table:table-cell office:value-type="float" office:value="0" calcext:value-type="float">
            <text:p>0</text:p>
          </table:table-cell>
          <table:table-cell office:value-type="float" office:value="31086" calcext:value-type="float">
            <text:p>3108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2</text:p>
          </table:table-cell>
          <table:table-cell office:value-type="float" office:value="0.21266" calcext:value-type="float">
            <text:p>0.21266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" calcext:value-type="float">
            <text:p>0</text:p>
          </table:table-cell>
          <table:table-cell office:value-type="float" office:value="293587" calcext:value-type="float">
            <text:p>29358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3</text:p>
          </table:table-cell>
          <table:table-cell office:value-type="float" office:value="0.040367" calcext:value-type="float">
            <text:p>0.040367</text:p>
          </table:table-cell>
          <table:table-cell office:value-type="float" office:value="0.010976" calcext:value-type="float">
            <text:p>0.010976</text:p>
          </table:table-cell>
          <table:table-cell office:value-type="float" office:value="0" calcext:value-type="float">
            <text:p>0</text:p>
          </table:table-cell>
          <table:table-cell office:value-type="float" office:value="100506" calcext:value-type="float">
            <text:p>10050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4</text:p>
          </table:table-cell>
          <table:table-cell office:value-type="float" office:value="0.021354" calcext:value-type="float">
            <text:p>0.021354</text:p>
          </table:table-cell>
          <table:table-cell office:value-type="float" office:value="0.008187" calcext:value-type="float">
            <text:p>0.008187</text:p>
          </table:table-cell>
          <table:table-cell office:value-type="float" office:value="0" calcext:value-type="float">
            <text:p>0</text:p>
          </table:table-cell>
          <table:table-cell office:value-type="float" office:value="143409" calcext:value-type="float">
            <text:p>14340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5</text:p>
          </table:table-cell>
          <table:table-cell office:value-type="float" office:value="0.04566" calcext:value-type="float">
            <text:p>0.04566</text:p>
          </table:table-cell>
          <table:table-cell office:value-type="float" office:value="0.022129" calcext:value-type="float">
            <text:p>0.022129</text:p>
          </table:table-cell>
          <table:table-cell office:value-type="float" office:value="0" calcext:value-type="float">
            <text:p>0</text:p>
          </table:table-cell>
          <table:table-cell office:value-type="float" office:value="262035" calcext:value-type="float">
            <text:p>26203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6</text:p>
          </table:table-cell>
          <table:table-cell office:value-type="float" office:value="0.043281" calcext:value-type="float">
            <text:p>0.043281</text:p>
          </table:table-cell>
          <table:table-cell office:value-type="float" office:value="0.008188" calcext:value-type="float">
            <text:p>0.008188</text:p>
          </table:table-cell>
          <table:table-cell office:value-type="float" office:value="0" calcext:value-type="float">
            <text:p>0</text:p>
          </table:table-cell>
          <table:table-cell office:value-type="float" office:value="104896" calcext:value-type="float">
            <text:p>10489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7</text:p>
          </table:table-cell>
          <table:table-cell office:value-type="float" office:value="0.265405" calcext:value-type="float">
            <text:p>0.265405</text:p>
          </table:table-cell>
          <table:table-cell office:value-type="float" office:value="0.182339" calcext:value-type="float">
            <text:p>0.182339</text:p>
          </table:table-cell>
          <table:table-cell office:value-type="float" office:value="0" calcext:value-type="float">
            <text:p>0</text:p>
          </table:table-cell>
          <table:table-cell office:value-type="float" office:value="427826" calcext:value-type="float">
            <text:p>4278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8</text:p>
          </table:table-cell>
          <table:table-cell office:value-type="float" office:value="0.407634" calcext:value-type="float">
            <text:p>0.407634</text:p>
          </table:table-cell>
          <table:table-cell office:value-type="float" office:value="0.297048" calcext:value-type="float">
            <text:p>0.297048</text:p>
          </table:table-cell>
          <table:table-cell office:value-type="float" office:value="0" calcext:value-type="float">
            <text:p>0</text:p>
          </table:table-cell>
          <table:table-cell office:value-type="float" office:value="401432" calcext:value-type="float">
            <text:p>40143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09</text:p>
          </table:table-cell>
          <table:table-cell office:value-type="float" office:value="0.393588" calcext:value-type="float">
            <text:p>0.393588</text:p>
          </table:table-cell>
          <table:table-cell office:value-type="float" office:value="0.246921" calcext:value-type="float">
            <text:p>0.246921</text:p>
          </table:table-cell>
          <table:table-cell office:value-type="float" office:value="0" calcext:value-type="float">
            <text:p>0</text:p>
          </table:table-cell>
          <table:table-cell office:value-type="float" office:value="430551" calcext:value-type="float">
            <text:p>43055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0</text:p>
          </table:table-cell>
          <table:table-cell office:value-type="float" office:value="0.220378" calcext:value-type="float">
            <text:p>0.220378</text:p>
          </table:table-cell>
          <table:table-cell office:value-type="float" office:value="0.044802" calcext:value-type="float">
            <text:p>0.044802</text:p>
          </table:table-cell>
          <table:table-cell office:value-type="float" office:value="0" calcext:value-type="float">
            <text:p>0</text:p>
          </table:table-cell>
          <table:table-cell office:value-type="float" office:value="78652" calcext:value-type="float">
            <text:p>7865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1</text:p>
          </table:table-cell>
          <table:table-cell office:value-type="float" office:value="0.04035" calcext:value-type="float">
            <text:p>0.04035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" calcext:value-type="float">
            <text:p>0</text:p>
          </table:table-cell>
          <table:table-cell office:value-type="float" office:value="141789" calcext:value-type="float">
            <text:p>14178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2</text:p>
          </table:table-cell>
          <table:table-cell office:value-type="float" office:value="0.020264" calcext:value-type="float">
            <text:p>0.020264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" calcext:value-type="float">
            <text:p>0</text:p>
          </table:table-cell>
          <table:table-cell office:value-type="float" office:value="112399" calcext:value-type="float">
            <text:p>11239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3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02232" calcext:value-type="float">
            <text:p>0.002232</text:p>
          </table:table-cell>
          <table:table-cell office:value-type="float" office:value="0" calcext:value-type="float">
            <text:p>0</text:p>
          </table:table-cell>
          <table:table-cell office:value-type="float" office:value="45497" calcext:value-type="float">
            <text:p>4549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4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" calcext:value-type="float">
            <text:p>0</text:p>
          </table:table-cell>
          <table:table-cell office:value-type="float" office:value="64671" calcext:value-type="float">
            <text:p>6467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5</text:p>
          </table:table-cell>
          <table:table-cell office:value-type="float" office:value="0.048461" calcext:value-type="float">
            <text:p>0.048461</text:p>
          </table:table-cell>
          <table:table-cell office:value-type="float" office:value="0.017566" calcext:value-type="float">
            <text:p>0.017566</text:p>
          </table:table-cell>
          <table:table-cell office:value-type="float" office:value="0" calcext:value-type="float">
            <text:p>0</text:p>
          </table:table-cell>
          <table:table-cell office:value-type="float" office:value="201979" calcext:value-type="float">
            <text:p>20197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6</text:p>
          </table:table-cell>
          <table:table-cell office:value-type="float" office:value="0.013317" calcext:value-type="float">
            <text:p>0.013317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" calcext:value-type="float">
            <text:p>0</text:p>
          </table:table-cell>
          <table:table-cell office:value-type="float" office:value="60869" calcext:value-type="float">
            <text:p>608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7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0" calcext:value-type="float">
            <text:p>0</text:p>
          </table:table-cell>
          <table:table-cell office:value-type="float" office:value="111686" calcext:value-type="float">
            <text:p>1116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8</text:p>
          </table:table-cell>
          <table:table-cell office:value-type="float" office:value="0.076399" calcext:value-type="float">
            <text:p>0.076399</text:p>
          </table:table-cell>
          <table:table-cell office:value-type="float" office:value="0.017201" calcext:value-type="float">
            <text:p>0.017201</text:p>
          </table:table-cell>
          <table:table-cell office:value-type="float" office:value="0" calcext:value-type="float">
            <text:p>0</text:p>
          </table:table-cell>
          <table:table-cell office:value-type="float" office:value="191048" calcext:value-type="float">
            <text:p>19104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19</text:p>
          </table:table-cell>
          <table:table-cell office:value-type="float" office:value="0.023577" calcext:value-type="float">
            <text:p>0.023577</text:p>
          </table:table-cell>
          <table:table-cell office:value-type="float" office:value="0.010282" calcext:value-type="float">
            <text:p>0.010282</text:p>
          </table:table-cell>
          <table:table-cell office:value-type="float" office:value="0" calcext:value-type="float">
            <text:p>0</text:p>
          </table:table-cell>
          <table:table-cell office:value-type="float" office:value="164812" calcext:value-type="float">
            <text:p>16481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0</text:p>
          </table:table-cell>
          <table:table-cell office:value-type="float" office:value="0.035503" calcext:value-type="float">
            <text:p>0.035503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0" calcext:value-type="float">
            <text:p>0</text:p>
          </table:table-cell>
          <table:table-cell office:value-type="float" office:value="142377" calcext:value-type="float">
            <text:p>14237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1</text:p>
          </table:table-cell>
          <table:table-cell office:value-type="float" office:value="0.031788" calcext:value-type="float">
            <text:p>0.031788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" calcext:value-type="float">
            <text:p>0</text:p>
          </table:table-cell>
          <table:table-cell office:value-type="float" office:value="79054" calcext:value-type="float">
            <text:p>790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2</text:p>
          </table:table-cell>
          <table:table-cell office:value-type="float" office:value="0.015273" calcext:value-type="float">
            <text:p>0.015273</text:p>
          </table:table-cell>
          <table:table-cell office:value-type="float" office:value="0.004326" calcext:value-type="float">
            <text:p>0.004326</text:p>
          </table:table-cell>
          <table:table-cell office:value-type="float" office:value="0" calcext:value-type="float">
            <text:p>0</text:p>
          </table:table-cell>
          <table:table-cell office:value-type="float" office:value="82648" calcext:value-type="float">
            <text:p>826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3</text:p>
          </table:table-cell>
          <table:table-cell office:value-type="float" office:value="0.017905" calcext:value-type="float">
            <text:p>0.017905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0" calcext:value-type="float">
            <text:p>0</text:p>
          </table:table-cell>
          <table:table-cell office:value-type="float" office:value="123978" calcext:value-type="float">
            <text:p>12397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4</text:p>
          </table:table-cell>
          <table:table-cell office:value-type="float" office:value="0.023004" calcext:value-type="float">
            <text:p>0.023004</text:p>
          </table:table-cell>
          <table:table-cell office:value-type="float" office:value="0.008949" calcext:value-type="float">
            <text:p>0.008949</text:p>
          </table:table-cell>
          <table:table-cell office:value-type="float" office:value="0" calcext:value-type="float">
            <text:p>0</text:p>
          </table:table-cell>
          <table:table-cell office:value-type="float" office:value="150140" calcext:value-type="float">
            <text:p>15014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5</text:p>
          </table:table-cell>
          <table:table-cell office:value-type="float" office:value="0.021397" calcext:value-type="float">
            <text:p>0.021397</text:p>
          </table:table-cell>
          <table:table-cell office:value-type="float" office:value="0.007345" calcext:value-type="float">
            <text:p>0.007345</text:p>
          </table:table-cell>
          <table:table-cell office:value-type="float" office:value="0" calcext:value-type="float">
            <text:p>0</text:p>
          </table:table-cell>
          <table:table-cell office:value-type="float" office:value="121813" calcext:value-type="float">
            <text:p>1218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6</text:p>
          </table:table-cell>
          <table:table-cell office:value-type="float" office:value="0.022678" calcext:value-type="float">
            <text:p>0.022678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0" calcext:value-type="float">
            <text:p>0</text:p>
          </table:table-cell>
          <table:table-cell office:value-type="float" office:value="122348" calcext:value-type="float">
            <text:p>1223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7</text:p>
          </table:table-cell>
          <table:table-cell office:value-type="float" office:value="0.094816" calcext:value-type="float">
            <text:p>0.094816</text:p>
          </table:table-cell>
          <table:table-cell office:value-type="float" office:value="0.034441" calcext:value-type="float">
            <text:p>0.034441</text:p>
          </table:table-cell>
          <table:table-cell office:value-type="float" office:value="0" calcext:value-type="float">
            <text:p>0</text:p>
          </table:table-cell>
          <table:table-cell office:value-type="float" office:value="231793" calcext:value-type="float">
            <text:p>23179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8</text:p>
          </table:table-cell>
          <table:table-cell office:value-type="float" office:value="0.016685" calcext:value-type="float">
            <text:p>0.016685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" calcext:value-type="float">
            <text:p>0</text:p>
          </table:table-cell>
          <table:table-cell office:value-type="float" office:value="126911" calcext:value-type="float">
            <text:p>12691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29</text:p>
          </table:table-cell>
          <table:table-cell office:value-type="float" office:value="0.020266" calcext:value-type="float">
            <text:p>0.020266</text:p>
          </table:table-cell>
          <table:table-cell office:value-type="float" office:value="0.008556" calcext:value-type="float">
            <text:p>0.008556</text:p>
          </table:table-cell>
          <table:table-cell office:value-type="float" office:value="0" calcext:value-type="float">
            <text:p>0</text:p>
          </table:table-cell>
          <table:table-cell office:value-type="float" office:value="151880" calcext:value-type="float">
            <text:p>15188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0</text:p>
          </table:table-cell>
          <table:table-cell office:value-type="float" office:value="0.103664" calcext:value-type="float">
            <text:p>0.103664</text:p>
          </table:table-cell>
          <table:table-cell office:value-type="float" office:value="0.058376" calcext:value-type="float">
            <text:p>0.058376</text:p>
          </table:table-cell>
          <table:table-cell office:value-type="float" office:value="0" calcext:value-type="float">
            <text:p>0</text:p>
          </table:table-cell>
          <table:table-cell office:value-type="float" office:value="272614" calcext:value-type="float">
            <text:p>27261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1</text:p>
          </table:table-cell>
          <table:table-cell office:value-type="float" office:value="0.432238" calcext:value-type="float">
            <text:p>0.432238</text:p>
          </table:table-cell>
          <table:table-cell office:value-type="float" office:value="0.376523" calcext:value-type="float">
            <text:p>0.376523</text:p>
          </table:table-cell>
          <table:table-cell office:value-type="float" office:value="0" calcext:value-type="float">
            <text:p>0</text:p>
          </table:table-cell>
          <table:table-cell office:value-type="float" office:value="628612" calcext:value-type="float">
            <text:p>62861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2</text:p>
          </table:table-cell>
          <table:table-cell office:value-type="float" office:value="0.662702" calcext:value-type="float">
            <text:p>0.662702</text:p>
          </table:table-cell>
          <table:table-cell office:value-type="float" office:value="0.494821" calcext:value-type="float">
            <text:p>0.494821</text:p>
          </table:table-cell>
          <table:table-cell office:value-type="float" office:value="0" calcext:value-type="float">
            <text:p>0</text:p>
          </table:table-cell>
          <table:table-cell office:value-type="float" office:value="622565" calcext:value-type="float">
            <text:p>62256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3</text:p>
          </table:table-cell>
          <table:table-cell office:value-type="float" office:value="0.291529" calcext:value-type="float">
            <text:p>0.291529</text:p>
          </table:table-cell>
          <table:table-cell office:value-type="float" office:value="0.077298" calcext:value-type="float">
            <text:p>0.077298</text:p>
          </table:table-cell>
          <table:table-cell office:value-type="float" office:value="0" calcext:value-type="float">
            <text:p>0</text:p>
          </table:table-cell>
          <table:table-cell office:value-type="float" office:value="65447" calcext:value-type="float">
            <text:p>654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4</text:p>
          </table:table-cell>
          <table:table-cell office:value-type="float" office:value="0.173726" calcext:value-type="float">
            <text:p>0.173726</text:p>
          </table:table-cell>
          <table:table-cell office:value-type="float" office:value="0.046212" calcext:value-type="float">
            <text:p>0.046212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5</text:p>
          </table:table-cell>
          <table:table-cell office:value-type="float" office:value="0.019106" calcext:value-type="float">
            <text:p>0.019106</text:p>
          </table:table-cell>
          <table:table-cell office:value-type="float" office:value="0.006137" calcext:value-type="float">
            <text:p>0.006137</text:p>
          </table:table-cell>
          <table:table-cell office:value-type="float" office:value="0" calcext:value-type="float">
            <text:p>0</text:p>
          </table:table-cell>
          <table:table-cell office:value-type="float" office:value="89973" calcext:value-type="float">
            <text:p>8997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6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10515" calcext:value-type="float">
            <text:p>0.010515</text:p>
          </table:table-cell>
          <table:table-cell office:value-type="float" office:value="0" calcext:value-type="float">
            <text:p>0</text:p>
          </table:table-cell>
          <table:table-cell office:value-type="float" office:value="166226" calcext:value-type="float">
            <text:p>16622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7</text:p>
          </table:table-cell>
          <table:table-cell office:value-type="float" office:value="0.024393" calcext:value-type="float">
            <text:p>0.024393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0" calcext:value-type="float">
            <text:p>0</text:p>
          </table:table-cell>
          <table:table-cell office:value-type="float" office:value="148774" calcext:value-type="float">
            <text:p>14877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8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0" calcext:value-type="float">
            <text:p>0</text:p>
          </table:table-cell>
          <table:table-cell office:value-type="float" office:value="83140" calcext:value-type="float">
            <text:p>8314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39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" calcext:value-type="float">
            <text:p>0</text:p>
          </table:table-cell>
          <table:table-cell office:value-type="float" office:value="62032" calcext:value-type="float">
            <text:p>6203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0</text:p>
          </table:table-cell>
          <table:table-cell office:value-type="float" office:value="0.017544" calcext:value-type="float">
            <text:p>0.017544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" calcext:value-type="float">
            <text:p>0</text:p>
          </table:table-cell>
          <table:table-cell office:value-type="float" office:value="98575" calcext:value-type="float">
            <text:p>985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1</text:p>
          </table:table-cell>
          <table:table-cell office:value-type="float" office:value="0.047342" calcext:value-type="float">
            <text:p>0.047342</text:p>
          </table:table-cell>
          <table:table-cell office:value-type="float" office:value="0.019133" calcext:value-type="float">
            <text:p>0.019133</text:p>
          </table:table-cell>
          <table:table-cell office:value-type="float" office:value="0" calcext:value-type="float">
            <text:p>0</text:p>
          </table:table-cell>
          <table:table-cell office:value-type="float" office:value="210475" calcext:value-type="float">
            <text:p>2104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2</text:p>
          </table:table-cell>
          <table:table-cell office:value-type="float" office:value="0.04714" calcext:value-type="float">
            <text:p>0.04714</text:p>
          </table:table-cell>
          <table:table-cell office:value-type="float" office:value="0.013497" calcext:value-type="float">
            <text:p>0.013497</text:p>
          </table:table-cell>
          <table:table-cell office:value-type="float" office:value="0" calcext:value-type="float">
            <text:p>0</text:p>
          </table:table-cell>
          <table:table-cell office:value-type="float" office:value="153877" calcext:value-type="float">
            <text:p>15387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3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0.001854" calcext:value-type="float">
            <text:p>0.001854</text:p>
          </table:table-cell>
          <table:table-cell office:value-type="float" office:value="0" calcext:value-type="float">
            <text:p>0</text:p>
          </table:table-cell>
          <table:table-cell office:value-type="float" office:value="36587" calcext:value-type="float">
            <text:p>3658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4</text:p>
          </table:table-cell>
          <table:table-cell office:value-type="float" office:value="0.029166" calcext:value-type="float">
            <text:p>0.029166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" calcext:value-type="float">
            <text:p>0</text:p>
          </table:table-cell>
          <table:table-cell office:value-type="float" office:value="19662" calcext:value-type="float">
            <text:p>1966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5</text:p>
          </table:table-cell>
          <table:table-cell office:value-type="float" office:value="0.013208" calcext:value-type="float">
            <text:p>0.013208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" calcext:value-type="float">
            <text:p>0</text:p>
          </table:table-cell>
          <table:table-cell office:value-type="float" office:value="46736" calcext:value-type="float">
            <text:p>467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6</text:p>
          </table:table-cell>
          <table:table-cell office:value-type="float" office:value="0.016831" calcext:value-type="float">
            <text:p>0.016831</text:p>
          </table:table-cell>
          <table:table-cell office:value-type="float" office:value="0.006534" calcext:value-type="float">
            <text:p>0.006534</text:p>
          </table:table-cell>
          <table:table-cell office:value-type="float" office:value="0" calcext:value-type="float">
            <text:p>0</text:p>
          </table:table-cell>
          <table:table-cell office:value-type="float" office:value="105650" calcext:value-type="float">
            <text:p>1056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7</text:p>
          </table:table-cell>
          <table:table-cell office:value-type="float" office:value="0.075775" calcext:value-type="float">
            <text:p>0.075775</text:p>
          </table:table-cell>
          <table:table-cell office:value-type="float" office:value="0.041847" calcext:value-type="float">
            <text:p>0.041847</text:p>
          </table:table-cell>
          <table:table-cell office:value-type="float" office:value="0" calcext:value-type="float">
            <text:p>0</text:p>
          </table:table-cell>
          <table:table-cell office:value-type="float" office:value="254797" calcext:value-type="float">
            <text:p>2547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8</text:p>
          </table:table-cell>
          <table:table-cell office:value-type="float" office:value="0.012505" calcext:value-type="float">
            <text:p>0.012505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" calcext:value-type="float">
            <text:p>0</text:p>
          </table:table-cell>
          <table:table-cell office:value-type="float" office:value="24851" calcext:value-type="float">
            <text:p>2485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49</text:p>
          </table:table-cell>
          <table:table-cell office:value-type="float" office:value="0.056923" calcext:value-type="float">
            <text:p>0.056923</text:p>
          </table:table-cell>
          <table:table-cell office:value-type="float" office:value="0.013027" calcext:value-type="float">
            <text:p>0.013027</text:p>
          </table:table-cell>
          <table:table-cell office:value-type="float" office:value="0" calcext:value-type="float">
            <text:p>0</text:p>
          </table:table-cell>
          <table:table-cell office:value-type="float" office:value="104912" calcext:value-type="float">
            <text:p>1049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0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" calcext:value-type="float">
            <text:p>0</text:p>
          </table:table-cell>
          <table:table-cell office:value-type="float" office:value="63276" calcext:value-type="float">
            <text:p>6327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1</text:p>
          </table:table-cell>
          <table:table-cell office:value-type="float" office:value="0.014061" calcext:value-type="float">
            <text:p>0.014061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" calcext:value-type="float">
            <text:p>0</text:p>
          </table:table-cell>
          <table:table-cell office:value-type="float" office:value="63447" calcext:value-type="float">
            <text:p>634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2</text:p>
          </table:table-cell>
          <table:table-cell office:value-type="float" office:value="0.170935" calcext:value-type="float">
            <text:p>0.170935</text:p>
          </table:table-cell>
          <table:table-cell office:value-type="float" office:value="0.046668" calcext:value-type="float">
            <text:p>0.046668</text:p>
          </table:table-cell>
          <table:table-cell office:value-type="float" office:value="0" calcext:value-type="float">
            <text:p>0</text:p>
          </table:table-cell>
          <table:table-cell office:value-type="float" office:value="331423" calcext:value-type="float">
            <text:p>33142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3</text:p>
          </table:table-cell>
          <table:table-cell office:value-type="float" office:value="0.117139" calcext:value-type="float">
            <text:p>0.117139</text:p>
          </table:table-cell>
          <table:table-cell office:value-type="float" office:value="0.045191" calcext:value-type="float">
            <text:p>0.045191</text:p>
          </table:table-cell>
          <table:table-cell office:value-type="float" office:value="0" calcext:value-type="float">
            <text:p>0</text:p>
          </table:table-cell>
          <table:table-cell office:value-type="float" office:value="174499" calcext:value-type="float">
            <text:p>1744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4</text:p>
          </table:table-cell>
          <table:table-cell office:value-type="float" office:value="0.244123" calcext:value-type="float">
            <text:p>0.244123</text:p>
          </table:table-cell>
          <table:table-cell office:value-type="float" office:value="0.061361" calcext:value-type="float">
            <text:p>0.061361</text:p>
          </table:table-cell>
          <table:table-cell office:value-type="float" office:value="0" calcext:value-type="float">
            <text:p>0</text:p>
          </table:table-cell>
          <table:table-cell office:value-type="float" office:value="318939" calcext:value-type="float">
            <text:p>31893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5</text:p>
          </table:table-cell>
          <table:table-cell office:value-type="float" office:value="0.057906" calcext:value-type="float">
            <text:p>0.057906</text:p>
          </table:table-cell>
          <table:table-cell office:value-type="float" office:value="0.022895" calcext:value-type="float">
            <text:p>0.022895</text:p>
          </table:table-cell>
          <table:table-cell office:value-type="float" office:value="0" calcext:value-type="float">
            <text:p>0</text:p>
          </table:table-cell>
          <table:table-cell office:value-type="float" office:value="198312" calcext:value-type="float">
            <text:p>1983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6</text:p>
          </table:table-cell>
          <table:table-cell office:value-type="float" office:value="0.033756" calcext:value-type="float">
            <text:p>0.033756</text:p>
          </table:table-cell>
          <table:table-cell office:value-type="float" office:value="0.014862" calcext:value-type="float">
            <text:p>0.014862</text:p>
          </table:table-cell>
          <table:table-cell office:value-type="float" office:value="0" calcext:value-type="float">
            <text:p>0</text:p>
          </table:table-cell>
          <table:table-cell office:value-type="float" office:value="203834" calcext:value-type="float">
            <text:p>20383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7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0" calcext:value-type="float">
            <text:p>0</text:p>
          </table:table-cell>
          <table:table-cell office:value-type="float" office:value="120416" calcext:value-type="float">
            <text:p>1204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8</text:p>
          </table:table-cell>
          <table:table-cell office:value-type="float" office:value="0.275458" calcext:value-type="float">
            <text:p>0.275458</text:p>
          </table:table-cell>
          <table:table-cell office:value-type="float" office:value="0.174744" calcext:value-type="float">
            <text:p>0.174744</text:p>
          </table:table-cell>
          <table:table-cell office:value-type="float" office:value="0" calcext:value-type="float">
            <text:p>0</text:p>
          </table:table-cell>
          <table:table-cell office:value-type="float" office:value="424317" calcext:value-type="float">
            <text:p>42431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5:59</text:p>
          </table:table-cell>
          <table:table-cell office:value-type="float" office:value="0.123516" calcext:value-type="float">
            <text:p>0.123516</text:p>
          </table:table-cell>
          <table:table-cell office:value-type="float" office:value="0.059156" calcext:value-type="float">
            <text:p>0.059156</text:p>
          </table:table-cell>
          <table:table-cell office:value-type="float" office:value="0" calcext:value-type="float">
            <text:p>0</text:p>
          </table:table-cell>
          <table:table-cell office:value-type="float" office:value="160177" calcext:value-type="float">
            <text:p>16017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0</text:p>
          </table:table-cell>
          <table:table-cell office:value-type="float" office:value="0.013538" calcext:value-type="float">
            <text:p>0.013538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" calcext:value-type="float">
            <text:p>0</text:p>
          </table:table-cell>
          <table:table-cell office:value-type="float" office:value="61863" calcext:value-type="float">
            <text:p>6186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1</text:p>
          </table:table-cell>
          <table:table-cell office:value-type="float" office:value="0.013697" calcext:value-type="float">
            <text:p>0.013697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" calcext:value-type="float">
            <text:p>0</text:p>
          </table:table-cell>
          <table:table-cell office:value-type="float" office:value="71945" calcext:value-type="float">
            <text:p>7194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2</text:p>
          </table:table-cell>
          <table:table-cell office:value-type="float" office:value="0.015499" calcext:value-type="float">
            <text:p>0.015499</text:p>
          </table:table-cell>
          <table:table-cell office:value-type="float" office:value="0.005069" calcext:value-type="float">
            <text:p>0.005069</text:p>
          </table:table-cell>
          <table:table-cell office:value-type="float" office:value="0" calcext:value-type="float">
            <text:p>0</text:p>
          </table:table-cell>
          <table:table-cell office:value-type="float" office:value="93513" calcext:value-type="float">
            <text:p>9351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3</text:p>
          </table:table-cell>
          <table:table-cell office:value-type="float" office:value="0.015663" calcext:value-type="float">
            <text:p>0.015663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" calcext:value-type="float">
            <text:p>0</text:p>
          </table:table-cell>
          <table:table-cell office:value-type="float" office:value="70234" calcext:value-type="float">
            <text:p>7023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4</text:p>
          </table:table-cell>
          <table:table-cell office:value-type="float" office:value="0.012593" calcext:value-type="float">
            <text:p>0.01259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" calcext:value-type="float">
            <text:p>0</text:p>
          </table:table-cell>
          <table:table-cell office:value-type="float" office:value="33129" calcext:value-type="float">
            <text:p>3312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5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" calcext:value-type="float">
            <text:p>0</text:p>
          </table:table-cell>
          <table:table-cell office:value-type="float" office:value="37583" calcext:value-type="float">
            <text:p>3758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6</text:p>
          </table:table-cell>
          <table:table-cell office:value-type="float" office:value="0.012152" calcext:value-type="float">
            <text:p>0.012152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" calcext:value-type="float">
            <text:p>0</text:p>
          </table:table-cell>
          <table:table-cell office:value-type="float" office:value="35069" calcext:value-type="float">
            <text:p>350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7</text:p>
          </table:table-cell>
          <table:table-cell office:value-type="float" office:value="0.026773" calcext:value-type="float">
            <text:p>0.026773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" calcext:value-type="float">
            <text:p>0</text:p>
          </table:table-cell>
          <table:table-cell office:value-type="float" office:value="116021" calcext:value-type="float">
            <text:p>1160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8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0" calcext:value-type="float">
            <text:p>0</text:p>
          </table:table-cell>
          <table:table-cell office:value-type="float" office:value="152592" calcext:value-type="float">
            <text:p>15259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09</text:p>
          </table:table-cell>
          <table:table-cell office:value-type="float" office:value="0.027414" calcext:value-type="float">
            <text:p>0.027414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" calcext:value-type="float">
            <text:p>0</text:p>
          </table:table-cell>
          <table:table-cell office:value-type="float" office:value="168688" calcext:value-type="float">
            <text:p>1686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0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06473" calcext:value-type="float">
            <text:p>0.006473</text:p>
          </table:table-cell>
          <table:table-cell office:value-type="float" office:value="0" calcext:value-type="float">
            <text:p>0</text:p>
          </table:table-cell>
          <table:table-cell office:value-type="float" office:value="118815" calcext:value-type="float">
            <text:p>1188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1</text:p>
          </table:table-cell>
          <table:table-cell office:value-type="float" office:value="0.016538" calcext:value-type="float">
            <text:p>0.016538</text:p>
          </table:table-cell>
          <table:table-cell office:value-type="float" office:value="0.005842" calcext:value-type="float">
            <text:p>0.005842</text:p>
          </table:table-cell>
          <table:table-cell office:value-type="float" office:value="0" calcext:value-type="float">
            <text:p>0</text:p>
          </table:table-cell>
          <table:table-cell office:value-type="float" office:value="106749" calcext:value-type="float">
            <text:p>1067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2</text:p>
          </table:table-cell>
          <table:table-cell office:value-type="float" office:value="0.015047" calcext:value-type="float">
            <text:p>0.015047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" calcext:value-type="float">
            <text:p>0</text:p>
          </table:table-cell>
          <table:table-cell office:value-type="float" office:value="98795" calcext:value-type="float">
            <text:p>987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3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" calcext:value-type="float">
            <text:p>0</text:p>
          </table:table-cell>
          <table:table-cell office:value-type="float" office:value="91197" calcext:value-type="float">
            <text:p>911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4</text:p>
          </table:table-cell>
          <table:table-cell office:value-type="float" office:value="0.023867" calcext:value-type="float">
            <text:p>0.023867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" calcext:value-type="float">
            <text:p>0</text:p>
          </table:table-cell>
          <table:table-cell office:value-type="float" office:value="126370" calcext:value-type="float">
            <text:p>12637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5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" calcext:value-type="float">
            <text:p>0</text:p>
          </table:table-cell>
          <table:table-cell office:value-type="float" office:value="80193" calcext:value-type="float">
            <text:p>8019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6</text:p>
          </table:table-cell>
          <table:table-cell office:value-type="float" office:value="0.017757" calcext:value-type="float">
            <text:p>0.017757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" calcext:value-type="float">
            <text:p>0</text:p>
          </table:table-cell>
          <table:table-cell office:value-type="float" office:value="96296" calcext:value-type="float">
            <text:p>962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7</text:p>
          </table:table-cell>
          <table:table-cell office:value-type="float" office:value="0.015893" calcext:value-type="float">
            <text:p>0.015893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" calcext:value-type="float">
            <text:p>0</text:p>
          </table:table-cell>
          <table:table-cell office:value-type="float" office:value="116979" calcext:value-type="float">
            <text:p>1169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8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" calcext:value-type="float">
            <text:p>0</text:p>
          </table:table-cell>
          <table:table-cell office:value-type="float" office:value="57038" calcext:value-type="float">
            <text:p>570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19</text:p>
          </table:table-cell>
          <table:table-cell office:value-type="float" office:value="0.075201" calcext:value-type="float">
            <text:p>0.075201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" calcext:value-type="float">
            <text:p>0</text:p>
          </table:table-cell>
          <table:table-cell office:value-type="float" office:value="447105" calcext:value-type="float">
            <text:p>4471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0</text:p>
          </table:table-cell>
          <table:table-cell office:value-type="float" office:value="0.073204" calcext:value-type="float">
            <text:p>0.073204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0" calcext:value-type="float">
            <text:p>0</text:p>
          </table:table-cell>
          <table:table-cell office:value-type="float" office:value="78218" calcext:value-type="float">
            <text:p>7821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1</text:p>
          </table:table-cell>
          <table:table-cell office:value-type="float" office:value="0.013232" calcext:value-type="float">
            <text:p>0.013232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" calcext:value-type="float">
            <text:p>0</text:p>
          </table:table-cell>
          <table:table-cell office:value-type="float" office:value="49804" calcext:value-type="float">
            <text:p>498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2</text:p>
          </table:table-cell>
          <table:table-cell office:value-type="float" office:value="0.041596" calcext:value-type="float">
            <text:p>0.041596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" calcext:value-type="float">
            <text:p>0</text:p>
          </table:table-cell>
          <table:table-cell office:value-type="float" office:value="139064" calcext:value-type="float">
            <text:p>13906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3</text:p>
          </table:table-cell>
          <table:table-cell office:value-type="float" office:value="0.021686" calcext:value-type="float">
            <text:p>0.021686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" calcext:value-type="float">
            <text:p>0</text:p>
          </table:table-cell>
          <table:table-cell office:value-type="float" office:value="149759" calcext:value-type="float">
            <text:p>14975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4</text:p>
          </table:table-cell>
          <table:table-cell office:value-type="float" office:value="0.095697" calcext:value-type="float">
            <text:p>0.095697</text:p>
          </table:table-cell>
          <table:table-cell office:value-type="float" office:value="0.026336" calcext:value-type="float">
            <text:p>0.026336</text:p>
          </table:table-cell>
          <table:table-cell office:value-type="float" office:value="0" calcext:value-type="float">
            <text:p>0</text:p>
          </table:table-cell>
          <table:table-cell office:value-type="float" office:value="248660" calcext:value-type="float">
            <text:p>24866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5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" calcext:value-type="float">
            <text:p>0</text:p>
          </table:table-cell>
          <table:table-cell office:value-type="float" office:value="132815" calcext:value-type="float">
            <text:p>1328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6</text:p>
          </table:table-cell>
          <table:table-cell office:value-type="float" office:value="0.015518" calcext:value-type="float">
            <text:p>0.015518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" calcext:value-type="float">
            <text:p>0</text:p>
          </table:table-cell>
          <table:table-cell office:value-type="float" office:value="78472" calcext:value-type="float">
            <text:p>7847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7</text:p>
          </table:table-cell>
          <table:table-cell office:value-type="float" office:value="0.019123" calcext:value-type="float">
            <text:p>0.019123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0" calcext:value-type="float">
            <text:p>0</text:p>
          </table:table-cell>
          <table:table-cell office:value-type="float" office:value="103239" calcext:value-type="float">
            <text:p>1032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8</text:p>
          </table:table-cell>
          <table:table-cell office:value-type="float" office:value="0.012227" calcext:value-type="float">
            <text:p>0.012227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" calcext:value-type="float">
            <text:p>0</text:p>
          </table:table-cell>
          <table:table-cell office:value-type="float" office:value="36939" calcext:value-type="float">
            <text:p>3693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29</text:p>
          </table:table-cell>
          <table:table-cell office:value-type="float" office:value="0.011615" calcext:value-type="float">
            <text:p>0.01161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" calcext:value-type="float">
            <text:p>0</text:p>
          </table:table-cell>
          <table:table-cell office:value-type="float" office:value="11405" calcext:value-type="float">
            <text:p>1140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0</text:p>
          </table:table-cell>
          <table:table-cell office:value-type="float" office:value="0.025714" calcext:value-type="float">
            <text:p>0.025714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" calcext:value-type="float">
            <text:p>0</text:p>
          </table:table-cell>
          <table:table-cell office:value-type="float" office:value="177926" calcext:value-type="float">
            <text:p>1779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1</text:p>
          </table:table-cell>
          <table:table-cell office:value-type="float" office:value="0.296831" calcext:value-type="float">
            <text:p>0.296831</text:p>
          </table:table-cell>
          <table:table-cell office:value-type="float" office:value="0.120659" calcext:value-type="float">
            <text:p>0.120659</text:p>
          </table:table-cell>
          <table:table-cell office:value-type="float" office:value="0" calcext:value-type="float">
            <text:p>0</text:p>
          </table:table-cell>
          <table:table-cell office:value-type="float" office:value="396564" calcext:value-type="float">
            <text:p>39656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2</text:p>
          </table:table-cell>
          <table:table-cell office:value-type="float" office:value="0.626055" calcext:value-type="float">
            <text:p>0.626055</text:p>
          </table:table-cell>
          <table:table-cell office:value-type="float" office:value="0.573098" calcext:value-type="float">
            <text:p>0.573098</text:p>
          </table:table-cell>
          <table:table-cell office:value-type="float" office:value="0" calcext:value-type="float">
            <text:p>0</text:p>
          </table:table-cell>
          <table:table-cell office:value-type="float" office:value="687375" calcext:value-type="float">
            <text:p>68737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3</text:p>
          </table:table-cell>
          <table:table-cell office:value-type="float" office:value="0.591015" calcext:value-type="float">
            <text:p>0.591015</text:p>
          </table:table-cell>
          <table:table-cell office:value-type="float" office:value="0.765121" calcext:value-type="float">
            <text:p>0.765121</text:p>
          </table:table-cell>
          <table:table-cell office:value-type="float" office:value="0" calcext:value-type="float">
            <text:p>0</text:p>
          </table:table-cell>
          <table:table-cell office:value-type="float" office:value="618849" calcext:value-type="float">
            <text:p>61884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4</text:p>
          </table:table-cell>
          <table:table-cell office:value-type="float" office:value="0.27013" calcext:value-type="float">
            <text:p>0.27013</text:p>
          </table:table-cell>
          <table:table-cell office:value-type="float" office:value="0.277805" calcext:value-type="float">
            <text:p>0.277805</text:p>
          </table:table-cell>
          <table:table-cell office:value-type="float" office:value="0" calcext:value-type="float">
            <text:p>0</text:p>
          </table:table-cell>
          <table:table-cell office:value-type="float" office:value="231794" calcext:value-type="float">
            <text:p>2317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5</text:p>
          </table:table-cell>
          <table:table-cell office:value-type="float" office:value="0.15159" calcext:value-type="float">
            <text:p>0.15159</text:p>
          </table:table-cell>
          <table:table-cell office:value-type="float" office:value="0.140284" calcext:value-type="float">
            <text:p>0.140284</text:p>
          </table:table-cell>
          <table:table-cell office:value-type="float" office:value="0" calcext:value-type="float">
            <text:p>0</text:p>
          </table:table-cell>
          <table:table-cell office:value-type="float" office:value="207126" calcext:value-type="float">
            <text:p>20712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6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011291" calcext:value-type="float">
            <text:p>0.011291</text:p>
          </table:table-cell>
          <table:table-cell office:value-type="float" office:value="0" calcext:value-type="float">
            <text:p>0</text:p>
          </table:table-cell>
          <table:table-cell office:value-type="float" office:value="48862" calcext:value-type="float">
            <text:p>4886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7</text:p>
          </table:table-cell>
          <table:table-cell office:value-type="float" office:value="0.017875" calcext:value-type="float">
            <text:p>0.017875</text:p>
          </table:table-cell>
          <table:table-cell office:value-type="float" office:value="0.006114" calcext:value-type="float">
            <text:p>0.006114</text:p>
          </table:table-cell>
          <table:table-cell office:value-type="float" office:value="0" calcext:value-type="float">
            <text:p>0</text:p>
          </table:table-cell>
          <table:table-cell office:value-type="float" office:value="93851" calcext:value-type="float">
            <text:p>938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8</text:p>
          </table:table-cell>
          <table:table-cell office:value-type="float" office:value="0.012853" calcext:value-type="float">
            <text:p>0.012853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" calcext:value-type="float">
            <text:p>0</text:p>
          </table:table-cell>
          <table:table-cell office:value-type="float" office:value="16847" calcext:value-type="float">
            <text:p>1684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39</text:p>
          </table:table-cell>
          <table:table-cell office:value-type="float" office:value="0.014211" calcext:value-type="float">
            <text:p>0.014211</text:p>
          </table:table-cell>
          <table:table-cell office:value-type="float" office:value="0.005112" calcext:value-type="float">
            <text:p>0.005112</text:p>
          </table:table-cell>
          <table:table-cell office:value-type="float" office:value="0" calcext:value-type="float">
            <text:p>0</text:p>
          </table:table-cell>
          <table:table-cell office:value-type="float" office:value="97016" calcext:value-type="float">
            <text:p>970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0</text:p>
          </table:table-cell>
          <table:table-cell office:value-type="float" office:value="0.015767" calcext:value-type="float">
            <text:p>0.015767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" calcext:value-type="float">
            <text:p>0</text:p>
          </table:table-cell>
          <table:table-cell office:value-type="float" office:value="89759" calcext:value-type="float">
            <text:p>897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" calcext:value-type="float">
            <text:p>0</text:p>
          </table:table-cell>
          <table:table-cell office:value-type="float" office:value="47528" calcext:value-type="float">
            <text:p>475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2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" calcext:value-type="float">
            <text:p>0</text:p>
          </table:table-cell>
          <table:table-cell office:value-type="float" office:value="38101" calcext:value-type="float">
            <text:p>381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3</text:p>
          </table:table-cell>
          <table:table-cell office:value-type="float" office:value="0.012339" calcext:value-type="float">
            <text:p>0.012339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" calcext:value-type="float">
            <text:p>0</text:p>
          </table:table-cell>
          <table:table-cell office:value-type="float" office:value="38534" calcext:value-type="float">
            <text:p>385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4</text:p>
          </table:table-cell>
          <table:table-cell office:value-type="float" office:value="0.068244" calcext:value-type="float">
            <text:p>0.068244</text:p>
          </table:table-cell>
          <table:table-cell office:value-type="float" office:value="0.021212" calcext:value-type="float">
            <text:p>0.021212</text:p>
          </table:table-cell>
          <table:table-cell office:value-type="float" office:value="0" calcext:value-type="float">
            <text:p>0</text:p>
          </table:table-cell>
          <table:table-cell office:value-type="float" office:value="217408" calcext:value-type="float">
            <text:p>2174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5</text:p>
          </table:table-cell>
          <table:table-cell office:value-type="float" office:value="0.012632" calcext:value-type="float">
            <text:p>0.012632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6</text:p>
          </table:table-cell>
          <table:table-cell office:value-type="float" office:value="0.050423" calcext:value-type="float">
            <text:p>0.050423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" calcext:value-type="float">
            <text:p>0</text:p>
          </table:table-cell>
          <table:table-cell office:value-type="float" office:value="172800" calcext:value-type="float">
            <text:p>1728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7</text:p>
          </table:table-cell>
          <table:table-cell office:value-type="float" office:value="0.014556" calcext:value-type="float">
            <text:p>0.014556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" calcext:value-type="float">
            <text:p>0</text:p>
          </table:table-cell>
          <table:table-cell office:value-type="float" office:value="53284" calcext:value-type="float">
            <text:p>5328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8</text:p>
          </table:table-cell>
          <table:table-cell office:value-type="float" office:value="0.012563" calcext:value-type="float">
            <text:p>0.012563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" calcext:value-type="float">
            <text:p>0</text:p>
          </table:table-cell>
          <table:table-cell office:value-type="float" office:value="58664" calcext:value-type="float">
            <text:p>586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49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" calcext:value-type="float">
            <text:p>0</text:p>
          </table:table-cell>
          <table:table-cell office:value-type="float" office:value="28601" calcext:value-type="float">
            <text:p>286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0</text:p>
          </table:table-cell>
          <table:table-cell office:value-type="float" office:value="0.043672" calcext:value-type="float">
            <text:p>0.04367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" calcext:value-type="float">
            <text:p>0</text:p>
          </table:table-cell>
          <table:table-cell office:value-type="float" office:value="156925" calcext:value-type="float">
            <text:p>1569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1</text:p>
          </table:table-cell>
          <table:table-cell office:value-type="float" office:value="0.037235" calcext:value-type="float">
            <text:p>0.037235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0" calcext:value-type="float">
            <text:p>0</text:p>
          </table:table-cell>
          <table:table-cell office:value-type="float" office:value="120083" calcext:value-type="float">
            <text:p>1200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2</text:p>
          </table:table-cell>
          <table:table-cell office:value-type="float" office:value="0.015352" calcext:value-type="float">
            <text:p>0.015352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0" calcext:value-type="float">
            <text:p>0</text:p>
          </table:table-cell>
          <table:table-cell office:value-type="float" office:value="92399" calcext:value-type="float">
            <text:p>9239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3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" calcext:value-type="float">
            <text:p>0</text:p>
          </table:table-cell>
          <table:table-cell office:value-type="float" office:value="98107" calcext:value-type="float">
            <text:p>9810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4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0" calcext:value-type="float">
            <text:p>0</text:p>
          </table:table-cell>
          <table:table-cell office:value-type="float" office:value="135120" calcext:value-type="float">
            <text:p>1351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5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" calcext:value-type="float">
            <text:p>0</text:p>
          </table:table-cell>
          <table:table-cell office:value-type="float" office:value="49322" calcext:value-type="float">
            <text:p>4932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04893" calcext:value-type="float">
            <text:p>0.004893</text:p>
          </table:table-cell>
          <table:table-cell office:value-type="float" office:value="0" calcext:value-type="float">
            <text:p>0</text:p>
          </table:table-cell>
          <table:table-cell office:value-type="float" office:value="92549" calcext:value-type="float">
            <text:p>925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7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" calcext:value-type="float">
            <text:p>0</text:p>
          </table:table-cell>
          <table:table-cell office:value-type="float" office:value="60515" calcext:value-type="float">
            <text:p>605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8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" calcext:value-type="float">
            <text:p>0</text:p>
          </table:table-cell>
          <table:table-cell office:value-type="float" office:value="10585" calcext:value-type="float">
            <text:p>105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6:59</text:p>
          </table:table-cell>
          <table:table-cell office:value-type="float" office:value="0.011831" calcext:value-type="float">
            <text:p>0.011831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" calcext:value-type="float">
            <text:p>0</text:p>
          </table:table-cell>
          <table:table-cell office:value-type="float" office:value="12266" calcext:value-type="float">
            <text:p>122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0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" calcext:value-type="float">
            <text:p>0</text:p>
          </table:table-cell>
          <table:table-cell office:value-type="float" office:value="13984" calcext:value-type="float">
            <text:p>139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1</text:p>
          </table:table-cell>
          <table:table-cell office:value-type="float" office:value="0.011545" calcext:value-type="float">
            <text:p>0.01154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" calcext:value-type="float">
            <text:p>0</text:p>
          </table:table-cell>
          <table:table-cell office:value-type="float" office:value="18406" calcext:value-type="float">
            <text:p>184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2</text:p>
          </table:table-cell>
          <table:table-cell office:value-type="float" office:value="0.017906" calcext:value-type="float">
            <text:p>0.017906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0" calcext:value-type="float">
            <text:p>0</text:p>
          </table:table-cell>
          <table:table-cell office:value-type="float" office:value="104233" calcext:value-type="float">
            <text:p>1042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3</text:p>
          </table:table-cell>
          <table:table-cell office:value-type="float" office:value="0.018151" calcext:value-type="float">
            <text:p>0.018151</text:p>
          </table:table-cell>
          <table:table-cell office:value-type="float" office:value="0.008643" calcext:value-type="float">
            <text:p>0.008643</text:p>
          </table:table-cell>
          <table:table-cell office:value-type="float" office:value="0" calcext:value-type="float">
            <text:p>0</text:p>
          </table:table-cell>
          <table:table-cell office:value-type="float" office:value="129326" calcext:value-type="float">
            <text:p>1293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4</text:p>
          </table:table-cell>
          <table:table-cell office:value-type="float" office:value="0.017661" calcext:value-type="float">
            <text:p>0.017661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0" calcext:value-type="float">
            <text:p>0</text:p>
          </table:table-cell>
          <table:table-cell office:value-type="float" office:value="84362" calcext:value-type="float">
            <text:p>8436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5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" calcext:value-type="float">
            <text:p>0</text:p>
          </table:table-cell>
          <table:table-cell office:value-type="float" office:value="39500" calcext:value-type="float">
            <text:p>395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6</text:p>
          </table:table-cell>
          <table:table-cell office:value-type="float" office:value="0.013845" calcext:value-type="float">
            <text:p>0.013845</text:p>
          </table:table-cell>
          <table:table-cell office:value-type="float" office:value="0.004152" calcext:value-type="float">
            <text:p>0.004152</text:p>
          </table:table-cell>
          <table:table-cell office:value-type="float" office:value="0" calcext:value-type="float">
            <text:p>0</text:p>
          </table:table-cell>
          <table:table-cell office:value-type="float" office:value="66525" calcext:value-type="float">
            <text:p>665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7</text:p>
          </table:table-cell>
          <table:table-cell office:value-type="float" office:value="0.013503" calcext:value-type="float">
            <text:p>0.013503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" calcext:value-type="float">
            <text:p>0</text:p>
          </table:table-cell>
          <table:table-cell office:value-type="float" office:value="42188" calcext:value-type="float">
            <text:p>421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09</text:p>
          </table:table-cell>
          <table:table-cell office:value-type="float" office:value="0.015365" calcext:value-type="float">
            <text:p>0.015365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" calcext:value-type="float">
            <text:p>0</text:p>
          </table:table-cell>
          <table:table-cell office:value-type="float" office:value="64516" calcext:value-type="float">
            <text:p>645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0</text:p>
          </table:table-cell>
          <table:table-cell office:value-type="float" office:value="0.012696" calcext:value-type="float">
            <text:p>0.012696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" calcext:value-type="float">
            <text:p>0</text:p>
          </table:table-cell>
          <table:table-cell office:value-type="float" office:value="43266" calcext:value-type="float">
            <text:p>432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1</text:p>
          </table:table-cell>
          <table:table-cell office:value-type="float" office:value="0.024046" calcext:value-type="float">
            <text:p>0.024046</text:p>
          </table:table-cell>
          <table:table-cell office:value-type="float" office:value="0.004364" calcext:value-type="float">
            <text:p>0.004364</text:p>
          </table:table-cell>
          <table:table-cell office:value-type="float" office:value="0" calcext:value-type="float">
            <text:p>0</text:p>
          </table:table-cell>
          <table:table-cell office:value-type="float" office:value="79174" calcext:value-type="float">
            <text:p>7917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2</text:p>
          </table:table-cell>
          <table:table-cell office:value-type="float" office:value="0.012576" calcext:value-type="float">
            <text:p>0.012576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" calcext:value-type="float">
            <text:p>0</text:p>
          </table:table-cell>
          <table:table-cell office:value-type="float" office:value="36412" calcext:value-type="float">
            <text:p>364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3</text:p>
          </table:table-cell>
          <table:table-cell office:value-type="float" office:value="0.018586" calcext:value-type="float">
            <text:p>0.018586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0" calcext:value-type="float">
            <text:p>0</text:p>
          </table:table-cell>
          <table:table-cell office:value-type="float" office:value="76788" calcext:value-type="float">
            <text:p>767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4</text:p>
          </table:table-cell>
          <table:table-cell office:value-type="float" office:value="0.012609" calcext:value-type="float">
            <text:p>0.012609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" calcext:value-type="float">
            <text:p>0</text:p>
          </table:table-cell>
          <table:table-cell office:value-type="float" office:value="54720" calcext:value-type="float">
            <text:p>547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5</text:p>
          </table:table-cell>
          <table:table-cell office:value-type="float" office:value="0.016433" calcext:value-type="float">
            <text:p>0.016433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" calcext:value-type="float">
            <text:p>0</text:p>
          </table:table-cell>
          <table:table-cell office:value-type="float" office:value="56006" calcext:value-type="float">
            <text:p>560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6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" calcext:value-type="float">
            <text:p>0</text:p>
          </table:table-cell>
          <table:table-cell office:value-type="float" office:value="25033" calcext:value-type="float">
            <text:p>250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7</text:p>
          </table:table-cell>
          <table:table-cell office:value-type="float" office:value="0.011723" calcext:value-type="float">
            <text:p>0.011723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0" calcext:value-type="float">
            <text:p>0</text:p>
          </table:table-cell>
          <table:table-cell office:value-type="float" office:value="25126" calcext:value-type="float">
            <text:p>251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8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" calcext:value-type="float">
            <text:p>0</text:p>
          </table:table-cell>
          <table:table-cell office:value-type="float" office:value="99297" calcext:value-type="float">
            <text:p>992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19</text:p>
          </table:table-cell>
          <table:table-cell office:value-type="float" office:value="0.021341" calcext:value-type="float">
            <text:p>0.021341</text:p>
          </table:table-cell>
          <table:table-cell office:value-type="float" office:value="0.005631" calcext:value-type="float">
            <text:p>0.005631</text:p>
          </table:table-cell>
          <table:table-cell office:value-type="float" office:value="0" calcext:value-type="float">
            <text:p>0</text:p>
          </table:table-cell>
          <table:table-cell office:value-type="float" office:value="92077" calcext:value-type="float">
            <text:p>920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0</text:p>
          </table:table-cell>
          <table:table-cell office:value-type="float" office:value="0.020022" calcext:value-type="float">
            <text:p>0.020022</text:p>
          </table:table-cell>
          <table:table-cell office:value-type="float" office:value="0.004764" calcext:value-type="float">
            <text:p>0.004764</text:p>
          </table:table-cell>
          <table:table-cell office:value-type="float" office:value="0" calcext:value-type="float">
            <text:p>0</text:p>
          </table:table-cell>
          <table:table-cell office:value-type="float" office:value="88691" calcext:value-type="float">
            <text:p>8869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1</text:p>
          </table:table-cell>
          <table:table-cell office:value-type="float" office:value="0.013712" calcext:value-type="float">
            <text:p>0.013712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45644" calcext:value-type="float">
            <text:p>456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2</text:p>
          </table:table-cell>
          <table:table-cell office:value-type="float" office:value="0.029351" calcext:value-type="float">
            <text:p>0.029351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" calcext:value-type="float">
            <text:p>0</text:p>
          </table:table-cell>
          <table:table-cell office:value-type="float" office:value="36710" calcext:value-type="float">
            <text:p>367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3</text:p>
          </table:table-cell>
          <table:table-cell office:value-type="float" office:value="0.015424" calcext:value-type="float">
            <text:p>0.015424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" calcext:value-type="float">
            <text:p>0</text:p>
          </table:table-cell>
          <table:table-cell office:value-type="float" office:value="55233" calcext:value-type="float">
            <text:p>5523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4</text:p>
          </table:table-cell>
          <table:table-cell office:value-type="float" office:value="0.013782" calcext:value-type="float">
            <text:p>0.013782</text:p>
          </table:table-cell>
          <table:table-cell office:value-type="float" office:value="0.004245" calcext:value-type="float">
            <text:p>0.004245</text:p>
          </table:table-cell>
          <table:table-cell office:value-type="float" office:value="0" calcext:value-type="float">
            <text:p>0</text:p>
          </table:table-cell>
          <table:table-cell office:value-type="float" office:value="82839" calcext:value-type="float">
            <text:p>8283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5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" calcext:value-type="float">
            <text:p>0</text:p>
          </table:table-cell>
          <table:table-cell office:value-type="float" office:value="79188" calcext:value-type="float">
            <text:p>7918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6</text:p>
          </table:table-cell>
          <table:table-cell office:value-type="float" office:value="0.033346" calcext:value-type="float">
            <text:p>0.033346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" calcext:value-type="float">
            <text:p>0</text:p>
          </table:table-cell>
          <table:table-cell office:value-type="float" office:value="71872" calcext:value-type="float">
            <text:p>718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7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" calcext:value-type="float">
            <text:p>0</text:p>
          </table:table-cell>
          <table:table-cell office:value-type="float" office:value="84406" calcext:value-type="float">
            <text:p>844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8</text:p>
          </table:table-cell>
          <table:table-cell office:value-type="float" office:value="0.080293" calcext:value-type="float">
            <text:p>0.080293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" calcext:value-type="float">
            <text:p>0</text:p>
          </table:table-cell>
          <table:table-cell office:value-type="float" office:value="125762" calcext:value-type="float">
            <text:p>1257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29</text:p>
          </table:table-cell>
          <table:table-cell office:value-type="float" office:value="0.016817" calcext:value-type="float">
            <text:p>0.016817</text:p>
          </table:table-cell>
          <table:table-cell office:value-type="float" office:value="0.006371" calcext:value-type="float">
            <text:p>0.006371</text:p>
          </table:table-cell>
          <table:table-cell office:value-type="float" office:value="0" calcext:value-type="float">
            <text:p>0</text:p>
          </table:table-cell>
          <table:table-cell office:value-type="float" office:value="118753" calcext:value-type="float">
            <text:p>1187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0</text:p>
          </table:table-cell>
          <table:table-cell office:value-type="float" office:value="0.016467" calcext:value-type="float">
            <text:p>0.016467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" calcext:value-type="float">
            <text:p>0</text:p>
          </table:table-cell>
          <table:table-cell office:value-type="float" office:value="46153" calcext:value-type="float">
            <text:p>461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1</text:p>
          </table:table-cell>
          <table:table-cell office:value-type="float" office:value="0.022448" calcext:value-type="float">
            <text:p>0.02244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0" calcext:value-type="float">
            <text:p>0</text:p>
          </table:table-cell>
          <table:table-cell office:value-type="float" office:value="134683" calcext:value-type="float">
            <text:p>13468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2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" calcext:value-type="float">
            <text:p>0</text:p>
          </table:table-cell>
          <table:table-cell office:value-type="float" office:value="93509" calcext:value-type="float">
            <text:p>935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3</text:p>
          </table:table-cell>
          <table:table-cell office:value-type="float" office:value="0.013705" calcext:value-type="float">
            <text:p>0.013705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" calcext:value-type="float">
            <text:p>0</text:p>
          </table:table-cell>
          <table:table-cell office:value-type="float" office:value="64519" calcext:value-type="float">
            <text:p>645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4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0" calcext:value-type="float">
            <text:p>0</text:p>
          </table:table-cell>
          <table:table-cell office:value-type="float" office:value="107912" calcext:value-type="float">
            <text:p>10791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5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0.006053" calcext:value-type="float">
            <text:p>0.006053</text:p>
          </table:table-cell>
          <table:table-cell office:value-type="float" office:value="0" calcext:value-type="float">
            <text:p>0</text:p>
          </table:table-cell>
          <table:table-cell office:value-type="float" office:value="110375" calcext:value-type="float">
            <text:p>11037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6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" calcext:value-type="float">
            <text:p>0</text:p>
          </table:table-cell>
          <table:table-cell office:value-type="float" office:value="57367" calcext:value-type="float">
            <text:p>573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7</text:p>
          </table:table-cell>
          <table:table-cell office:value-type="float" office:value="0.036495" calcext:value-type="float">
            <text:p>0.036495</text:p>
          </table:table-cell>
          <table:table-cell office:value-type="float" office:value="0.005156" calcext:value-type="float">
            <text:p>0.005156</text:p>
          </table:table-cell>
          <table:table-cell office:value-type="float" office:value="0" calcext:value-type="float">
            <text:p>0</text:p>
          </table:table-cell>
          <table:table-cell office:value-type="float" office:value="88439" calcext:value-type="float">
            <text:p>8843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8</text:p>
          </table:table-cell>
          <table:table-cell office:value-type="float" office:value="0.073267" calcext:value-type="float">
            <text:p>0.073267</text:p>
          </table:table-cell>
          <table:table-cell office:value-type="float" office:value="0.010647" calcext:value-type="float">
            <text:p>0.010647</text:p>
          </table:table-cell>
          <table:table-cell office:value-type="float" office:value="0" calcext:value-type="float">
            <text:p>0</text:p>
          </table:table-cell>
          <table:table-cell office:value-type="float" office:value="125631" calcext:value-type="float">
            <text:p>12563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39</text:p>
          </table:table-cell>
          <table:table-cell office:value-type="float" office:value="0.057864" calcext:value-type="float">
            <text:p>0.057864</text:p>
          </table:table-cell>
          <table:table-cell office:value-type="float" office:value="0.026956" calcext:value-type="float">
            <text:p>0.026956</text:p>
          </table:table-cell>
          <table:table-cell office:value-type="float" office:value="0" calcext:value-type="float">
            <text:p>0</text:p>
          </table:table-cell>
          <table:table-cell office:value-type="float" office:value="182428" calcext:value-type="float">
            <text:p>1824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0</text:p>
          </table:table-cell>
          <table:table-cell office:value-type="float" office:value="0.056395" calcext:value-type="float">
            <text:p>0.056395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" calcext:value-type="float">
            <text:p>0</text:p>
          </table:table-cell>
          <table:table-cell office:value-type="float" office:value="77793" calcext:value-type="float">
            <text:p>777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1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" calcext:value-type="float">
            <text:p>0</text:p>
          </table:table-cell>
          <table:table-cell office:value-type="float" office:value="59680" calcext:value-type="float">
            <text:p>5968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2</text:p>
          </table:table-cell>
          <table:table-cell office:value-type="float" office:value="0.015541" calcext:value-type="float">
            <text:p>0.015541</text:p>
          </table:table-cell>
          <table:table-cell office:value-type="float" office:value="0.006367" calcext:value-type="float">
            <text:p>0.006367</text:p>
          </table:table-cell>
          <table:table-cell office:value-type="float" office:value="0" calcext:value-type="float">
            <text:p>0</text:p>
          </table:table-cell>
          <table:table-cell office:value-type="float" office:value="58956" calcext:value-type="float">
            <text:p>5895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3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0" calcext:value-type="float">
            <text:p>0</text:p>
          </table:table-cell>
          <table:table-cell office:value-type="float" office:value="265702" calcext:value-type="float">
            <text:p>26570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4</text:p>
          </table:table-cell>
          <table:table-cell office:value-type="float" office:value="0.044719" calcext:value-type="float">
            <text:p>0.044719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0" calcext:value-type="float">
            <text:p>0</text:p>
          </table:table-cell>
          <table:table-cell office:value-type="float" office:value="177510" calcext:value-type="float">
            <text:p>1775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5</text:p>
          </table:table-cell>
          <table:table-cell office:value-type="float" office:value="0.059276" calcext:value-type="float">
            <text:p>0.059276</text:p>
          </table:table-cell>
          <table:table-cell office:value-type="float" office:value="0.019704" calcext:value-type="float">
            <text:p>0.019704</text:p>
          </table:table-cell>
          <table:table-cell office:value-type="float" office:value="0" calcext:value-type="float">
            <text:p>0</text:p>
          </table:table-cell>
          <table:table-cell office:value-type="float" office:value="256657" calcext:value-type="float">
            <text:p>25665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6</text:p>
          </table:table-cell>
          <table:table-cell office:value-type="float" office:value="0.046428" calcext:value-type="float">
            <text:p>0.046428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" calcext:value-type="float">
            <text:p>0</text:p>
          </table:table-cell>
          <table:table-cell office:value-type="float" office:value="157688" calcext:value-type="float">
            <text:p>15768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7</text:p>
          </table:table-cell>
          <table:table-cell office:value-type="float" office:value="0.11894" calcext:value-type="float">
            <text:p>0.11894</text:p>
          </table:table-cell>
          <table:table-cell office:value-type="float" office:value="0.02887" calcext:value-type="float">
            <text:p>0.02887</text:p>
          </table:table-cell>
          <table:table-cell office:value-type="float" office:value="0" calcext:value-type="float">
            <text:p>0</text:p>
          </table:table-cell>
          <table:table-cell office:value-type="float" office:value="218964" calcext:value-type="float">
            <text:p>2189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8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0.018594" calcext:value-type="float">
            <text:p>0.018594</text:p>
          </table:table-cell>
          <table:table-cell office:value-type="float" office:value="0" calcext:value-type="float">
            <text:p>0</text:p>
          </table:table-cell>
          <table:table-cell office:value-type="float" office:value="194196" calcext:value-type="float">
            <text:p>19419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49</text:p>
          </table:table-cell>
          <table:table-cell office:value-type="float" office:value="0.011504" calcext:value-type="float">
            <text:p>0.01150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" calcext:value-type="float">
            <text:p>0</text:p>
          </table:table-cell>
          <table:table-cell office:value-type="float" office:value="8233" calcext:value-type="float">
            <text:p>823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0</text:p>
          </table:table-cell>
          <table:table-cell office:value-type="float" office:value="0.147624" calcext:value-type="float">
            <text:p>0.147624</text:p>
          </table:table-cell>
          <table:table-cell office:value-type="float" office:value="0.104987" calcext:value-type="float">
            <text:p>0.104987</text:p>
          </table:table-cell>
          <table:table-cell office:value-type="float" office:value="0" calcext:value-type="float">
            <text:p>0</text:p>
          </table:table-cell>
          <table:table-cell office:value-type="float" office:value="525387" calcext:value-type="float">
            <text:p>52538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1</text:p>
          </table:table-cell>
          <table:table-cell office:value-type="float" office:value="0.195609" calcext:value-type="float">
            <text:p>0.195609</text:p>
          </table:table-cell>
          <table:table-cell office:value-type="float" office:value="0.099003" calcext:value-type="float">
            <text:p>0.099003</text:p>
          </table:table-cell>
          <table:table-cell office:value-type="float" office:value="0" calcext:value-type="float">
            <text:p>0</text:p>
          </table:table-cell>
          <table:table-cell office:value-type="float" office:value="243762" calcext:value-type="float">
            <text:p>24376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2</text:p>
          </table:table-cell>
          <table:table-cell office:value-type="float" office:value="0.288135" calcext:value-type="float">
            <text:p>0.288135</text:p>
          </table:table-cell>
          <table:table-cell office:value-type="float" office:value="0.139259" calcext:value-type="float">
            <text:p>0.139259</text:p>
          </table:table-cell>
          <table:table-cell office:value-type="float" office:value="0" calcext:value-type="float">
            <text:p>0</text:p>
          </table:table-cell>
          <table:table-cell office:value-type="float" office:value="384865" calcext:value-type="float">
            <text:p>38486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3</text:p>
          </table:table-cell>
          <table:table-cell office:value-type="float" office:value="0.085485" calcext:value-type="float">
            <text:p>0.085485</text:p>
          </table:table-cell>
          <table:table-cell office:value-type="float" office:value="0.022541" calcext:value-type="float">
            <text:p>0.022541</text:p>
          </table:table-cell>
          <table:table-cell office:value-type="float" office:value="0" calcext:value-type="float">
            <text:p>0</text:p>
          </table:table-cell>
          <table:table-cell office:value-type="float" office:value="137866" calcext:value-type="float">
            <text:p>1378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4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" calcext:value-type="float">
            <text:p>0</text:p>
          </table:table-cell>
          <table:table-cell office:value-type="float" office:value="61538" calcext:value-type="float">
            <text:p>615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5</text:p>
          </table:table-cell>
          <table:table-cell office:value-type="float" office:value="0.026144" calcext:value-type="float">
            <text:p>0.026144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" calcext:value-type="float">
            <text:p>0</text:p>
          </table:table-cell>
          <table:table-cell office:value-type="float" office:value="139798" calcext:value-type="float">
            <text:p>13979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6</text:p>
          </table:table-cell>
          <table:table-cell office:value-type="float" office:value="0.032545" calcext:value-type="float">
            <text:p>0.032545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" calcext:value-type="float">
            <text:p>0</text:p>
          </table:table-cell>
          <table:table-cell office:value-type="float" office:value="97938" calcext:value-type="float">
            <text:p>9793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7</text:p>
          </table:table-cell>
          <table:table-cell office:value-type="float" office:value="0.030393" calcext:value-type="float">
            <text:p>0.030393</text:p>
          </table:table-cell>
          <table:table-cell office:value-type="float" office:value="0.012961" calcext:value-type="float">
            <text:p>0.012961</text:p>
          </table:table-cell>
          <table:table-cell office:value-type="float" office:value="0" calcext:value-type="float">
            <text:p>0</text:p>
          </table:table-cell>
          <table:table-cell office:value-type="float" office:value="176998" calcext:value-type="float">
            <text:p>17699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8</text:p>
          </table:table-cell>
          <table:table-cell office:value-type="float" office:value="0.014461" calcext:value-type="float">
            <text:p>0.014461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" calcext:value-type="float">
            <text:p>0</text:p>
          </table:table-cell>
          <table:table-cell office:value-type="float" office:value="81086" calcext:value-type="float">
            <text:p>810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7:59</text:p>
          </table:table-cell>
          <table:table-cell office:value-type="float" office:value="0.128587" calcext:value-type="float">
            <text:p>0.128587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0" calcext:value-type="float">
            <text:p>0</text:p>
          </table:table-cell>
          <table:table-cell office:value-type="float" office:value="179159" calcext:value-type="float">
            <text:p>1791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0</text:p>
          </table:table-cell>
          <table:table-cell office:value-type="float" office:value="0.016754" calcext:value-type="float">
            <text:p>0.016754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" calcext:value-type="float">
            <text:p>0</text:p>
          </table:table-cell>
          <table:table-cell office:value-type="float" office:value="51439" calcext:value-type="float">
            <text:p>5143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6476" calcext:value-type="float">
            <text:p>0.006476</text:p>
          </table:table-cell>
          <table:table-cell office:value-type="float" office:value="0" calcext:value-type="float">
            <text:p>0</text:p>
          </table:table-cell>
          <table:table-cell office:value-type="float" office:value="99245" calcext:value-type="float">
            <text:p>9924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2</text:p>
          </table:table-cell>
          <table:table-cell office:value-type="float" office:value="0.011769" calcext:value-type="float">
            <text:p>0.01176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</text:p>
          </table:table-cell>
          <table:table-cell office:value-type="float" office:value="16005" calcext:value-type="float">
            <text:p>1600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3</text:p>
          </table:table-cell>
          <table:table-cell office:value-type="float" office:value="0.011652" calcext:value-type="float">
            <text:p>0.011652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" calcext:value-type="float">
            <text:p>0</text:p>
          </table:table-cell>
          <table:table-cell office:value-type="float" office:value="16038" calcext:value-type="float">
            <text:p>160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4</text:p>
          </table:table-cell>
          <table:table-cell office:value-type="float" office:value="0.013292" calcext:value-type="float">
            <text:p>0.013292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0" calcext:value-type="float">
            <text:p>0</text:p>
          </table:table-cell>
          <table:table-cell office:value-type="float" office:value="42671" calcext:value-type="float">
            <text:p>426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5</text:p>
          </table:table-cell>
          <table:table-cell office:value-type="float" office:value="0.043914" calcext:value-type="float">
            <text:p>0.043914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" calcext:value-type="float">
            <text:p>0</text:p>
          </table:table-cell>
          <table:table-cell office:value-type="float" office:value="176910" calcext:value-type="float">
            <text:p>1769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6</text:p>
          </table:table-cell>
          <table:table-cell office:value-type="float" office:value="0.017777" calcext:value-type="float">
            <text:p>0.017777</text:p>
          </table:table-cell>
          <table:table-cell office:value-type="float" office:value="0.006259" calcext:value-type="float">
            <text:p>0.006259</text:p>
          </table:table-cell>
          <table:table-cell office:value-type="float" office:value="0" calcext:value-type="float">
            <text:p>0</text:p>
          </table:table-cell>
          <table:table-cell office:value-type="float" office:value="84959" calcext:value-type="float">
            <text:p>849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7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" calcext:value-type="float">
            <text:p>0</text:p>
          </table:table-cell>
          <table:table-cell office:value-type="float" office:value="61326" calcext:value-type="float">
            <text:p>6132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8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0" calcext:value-type="float">
            <text:p>0</text:p>
          </table:table-cell>
          <table:table-cell office:value-type="float" office:value="83691" calcext:value-type="float">
            <text:p>8369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09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" calcext:value-type="float">
            <text:p>0</text:p>
          </table:table-cell>
          <table:table-cell office:value-type="float" office:value="55052" calcext:value-type="float">
            <text:p>550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0</text:p>
          </table:table-cell>
          <table:table-cell office:value-type="float" office:value="0.015431" calcext:value-type="float">
            <text:p>0.015431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" calcext:value-type="float">
            <text:p>0</text:p>
          </table:table-cell>
          <table:table-cell office:value-type="float" office:value="74479" calcext:value-type="float">
            <text:p>744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1</text:p>
          </table:table-cell>
          <table:table-cell office:value-type="float" office:value="0.012085" calcext:value-type="float">
            <text:p>0.012085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" calcext:value-type="float">
            <text:p>0</text:p>
          </table:table-cell>
          <table:table-cell office:value-type="float" office:value="14925" calcext:value-type="float">
            <text:p>149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2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" calcext:value-type="float">
            <text:p>0</text:p>
          </table:table-cell>
          <table:table-cell office:value-type="float" office:value="75572" calcext:value-type="float">
            <text:p>755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3</text:p>
          </table:table-cell>
          <table:table-cell office:value-type="float" office:value="0.012571" calcext:value-type="float">
            <text:p>0.012571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" calcext:value-type="float">
            <text:p>0</text:p>
          </table:table-cell>
          <table:table-cell office:value-type="float" office:value="52848" calcext:value-type="float">
            <text:p>528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4</text:p>
          </table:table-cell>
          <table:table-cell office:value-type="float" office:value="0.015567" calcext:value-type="float">
            <text:p>0.015567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" calcext:value-type="float">
            <text:p>0</text:p>
          </table:table-cell>
          <table:table-cell office:value-type="float" office:value="76053" calcext:value-type="float">
            <text:p>760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5</text:p>
          </table:table-cell>
          <table:table-cell office:value-type="float" office:value="0.056065" calcext:value-type="float">
            <text:p>0.056065</text:p>
          </table:table-cell>
          <table:table-cell office:value-type="float" office:value="0.021233" calcext:value-type="float">
            <text:p>0.021233</text:p>
          </table:table-cell>
          <table:table-cell office:value-type="float" office:value="0" calcext:value-type="float">
            <text:p>0</text:p>
          </table:table-cell>
          <table:table-cell office:value-type="float" office:value="220226" calcext:value-type="float">
            <text:p>2202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6</text:p>
          </table:table-cell>
          <table:table-cell office:value-type="float" office:value="0.041253" calcext:value-type="float">
            <text:p>0.041253</text:p>
          </table:table-cell>
          <table:table-cell office:value-type="float" office:value="0.021977" calcext:value-type="float">
            <text:p>0.021977</text:p>
          </table:table-cell>
          <table:table-cell office:value-type="float" office:value="0" calcext:value-type="float">
            <text:p>0</text:p>
          </table:table-cell>
          <table:table-cell office:value-type="float" office:value="208546" calcext:value-type="float">
            <text:p>20854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7</text:p>
          </table:table-cell>
          <table:table-cell office:value-type="float" office:value="0.039952" calcext:value-type="float">
            <text:p>0.039952</text:p>
          </table:table-cell>
          <table:table-cell office:value-type="float" office:value="0.019273" calcext:value-type="float">
            <text:p>0.019273</text:p>
          </table:table-cell>
          <table:table-cell office:value-type="float" office:value="0" calcext:value-type="float">
            <text:p>0</text:p>
          </table:table-cell>
          <table:table-cell office:value-type="float" office:value="209565" calcext:value-type="float">
            <text:p>2095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8</text:p>
          </table:table-cell>
          <table:table-cell office:value-type="float" office:value="0.016752" calcext:value-type="float">
            <text:p>0.016752</text:p>
          </table:table-cell>
          <table:table-cell office:value-type="float" office:value="0.005097" calcext:value-type="float">
            <text:p>0.005097</text:p>
          </table:table-cell>
          <table:table-cell office:value-type="float" office:value="0" calcext:value-type="float">
            <text:p>0</text:p>
          </table:table-cell>
          <table:table-cell office:value-type="float" office:value="91803" calcext:value-type="float">
            <text:p>918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19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" calcext:value-type="float">
            <text:p>0</text:p>
          </table:table-cell>
          <table:table-cell office:value-type="float" office:value="54353" calcext:value-type="float">
            <text:p>543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" calcext:value-type="float">
            <text:p>0</text:p>
          </table:table-cell>
          <table:table-cell office:value-type="float" office:value="74144" calcext:value-type="float">
            <text:p>741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1</text:p>
          </table:table-cell>
          <table:table-cell office:value-type="float" office:value="0.013394" calcext:value-type="float">
            <text:p>0.013394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0" calcext:value-type="float">
            <text:p>0</text:p>
          </table:table-cell>
          <table:table-cell office:value-type="float" office:value="80148" calcext:value-type="float">
            <text:p>801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2</text:p>
          </table:table-cell>
          <table:table-cell office:value-type="float" office:value="0.067455" calcext:value-type="float">
            <text:p>0.06745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0" calcext:value-type="float">
            <text:p>0</text:p>
          </table:table-cell>
          <table:table-cell office:value-type="float" office:value="221444" calcext:value-type="float">
            <text:p>2214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3</text:p>
          </table:table-cell>
          <table:table-cell office:value-type="float" office:value="0.018589" calcext:value-type="float">
            <text:p>0.018589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0" calcext:value-type="float">
            <text:p>0</text:p>
          </table:table-cell>
          <table:table-cell office:value-type="float" office:value="59251" calcext:value-type="float">
            <text:p>5925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4</text:p>
          </table:table-cell>
          <table:table-cell office:value-type="float" office:value="0.014482" calcext:value-type="float">
            <text:p>0.014482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" calcext:value-type="float">
            <text:p>0</text:p>
          </table:table-cell>
          <table:table-cell office:value-type="float" office:value="67082" calcext:value-type="float">
            <text:p>6708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5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41845" calcext:value-type="float">
            <text:p>0.041845</text:p>
          </table:table-cell>
          <table:table-cell office:value-type="float" office:value="0" calcext:value-type="float">
            <text:p>0</text:p>
          </table:table-cell>
          <table:table-cell office:value-type="float" office:value="214875" calcext:value-type="float">
            <text:p>21487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6</text:p>
          </table:table-cell>
          <table:table-cell office:value-type="float" office:value="0.036217" calcext:value-type="float">
            <text:p>0.036217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0" calcext:value-type="float">
            <text:p>0</text:p>
          </table:table-cell>
          <table:table-cell office:value-type="float" office:value="69388" calcext:value-type="float">
            <text:p>6938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7</text:p>
          </table:table-cell>
          <table:table-cell office:value-type="float" office:value="0.083869" calcext:value-type="float">
            <text:p>0.083869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0" calcext:value-type="float">
            <text:p>0</text:p>
          </table:table-cell>
          <table:table-cell office:value-type="float" office:value="152688" calcext:value-type="float">
            <text:p>15268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8</text:p>
          </table:table-cell>
          <table:table-cell office:value-type="float" office:value="0.021933" calcext:value-type="float">
            <text:p>0.021933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" calcext:value-type="float">
            <text:p>0</text:p>
          </table:table-cell>
          <table:table-cell office:value-type="float" office:value="94635" calcext:value-type="float">
            <text:p>9463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29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0" calcext:value-type="float">
            <text:p>0</text:p>
          </table:table-cell>
          <table:table-cell office:value-type="float" office:value="38442" calcext:value-type="float">
            <text:p>3844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0</text:p>
          </table:table-cell>
          <table:table-cell office:value-type="float" office:value="0.017458" calcext:value-type="float">
            <text:p>0.017458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0" calcext:value-type="float">
            <text:p>0</text:p>
          </table:table-cell>
          <table:table-cell office:value-type="float" office:value="97506" calcext:value-type="float">
            <text:p>975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1</text:p>
          </table:table-cell>
          <table:table-cell office:value-type="float" office:value="0.014458" calcext:value-type="float">
            <text:p>0.014458</text:p>
          </table:table-cell>
          <table:table-cell office:value-type="float" office:value="0.005258" calcext:value-type="float">
            <text:p>0.005258</text:p>
          </table:table-cell>
          <table:table-cell office:value-type="float" office:value="0" calcext:value-type="float">
            <text:p>0</text:p>
          </table:table-cell>
          <table:table-cell office:value-type="float" office:value="83526" calcext:value-type="float">
            <text:p>835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2</text:p>
          </table:table-cell>
          <table:table-cell office:value-type="float" office:value="1.066668" calcext:value-type="float">
            <text:p>1.066668</text:p>
          </table:table-cell>
          <table:table-cell office:value-type="float" office:value="1.699972" calcext:value-type="float">
            <text:p>1.699972</text:p>
          </table:table-cell>
          <table:table-cell office:value-type="float" office:value="0" calcext:value-type="float">
            <text:p>0</text:p>
          </table:table-cell>
          <table:table-cell office:value-type="float" office:value="1792163" calcext:value-type="float">
            <text:p>179216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3</text:p>
          </table:table-cell>
          <table:table-cell office:value-type="float" office:value="0.80143" calcext:value-type="float">
            <text:p>0.80143</text:p>
          </table:table-cell>
          <table:table-cell office:value-type="float" office:value="0.242482" calcext:value-type="float">
            <text:p>0.242482</text:p>
          </table:table-cell>
          <table:table-cell office:value-type="float" office:value="0" calcext:value-type="float">
            <text:p>0</text:p>
          </table:table-cell>
          <table:table-cell office:value-type="float" office:value="186925" calcext:value-type="float">
            <text:p>1869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4</text:p>
          </table:table-cell>
          <table:table-cell office:value-type="float" office:value="0.483134" calcext:value-type="float">
            <text:p>0.483134</text:p>
          </table:table-cell>
          <table:table-cell office:value-type="float" office:value="0.128962" calcext:value-type="float">
            <text:p>0.128962</text:p>
          </table:table-cell>
          <table:table-cell office:value-type="float" office:value="0" calcext:value-type="float">
            <text:p>0</text:p>
          </table:table-cell>
          <table:table-cell office:value-type="float" office:value="54106" calcext:value-type="float">
            <text:p>541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5</text:p>
          </table:table-cell>
          <table:table-cell office:value-type="float" office:value="0.496279" calcext:value-type="float">
            <text:p>0.496279</text:p>
          </table:table-cell>
          <table:table-cell office:value-type="float" office:value="0.250865" calcext:value-type="float">
            <text:p>0.250865</text:p>
          </table:table-cell>
          <table:table-cell office:value-type="float" office:value="0" calcext:value-type="float">
            <text:p>0</text:p>
          </table:table-cell>
          <table:table-cell office:value-type="float" office:value="129811" calcext:value-type="float">
            <text:p>1298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6</text:p>
          </table:table-cell>
          <table:table-cell office:value-type="float" office:value="0.224752" calcext:value-type="float">
            <text:p>0.224752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" calcext:value-type="float">
            <text:p>0</text:p>
          </table:table-cell>
          <table:table-cell office:value-type="float" office:value="102936" calcext:value-type="float">
            <text:p>1029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7</text:p>
          </table:table-cell>
          <table:table-cell office:value-type="float" office:value="0.224687" calcext:value-type="float">
            <text:p>0.224687</text:p>
          </table:table-cell>
          <table:table-cell office:value-type="float" office:value="0.133878" calcext:value-type="float">
            <text:p>0.133878</text:p>
          </table:table-cell>
          <table:table-cell office:value-type="float" office:value="0" calcext:value-type="float">
            <text:p>0</text:p>
          </table:table-cell>
          <table:table-cell office:value-type="float" office:value="146268" calcext:value-type="float">
            <text:p>14626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8</text:p>
          </table:table-cell>
          <table:table-cell office:value-type="float" office:value="0.131333" calcext:value-type="float">
            <text:p>0.131333</text:p>
          </table:table-cell>
          <table:table-cell office:value-type="float" office:value="0.058123" calcext:value-type="float">
            <text:p>0.058123</text:p>
          </table:table-cell>
          <table:table-cell office:value-type="float" office:value="0" calcext:value-type="float">
            <text:p>0</text:p>
          </table:table-cell>
          <table:table-cell office:value-type="float" office:value="119874" calcext:value-type="float">
            <text:p>11987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39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0.006856" calcext:value-type="float">
            <text:p>0.006856</text:p>
          </table:table-cell>
          <table:table-cell office:value-type="float" office:value="0" calcext:value-type="float">
            <text:p>0</text:p>
          </table:table-cell>
          <table:table-cell office:value-type="float" office:value="72608" calcext:value-type="float">
            <text:p>7260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0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0.005972" calcext:value-type="float">
            <text:p>0.005972</text:p>
          </table:table-cell>
          <table:table-cell office:value-type="float" office:value="0" calcext:value-type="float">
            <text:p>0</text:p>
          </table:table-cell>
          <table:table-cell office:value-type="float" office:value="108679" calcext:value-type="float">
            <text:p>10867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1</text:p>
          </table:table-cell>
          <table:table-cell office:value-type="float" office:value="0.014441" calcext:value-type="float">
            <text:p>0.014441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" calcext:value-type="float">
            <text:p>0</text:p>
          </table:table-cell>
          <table:table-cell office:value-type="float" office:value="62212" calcext:value-type="float">
            <text:p>622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2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" calcext:value-type="float">
            <text:p>0</text:p>
          </table:table-cell>
          <table:table-cell office:value-type="float" office:value="74321" calcext:value-type="float">
            <text:p>7432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3</text:p>
          </table:table-cell>
          <table:table-cell office:value-type="float" office:value="0.021599" calcext:value-type="float">
            <text:p>0.021599</text:p>
          </table:table-cell>
          <table:table-cell office:value-type="float" office:value="0.010502" calcext:value-type="float">
            <text:p>0.010502</text:p>
          </table:table-cell>
          <table:table-cell office:value-type="float" office:value="0" calcext:value-type="float">
            <text:p>0</text:p>
          </table:table-cell>
          <table:table-cell office:value-type="float" office:value="141302" calcext:value-type="float">
            <text:p>1413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4</text:p>
          </table:table-cell>
          <table:table-cell office:value-type="float" office:value="0.026593" calcext:value-type="float">
            <text:p>0.026593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" calcext:value-type="float">
            <text:p>0</text:p>
          </table:table-cell>
          <table:table-cell office:value-type="float" office:value="133155" calcext:value-type="float">
            <text:p>13315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5</text:p>
          </table:table-cell>
          <table:table-cell office:value-type="float" office:value="0.027579" calcext:value-type="float">
            <text:p>0.027579</text:p>
          </table:table-cell>
          <table:table-cell office:value-type="float" office:value="0.012247" calcext:value-type="float">
            <text:p>0.012247</text:p>
          </table:table-cell>
          <table:table-cell office:value-type="float" office:value="0" calcext:value-type="float">
            <text:p>0</text:p>
          </table:table-cell>
          <table:table-cell office:value-type="float" office:value="185481" calcext:value-type="float">
            <text:p>1854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6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09783" calcext:value-type="float">
            <text:p>0.109783</text:p>
          </table:table-cell>
          <table:table-cell office:value-type="float" office:value="0" calcext:value-type="float">
            <text:p>0</text:p>
          </table:table-cell>
          <table:table-cell office:value-type="float" office:value="336346" calcext:value-type="float">
            <text:p>3363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7</text:p>
          </table:table-cell>
          <table:table-cell office:value-type="float" office:value="0.018905" calcext:value-type="float">
            <text:p>0.018905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0" calcext:value-type="float">
            <text:p>0</text:p>
          </table:table-cell>
          <table:table-cell office:value-type="float" office:value="57349" calcext:value-type="float">
            <text:p>5734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8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" calcext:value-type="float">
            <text:p>0</text:p>
          </table:table-cell>
          <table:table-cell office:value-type="float" office:value="56384" calcext:value-type="float">
            <text:p>5638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49</text:p>
          </table:table-cell>
          <table:table-cell office:value-type="float" office:value="0.033441" calcext:value-type="float">
            <text:p>0.033441</text:p>
          </table:table-cell>
          <table:table-cell office:value-type="float" office:value="0.005533" calcext:value-type="float">
            <text:p>0.005533</text:p>
          </table:table-cell>
          <table:table-cell office:value-type="float" office:value="0" calcext:value-type="float">
            <text:p>0</text:p>
          </table:table-cell>
          <table:table-cell office:value-type="float" office:value="97777" calcext:value-type="float">
            <text:p>977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0</text:p>
          </table:table-cell>
          <table:table-cell office:value-type="float" office:value="0.048519" calcext:value-type="float">
            <text:p>0.048519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0" calcext:value-type="float">
            <text:p>0</text:p>
          </table:table-cell>
          <table:table-cell office:value-type="float" office:value="183294" calcext:value-type="float">
            <text:p>18329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1</text:p>
          </table:table-cell>
          <table:table-cell office:value-type="float" office:value="0.033903" calcext:value-type="float">
            <text:p>0.033903</text:p>
          </table:table-cell>
          <table:table-cell office:value-type="float" office:value="0.022977" calcext:value-type="float">
            <text:p>0.022977</text:p>
          </table:table-cell>
          <table:table-cell office:value-type="float" office:value="0" calcext:value-type="float">
            <text:p>0</text:p>
          </table:table-cell>
          <table:table-cell office:value-type="float" office:value="197671" calcext:value-type="float">
            <text:p>19767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2</text:p>
          </table:table-cell>
          <table:table-cell office:value-type="float" office:value="0.065103" calcext:value-type="float">
            <text:p>0.065103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0" calcext:value-type="float">
            <text:p>0</text:p>
          </table:table-cell>
          <table:table-cell office:value-type="float" office:value="139689" calcext:value-type="float">
            <text:p>13968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3</text:p>
          </table:table-cell>
          <table:table-cell office:value-type="float" office:value="0.040899" calcext:value-type="float">
            <text:p>0.040899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" calcext:value-type="float">
            <text:p>0</text:p>
          </table:table-cell>
          <table:table-cell office:value-type="float" office:value="143263" calcext:value-type="float">
            <text:p>1432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4</text:p>
          </table:table-cell>
          <table:table-cell office:value-type="float" office:value="0.014472" calcext:value-type="float">
            <text:p>0.014472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0" calcext:value-type="float">
            <text:p>0</text:p>
          </table:table-cell>
          <table:table-cell office:value-type="float" office:value="97174" calcext:value-type="float">
            <text:p>9717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5</text:p>
          </table:table-cell>
          <table:table-cell office:value-type="float" office:value="0.018414" calcext:value-type="float">
            <text:p>0.018414</text:p>
          </table:table-cell>
          <table:table-cell office:value-type="float" office:value="0.007898" calcext:value-type="float">
            <text:p>0.007898</text:p>
          </table:table-cell>
          <table:table-cell office:value-type="float" office:value="0" calcext:value-type="float">
            <text:p>0</text:p>
          </table:table-cell>
          <table:table-cell office:value-type="float" office:value="120865" calcext:value-type="float">
            <text:p>12086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6</text:p>
          </table:table-cell>
          <table:table-cell office:value-type="float" office:value="0.015966" calcext:value-type="float">
            <text:p>0.015966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0" calcext:value-type="float">
            <text:p>0</text:p>
          </table:table-cell>
          <table:table-cell office:value-type="float" office:value="76434" calcext:value-type="float">
            <text:p>764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7</text:p>
          </table:table-cell>
          <table:table-cell office:value-type="float" office:value="0.015458" calcext:value-type="float">
            <text:p>0.015458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0" calcext:value-type="float">
            <text:p>0</text:p>
          </table:table-cell>
          <table:table-cell office:value-type="float" office:value="83186" calcext:value-type="float">
            <text:p>831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8</text:p>
          </table:table-cell>
          <table:table-cell office:value-type="float" office:value="0.026317" calcext:value-type="float">
            <text:p>0.026317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0" calcext:value-type="float">
            <text:p>0</text:p>
          </table:table-cell>
          <table:table-cell office:value-type="float" office:value="134375" calcext:value-type="float">
            <text:p>1343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8:59</text:p>
          </table:table-cell>
          <table:table-cell office:value-type="float" office:value="0.013678" calcext:value-type="float">
            <text:p>0.013678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" calcext:value-type="float">
            <text:p>0</text:p>
          </table:table-cell>
          <table:table-cell office:value-type="float" office:value="73083" calcext:value-type="float">
            <text:p>7308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0</text:p>
          </table:table-cell>
          <table:table-cell office:value-type="float" office:value="0.015467" calcext:value-type="float">
            <text:p>0.015467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" calcext:value-type="float">
            <text:p>0</text:p>
          </table:table-cell>
          <table:table-cell office:value-type="float" office:value="83495" calcext:value-type="float">
            <text:p>834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1</text:p>
          </table:table-cell>
          <table:table-cell office:value-type="float" office:value="0.04706" calcext:value-type="float">
            <text:p>0.04706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" calcext:value-type="float">
            <text:p>0</text:p>
          </table:table-cell>
          <table:table-cell office:value-type="float" office:value="213604" calcext:value-type="float">
            <text:p>2136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2</text:p>
          </table:table-cell>
          <table:table-cell office:value-type="float" office:value="0.277844" calcext:value-type="float">
            <text:p>0.277844</text:p>
          </table:table-cell>
          <table:table-cell office:value-type="float" office:value="0.104343" calcext:value-type="float">
            <text:p>0.104343</text:p>
          </table:table-cell>
          <table:table-cell office:value-type="float" office:value="0" calcext:value-type="float">
            <text:p>0</text:p>
          </table:table-cell>
          <table:table-cell office:value-type="float" office:value="275464" calcext:value-type="float">
            <text:p>2754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3</text:p>
          </table:table-cell>
          <table:table-cell office:value-type="float" office:value="0.35954" calcext:value-type="float">
            <text:p>0.35954</text:p>
          </table:table-cell>
          <table:table-cell office:value-type="float" office:value="0.237708" calcext:value-type="float">
            <text:p>0.237708</text:p>
          </table:table-cell>
          <table:table-cell office:value-type="float" office:value="0" calcext:value-type="float">
            <text:p>0</text:p>
          </table:table-cell>
          <table:table-cell office:value-type="float" office:value="455216" calcext:value-type="float">
            <text:p>4552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4</text:p>
          </table:table-cell>
          <table:table-cell office:value-type="float" office:value="0.207857" calcext:value-type="float">
            <text:p>0.207857</text:p>
          </table:table-cell>
          <table:table-cell office:value-type="float" office:value="0.091407" calcext:value-type="float">
            <text:p>0.091407</text:p>
          </table:table-cell>
          <table:table-cell office:value-type="float" office:value="0" calcext:value-type="float">
            <text:p>0</text:p>
          </table:table-cell>
          <table:table-cell office:value-type="float" office:value="197425" calcext:value-type="float">
            <text:p>19742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5</text:p>
          </table:table-cell>
          <table:table-cell office:value-type="float" office:value="0.22437" calcext:value-type="float">
            <text:p>0.22437</text:p>
          </table:table-cell>
          <table:table-cell office:value-type="float" office:value="0.200651" calcext:value-type="float">
            <text:p>0.200651</text:p>
          </table:table-cell>
          <table:table-cell office:value-type="float" office:value="0" calcext:value-type="float">
            <text:p>0</text:p>
          </table:table-cell>
          <table:table-cell office:value-type="float" office:value="429468" calcext:value-type="float">
            <text:p>42946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6</text:p>
          </table:table-cell>
          <table:table-cell office:value-type="float" office:value="0.527581" calcext:value-type="float">
            <text:p>0.527581</text:p>
          </table:table-cell>
          <table:table-cell office:value-type="float" office:value="0.661136" calcext:value-type="float">
            <text:p>0.661136</text:p>
          </table:table-cell>
          <table:table-cell office:value-type="float" office:value="0" calcext:value-type="float">
            <text:p>0</text:p>
          </table:table-cell>
          <table:table-cell office:value-type="float" office:value="515868" calcext:value-type="float">
            <text:p>51586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7</text:p>
          </table:table-cell>
          <table:table-cell office:value-type="float" office:value="0.742767" calcext:value-type="float">
            <text:p>0.742767</text:p>
          </table:table-cell>
          <table:table-cell office:value-type="float" office:value="1.167257" calcext:value-type="float">
            <text:p>1.167257</text:p>
          </table:table-cell>
          <table:table-cell office:value-type="float" office:value="0" calcext:value-type="float">
            <text:p>0</text:p>
          </table:table-cell>
          <table:table-cell office:value-type="float" office:value="652027" calcext:value-type="float">
            <text:p>65202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8</text:p>
          </table:table-cell>
          <table:table-cell office:value-type="float" office:value="0.847174" calcext:value-type="float">
            <text:p>0.847174</text:p>
          </table:table-cell>
          <table:table-cell office:value-type="float" office:value="1.25733" calcext:value-type="float">
            <text:p>1.25733</text:p>
          </table:table-cell>
          <table:table-cell office:value-type="float" office:value="0" calcext:value-type="float">
            <text:p>0</text:p>
          </table:table-cell>
          <table:table-cell office:value-type="float" office:value="660746" calcext:value-type="float">
            <text:p>6607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09</text:p>
          </table:table-cell>
          <table:table-cell office:value-type="float" office:value="0.655203" calcext:value-type="float">
            <text:p>0.655203</text:p>
          </table:table-cell>
          <table:table-cell office:value-type="float" office:value="1.215623" calcext:value-type="float">
            <text:p>1.215623</text:p>
          </table:table-cell>
          <table:table-cell office:value-type="float" office:value="0" calcext:value-type="float">
            <text:p>0</text:p>
          </table:table-cell>
          <table:table-cell office:value-type="float" office:value="692912" calcext:value-type="float">
            <text:p>6929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0</text:p>
          </table:table-cell>
          <table:table-cell office:value-type="float" office:value="0.613159" calcext:value-type="float">
            <text:p>0.613159</text:p>
          </table:table-cell>
          <table:table-cell office:value-type="float" office:value="0.942504" calcext:value-type="float">
            <text:p>0.942504</text:p>
          </table:table-cell>
          <table:table-cell office:value-type="float" office:value="0" calcext:value-type="float">
            <text:p>0</text:p>
          </table:table-cell>
          <table:table-cell office:value-type="float" office:value="569643" calcext:value-type="float">
            <text:p>56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1</text:p>
          </table:table-cell>
          <table:table-cell office:value-type="float" office:value="0.314686" calcext:value-type="float">
            <text:p>0.314686</text:p>
          </table:table-cell>
          <table:table-cell office:value-type="float" office:value="0.487616" calcext:value-type="float">
            <text:p>0.487616</text:p>
          </table:table-cell>
          <table:table-cell office:value-type="float" office:value="0" calcext:value-type="float">
            <text:p>0</text:p>
          </table:table-cell>
          <table:table-cell office:value-type="float" office:value="289690" calcext:value-type="float">
            <text:p>28969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2</text:p>
          </table:table-cell>
          <table:table-cell office:value-type="float" office:value="0.226034" calcext:value-type="float">
            <text:p>0.226034</text:p>
          </table:table-cell>
          <table:table-cell office:value-type="float" office:value="0.259705" calcext:value-type="float">
            <text:p>0.259705</text:p>
          </table:table-cell>
          <table:table-cell office:value-type="float" office:value="0" calcext:value-type="float">
            <text:p>0</text:p>
          </table:table-cell>
          <table:table-cell office:value-type="float" office:value="242521" calcext:value-type="float">
            <text:p>24252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3</text:p>
          </table:table-cell>
          <table:table-cell office:value-type="float" office:value="0.559091" calcext:value-type="float">
            <text:p>0.559091</text:p>
          </table:table-cell>
          <table:table-cell office:value-type="float" office:value="0.71732" calcext:value-type="float">
            <text:p>0.71732</text:p>
          </table:table-cell>
          <table:table-cell office:value-type="float" office:value="0" calcext:value-type="float">
            <text:p>0</text:p>
          </table:table-cell>
          <table:table-cell office:value-type="float" office:value="475322" calcext:value-type="float">
            <text:p>47532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4</text:p>
          </table:table-cell>
          <table:table-cell office:value-type="float" office:value="0.555905" calcext:value-type="float">
            <text:p>0.555905</text:p>
          </table:table-cell>
          <table:table-cell office:value-type="float" office:value="0.94924" calcext:value-type="float">
            <text:p>0.94924</text:p>
          </table:table-cell>
          <table:table-cell office:value-type="float" office:value="0" calcext:value-type="float">
            <text:p>0</text:p>
          </table:table-cell>
          <table:table-cell office:value-type="float" office:value="560640" calcext:value-type="float">
            <text:p>5606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5</text:p>
          </table:table-cell>
          <table:table-cell office:value-type="float" office:value="0.472606" calcext:value-type="float">
            <text:p>0.472606</text:p>
          </table:table-cell>
          <table:table-cell office:value-type="float" office:value="0.663941" calcext:value-type="float">
            <text:p>0.663941</text:p>
          </table:table-cell>
          <table:table-cell office:value-type="float" office:value="0" calcext:value-type="float">
            <text:p>0</text:p>
          </table:table-cell>
          <table:table-cell office:value-type="float" office:value="413149" calcext:value-type="float">
            <text:p>4131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6</text:p>
          </table:table-cell>
          <table:table-cell office:value-type="float" office:value="0.342706" calcext:value-type="float">
            <text:p>0.342706</text:p>
          </table:table-cell>
          <table:table-cell office:value-type="float" office:value="0.500946" calcext:value-type="float">
            <text:p>0.500946</text:p>
          </table:table-cell>
          <table:table-cell office:value-type="float" office:value="0" calcext:value-type="float">
            <text:p>0</text:p>
          </table:table-cell>
          <table:table-cell office:value-type="float" office:value="351763" calcext:value-type="float">
            <text:p>35176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7</text:p>
          </table:table-cell>
          <table:table-cell office:value-type="float" office:value="0.336849" calcext:value-type="float">
            <text:p>0.336849</text:p>
          </table:table-cell>
          <table:table-cell office:value-type="float" office:value="0.281042" calcext:value-type="float">
            <text:p>0.281042</text:p>
          </table:table-cell>
          <table:table-cell office:value-type="float" office:value="0" calcext:value-type="float">
            <text:p>0</text:p>
          </table:table-cell>
          <table:table-cell office:value-type="float" office:value="244088" calcext:value-type="float">
            <text:p>24408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8</text:p>
          </table:table-cell>
          <table:table-cell office:value-type="float" office:value="0.078376" calcext:value-type="float">
            <text:p>0.078376</text:p>
          </table:table-cell>
          <table:table-cell office:value-type="float" office:value="0.018092" calcext:value-type="float">
            <text:p>0.018092</text:p>
          </table:table-cell>
          <table:table-cell office:value-type="float" office:value="0" calcext:value-type="float">
            <text:p>0</text:p>
          </table:table-cell>
          <table:table-cell office:value-type="float" office:value="56323" calcext:value-type="float">
            <text:p>5632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19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" calcext:value-type="float">
            <text:p>0</text:p>
          </table:table-cell>
          <table:table-cell office:value-type="float" office:value="90751" calcext:value-type="float">
            <text:p>9075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0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" calcext:value-type="float">
            <text:p>0</text:p>
          </table:table-cell>
          <table:table-cell office:value-type="float" office:value="14476" calcext:value-type="float">
            <text:p>1447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1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" calcext:value-type="float">
            <text:p>0</text:p>
          </table:table-cell>
          <table:table-cell office:value-type="float" office:value="17665" calcext:value-type="float">
            <text:p>1766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2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" calcext:value-type="float">
            <text:p>0</text:p>
          </table:table-cell>
          <table:table-cell office:value-type="float" office:value="26774" calcext:value-type="float">
            <text:p>2677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3</text:p>
          </table:table-cell>
          <table:table-cell office:value-type="float" office:value="0.011999" calcext:value-type="float">
            <text:p>0.011999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" calcext:value-type="float">
            <text:p>0</text:p>
          </table:table-cell>
          <table:table-cell office:value-type="float" office:value="38210" calcext:value-type="float">
            <text:p>3821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4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" calcext:value-type="float">
            <text:p>0</text:p>
          </table:table-cell>
          <table:table-cell office:value-type="float" office:value="75328" calcext:value-type="float">
            <text:p>753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5</text:p>
          </table:table-cell>
          <table:table-cell office:value-type="float" office:value="0.022871" calcext:value-type="float">
            <text:p>0.022871</text:p>
          </table:table-cell>
          <table:table-cell office:value-type="float" office:value="0.013215" calcext:value-type="float">
            <text:p>0.013215</text:p>
          </table:table-cell>
          <table:table-cell office:value-type="float" office:value="0" calcext:value-type="float">
            <text:p>0</text:p>
          </table:table-cell>
          <table:table-cell office:value-type="float" office:value="132397" calcext:value-type="float">
            <text:p>1323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6</text:p>
          </table:table-cell>
          <table:table-cell office:value-type="float" office:value="0.254051" calcext:value-type="float">
            <text:p>0.254051</text:p>
          </table:table-cell>
          <table:table-cell office:value-type="float" office:value="0.165576" calcext:value-type="float">
            <text:p>0.165576</text:p>
          </table:table-cell>
          <table:table-cell office:value-type="float" office:value="0" calcext:value-type="float">
            <text:p>0</text:p>
          </table:table-cell>
          <table:table-cell office:value-type="float" office:value="374881" calcext:value-type="float">
            <text:p>3748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7</text:p>
          </table:table-cell>
          <table:table-cell office:value-type="float" office:value="0.05711" calcext:value-type="float">
            <text:p>0.05711</text:p>
          </table:table-cell>
          <table:table-cell office:value-type="float" office:value="0.026406" calcext:value-type="float">
            <text:p>0.026406</text:p>
          </table:table-cell>
          <table:table-cell office:value-type="float" office:value="0" calcext:value-type="float">
            <text:p>0</text:p>
          </table:table-cell>
          <table:table-cell office:value-type="float" office:value="207560" calcext:value-type="float">
            <text:p>2075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8</text:p>
          </table:table-cell>
          <table:table-cell office:value-type="float" office:value="0.511881" calcext:value-type="float">
            <text:p>0.511881</text:p>
          </table:table-cell>
          <table:table-cell office:value-type="float" office:value="0.542092" calcext:value-type="float">
            <text:p>0.542092</text:p>
          </table:table-cell>
          <table:table-cell office:value-type="float" office:value="0" calcext:value-type="float">
            <text:p>0</text:p>
          </table:table-cell>
          <table:table-cell office:value-type="float" office:value="552485" calcext:value-type="float">
            <text:p>5524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29</text:p>
          </table:table-cell>
          <table:table-cell office:value-type="float" office:value="0.783671" calcext:value-type="float">
            <text:p>0.783671</text:p>
          </table:table-cell>
          <table:table-cell office:value-type="float" office:value="1.052687" calcext:value-type="float">
            <text:p>1.052687</text:p>
          </table:table-cell>
          <table:table-cell office:value-type="float" office:value="0" calcext:value-type="float">
            <text:p>0</text:p>
          </table:table-cell>
          <table:table-cell office:value-type="float" office:value="656720" calcext:value-type="float">
            <text:p>65672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0</text:p>
          </table:table-cell>
          <table:table-cell office:value-type="float" office:value="0.809397" calcext:value-type="float">
            <text:p>0.809397</text:p>
          </table:table-cell>
          <table:table-cell office:value-type="float" office:value="1.34834" calcext:value-type="float">
            <text:p>1.34834</text:p>
          </table:table-cell>
          <table:table-cell office:value-type="float" office:value="0" calcext:value-type="float">
            <text:p>0</text:p>
          </table:table-cell>
          <table:table-cell office:value-type="float" office:value="684993" calcext:value-type="float">
            <text:p>68499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1</text:p>
          </table:table-cell>
          <table:table-cell office:value-type="float" office:value="0.739395" calcext:value-type="float">
            <text:p>0.739395</text:p>
          </table:table-cell>
          <table:table-cell office:value-type="float" office:value="1.415009" calcext:value-type="float">
            <text:p>1.415009</text:p>
          </table:table-cell>
          <table:table-cell office:value-type="float" office:value="0" calcext:value-type="float">
            <text:p>0</text:p>
          </table:table-cell>
          <table:table-cell office:value-type="float" office:value="775450" calcext:value-type="float">
            <text:p>7754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2</text:p>
          </table:table-cell>
          <table:table-cell office:value-type="float" office:value="0.64996" calcext:value-type="float">
            <text:p>0.64996</text:p>
          </table:table-cell>
          <table:table-cell office:value-type="float" office:value="1.063965" calcext:value-type="float">
            <text:p>1.063965</text:p>
          </table:table-cell>
          <table:table-cell office:value-type="float" office:value="0" calcext:value-type="float">
            <text:p>0</text:p>
          </table:table-cell>
          <table:table-cell office:value-type="float" office:value="633025" calcext:value-type="float">
            <text:p>6330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3</text:p>
          </table:table-cell>
          <table:table-cell office:value-type="float" office:value="0.274134" calcext:value-type="float">
            <text:p>0.274134</text:p>
          </table:table-cell>
          <table:table-cell office:value-type="float" office:value="0.492691" calcext:value-type="float">
            <text:p>0.492691</text:p>
          </table:table-cell>
          <table:table-cell office:value-type="float" office:value="0" calcext:value-type="float">
            <text:p>0</text:p>
          </table:table-cell>
          <table:table-cell office:value-type="float" office:value="315512" calcext:value-type="float">
            <text:p>31551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4</text:p>
          </table:table-cell>
          <table:table-cell office:value-type="float" office:value="0.447105" calcext:value-type="float">
            <text:p>0.447105</text:p>
          </table:table-cell>
          <table:table-cell office:value-type="float" office:value="0.458469" calcext:value-type="float">
            <text:p>0.458469</text:p>
          </table:table-cell>
          <table:table-cell office:value-type="float" office:value="0" calcext:value-type="float">
            <text:p>0</text:p>
          </table:table-cell>
          <table:table-cell office:value-type="float" office:value="324479" calcext:value-type="float">
            <text:p>3244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5</text:p>
          </table:table-cell>
          <table:table-cell office:value-type="float" office:value="0.416399" calcext:value-type="float">
            <text:p>0.416399</text:p>
          </table:table-cell>
          <table:table-cell office:value-type="float" office:value="0.431503" calcext:value-type="float">
            <text:p>0.431503</text:p>
          </table:table-cell>
          <table:table-cell office:value-type="float" office:value="0" calcext:value-type="float">
            <text:p>0</text:p>
          </table:table-cell>
          <table:table-cell office:value-type="float" office:value="322476" calcext:value-type="float">
            <text:p>32247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6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578406" calcext:value-type="float">
            <text:p>0.578406</text:p>
          </table:table-cell>
          <table:table-cell office:value-type="float" office:value="0" calcext:value-type="float">
            <text:p>0</text:p>
          </table:table-cell>
          <table:table-cell office:value-type="float" office:value="444678" calcext:value-type="float">
            <text:p>44467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7</text:p>
          </table:table-cell>
          <table:table-cell office:value-type="float" office:value="0.368135" calcext:value-type="float">
            <text:p>0.368135</text:p>
          </table:table-cell>
          <table:table-cell office:value-type="float" office:value="0.378198" calcext:value-type="float">
            <text:p>0.378198</text:p>
          </table:table-cell>
          <table:table-cell office:value-type="float" office:value="0" calcext:value-type="float">
            <text:p>0</text:p>
          </table:table-cell>
          <table:table-cell office:value-type="float" office:value="347006" calcext:value-type="float">
            <text:p>34700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8</text:p>
          </table:table-cell>
          <table:table-cell office:value-type="float" office:value="0.685914" calcext:value-type="float">
            <text:p>0.685914</text:p>
          </table:table-cell>
          <table:table-cell office:value-type="float" office:value="0.567117" calcext:value-type="float">
            <text:p>0.567117</text:p>
          </table:table-cell>
          <table:table-cell office:value-type="float" office:value="0" calcext:value-type="float">
            <text:p>0</text:p>
          </table:table-cell>
          <table:table-cell office:value-type="float" office:value="442569" calcext:value-type="float">
            <text:p>44256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39</text:p>
          </table:table-cell>
          <table:table-cell office:value-type="float" office:value="0.362268" calcext:value-type="float">
            <text:p>0.362268</text:p>
          </table:table-cell>
          <table:table-cell office:value-type="float" office:value="0.417013" calcext:value-type="float">
            <text:p>0.417013</text:p>
          </table:table-cell>
          <table:table-cell office:value-type="float" office:value="0" calcext:value-type="float">
            <text:p>0</text:p>
          </table:table-cell>
          <table:table-cell office:value-type="float" office:value="317302" calcext:value-type="float">
            <text:p>31730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0</text:p>
          </table:table-cell>
          <table:table-cell office:value-type="float" office:value="0.571879" calcext:value-type="float">
            <text:p>0.571879</text:p>
          </table:table-cell>
          <table:table-cell office:value-type="float" office:value="1.019859" calcext:value-type="float">
            <text:p>1.019859</text:p>
          </table:table-cell>
          <table:table-cell office:value-type="float" office:value="0" calcext:value-type="float">
            <text:p>0</text:p>
          </table:table-cell>
          <table:table-cell office:value-type="float" office:value="601846" calcext:value-type="float">
            <text:p>6018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1</text:p>
          </table:table-cell>
          <table:table-cell office:value-type="float" office:value="0.695105" calcext:value-type="float">
            <text:p>0.695105</text:p>
          </table:table-cell>
          <table:table-cell office:value-type="float" office:value="0.997165" calcext:value-type="float">
            <text:p>0.997165</text:p>
          </table:table-cell>
          <table:table-cell office:value-type="float" office:value="0" calcext:value-type="float">
            <text:p>0</text:p>
          </table:table-cell>
          <table:table-cell office:value-type="float" office:value="596705" calcext:value-type="float">
            <text:p>5967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2</text:p>
          </table:table-cell>
          <table:table-cell office:value-type="float" office:value="0.568722" calcext:value-type="float">
            <text:p>0.568722</text:p>
          </table:table-cell>
          <table:table-cell office:value-type="float" office:value="0.981745" calcext:value-type="float">
            <text:p>0.981745</text:p>
          </table:table-cell>
          <table:table-cell office:value-type="float" office:value="0" calcext:value-type="float">
            <text:p>0</text:p>
          </table:table-cell>
          <table:table-cell office:value-type="float" office:value="617818" calcext:value-type="float">
            <text:p>6178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3</text:p>
          </table:table-cell>
          <table:table-cell office:value-type="float" office:value="0.285398" calcext:value-type="float">
            <text:p>0.285398</text:p>
          </table:table-cell>
          <table:table-cell office:value-type="float" office:value="0.252726" calcext:value-type="float">
            <text:p>0.252726</text:p>
          </table:table-cell>
          <table:table-cell office:value-type="float" office:value="0" calcext:value-type="float">
            <text:p>0</text:p>
          </table:table-cell>
          <table:table-cell office:value-type="float" office:value="184950" calcext:value-type="float">
            <text:p>18495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4</text:p>
          </table:table-cell>
          <table:table-cell office:value-type="float" office:value="0.310248" calcext:value-type="float">
            <text:p>0.310248</text:p>
          </table:table-cell>
          <table:table-cell office:value-type="float" office:value="0.305129" calcext:value-type="float">
            <text:p>0.305129</text:p>
          </table:table-cell>
          <table:table-cell office:value-type="float" office:value="0" calcext:value-type="float">
            <text:p>0</text:p>
          </table:table-cell>
          <table:table-cell office:value-type="float" office:value="286887" calcext:value-type="float">
            <text:p>28688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5</text:p>
          </table:table-cell>
          <table:table-cell office:value-type="float" office:value="0.279219" calcext:value-type="float">
            <text:p>0.279219</text:p>
          </table:table-cell>
          <table:table-cell office:value-type="float" office:value="0.324084" calcext:value-type="float">
            <text:p>0.324084</text:p>
          </table:table-cell>
          <table:table-cell office:value-type="float" office:value="0" calcext:value-type="float">
            <text:p>0</text:p>
          </table:table-cell>
          <table:table-cell office:value-type="float" office:value="336933" calcext:value-type="float">
            <text:p>33693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6</text:p>
          </table:table-cell>
          <table:table-cell office:value-type="float" office:value="0.35961" calcext:value-type="float">
            <text:p>0.35961</text:p>
          </table:table-cell>
          <table:table-cell office:value-type="float" office:value="0.483219" calcext:value-type="float">
            <text:p>0.483219</text:p>
          </table:table-cell>
          <table:table-cell office:value-type="float" office:value="0" calcext:value-type="float">
            <text:p>0</text:p>
          </table:table-cell>
          <table:table-cell office:value-type="float" office:value="390635" calcext:value-type="float">
            <text:p>3906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7</text:p>
          </table:table-cell>
          <table:table-cell office:value-type="float" office:value="0.617775" calcext:value-type="float">
            <text:p>0.617775</text:p>
          </table:table-cell>
          <table:table-cell office:value-type="float" office:value="0.686806" calcext:value-type="float">
            <text:p>0.686806</text:p>
          </table:table-cell>
          <table:table-cell office:value-type="float" office:value="0" calcext:value-type="float">
            <text:p>0</text:p>
          </table:table-cell>
          <table:table-cell office:value-type="float" office:value="474112" calcext:value-type="float">
            <text:p>4741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8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560572" calcext:value-type="float">
            <text:p>0.560572</text:p>
          </table:table-cell>
          <table:table-cell office:value-type="float" office:value="0" calcext:value-type="float">
            <text:p>0</text:p>
          </table:table-cell>
          <table:table-cell office:value-type="float" office:value="375786" calcext:value-type="float">
            <text:p>37578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49</text:p>
          </table:table-cell>
          <table:table-cell office:value-type="float" office:value="0.428147" calcext:value-type="float">
            <text:p>0.428147</text:p>
          </table:table-cell>
          <table:table-cell office:value-type="float" office:value="0.597389" calcext:value-type="float">
            <text:p>0.597389</text:p>
          </table:table-cell>
          <table:table-cell office:value-type="float" office:value="0" calcext:value-type="float">
            <text:p>0</text:p>
          </table:table-cell>
          <table:table-cell office:value-type="float" office:value="418536" calcext:value-type="float">
            <text:p>41853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0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0.213392" calcext:value-type="float">
            <text:p>0.213392</text:p>
          </table:table-cell>
          <table:table-cell office:value-type="float" office:value="0" calcext:value-type="float">
            <text:p>0</text:p>
          </table:table-cell>
          <table:table-cell office:value-type="float" office:value="192122" calcext:value-type="float">
            <text:p>19212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1</text:p>
          </table:table-cell>
          <table:table-cell office:value-type="float" office:value="0.354332" calcext:value-type="float">
            <text:p>0.354332</text:p>
          </table:table-cell>
          <table:table-cell office:value-type="float" office:value="0.471683" calcext:value-type="float">
            <text:p>0.471683</text:p>
          </table:table-cell>
          <table:table-cell office:value-type="float" office:value="0" calcext:value-type="float">
            <text:p>0</text:p>
          </table:table-cell>
          <table:table-cell office:value-type="float" office:value="434078" calcext:value-type="float">
            <text:p>43407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2</text:p>
          </table:table-cell>
          <table:table-cell office:value-type="float" office:value="0.249498" calcext:value-type="float">
            <text:p>0.249498</text:p>
          </table:table-cell>
          <table:table-cell office:value-type="float" office:value="0.258451" calcext:value-type="float">
            <text:p>0.258451</text:p>
          </table:table-cell>
          <table:table-cell office:value-type="float" office:value="0" calcext:value-type="float">
            <text:p>0</text:p>
          </table:table-cell>
          <table:table-cell office:value-type="float" office:value="265204" calcext:value-type="float">
            <text:p>26520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3</text:p>
          </table:table-cell>
          <table:table-cell office:value-type="float" office:value="0.33728" calcext:value-type="float">
            <text:p>0.33728</text:p>
          </table:table-cell>
          <table:table-cell office:value-type="float" office:value="0.484614" calcext:value-type="float">
            <text:p>0.484614</text:p>
          </table:table-cell>
          <table:table-cell office:value-type="float" office:value="0" calcext:value-type="float">
            <text:p>0</text:p>
          </table:table-cell>
          <table:table-cell office:value-type="float" office:value="413015" calcext:value-type="float">
            <text:p>4130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4</text:p>
          </table:table-cell>
          <table:table-cell office:value-type="float" office:value="0.57295" calcext:value-type="float">
            <text:p>0.57295</text:p>
          </table:table-cell>
          <table:table-cell office:value-type="float" office:value="0.810405" calcext:value-type="float">
            <text:p>0.810405</text:p>
          </table:table-cell>
          <table:table-cell office:value-type="float" office:value="0" calcext:value-type="float">
            <text:p>0</text:p>
          </table:table-cell>
          <table:table-cell office:value-type="float" office:value="522621" calcext:value-type="float">
            <text:p>52262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5</text:p>
          </table:table-cell>
          <table:table-cell office:value-type="float" office:value="0.602272" calcext:value-type="float">
            <text:p>0.602272</text:p>
          </table:table-cell>
          <table:table-cell office:value-type="float" office:value="0.800816" calcext:value-type="float">
            <text:p>0.800816</text:p>
          </table:table-cell>
          <table:table-cell office:value-type="float" office:value="0" calcext:value-type="float">
            <text:p>0</text:p>
          </table:table-cell>
          <table:table-cell office:value-type="float" office:value="566664" calcext:value-type="float">
            <text:p>56666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6</text:p>
          </table:table-cell>
          <table:table-cell office:value-type="float" office:value="0.236727" calcext:value-type="float">
            <text:p>0.236727</text:p>
          </table:table-cell>
          <table:table-cell office:value-type="float" office:value="0.179649" calcext:value-type="float">
            <text:p>0.179649</text:p>
          </table:table-cell>
          <table:table-cell office:value-type="float" office:value="0" calcext:value-type="float">
            <text:p>0</text:p>
          </table:table-cell>
          <table:table-cell office:value-type="float" office:value="154101" calcext:value-type="float">
            <text:p>15410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7</text:p>
          </table:table-cell>
          <table:table-cell office:value-type="float" office:value="0.483671" calcext:value-type="float">
            <text:p>0.483671</text:p>
          </table:table-cell>
          <table:table-cell office:value-type="float" office:value="0.472993" calcext:value-type="float">
            <text:p>0.472993</text:p>
          </table:table-cell>
          <table:table-cell office:value-type="float" office:value="0" calcext:value-type="float">
            <text:p>0</text:p>
          </table:table-cell>
          <table:table-cell office:value-type="float" office:value="404088" calcext:value-type="float">
            <text:p>40408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8</text:p>
          </table:table-cell>
          <table:table-cell office:value-type="float" office:value="0.354612" calcext:value-type="float">
            <text:p>0.354612</text:p>
          </table:table-cell>
          <table:table-cell office:value-type="float" office:value="0.352331" calcext:value-type="float">
            <text:p>0.352331</text:p>
          </table:table-cell>
          <table:table-cell office:value-type="float" office:value="0" calcext:value-type="float">
            <text:p>0</text:p>
          </table:table-cell>
          <table:table-cell office:value-type="float" office:value="331901" calcext:value-type="float">
            <text:p>3319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09:59</text:p>
          </table:table-cell>
          <table:table-cell office:value-type="float" office:value="0.254642" calcext:value-type="float">
            <text:p>0.254642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" calcext:value-type="float">
            <text:p>0</text:p>
          </table:table-cell>
          <table:table-cell office:value-type="float" office:value="235778" calcext:value-type="float">
            <text:p>23577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0</text:p>
          </table:table-cell>
          <table:table-cell office:value-type="float" office:value="0.438285" calcext:value-type="float">
            <text:p>0.438285</text:p>
          </table:table-cell>
          <table:table-cell office:value-type="float" office:value="0.476306" calcext:value-type="float">
            <text:p>0.476306</text:p>
          </table:table-cell>
          <table:table-cell office:value-type="float" office:value="0" calcext:value-type="float">
            <text:p>0</text:p>
          </table:table-cell>
          <table:table-cell office:value-type="float" office:value="495007" calcext:value-type="float">
            <text:p>49500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1</text:p>
          </table:table-cell>
          <table:table-cell office:value-type="float" office:value="0.329168" calcext:value-type="float">
            <text:p>0.329168</text:p>
          </table:table-cell>
          <table:table-cell office:value-type="float" office:value="0.404561" calcext:value-type="float">
            <text:p>0.404561</text:p>
          </table:table-cell>
          <table:table-cell office:value-type="float" office:value="0" calcext:value-type="float">
            <text:p>0</text:p>
          </table:table-cell>
          <table:table-cell office:value-type="float" office:value="355546" calcext:value-type="float">
            <text:p>35554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2</text:p>
          </table:table-cell>
          <table:table-cell office:value-type="float" office:value="0.62584" calcext:value-type="float">
            <text:p>0.62584</text:p>
          </table:table-cell>
          <table:table-cell office:value-type="float" office:value="0.970383" calcext:value-type="float">
            <text:p>0.970383</text:p>
          </table:table-cell>
          <table:table-cell office:value-type="float" office:value="0" calcext:value-type="float">
            <text:p>0</text:p>
          </table:table-cell>
          <table:table-cell office:value-type="float" office:value="618868" calcext:value-type="float">
            <text:p>61886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3</text:p>
          </table:table-cell>
          <table:table-cell office:value-type="float" office:value="0.803919" calcext:value-type="float">
            <text:p>0.803919</text:p>
          </table:table-cell>
          <table:table-cell office:value-type="float" office:value="1.006007" calcext:value-type="float">
            <text:p>1.006007</text:p>
          </table:table-cell>
          <table:table-cell office:value-type="float" office:value="0" calcext:value-type="float">
            <text:p>0</text:p>
          </table:table-cell>
          <table:table-cell office:value-type="float" office:value="592584" calcext:value-type="float">
            <text:p>59258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4</text:p>
          </table:table-cell>
          <table:table-cell office:value-type="float" office:value="0.469614" calcext:value-type="float">
            <text:p>0.469614</text:p>
          </table:table-cell>
          <table:table-cell office:value-type="float" office:value="0.850879" calcext:value-type="float">
            <text:p>0.850879</text:p>
          </table:table-cell>
          <table:table-cell office:value-type="float" office:value="0" calcext:value-type="float">
            <text:p>0</text:p>
          </table:table-cell>
          <table:table-cell office:value-type="float" office:value="461619" calcext:value-type="float">
            <text:p>46161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5</text:p>
          </table:table-cell>
          <table:table-cell office:value-type="float" office:value="0.585748" calcext:value-type="float">
            <text:p>0.585748</text:p>
          </table:table-cell>
          <table:table-cell office:value-type="float" office:value="1.127894" calcext:value-type="float">
            <text:p>1.127894</text:p>
          </table:table-cell>
          <table:table-cell office:value-type="float" office:value="0" calcext:value-type="float">
            <text:p>0</text:p>
          </table:table-cell>
          <table:table-cell office:value-type="float" office:value="561208" calcext:value-type="float">
            <text:p>5612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6</text:p>
          </table:table-cell>
          <table:table-cell office:value-type="float" office:value="0.706708" calcext:value-type="float">
            <text:p>0.706708</text:p>
          </table:table-cell>
          <table:table-cell office:value-type="float" office:value="1.315185" calcext:value-type="float">
            <text:p>1.315185</text:p>
          </table:table-cell>
          <table:table-cell office:value-type="float" office:value="0" calcext:value-type="float">
            <text:p>0</text:p>
          </table:table-cell>
          <table:table-cell office:value-type="float" office:value="686283" calcext:value-type="float">
            <text:p>6862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7</text:p>
          </table:table-cell>
          <table:table-cell office:value-type="float" office:value="0.649713" calcext:value-type="float">
            <text:p>0.649713</text:p>
          </table:table-cell>
          <table:table-cell office:value-type="float" office:value="1.269849" calcext:value-type="float">
            <text:p>1.269849</text:p>
          </table:table-cell>
          <table:table-cell office:value-type="float" office:value="0" calcext:value-type="float">
            <text:p>0</text:p>
          </table:table-cell>
          <table:table-cell office:value-type="float" office:value="718003" calcext:value-type="float">
            <text:p>718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8</text:p>
          </table:table-cell>
          <table:table-cell office:value-type="float" office:value="0.711897" calcext:value-type="float">
            <text:p>0.711897</text:p>
          </table:table-cell>
          <table:table-cell office:value-type="float" office:value="1.192007" calcext:value-type="float">
            <text:p>1.192007</text:p>
          </table:table-cell>
          <table:table-cell office:value-type="float" office:value="0" calcext:value-type="float">
            <text:p>0</text:p>
          </table:table-cell>
          <table:table-cell office:value-type="float" office:value="806275" calcext:value-type="float">
            <text:p>8062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09</text:p>
          </table:table-cell>
          <table:table-cell office:value-type="float" office:value="0.360714" calcext:value-type="float">
            <text:p>0.360714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0" calcext:value-type="float">
            <text:p>0</text:p>
          </table:table-cell>
          <table:table-cell office:value-type="float" office:value="204515" calcext:value-type="float">
            <text:p>20451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0</text:p>
          </table:table-cell>
          <table:table-cell office:value-type="float" office:value="0.254826" calcext:value-type="float">
            <text:p>0.254826</text:p>
          </table:table-cell>
          <table:table-cell office:value-type="float" office:value="0.135093" calcext:value-type="float">
            <text:p>0.135093</text:p>
          </table:table-cell>
          <table:table-cell office:value-type="float" office:value="0" calcext:value-type="float">
            <text:p>0</text:p>
          </table:table-cell>
          <table:table-cell office:value-type="float" office:value="204380" calcext:value-type="float">
            <text:p>20438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1</text:p>
          </table:table-cell>
          <table:table-cell office:value-type="float" office:value="0.108075" calcext:value-type="float">
            <text:p>0.108075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" calcext:value-type="float">
            <text:p>0</text:p>
          </table:table-cell>
          <table:table-cell office:value-type="float" office:value="109098" calcext:value-type="float">
            <text:p>10909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2</text:p>
          </table:table-cell>
          <table:table-cell office:value-type="float" office:value="0.017953" calcext:value-type="float">
            <text:p>0.017953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" calcext:value-type="float">
            <text:p>0</text:p>
          </table:table-cell>
          <table:table-cell office:value-type="float" office:value="61087" calcext:value-type="float">
            <text:p>6108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3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" calcext:value-type="float">
            <text:p>0</text:p>
          </table:table-cell>
          <table:table-cell office:value-type="float" office:value="167031" calcext:value-type="float">
            <text:p>16703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4</text:p>
          </table:table-cell>
          <table:table-cell office:value-type="float" office:value="0.049711" calcext:value-type="float">
            <text:p>0.049711</text:p>
          </table:table-cell>
          <table:table-cell office:value-type="float" office:value="0.014248" calcext:value-type="float">
            <text:p>0.014248</text:p>
          </table:table-cell>
          <table:table-cell office:value-type="float" office:value="0" calcext:value-type="float">
            <text:p>0</text:p>
          </table:table-cell>
          <table:table-cell office:value-type="float" office:value="179550" calcext:value-type="float">
            <text:p>17955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5</text:p>
          </table:table-cell>
          <table:table-cell office:value-type="float" office:value="0.036336" calcext:value-type="float">
            <text:p>0.036336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0" calcext:value-type="float">
            <text:p>0</text:p>
          </table:table-cell>
          <table:table-cell office:value-type="float" office:value="133886" calcext:value-type="float">
            <text:p>1338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6</text:p>
          </table:table-cell>
          <table:table-cell office:value-type="float" office:value="0.013112" calcext:value-type="float">
            <text:p>0.013112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" calcext:value-type="float">
            <text:p>0</text:p>
          </table:table-cell>
          <table:table-cell office:value-type="float" office:value="64756" calcext:value-type="float">
            <text:p>647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7</text:p>
          </table:table-cell>
          <table:table-cell office:value-type="float" office:value="0.017341" calcext:value-type="float">
            <text:p>0.017341</text:p>
          </table:table-cell>
          <table:table-cell office:value-type="float" office:value="0.007715" calcext:value-type="float">
            <text:p>0.007715</text:p>
          </table:table-cell>
          <table:table-cell office:value-type="float" office:value="0" calcext:value-type="float">
            <text:p>0</text:p>
          </table:table-cell>
          <table:table-cell office:value-type="float" office:value="115680" calcext:value-type="float">
            <text:p>11568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8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" calcext:value-type="float">
            <text:p>0</text:p>
          </table:table-cell>
          <table:table-cell office:value-type="float" office:value="73811" calcext:value-type="float">
            <text:p>7381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19</text:p>
          </table:table-cell>
          <table:table-cell office:value-type="float" office:value="0.012446" calcext:value-type="float">
            <text:p>0.012446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" calcext:value-type="float">
            <text:p>0</text:p>
          </table:table-cell>
          <table:table-cell office:value-type="float" office:value="29106" calcext:value-type="float">
            <text:p>291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0</text:p>
          </table:table-cell>
          <table:table-cell office:value-type="float" office:value="0.012957" calcext:value-type="float">
            <text:p>0.012957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" calcext:value-type="float">
            <text:p>0</text:p>
          </table:table-cell>
          <table:table-cell office:value-type="float" office:value="25460" calcext:value-type="float">
            <text:p>2546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1</text:p>
          </table:table-cell>
          <table:table-cell office:value-type="float" office:value="0.011661" calcext:value-type="float">
            <text:p>0.011661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28900" calcext:value-type="float">
            <text:p>289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2</text:p>
          </table:table-cell>
          <table:table-cell office:value-type="float" office:value="0.055441" calcext:value-type="float">
            <text:p>0.055441</text:p>
          </table:table-cell>
          <table:table-cell office:value-type="float" office:value="0.014956" calcext:value-type="float">
            <text:p>0.014956</text:p>
          </table:table-cell>
          <table:table-cell office:value-type="float" office:value="0" calcext:value-type="float">
            <text:p>0</text:p>
          </table:table-cell>
          <table:table-cell office:value-type="float" office:value="134391" calcext:value-type="float">
            <text:p>13439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3</text:p>
          </table:table-cell>
          <table:table-cell office:value-type="float" office:value="0.183331" calcext:value-type="float">
            <text:p>0.183331</text:p>
          </table:table-cell>
          <table:table-cell office:value-type="float" office:value="0.071545" calcext:value-type="float">
            <text:p>0.071545</text:p>
          </table:table-cell>
          <table:table-cell office:value-type="float" office:value="0" calcext:value-type="float">
            <text:p>0</text:p>
          </table:table-cell>
          <table:table-cell office:value-type="float" office:value="323905" calcext:value-type="float">
            <text:p>32390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4</text:p>
          </table:table-cell>
          <table:table-cell office:value-type="float" office:value="0.145968" calcext:value-type="float">
            <text:p>0.145968</text:p>
          </table:table-cell>
          <table:table-cell office:value-type="float" office:value="0.071285" calcext:value-type="float">
            <text:p>0.071285</text:p>
          </table:table-cell>
          <table:table-cell office:value-type="float" office:value="0" calcext:value-type="float">
            <text:p>0</text:p>
          </table:table-cell>
          <table:table-cell office:value-type="float" office:value="290343" calcext:value-type="float">
            <text:p>29034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5</text:p>
          </table:table-cell>
          <table:table-cell office:value-type="float" office:value="0.522806" calcext:value-type="float">
            <text:p>0.522806</text:p>
          </table:table-cell>
          <table:table-cell office:value-type="float" office:value="0.514648" calcext:value-type="float">
            <text:p>0.514648</text:p>
          </table:table-cell>
          <table:table-cell office:value-type="float" office:value="0" calcext:value-type="float">
            <text:p>0</text:p>
          </table:table-cell>
          <table:table-cell office:value-type="float" office:value="534463" calcext:value-type="float">
            <text:p>53446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6</text:p>
          </table:table-cell>
          <table:table-cell office:value-type="float" office:value="0.581963" calcext:value-type="float">
            <text:p>0.581963</text:p>
          </table:table-cell>
          <table:table-cell office:value-type="float" office:value="0.513997" calcext:value-type="float">
            <text:p>0.513997</text:p>
          </table:table-cell>
          <table:table-cell office:value-type="float" office:value="0" calcext:value-type="float">
            <text:p>0</text:p>
          </table:table-cell>
          <table:table-cell office:value-type="float" office:value="464991" calcext:value-type="float">
            <text:p>46499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7</text:p>
          </table:table-cell>
          <table:table-cell office:value-type="float" office:value="0.443475" calcext:value-type="float">
            <text:p>0.443475</text:p>
          </table:table-cell>
          <table:table-cell office:value-type="float" office:value="0.410511" calcext:value-type="float">
            <text:p>0.410511</text:p>
          </table:table-cell>
          <table:table-cell office:value-type="float" office:value="0" calcext:value-type="float">
            <text:p>0</text:p>
          </table:table-cell>
          <table:table-cell office:value-type="float" office:value="387774" calcext:value-type="float">
            <text:p>38777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8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198983" calcext:value-type="float">
            <text:p>0.198983</text:p>
          </table:table-cell>
          <table:table-cell office:value-type="float" office:value="0" calcext:value-type="float">
            <text:p>0</text:p>
          </table:table-cell>
          <table:table-cell office:value-type="float" office:value="263502" calcext:value-type="float">
            <text:p>2635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29</text:p>
          </table:table-cell>
          <table:table-cell office:value-type="float" office:value="0.504015" calcext:value-type="float">
            <text:p>0.504015</text:p>
          </table:table-cell>
          <table:table-cell office:value-type="float" office:value="0.52533" calcext:value-type="float">
            <text:p>0.52533</text:p>
          </table:table-cell>
          <table:table-cell office:value-type="float" office:value="0" calcext:value-type="float">
            <text:p>0</text:p>
          </table:table-cell>
          <table:table-cell office:value-type="float" office:value="476027" calcext:value-type="float">
            <text:p>4760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0</text:p>
          </table:table-cell>
          <table:table-cell office:value-type="float" office:value="0.402725" calcext:value-type="float">
            <text:p>0.402725</text:p>
          </table:table-cell>
          <table:table-cell office:value-type="float" office:value="0.356271" calcext:value-type="float">
            <text:p>0.356271</text:p>
          </table:table-cell>
          <table:table-cell office:value-type="float" office:value="0" calcext:value-type="float">
            <text:p>0</text:p>
          </table:table-cell>
          <table:table-cell office:value-type="float" office:value="364222" calcext:value-type="float">
            <text:p>36422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1</text:p>
          </table:table-cell>
          <table:table-cell office:value-type="float" office:value="0.146465" calcext:value-type="float">
            <text:p>0.146465</text:p>
          </table:table-cell>
          <table:table-cell office:value-type="float" office:value="0.118064" calcext:value-type="float">
            <text:p>0.118064</text:p>
          </table:table-cell>
          <table:table-cell office:value-type="float" office:value="0" calcext:value-type="float">
            <text:p>0</text:p>
          </table:table-cell>
          <table:table-cell office:value-type="float" office:value="142080" calcext:value-type="float">
            <text:p>14208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2</text:p>
          </table:table-cell>
          <table:table-cell office:value-type="float" office:value="0.030442" calcext:value-type="float">
            <text:p>0.030442</text:p>
          </table:table-cell>
          <table:table-cell office:value-type="float" office:value="0.012257" calcext:value-type="float">
            <text:p>0.012257</text:p>
          </table:table-cell>
          <table:table-cell office:value-type="float" office:value="0" calcext:value-type="float">
            <text:p>0</text:p>
          </table:table-cell>
          <table:table-cell office:value-type="float" office:value="151545" calcext:value-type="float">
            <text:p>15154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3</text:p>
          </table:table-cell>
          <table:table-cell office:value-type="float" office:value="0.062274" calcext:value-type="float">
            <text:p>0.062274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0" calcext:value-type="float">
            <text:p>0</text:p>
          </table:table-cell>
          <table:table-cell office:value-type="float" office:value="149918" calcext:value-type="float">
            <text:p>14991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4</text:p>
          </table:table-cell>
          <table:table-cell office:value-type="float" office:value="0.153647" calcext:value-type="float">
            <text:p>0.153647</text:p>
          </table:table-cell>
          <table:table-cell office:value-type="float" office:value="0.091354" calcext:value-type="float">
            <text:p>0.091354</text:p>
          </table:table-cell>
          <table:table-cell office:value-type="float" office:value="0" calcext:value-type="float">
            <text:p>0</text:p>
          </table:table-cell>
          <table:table-cell office:value-type="float" office:value="300137" calcext:value-type="float">
            <text:p>30013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5</text:p>
          </table:table-cell>
          <table:table-cell office:value-type="float" office:value="0.352783" calcext:value-type="float">
            <text:p>0.352783</text:p>
          </table:table-cell>
          <table:table-cell office:value-type="float" office:value="0.303127" calcext:value-type="float">
            <text:p>0.303127</text:p>
          </table:table-cell>
          <table:table-cell office:value-type="float" office:value="0" calcext:value-type="float">
            <text:p>0</text:p>
          </table:table-cell>
          <table:table-cell office:value-type="float" office:value="411786" calcext:value-type="float">
            <text:p>41178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6</text:p>
          </table:table-cell>
          <table:table-cell office:value-type="float" office:value="0.310024" calcext:value-type="float">
            <text:p>0.310024</text:p>
          </table:table-cell>
          <table:table-cell office:value-type="float" office:value="0.189071" calcext:value-type="float">
            <text:p>0.189071</text:p>
          </table:table-cell>
          <table:table-cell office:value-type="float" office:value="0" calcext:value-type="float">
            <text:p>0</text:p>
          </table:table-cell>
          <table:table-cell office:value-type="float" office:value="278349" calcext:value-type="float">
            <text:p>27834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7</text:p>
          </table:table-cell>
          <table:table-cell office:value-type="float" office:value="0.199379" calcext:value-type="float">
            <text:p>0.199379</text:p>
          </table:table-cell>
          <table:table-cell office:value-type="float" office:value="0.08636" calcext:value-type="float">
            <text:p>0.08636</text:p>
          </table:table-cell>
          <table:table-cell office:value-type="float" office:value="0" calcext:value-type="float">
            <text:p>0</text:p>
          </table:table-cell>
          <table:table-cell office:value-type="float" office:value="297268" calcext:value-type="float">
            <text:p>29726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8</text:p>
          </table:table-cell>
          <table:table-cell office:value-type="float" office:value="0.556994" calcext:value-type="float">
            <text:p>0.556994</text:p>
          </table:table-cell>
          <table:table-cell office:value-type="float" office:value="0.45287" calcext:value-type="float">
            <text:p>0.45287</text:p>
          </table:table-cell>
          <table:table-cell office:value-type="float" office:value="0" calcext:value-type="float">
            <text:p>0</text:p>
          </table:table-cell>
          <table:table-cell office:value-type="float" office:value="505177" calcext:value-type="float">
            <text:p>50517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39</text:p>
          </table:table-cell>
          <table:table-cell office:value-type="float" office:value="0.542418" calcext:value-type="float">
            <text:p>0.542418</text:p>
          </table:table-cell>
          <table:table-cell office:value-type="float" office:value="0.800541" calcext:value-type="float">
            <text:p>0.800541</text:p>
          </table:table-cell>
          <table:table-cell office:value-type="float" office:value="0" calcext:value-type="float">
            <text:p>0</text:p>
          </table:table-cell>
          <table:table-cell office:value-type="float" office:value="549546" calcext:value-type="float">
            <text:p>54954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0</text:p>
          </table:table-cell>
          <table:table-cell office:value-type="float" office:value="0.59927" calcext:value-type="float">
            <text:p>0.59927</text:p>
          </table:table-cell>
          <table:table-cell office:value-type="float" office:value="0.792808" calcext:value-type="float">
            <text:p>0.792808</text:p>
          </table:table-cell>
          <table:table-cell office:value-type="float" office:value="0" calcext:value-type="float">
            <text:p>0</text:p>
          </table:table-cell>
          <table:table-cell office:value-type="float" office:value="478695" calcext:value-type="float">
            <text:p>47869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1</text:p>
          </table:table-cell>
          <table:table-cell office:value-type="float" office:value="0.445446" calcext:value-type="float">
            <text:p>0.445446</text:p>
          </table:table-cell>
          <table:table-cell office:value-type="float" office:value="0.897479" calcext:value-type="float">
            <text:p>0.897479</text:p>
          </table:table-cell>
          <table:table-cell office:value-type="float" office:value="0" calcext:value-type="float">
            <text:p>0</text:p>
          </table:table-cell>
          <table:table-cell office:value-type="float" office:value="468757" calcext:value-type="float">
            <text:p>46875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2</text:p>
          </table:table-cell>
          <table:table-cell office:value-type="float" office:value="0.520994" calcext:value-type="float">
            <text:p>0.520994</text:p>
          </table:table-cell>
          <table:table-cell office:value-type="float" office:value="0.998349" calcext:value-type="float">
            <text:p>0.998349</text:p>
          </table:table-cell>
          <table:table-cell office:value-type="float" office:value="0" calcext:value-type="float">
            <text:p>0</text:p>
          </table:table-cell>
          <table:table-cell office:value-type="float" office:value="497965" calcext:value-type="float">
            <text:p>49796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3</text:p>
          </table:table-cell>
          <table:table-cell office:value-type="float" office:value="0.566007" calcext:value-type="float">
            <text:p>0.566007</text:p>
          </table:table-cell>
          <table:table-cell office:value-type="float" office:value="1.282798" calcext:value-type="float">
            <text:p>1.282798</text:p>
          </table:table-cell>
          <table:table-cell office:value-type="float" office:value="0" calcext:value-type="float">
            <text:p>0</text:p>
          </table:table-cell>
          <table:table-cell office:value-type="float" office:value="637129" calcext:value-type="float">
            <text:p>63712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4</text:p>
          </table:table-cell>
          <table:table-cell office:value-type="float" office:value="0.711328" calcext:value-type="float">
            <text:p>0.711328</text:p>
          </table:table-cell>
          <table:table-cell office:value-type="float" office:value="1.503055" calcext:value-type="float">
            <text:p>1.503055</text:p>
          </table:table-cell>
          <table:table-cell office:value-type="float" office:value="0" calcext:value-type="float">
            <text:p>0</text:p>
          </table:table-cell>
          <table:table-cell office:value-type="float" office:value="714838" calcext:value-type="float">
            <text:p>7148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5</text:p>
          </table:table-cell>
          <table:table-cell office:value-type="float" office:value="0.540965" calcext:value-type="float">
            <text:p>0.540965</text:p>
          </table:table-cell>
          <table:table-cell office:value-type="float" office:value="1.581029" calcext:value-type="float">
            <text:p>1.581029</text:p>
          </table:table-cell>
          <table:table-cell office:value-type="float" office:value="0" calcext:value-type="float">
            <text:p>0</text:p>
          </table:table-cell>
          <table:table-cell office:value-type="float" office:value="787754" calcext:value-type="float">
            <text:p>7877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6</text:p>
          </table:table-cell>
          <table:table-cell office:value-type="float" office:value="0.472802" calcext:value-type="float">
            <text:p>0.472802</text:p>
          </table:table-cell>
          <table:table-cell office:value-type="float" office:value="0.930004" calcext:value-type="float">
            <text:p>0.930004</text:p>
          </table:table-cell>
          <table:table-cell office:value-type="float" office:value="0" calcext:value-type="float">
            <text:p>0</text:p>
          </table:table-cell>
          <table:table-cell office:value-type="float" office:value="461913" calcext:value-type="float">
            <text:p>4619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7</text:p>
          </table:table-cell>
          <table:table-cell office:value-type="float" office:value="0.533584" calcext:value-type="float">
            <text:p>0.533584</text:p>
          </table:table-cell>
          <table:table-cell office:value-type="float" office:value="1.091428" calcext:value-type="float">
            <text:p>1.091428</text:p>
          </table:table-cell>
          <table:table-cell office:value-type="float" office:value="0" calcext:value-type="float">
            <text:p>0</text:p>
          </table:table-cell>
          <table:table-cell office:value-type="float" office:value="610256" calcext:value-type="float">
            <text:p>6102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8</text:p>
          </table:table-cell>
          <table:table-cell office:value-type="float" office:value="0.445614" calcext:value-type="float">
            <text:p>0.445614</text:p>
          </table:table-cell>
          <table:table-cell office:value-type="float" office:value="0.755797" calcext:value-type="float">
            <text:p>0.755797</text:p>
          </table:table-cell>
          <table:table-cell office:value-type="float" office:value="0" calcext:value-type="float">
            <text:p>0</text:p>
          </table:table-cell>
          <table:table-cell office:value-type="float" office:value="400982" calcext:value-type="float">
            <text:p>40098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49</text:p>
          </table:table-cell>
          <table:table-cell office:value-type="float" office:value="0.609471" calcext:value-type="float">
            <text:p>0.609471</text:p>
          </table:table-cell>
          <table:table-cell office:value-type="float" office:value="1.069743" calcext:value-type="float">
            <text:p>1.069743</text:p>
          </table:table-cell>
          <table:table-cell office:value-type="float" office:value="0" calcext:value-type="float">
            <text:p>0</text:p>
          </table:table-cell>
          <table:table-cell office:value-type="float" office:value="526948" calcext:value-type="float">
            <text:p>5269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0</text:p>
          </table:table-cell>
          <table:table-cell office:value-type="float" office:value="0.483401" calcext:value-type="float">
            <text:p>0.483401</text:p>
          </table:table-cell>
          <table:table-cell office:value-type="float" office:value="0.800719" calcext:value-type="float">
            <text:p>0.800719</text:p>
          </table:table-cell>
          <table:table-cell office:value-type="float" office:value="0" calcext:value-type="float">
            <text:p>0</text:p>
          </table:table-cell>
          <table:table-cell office:value-type="float" office:value="415113" calcext:value-type="float">
            <text:p>415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1</text:p>
          </table:table-cell>
          <table:table-cell office:value-type="float" office:value="0.395831" calcext:value-type="float">
            <text:p>0.395831</text:p>
          </table:table-cell>
          <table:table-cell office:value-type="float" office:value="0.570956" calcext:value-type="float">
            <text:p>0.570956</text:p>
          </table:table-cell>
          <table:table-cell office:value-type="float" office:value="0" calcext:value-type="float">
            <text:p>0</text:p>
          </table:table-cell>
          <table:table-cell office:value-type="float" office:value="391163" calcext:value-type="float">
            <text:p>39116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2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0.462316" calcext:value-type="float">
            <text:p>0.462316</text:p>
          </table:table-cell>
          <table:table-cell office:value-type="float" office:value="0" calcext:value-type="float">
            <text:p>0</text:p>
          </table:table-cell>
          <table:table-cell office:value-type="float" office:value="327146" calcext:value-type="float">
            <text:p>32714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3</text:p>
          </table:table-cell>
          <table:table-cell office:value-type="float" office:value="0.546712" calcext:value-type="float">
            <text:p>0.546712</text:p>
          </table:table-cell>
          <table:table-cell office:value-type="float" office:value="1.026253" calcext:value-type="float">
            <text:p>1.026253</text:p>
          </table:table-cell>
          <table:table-cell office:value-type="float" office:value="0" calcext:value-type="float">
            <text:p>0</text:p>
          </table:table-cell>
          <table:table-cell office:value-type="float" office:value="555709" calcext:value-type="float">
            <text:p>55570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4</text:p>
          </table:table-cell>
          <table:table-cell office:value-type="float" office:value="0.535011" calcext:value-type="float">
            <text:p>0.535011</text:p>
          </table:table-cell>
          <table:table-cell office:value-type="float" office:value="1.215745" calcext:value-type="float">
            <text:p>1.215745</text:p>
          </table:table-cell>
          <table:table-cell office:value-type="float" office:value="0" calcext:value-type="float">
            <text:p>0</text:p>
          </table:table-cell>
          <table:table-cell office:value-type="float" office:value="553197" calcext:value-type="float">
            <text:p>5531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5</text:p>
          </table:table-cell>
          <table:table-cell office:value-type="float" office:value="0.523582" calcext:value-type="float">
            <text:p>0.523582</text:p>
          </table:table-cell>
          <table:table-cell office:value-type="float" office:value="1.367724" calcext:value-type="float">
            <text:p>1.367724</text:p>
          </table:table-cell>
          <table:table-cell office:value-type="float" office:value="0" calcext:value-type="float">
            <text:p>0</text:p>
          </table:table-cell>
          <table:table-cell office:value-type="float" office:value="640927" calcext:value-type="float">
            <text:p>64092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6</text:p>
          </table:table-cell>
          <table:table-cell office:value-type="float" office:value="0.698282" calcext:value-type="float">
            <text:p>0.698282</text:p>
          </table:table-cell>
          <table:table-cell office:value-type="float" office:value="0.902008" calcext:value-type="float">
            <text:p>0.902008</text:p>
          </table:table-cell>
          <table:table-cell office:value-type="float" office:value="0" calcext:value-type="float">
            <text:p>0</text:p>
          </table:table-cell>
          <table:table-cell office:value-type="float" office:value="493188" calcext:value-type="float">
            <text:p>4931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7</text:p>
          </table:table-cell>
          <table:table-cell office:value-type="float" office:value="0.643522" calcext:value-type="float">
            <text:p>0.643522</text:p>
          </table:table-cell>
          <table:table-cell office:value-type="float" office:value="1.158945" calcext:value-type="float">
            <text:p>1.158945</text:p>
          </table:table-cell>
          <table:table-cell office:value-type="float" office:value="0" calcext:value-type="float">
            <text:p>0</text:p>
          </table:table-cell>
          <table:table-cell office:value-type="float" office:value="565782" calcext:value-type="float">
            <text:p>56578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8</text:p>
          </table:table-cell>
          <table:table-cell office:value-type="float" office:value="0.583688" calcext:value-type="float">
            <text:p>0.583688</text:p>
          </table:table-cell>
          <table:table-cell office:value-type="float" office:value="0.926962" calcext:value-type="float">
            <text:p>0.926962</text:p>
          </table:table-cell>
          <table:table-cell office:value-type="float" office:value="0" calcext:value-type="float">
            <text:p>0</text:p>
          </table:table-cell>
          <table:table-cell office:value-type="float" office:value="500620" calcext:value-type="float">
            <text:p>5006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0:59</text:p>
          </table:table-cell>
          <table:table-cell office:value-type="float" office:value="0.430196" calcext:value-type="float">
            <text:p>0.430196</text:p>
          </table:table-cell>
          <table:table-cell office:value-type="float" office:value="0.551242" calcext:value-type="float">
            <text:p>0.551242</text:p>
          </table:table-cell>
          <table:table-cell office:value-type="float" office:value="0" calcext:value-type="float">
            <text:p>0</text:p>
          </table:table-cell>
          <table:table-cell office:value-type="float" office:value="316704" calcext:value-type="float">
            <text:p>3167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0</text:p>
          </table:table-cell>
          <table:table-cell office:value-type="float" office:value="0.620126" calcext:value-type="float">
            <text:p>0.620126</text:p>
          </table:table-cell>
          <table:table-cell office:value-type="float" office:value="0.860759" calcext:value-type="float">
            <text:p>0.860759</text:p>
          </table:table-cell>
          <table:table-cell office:value-type="float" office:value="0" calcext:value-type="float">
            <text:p>0</text:p>
          </table:table-cell>
          <table:table-cell office:value-type="float" office:value="496377" calcext:value-type="float">
            <text:p>49637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1</text:p>
          </table:table-cell>
          <table:table-cell office:value-type="float" office:value="0.560685" calcext:value-type="float">
            <text:p>0.560685</text:p>
          </table:table-cell>
          <table:table-cell office:value-type="float" office:value="1.181124" calcext:value-type="float">
            <text:p>1.181124</text:p>
          </table:table-cell>
          <table:table-cell office:value-type="float" office:value="0" calcext:value-type="float">
            <text:p>0</text:p>
          </table:table-cell>
          <table:table-cell office:value-type="float" office:value="609199" calcext:value-type="float">
            <text:p>6091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2</text:p>
          </table:table-cell>
          <table:table-cell office:value-type="float" office:value="0.462993" calcext:value-type="float">
            <text:p>0.462993</text:p>
          </table:table-cell>
          <table:table-cell office:value-type="float" office:value="0.891544" calcext:value-type="float">
            <text:p>0.891544</text:p>
          </table:table-cell>
          <table:table-cell office:value-type="float" office:value="0" calcext:value-type="float">
            <text:p>0</text:p>
          </table:table-cell>
          <table:table-cell office:value-type="float" office:value="467172" calcext:value-type="float">
            <text:p>46717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3</text:p>
          </table:table-cell>
          <table:table-cell office:value-type="float" office:value="0.426555" calcext:value-type="float">
            <text:p>0.426555</text:p>
          </table:table-cell>
          <table:table-cell office:value-type="float" office:value="0.588704" calcext:value-type="float">
            <text:p>0.588704</text:p>
          </table:table-cell>
          <table:table-cell office:value-type="float" office:value="0" calcext:value-type="float">
            <text:p>0</text:p>
          </table:table-cell>
          <table:table-cell office:value-type="float" office:value="395945" calcext:value-type="float">
            <text:p>39594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4</text:p>
          </table:table-cell>
          <table:table-cell office:value-type="float" office:value="0.323909" calcext:value-type="float">
            <text:p>0.323909</text:p>
          </table:table-cell>
          <table:table-cell office:value-type="float" office:value="0.369845" calcext:value-type="float">
            <text:p>0.369845</text:p>
          </table:table-cell>
          <table:table-cell office:value-type="float" office:value="0" calcext:value-type="float">
            <text:p>0</text:p>
          </table:table-cell>
          <table:table-cell office:value-type="float" office:value="338678" calcext:value-type="float">
            <text:p>33867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5</text:p>
          </table:table-cell>
          <table:table-cell office:value-type="float" office:value="0.152403" calcext:value-type="float">
            <text:p>0.152403</text:p>
          </table:table-cell>
          <table:table-cell office:value-type="float" office:value="0.09526" calcext:value-type="float">
            <text:p>0.09526</text:p>
          </table:table-cell>
          <table:table-cell office:value-type="float" office:value="0" calcext:value-type="float">
            <text:p>0</text:p>
          </table:table-cell>
          <table:table-cell office:value-type="float" office:value="146609" calcext:value-type="float">
            <text:p>14660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6</text:p>
          </table:table-cell>
          <table:table-cell office:value-type="float" office:value="0.082603" calcext:value-type="float">
            <text:p>0.082603</text:p>
          </table:table-cell>
          <table:table-cell office:value-type="float" office:value="0.038706" calcext:value-type="float">
            <text:p>0.038706</text:p>
          </table:table-cell>
          <table:table-cell office:value-type="float" office:value="0" calcext:value-type="float">
            <text:p>0</text:p>
          </table:table-cell>
          <table:table-cell office:value-type="float" office:value="197911" calcext:value-type="float">
            <text:p>19791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7</text:p>
          </table:table-cell>
          <table:table-cell office:value-type="float" office:value="0.025017" calcext:value-type="float">
            <text:p>0.025017</text:p>
          </table:table-cell>
          <table:table-cell office:value-type="float" office:value="0.010298" calcext:value-type="float">
            <text:p>0.010298</text:p>
          </table:table-cell>
          <table:table-cell office:value-type="float" office:value="0" calcext:value-type="float">
            <text:p>0</text:p>
          </table:table-cell>
          <table:table-cell office:value-type="float" office:value="143995" calcext:value-type="float">
            <text:p>14399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8</text:p>
          </table:table-cell>
          <table:table-cell office:value-type="float" office:value="0.021985" calcext:value-type="float">
            <text:p>0.021985</text:p>
          </table:table-cell>
          <table:table-cell office:value-type="float" office:value="0.008437" calcext:value-type="float">
            <text:p>0.008437</text:p>
          </table:table-cell>
          <table:table-cell office:value-type="float" office:value="0" calcext:value-type="float">
            <text:p>0</text:p>
          </table:table-cell>
          <table:table-cell office:value-type="float" office:value="153063" calcext:value-type="float">
            <text:p>15306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09</text:p>
          </table:table-cell>
          <table:table-cell office:value-type="float" office:value="0.024757" calcext:value-type="float">
            <text:p>0.024757</text:p>
          </table:table-cell>
          <table:table-cell office:value-type="float" office:value="0.009975" calcext:value-type="float">
            <text:p>0.009975</text:p>
          </table:table-cell>
          <table:table-cell office:value-type="float" office:value="0" calcext:value-type="float">
            <text:p>0</text:p>
          </table:table-cell>
          <table:table-cell office:value-type="float" office:value="151539" calcext:value-type="float">
            <text:p>15153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0</text:p>
          </table:table-cell>
          <table:table-cell office:value-type="float" office:value="0.019616" calcext:value-type="float">
            <text:p>0.019616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0" calcext:value-type="float">
            <text:p>0</text:p>
          </table:table-cell>
          <table:table-cell office:value-type="float" office:value="130321" calcext:value-type="float">
            <text:p>13032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1</text:p>
          </table:table-cell>
          <table:table-cell office:value-type="float" office:value="0.041586" calcext:value-type="float">
            <text:p>0.041586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0" calcext:value-type="float">
            <text:p>0</text:p>
          </table:table-cell>
          <table:table-cell office:value-type="float" office:value="123648" calcext:value-type="float">
            <text:p>1236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2</text:p>
          </table:table-cell>
          <table:table-cell office:value-type="float" office:value="0.020122" calcext:value-type="float">
            <text:p>0.020122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" calcext:value-type="float">
            <text:p>0</text:p>
          </table:table-cell>
          <table:table-cell office:value-type="float" office:value="119272" calcext:value-type="float">
            <text:p>1192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3</text:p>
          </table:table-cell>
          <table:table-cell office:value-type="float" office:value="0.04259" calcext:value-type="float">
            <text:p>0.04259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" calcext:value-type="float">
            <text:p>0</text:p>
          </table:table-cell>
          <table:table-cell office:value-type="float" office:value="131911" calcext:value-type="float">
            <text:p>13191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4</text:p>
          </table:table-cell>
          <table:table-cell office:value-type="float" office:value="0.015805" calcext:value-type="float">
            <text:p>0.015805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" calcext:value-type="float">
            <text:p>0</text:p>
          </table:table-cell>
          <table:table-cell office:value-type="float" office:value="123131" calcext:value-type="float">
            <text:p>1231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5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" calcext:value-type="float">
            <text:p>0</text:p>
          </table:table-cell>
          <table:table-cell office:value-type="float" office:value="105510" calcext:value-type="float">
            <text:p>10551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6</text:p>
          </table:table-cell>
          <table:table-cell office:value-type="float" office:value="0.019864" calcext:value-type="float">
            <text:p>0.019864</text:p>
          </table:table-cell>
          <table:table-cell office:value-type="float" office:value="0.005858" calcext:value-type="float">
            <text:p>0.005858</text:p>
          </table:table-cell>
          <table:table-cell office:value-type="float" office:value="0" calcext:value-type="float">
            <text:p>0</text:p>
          </table:table-cell>
          <table:table-cell office:value-type="float" office:value="108702" calcext:value-type="float">
            <text:p>10870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7</text:p>
          </table:table-cell>
          <table:table-cell office:value-type="float" office:value="0.026681" calcext:value-type="float">
            <text:p>0.026681</text:p>
          </table:table-cell>
          <table:table-cell office:value-type="float" office:value="0.009575" calcext:value-type="float">
            <text:p>0.009575</text:p>
          </table:table-cell>
          <table:table-cell office:value-type="float" office:value="0" calcext:value-type="float">
            <text:p>0</text:p>
          </table:table-cell>
          <table:table-cell office:value-type="float" office:value="158919" calcext:value-type="float">
            <text:p>1589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8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" calcext:value-type="float">
            <text:p>0</text:p>
          </table:table-cell>
          <table:table-cell office:value-type="float" office:value="122730" calcext:value-type="float">
            <text:p>1227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19</text:p>
          </table:table-cell>
          <table:table-cell office:value-type="float" office:value="0.021675" calcext:value-type="float">
            <text:p>0.021675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0" calcext:value-type="float">
            <text:p>0</text:p>
          </table:table-cell>
          <table:table-cell office:value-type="float" office:value="128496" calcext:value-type="float">
            <text:p>12849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0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0.007309" calcext:value-type="float">
            <text:p>0.007309</text:p>
          </table:table-cell>
          <table:table-cell office:value-type="float" office:value="0" calcext:value-type="float">
            <text:p>0</text:p>
          </table:table-cell>
          <table:table-cell office:value-type="float" office:value="131672" calcext:value-type="float">
            <text:p>1316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1</text:p>
          </table:table-cell>
          <table:table-cell office:value-type="float" office:value="0.015645" calcext:value-type="float">
            <text:p>0.015645</text:p>
          </table:table-cell>
          <table:table-cell office:value-type="float" office:value="0.004864" calcext:value-type="float">
            <text:p>0.004864</text:p>
          </table:table-cell>
          <table:table-cell office:value-type="float" office:value="0" calcext:value-type="float">
            <text:p>0</text:p>
          </table:table-cell>
          <table:table-cell office:value-type="float" office:value="90332" calcext:value-type="float">
            <text:p>9033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2</text:p>
          </table:table-cell>
          <table:table-cell office:value-type="float" office:value="0.021407" calcext:value-type="float">
            <text:p>0.021407</text:p>
          </table:table-cell>
          <table:table-cell office:value-type="float" office:value="0.008087" calcext:value-type="float">
            <text:p>0.008087</text:p>
          </table:table-cell>
          <table:table-cell office:value-type="float" office:value="0" calcext:value-type="float">
            <text:p>0</text:p>
          </table:table-cell>
          <table:table-cell office:value-type="float" office:value="121337" calcext:value-type="float">
            <text:p>12133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3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06457" calcext:value-type="float">
            <text:p>0.006457</text:p>
          </table:table-cell>
          <table:table-cell office:value-type="float" office:value="0" calcext:value-type="float">
            <text:p>0</text:p>
          </table:table-cell>
          <table:table-cell office:value-type="float" office:value="117334" calcext:value-type="float">
            <text:p>1173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4</text:p>
          </table:table-cell>
          <table:table-cell office:value-type="float" office:value="0.022553" calcext:value-type="float">
            <text:p>0.022553</text:p>
          </table:table-cell>
          <table:table-cell office:value-type="float" office:value="0.007044" calcext:value-type="float">
            <text:p>0.007044</text:p>
          </table:table-cell>
          <table:table-cell office:value-type="float" office:value="0" calcext:value-type="float">
            <text:p>0</text:p>
          </table:table-cell>
          <table:table-cell office:value-type="float" office:value="127172" calcext:value-type="float">
            <text:p>1271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5</text:p>
          </table:table-cell>
          <table:table-cell office:value-type="float" office:value="0.022262" calcext:value-type="float">
            <text:p>0.022262</text:p>
          </table:table-cell>
          <table:table-cell office:value-type="float" office:value="0.006012" calcext:value-type="float">
            <text:p>0.006012</text:p>
          </table:table-cell>
          <table:table-cell office:value-type="float" office:value="0" calcext:value-type="float">
            <text:p>0</text:p>
          </table:table-cell>
          <table:table-cell office:value-type="float" office:value="110652" calcext:value-type="float">
            <text:p>1106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6</text:p>
          </table:table-cell>
          <table:table-cell office:value-type="float" office:value="0.04059" calcext:value-type="float">
            <text:p>0.0405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" calcext:value-type="float">
            <text:p>0</text:p>
          </table:table-cell>
          <table:table-cell office:value-type="float" office:value="143947" calcext:value-type="float">
            <text:p>14394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7</text:p>
          </table:table-cell>
          <table:table-cell office:value-type="float" office:value="0.019672" calcext:value-type="float">
            <text:p>0.019672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" calcext:value-type="float">
            <text:p>0</text:p>
          </table:table-cell>
          <table:table-cell office:value-type="float" office:value="114985" calcext:value-type="float">
            <text:p>11498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8</text:p>
          </table:table-cell>
          <table:table-cell office:value-type="float" office:value="0.016542" calcext:value-type="float">
            <text:p>0.016542</text:p>
          </table:table-cell>
          <table:table-cell office:value-type="float" office:value="0.007606" calcext:value-type="float">
            <text:p>0.007606</text:p>
          </table:table-cell>
          <table:table-cell office:value-type="float" office:value="0" calcext:value-type="float">
            <text:p>0</text:p>
          </table:table-cell>
          <table:table-cell office:value-type="float" office:value="138120" calcext:value-type="float">
            <text:p>13812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29</text:p>
          </table:table-cell>
          <table:table-cell office:value-type="float" office:value="0.059988" calcext:value-type="float">
            <text:p>0.059988</text:p>
          </table:table-cell>
          <table:table-cell office:value-type="float" office:value="0.010515" calcext:value-type="float">
            <text:p>0.010515</text:p>
          </table:table-cell>
          <table:table-cell office:value-type="float" office:value="0" calcext:value-type="float">
            <text:p>0</text:p>
          </table:table-cell>
          <table:table-cell office:value-type="float" office:value="156744" calcext:value-type="float">
            <text:p>15674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0</text:p>
          </table:table-cell>
          <table:table-cell office:value-type="float" office:value="0.024979" calcext:value-type="float">
            <text:p>0.024979</text:p>
          </table:table-cell>
          <table:table-cell office:value-type="float" office:value="0.011013" calcext:value-type="float">
            <text:p>0.011013</text:p>
          </table:table-cell>
          <table:table-cell office:value-type="float" office:value="0" calcext:value-type="float">
            <text:p>0</text:p>
          </table:table-cell>
          <table:table-cell office:value-type="float" office:value="170855" calcext:value-type="float">
            <text:p>1708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1</text:p>
          </table:table-cell>
          <table:table-cell office:value-type="float" office:value="0.054876" calcext:value-type="float">
            <text:p>0.054876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" calcext:value-type="float">
            <text:p>0</text:p>
          </table:table-cell>
          <table:table-cell office:value-type="float" office:value="174976" calcext:value-type="float">
            <text:p>17497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2</text:p>
          </table:table-cell>
          <table:table-cell office:value-type="float" office:value="0.040016" calcext:value-type="float">
            <text:p>0.040016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" calcext:value-type="float">
            <text:p>0</text:p>
          </table:table-cell>
          <table:table-cell office:value-type="float" office:value="158266" calcext:value-type="float">
            <text:p>15826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3</text:p>
          </table:table-cell>
          <table:table-cell office:value-type="float" office:value="0.017464" calcext:value-type="float">
            <text:p>0.017464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" calcext:value-type="float">
            <text:p>0</text:p>
          </table:table-cell>
          <table:table-cell office:value-type="float" office:value="113149" calcext:value-type="float">
            <text:p>1131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4</text:p>
          </table:table-cell>
          <table:table-cell office:value-type="float" office:value="0.017647" calcext:value-type="float">
            <text:p>0.017647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0" calcext:value-type="float">
            <text:p>0</text:p>
          </table:table-cell>
          <table:table-cell office:value-type="float" office:value="132426" calcext:value-type="float">
            <text:p>13242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5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012189" calcext:value-type="float">
            <text:p>0.012189</text:p>
          </table:table-cell>
          <table:table-cell office:value-type="float" office:value="0" calcext:value-type="float">
            <text:p>0</text:p>
          </table:table-cell>
          <table:table-cell office:value-type="float" office:value="174355" calcext:value-type="float">
            <text:p>1743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6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0" calcext:value-type="float">
            <text:p>0</text:p>
          </table:table-cell>
          <table:table-cell office:value-type="float" office:value="121379" calcext:value-type="float">
            <text:p>1213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7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0.017961" calcext:value-type="float">
            <text:p>0.017961</text:p>
          </table:table-cell>
          <table:table-cell office:value-type="float" office:value="0" calcext:value-type="float">
            <text:p>0</text:p>
          </table:table-cell>
          <table:table-cell office:value-type="float" office:value="239181" calcext:value-type="float">
            <text:p>2391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8</text:p>
          </table:table-cell>
          <table:table-cell office:value-type="float" office:value="0.064328" calcext:value-type="float">
            <text:p>0.064328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" calcext:value-type="float">
            <text:p>0</text:p>
          </table:table-cell>
          <table:table-cell office:value-type="float" office:value="172354" calcext:value-type="float">
            <text:p>1723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39</text:p>
          </table:table-cell>
          <table:table-cell office:value-type="float" office:value="0.021656" calcext:value-type="float">
            <text:p>0.021656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0" calcext:value-type="float">
            <text:p>0</text:p>
          </table:table-cell>
          <table:table-cell office:value-type="float" office:value="118577" calcext:value-type="float">
            <text:p>11857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0</text:p>
          </table:table-cell>
          <table:table-cell office:value-type="float" office:value="0.026863" calcext:value-type="float">
            <text:p>0.026863</text:p>
          </table:table-cell>
          <table:table-cell office:value-type="float" office:value="0.009688" calcext:value-type="float">
            <text:p>0.009688</text:p>
          </table:table-cell>
          <table:table-cell office:value-type="float" office:value="0" calcext:value-type="float">
            <text:p>0</text:p>
          </table:table-cell>
          <table:table-cell office:value-type="float" office:value="146780" calcext:value-type="float">
            <text:p>14678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1</text:p>
          </table:table-cell>
          <table:table-cell office:value-type="float" office:value="0.018429" calcext:value-type="float">
            <text:p>0.018429</text:p>
          </table:table-cell>
          <table:table-cell office:value-type="float" office:value="0.007001" calcext:value-type="float">
            <text:p>0.007001</text:p>
          </table:table-cell>
          <table:table-cell office:value-type="float" office:value="0" calcext:value-type="float">
            <text:p>0</text:p>
          </table:table-cell>
          <table:table-cell office:value-type="float" office:value="116338" calcext:value-type="float">
            <text:p>1163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2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.010873" calcext:value-type="float">
            <text:p>0.010873</text:p>
          </table:table-cell>
          <table:table-cell office:value-type="float" office:value="0" calcext:value-type="float">
            <text:p>0</text:p>
          </table:table-cell>
          <table:table-cell office:value-type="float" office:value="155460" calcext:value-type="float">
            <text:p>15546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3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" calcext:value-type="float">
            <text:p>0</text:p>
          </table:table-cell>
          <table:table-cell office:value-type="float" office:value="126231" calcext:value-type="float">
            <text:p>1262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4</text:p>
          </table:table-cell>
          <table:table-cell office:value-type="float" office:value="0.051223" calcext:value-type="float">
            <text:p>0.051223</text:p>
          </table:table-cell>
          <table:table-cell office:value-type="float" office:value="0.009291" calcext:value-type="float">
            <text:p>0.009291</text:p>
          </table:table-cell>
          <table:table-cell office:value-type="float" office:value="0" calcext:value-type="float">
            <text:p>0</text:p>
          </table:table-cell>
          <table:table-cell office:value-type="float" office:value="163120" calcext:value-type="float">
            <text:p>1631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5</text:p>
          </table:table-cell>
          <table:table-cell office:value-type="float" office:value="0.018438" calcext:value-type="float">
            <text:p>0.018438</text:p>
          </table:table-cell>
          <table:table-cell office:value-type="float" office:value="0.008442" calcext:value-type="float">
            <text:p>0.008442</text:p>
          </table:table-cell>
          <table:table-cell office:value-type="float" office:value="0" calcext:value-type="float">
            <text:p>0</text:p>
          </table:table-cell>
          <table:table-cell office:value-type="float" office:value="126800" calcext:value-type="float">
            <text:p>1268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6</text:p>
          </table:table-cell>
          <table:table-cell office:value-type="float" office:value="0.016763" calcext:value-type="float">
            <text:p>0.016763</text:p>
          </table:table-cell>
          <table:table-cell office:value-type="float" office:value="0.007778" calcext:value-type="float">
            <text:p>0.007778</text:p>
          </table:table-cell>
          <table:table-cell office:value-type="float" office:value="0" calcext:value-type="float">
            <text:p>0</text:p>
          </table:table-cell>
          <table:table-cell office:value-type="float" office:value="141732" calcext:value-type="float">
            <text:p>14173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7</text:p>
          </table:table-cell>
          <table:table-cell office:value-type="float" office:value="0.031653" calcext:value-type="float">
            <text:p>0.031653</text:p>
          </table:table-cell>
          <table:table-cell office:value-type="float" office:value="0.010544" calcext:value-type="float">
            <text:p>0.010544</text:p>
          </table:table-cell>
          <table:table-cell office:value-type="float" office:value="0" calcext:value-type="float">
            <text:p>0</text:p>
          </table:table-cell>
          <table:table-cell office:value-type="float" office:value="144850" calcext:value-type="float">
            <text:p>14485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8</text:p>
          </table:table-cell>
          <table:table-cell office:value-type="float" office:value="0.021696" calcext:value-type="float">
            <text:p>0.021696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0" calcext:value-type="float">
            <text:p>0</text:p>
          </table:table-cell>
          <table:table-cell office:value-type="float" office:value="123953" calcext:value-type="float">
            <text:p>12395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49</text:p>
          </table:table-cell>
          <table:table-cell office:value-type="float" office:value="0.017812" calcext:value-type="float">
            <text:p>0.017812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" calcext:value-type="float">
            <text:p>0</text:p>
          </table:table-cell>
          <table:table-cell office:value-type="float" office:value="138891" calcext:value-type="float">
            <text:p>13889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0</text:p>
          </table:table-cell>
          <table:table-cell office:value-type="float" office:value="0.017563" calcext:value-type="float">
            <text:p>0.017563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office:value-type="float" office:value="116730" calcext:value-type="float">
            <text:p>1167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1</text:p>
          </table:table-cell>
          <table:table-cell office:value-type="float" office:value="0.017643" calcext:value-type="float">
            <text:p>0.017643</text:p>
          </table:table-cell>
          <table:table-cell office:value-type="float" office:value="0.006777" calcext:value-type="float">
            <text:p>0.006777</text:p>
          </table:table-cell>
          <table:table-cell office:value-type="float" office:value="0" calcext:value-type="float">
            <text:p>0</text:p>
          </table:table-cell>
          <table:table-cell office:value-type="float" office:value="123418" calcext:value-type="float">
            <text:p>1234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2</text:p>
          </table:table-cell>
          <table:table-cell office:value-type="float" office:value="0.036483" calcext:value-type="float">
            <text:p>0.036483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office:value-type="float" office:value="130003" calcext:value-type="float">
            <text:p>1300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3</text:p>
          </table:table-cell>
          <table:table-cell office:value-type="float" office:value="0.021737" calcext:value-type="float">
            <text:p>0.021737</text:p>
          </table:table-cell>
          <table:table-cell office:value-type="float" office:value="0.006939" calcext:value-type="float">
            <text:p>0.006939</text:p>
          </table:table-cell>
          <table:table-cell office:value-type="float" office:value="0" calcext:value-type="float">
            <text:p>0</text:p>
          </table:table-cell>
          <table:table-cell office:value-type="float" office:value="126599" calcext:value-type="float">
            <text:p>1265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4</text:p>
          </table:table-cell>
          <table:table-cell office:value-type="float" office:value="0.018101" calcext:value-type="float">
            <text:p>0.018101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0" calcext:value-type="float">
            <text:p>0</text:p>
          </table:table-cell>
          <table:table-cell office:value-type="float" office:value="122551" calcext:value-type="float">
            <text:p>12255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5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" calcext:value-type="float">
            <text:p>0</text:p>
          </table:table-cell>
          <table:table-cell office:value-type="float" office:value="144434" calcext:value-type="float">
            <text:p>1444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6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7834" calcext:value-type="float">
            <text:p>0.007834</text:p>
          </table:table-cell>
          <table:table-cell office:value-type="float" office:value="0" calcext:value-type="float">
            <text:p>0</text:p>
          </table:table-cell>
          <table:table-cell office:value-type="float" office:value="116774" calcext:value-type="float">
            <text:p>11677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7</text:p>
          </table:table-cell>
          <table:table-cell office:value-type="float" office:value="0.022488" calcext:value-type="float">
            <text:p>0.022488</text:p>
          </table:table-cell>
          <table:table-cell office:value-type="float" office:value="0.010479" calcext:value-type="float">
            <text:p>0.010479</text:p>
          </table:table-cell>
          <table:table-cell office:value-type="float" office:value="0" calcext:value-type="float">
            <text:p>0</text:p>
          </table:table-cell>
          <table:table-cell office:value-type="float" office:value="175202" calcext:value-type="float">
            <text:p>1752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8</text:p>
          </table:table-cell>
          <table:table-cell office:value-type="float" office:value="0.019393" calcext:value-type="float">
            <text:p>0.019393</text:p>
          </table:table-cell>
          <table:table-cell office:value-type="float" office:value="0.008351" calcext:value-type="float">
            <text:p>0.008351</text:p>
          </table:table-cell>
          <table:table-cell office:value-type="float" office:value="0" calcext:value-type="float">
            <text:p>0</text:p>
          </table:table-cell>
          <table:table-cell office:value-type="float" office:value="135009" calcext:value-type="float">
            <text:p>13500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1:59</text:p>
          </table:table-cell>
          <table:table-cell office:value-type="float" office:value="0.025071" calcext:value-type="float">
            <text:p>0.025071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0" calcext:value-type="float">
            <text:p>0</text:p>
          </table:table-cell>
          <table:table-cell office:value-type="float" office:value="166019" calcext:value-type="float">
            <text:p>1660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0</text:p>
          </table:table-cell>
          <table:table-cell office:value-type="float" office:value="0.028279" calcext:value-type="float">
            <text:p>0.028279</text:p>
          </table:table-cell>
          <table:table-cell office:value-type="float" office:value="0.012053" calcext:value-type="float">
            <text:p>0.012053</text:p>
          </table:table-cell>
          <table:table-cell office:value-type="float" office:value="0" calcext:value-type="float">
            <text:p>0</text:p>
          </table:table-cell>
          <table:table-cell office:value-type="float" office:value="176594" calcext:value-type="float">
            <text:p>1765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1</text:p>
          </table:table-cell>
          <table:table-cell office:value-type="float" office:value="0.05807" calcext:value-type="float">
            <text:p>0.05807</text:p>
          </table:table-cell>
          <table:table-cell office:value-type="float" office:value="0.008742" calcext:value-type="float">
            <text:p>0.008742</text:p>
          </table:table-cell>
          <table:table-cell office:value-type="float" office:value="0" calcext:value-type="float">
            <text:p>0</text:p>
          </table:table-cell>
          <table:table-cell office:value-type="float" office:value="120505" calcext:value-type="float">
            <text:p>1205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2</text:p>
          </table:table-cell>
          <table:table-cell office:value-type="float" office:value="0.033799" calcext:value-type="float">
            <text:p>0.03379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" calcext:value-type="float">
            <text:p>0</text:p>
          </table:table-cell>
          <table:table-cell office:value-type="float" office:value="126820" calcext:value-type="float">
            <text:p>1268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3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.006787" calcext:value-type="float">
            <text:p>0.006787</text:p>
          </table:table-cell>
          <table:table-cell office:value-type="float" office:value="0" calcext:value-type="float">
            <text:p>0</text:p>
          </table:table-cell>
          <table:table-cell office:value-type="float" office:value="108084" calcext:value-type="float">
            <text:p>10808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4</text:p>
          </table:table-cell>
          <table:table-cell office:value-type="float" office:value="0.035403" calcext:value-type="float">
            <text:p>0.035403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0" calcext:value-type="float">
            <text:p>0</text:p>
          </table:table-cell>
          <table:table-cell office:value-type="float" office:value="120113" calcext:value-type="float">
            <text:p>12011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5</text:p>
          </table:table-cell>
          <table:table-cell office:value-type="float" office:value="0.020392" calcext:value-type="float">
            <text:p>0.020392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0" calcext:value-type="float">
            <text:p>0</text:p>
          </table:table-cell>
          <table:table-cell office:value-type="float" office:value="117663" calcext:value-type="float">
            <text:p>11766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6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0.006936" calcext:value-type="float">
            <text:p>0.006936</text:p>
          </table:table-cell>
          <table:table-cell office:value-type="float" office:value="0" calcext:value-type="float">
            <text:p>0</text:p>
          </table:table-cell>
          <table:table-cell office:value-type="float" office:value="125220" calcext:value-type="float">
            <text:p>1252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7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0.009411" calcext:value-type="float">
            <text:p>0.009411</text:p>
          </table:table-cell>
          <table:table-cell office:value-type="float" office:value="0" calcext:value-type="float">
            <text:p>0</text:p>
          </table:table-cell>
          <table:table-cell office:value-type="float" office:value="132666" calcext:value-type="float">
            <text:p>1326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8</text:p>
          </table:table-cell>
          <table:table-cell office:value-type="float" office:value="0.021346" calcext:value-type="float">
            <text:p>0.021346</text:p>
          </table:table-cell>
          <table:table-cell office:value-type="float" office:value="0.009552" calcext:value-type="float">
            <text:p>0.009552</text:p>
          </table:table-cell>
          <table:table-cell office:value-type="float" office:value="0" calcext:value-type="float">
            <text:p>0</text:p>
          </table:table-cell>
          <table:table-cell office:value-type="float" office:value="161778" calcext:value-type="float">
            <text:p>16177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09</text:p>
          </table:table-cell>
          <table:table-cell office:value-type="float" office:value="0.024343" calcext:value-type="float">
            <text:p>0.024343</text:p>
          </table:table-cell>
          <table:table-cell office:value-type="float" office:value="0.008176" calcext:value-type="float">
            <text:p>0.008176</text:p>
          </table:table-cell>
          <table:table-cell office:value-type="float" office:value="0" calcext:value-type="float">
            <text:p>0</text:p>
          </table:table-cell>
          <table:table-cell office:value-type="float" office:value="146914" calcext:value-type="float">
            <text:p>1469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0</text:p>
          </table:table-cell>
          <table:table-cell office:value-type="float" office:value="0.022601" calcext:value-type="float">
            <text:p>0.022601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" calcext:value-type="float">
            <text:p>0</text:p>
          </table:table-cell>
          <table:table-cell office:value-type="float" office:value="126293" calcext:value-type="float">
            <text:p>12629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1</text:p>
          </table:table-cell>
          <table:table-cell office:value-type="float" office:value="0.041493" calcext:value-type="float">
            <text:p>0.041493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0" calcext:value-type="float">
            <text:p>0</text:p>
          </table:table-cell>
          <table:table-cell office:value-type="float" office:value="149866" calcext:value-type="float">
            <text:p>1498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2</text:p>
          </table:table-cell>
          <table:table-cell office:value-type="float" office:value="0.017027" calcext:value-type="float">
            <text:p>0.017027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" calcext:value-type="float">
            <text:p>0</text:p>
          </table:table-cell>
          <table:table-cell office:value-type="float" office:value="118226" calcext:value-type="float">
            <text:p>11822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3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" calcext:value-type="float">
            <text:p>0</text:p>
          </table:table-cell>
          <table:table-cell office:value-type="float" office:value="103506" calcext:value-type="float">
            <text:p>1035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4</text:p>
          </table:table-cell>
          <table:table-cell office:value-type="float" office:value="0.037162" calcext:value-type="float">
            <text:p>0.037162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0" calcext:value-type="float">
            <text:p>0</text:p>
          </table:table-cell>
          <table:table-cell office:value-type="float" office:value="137638" calcext:value-type="float">
            <text:p>1376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5</text:p>
          </table:table-cell>
          <table:table-cell office:value-type="float" office:value="0.022604" calcext:value-type="float">
            <text:p>0.022604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0" calcext:value-type="float">
            <text:p>0</text:p>
          </table:table-cell>
          <table:table-cell office:value-type="float" office:value="138109" calcext:value-type="float">
            <text:p>13810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6</text:p>
          </table:table-cell>
          <table:table-cell office:value-type="float" office:value="0.018335" calcext:value-type="float">
            <text:p>0.018335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" calcext:value-type="float">
            <text:p>0</text:p>
          </table:table-cell>
          <table:table-cell office:value-type="float" office:value="157797" calcext:value-type="float">
            <text:p>15779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7</text:p>
          </table:table-cell>
          <table:table-cell office:value-type="float" office:value="0.024803" calcext:value-type="float">
            <text:p>0.02480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" calcext:value-type="float">
            <text:p>0</text:p>
          </table:table-cell>
          <table:table-cell office:value-type="float" office:value="167414" calcext:value-type="float">
            <text:p>1674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8</text:p>
          </table:table-cell>
          <table:table-cell office:value-type="float" office:value="0.025421" calcext:value-type="float">
            <text:p>0.025421</text:p>
          </table:table-cell>
          <table:table-cell office:value-type="float" office:value="0.010398" calcext:value-type="float">
            <text:p>0.010398</text:p>
          </table:table-cell>
          <table:table-cell office:value-type="float" office:value="0" calcext:value-type="float">
            <text:p>0</text:p>
          </table:table-cell>
          <table:table-cell office:value-type="float" office:value="154534" calcext:value-type="float">
            <text:p>1545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19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06406" calcext:value-type="float">
            <text:p>0.006406</text:p>
          </table:table-cell>
          <table:table-cell office:value-type="float" office:value="0" calcext:value-type="float">
            <text:p>0</text:p>
          </table:table-cell>
          <table:table-cell office:value-type="float" office:value="104542" calcext:value-type="float">
            <text:p>1045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0</text:p>
          </table:table-cell>
          <table:table-cell office:value-type="float" office:value="0.021221" calcext:value-type="float">
            <text:p>0.021221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" calcext:value-type="float">
            <text:p>0</text:p>
          </table:table-cell>
          <table:table-cell office:value-type="float" office:value="167296" calcext:value-type="float">
            <text:p>1672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1</text:p>
          </table:table-cell>
          <table:table-cell office:value-type="float" office:value="0.03969" calcext:value-type="float">
            <text:p>0.0396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0" calcext:value-type="float">
            <text:p>0</text:p>
          </table:table-cell>
          <table:table-cell office:value-type="float" office:value="141538" calcext:value-type="float">
            <text:p>1415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2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0" calcext:value-type="float">
            <text:p>0</text:p>
          </table:table-cell>
          <table:table-cell office:value-type="float" office:value="159163" calcext:value-type="float">
            <text:p>15916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3</text:p>
          </table:table-cell>
          <table:table-cell office:value-type="float" office:value="0.022153" calcext:value-type="float">
            <text:p>0.022153</text:p>
          </table:table-cell>
          <table:table-cell office:value-type="float" office:value="0.010419" calcext:value-type="float">
            <text:p>0.010419</text:p>
          </table:table-cell>
          <table:table-cell office:value-type="float" office:value="0" calcext:value-type="float">
            <text:p>0</text:p>
          </table:table-cell>
          <table:table-cell office:value-type="float" office:value="157140" calcext:value-type="float">
            <text:p>15714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4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0.007203" calcext:value-type="float">
            <text:p>0.007203</text:p>
          </table:table-cell>
          <table:table-cell office:value-type="float" office:value="0" calcext:value-type="float">
            <text:p>0</text:p>
          </table:table-cell>
          <table:table-cell office:value-type="float" office:value="130685" calcext:value-type="float">
            <text:p>13068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5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" calcext:value-type="float">
            <text:p>0</text:p>
          </table:table-cell>
          <table:table-cell office:value-type="float" office:value="184624" calcext:value-type="float">
            <text:p>18462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6</text:p>
          </table:table-cell>
          <table:table-cell office:value-type="float" office:value="0.017617" calcext:value-type="float">
            <text:p>0.017617</text:p>
          </table:table-cell>
          <table:table-cell office:value-type="float" office:value="0.007019" calcext:value-type="float">
            <text:p>0.007019</text:p>
          </table:table-cell>
          <table:table-cell office:value-type="float" office:value="0" calcext:value-type="float">
            <text:p>0</text:p>
          </table:table-cell>
          <table:table-cell office:value-type="float" office:value="124718" calcext:value-type="float">
            <text:p>12471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7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15062" calcext:value-type="float">
            <text:p>0.015062</text:p>
          </table:table-cell>
          <table:table-cell office:value-type="float" office:value="0" calcext:value-type="float">
            <text:p>0</text:p>
          </table:table-cell>
          <table:table-cell office:value-type="float" office:value="182062" calcext:value-type="float">
            <text:p>18206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8</text:p>
          </table:table-cell>
          <table:table-cell office:value-type="float" office:value="0.021126" calcext:value-type="float">
            <text:p>0.021126</text:p>
          </table:table-cell>
          <table:table-cell office:value-type="float" office:value="0.008128" calcext:value-type="float">
            <text:p>0.008128</text:p>
          </table:table-cell>
          <table:table-cell office:value-type="float" office:value="0" calcext:value-type="float">
            <text:p>0</text:p>
          </table:table-cell>
          <table:table-cell office:value-type="float" office:value="122361" calcext:value-type="float">
            <text:p>1223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29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0.008012" calcext:value-type="float">
            <text:p>0.008012</text:p>
          </table:table-cell>
          <table:table-cell office:value-type="float" office:value="0" calcext:value-type="float">
            <text:p>0</text:p>
          </table:table-cell>
          <table:table-cell office:value-type="float" office:value="120565" calcext:value-type="float">
            <text:p>1205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0</text:p>
          </table:table-cell>
          <table:table-cell office:value-type="float" office:value="0.023726" calcext:value-type="float">
            <text:p>0.023726</text:p>
          </table:table-cell>
          <table:table-cell office:value-type="float" office:value="0.007948" calcext:value-type="float">
            <text:p>0.007948</text:p>
          </table:table-cell>
          <table:table-cell office:value-type="float" office:value="0" calcext:value-type="float">
            <text:p>0</text:p>
          </table:table-cell>
          <table:table-cell office:value-type="float" office:value="131022" calcext:value-type="float">
            <text:p>13102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1</text:p>
          </table:table-cell>
          <table:table-cell office:value-type="float" office:value="0.033739" calcext:value-type="float">
            <text:p>0.033739</text:p>
          </table:table-cell>
          <table:table-cell office:value-type="float" office:value="0.009059" calcext:value-type="float">
            <text:p>0.009059</text:p>
          </table:table-cell>
          <table:table-cell office:value-type="float" office:value="0" calcext:value-type="float">
            <text:p>0</text:p>
          </table:table-cell>
          <table:table-cell office:value-type="float" office:value="162876" calcext:value-type="float">
            <text:p>16287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2</text:p>
          </table:table-cell>
          <table:table-cell office:value-type="float" office:value="0.020517" calcext:value-type="float">
            <text:p>0.020517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" calcext:value-type="float">
            <text:p>0</text:p>
          </table:table-cell>
          <table:table-cell office:value-type="float" office:value="163062" calcext:value-type="float">
            <text:p>16306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3</text:p>
          </table:table-cell>
          <table:table-cell office:value-type="float" office:value="0.032471" calcext:value-type="float">
            <text:p>0.032471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" calcext:value-type="float">
            <text:p>0</text:p>
          </table:table-cell>
          <table:table-cell office:value-type="float" office:value="111543" calcext:value-type="float">
            <text:p>11154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4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" calcext:value-type="float">
            <text:p>0</text:p>
          </table:table-cell>
          <table:table-cell office:value-type="float" office:value="124504" calcext:value-type="float">
            <text:p>12450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5</text:p>
          </table:table-cell>
          <table:table-cell office:value-type="float" office:value="0.016155" calcext:value-type="float">
            <text:p>0.016155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" calcext:value-type="float">
            <text:p>0</text:p>
          </table:table-cell>
          <table:table-cell office:value-type="float" office:value="104534" calcext:value-type="float">
            <text:p>1045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6</text:p>
          </table:table-cell>
          <table:table-cell office:value-type="float" office:value="0.018021" calcext:value-type="float">
            <text:p>0.018021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0" calcext:value-type="float">
            <text:p>0</text:p>
          </table:table-cell>
          <table:table-cell office:value-type="float" office:value="118701" calcext:value-type="float">
            <text:p>1187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7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0" calcext:value-type="float">
            <text:p>0</text:p>
          </table:table-cell>
          <table:table-cell office:value-type="float" office:value="147464" calcext:value-type="float">
            <text:p>14746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8</text:p>
          </table:table-cell>
          <table:table-cell office:value-type="float" office:value="0.033953" calcext:value-type="float">
            <text:p>0.033953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0" calcext:value-type="float">
            <text:p>0</text:p>
          </table:table-cell>
          <table:table-cell office:value-type="float" office:value="179216" calcext:value-type="float">
            <text:p>17921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39</text:p>
          </table:table-cell>
          <table:table-cell office:value-type="float" office:value="0.018194" calcext:value-type="float">
            <text:p>0.018194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" calcext:value-type="float">
            <text:p>0</text:p>
          </table:table-cell>
          <table:table-cell office:value-type="float" office:value="113076" calcext:value-type="float">
            <text:p>11307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0</text:p>
          </table:table-cell>
          <table:table-cell office:value-type="float" office:value="0.059651" calcext:value-type="float">
            <text:p>0.059651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" calcext:value-type="float">
            <text:p>0</text:p>
          </table:table-cell>
          <table:table-cell office:value-type="float" office:value="145833" calcext:value-type="float">
            <text:p>1458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1</text:p>
          </table:table-cell>
          <table:table-cell office:value-type="float" office:value="0.018109" calcext:value-type="float">
            <text:p>0.018109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" calcext:value-type="float">
            <text:p>0</text:p>
          </table:table-cell>
          <table:table-cell office:value-type="float" office:value="124295" calcext:value-type="float">
            <text:p>12429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2</text:p>
          </table:table-cell>
          <table:table-cell office:value-type="float" office:value="0.033975" calcext:value-type="float">
            <text:p>0.033975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0" calcext:value-type="float">
            <text:p>0</text:p>
          </table:table-cell>
          <table:table-cell office:value-type="float" office:value="115624" calcext:value-type="float">
            <text:p>11562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3</text:p>
          </table:table-cell>
          <table:table-cell office:value-type="float" office:value="0.017937" calcext:value-type="float">
            <text:p>0.017937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0" calcext:value-type="float">
            <text:p>0</text:p>
          </table:table-cell>
          <table:table-cell office:value-type="float" office:value="129102" calcext:value-type="float">
            <text:p>12910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4</text:p>
          </table:table-cell>
          <table:table-cell office:value-type="float" office:value="0.026842" calcext:value-type="float">
            <text:p>0.026842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" calcext:value-type="float">
            <text:p>0</text:p>
          </table:table-cell>
          <table:table-cell office:value-type="float" office:value="134967" calcext:value-type="float">
            <text:p>13496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5</text:p>
          </table:table-cell>
          <table:table-cell office:value-type="float" office:value="0.055303" calcext:value-type="float">
            <text:p>0.055303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0" calcext:value-type="float">
            <text:p>0</text:p>
          </table:table-cell>
          <table:table-cell office:value-type="float" office:value="160603" calcext:value-type="float">
            <text:p>16060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6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" calcext:value-type="float">
            <text:p>0</text:p>
          </table:table-cell>
          <table:table-cell office:value-type="float" office:value="129500" calcext:value-type="float">
            <text:p>1295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7</text:p>
          </table:table-cell>
          <table:table-cell office:value-type="float" office:value="0.017607" calcext:value-type="float">
            <text:p>0.017607</text:p>
          </table:table-cell>
          <table:table-cell office:value-type="float" office:value="0.007792" calcext:value-type="float">
            <text:p>0.007792</text:p>
          </table:table-cell>
          <table:table-cell office:value-type="float" office:value="0" calcext:value-type="float">
            <text:p>0</text:p>
          </table:table-cell>
          <table:table-cell office:value-type="float" office:value="145200" calcext:value-type="float">
            <text:p>1452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8</text:p>
          </table:table-cell>
          <table:table-cell office:value-type="float" office:value="0.025339" calcext:value-type="float">
            <text:p>0.025339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" calcext:value-type="float">
            <text:p>0</text:p>
          </table:table-cell>
          <table:table-cell office:value-type="float" office:value="143063" calcext:value-type="float">
            <text:p>1430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49</text:p>
          </table:table-cell>
          <table:table-cell office:value-type="float" office:value="0.025922" calcext:value-type="float">
            <text:p>0.025922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0" calcext:value-type="float">
            <text:p>0</text:p>
          </table:table-cell>
          <table:table-cell office:value-type="float" office:value="140980" calcext:value-type="float">
            <text:p>14098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0</text:p>
          </table:table-cell>
          <table:table-cell office:value-type="float" office:value="0.02259" calcext:value-type="float">
            <text:p>0.02259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0" calcext:value-type="float">
            <text:p>0</text:p>
          </table:table-cell>
          <table:table-cell office:value-type="float" office:value="108462" calcext:value-type="float">
            <text:p>10846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1</text:p>
          </table:table-cell>
          <table:table-cell office:value-type="float" office:value="0.035826" calcext:value-type="float">
            <text:p>0.035826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" calcext:value-type="float">
            <text:p>0</text:p>
          </table:table-cell>
          <table:table-cell office:value-type="float" office:value="138173" calcext:value-type="float">
            <text:p>13817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2</text:p>
          </table:table-cell>
          <table:table-cell office:value-type="float" office:value="0.022289" calcext:value-type="float">
            <text:p>0.022289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" calcext:value-type="float">
            <text:p>0</text:p>
          </table:table-cell>
          <table:table-cell office:value-type="float" office:value="153823" calcext:value-type="float">
            <text:p>15382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3</text:p>
          </table:table-cell>
          <table:table-cell office:value-type="float" office:value="0.039479" calcext:value-type="float">
            <text:p>0.039479</text:p>
          </table:table-cell>
          <table:table-cell office:value-type="float" office:value="0.007221" calcext:value-type="float">
            <text:p>0.007221</text:p>
          </table:table-cell>
          <table:table-cell office:value-type="float" office:value="0" calcext:value-type="float">
            <text:p>0</text:p>
          </table:table-cell>
          <table:table-cell office:value-type="float" office:value="119373" calcext:value-type="float">
            <text:p>11937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4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11302" calcext:value-type="float">
            <text:p>0.011302</text:p>
          </table:table-cell>
          <table:table-cell office:value-type="float" office:value="0" calcext:value-type="float">
            <text:p>0</text:p>
          </table:table-cell>
          <table:table-cell office:value-type="float" office:value="164343" calcext:value-type="float">
            <text:p>16434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5</text:p>
          </table:table-cell>
          <table:table-cell office:value-type="float" office:value="0.018397" calcext:value-type="float">
            <text:p>0.018397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" calcext:value-type="float">
            <text:p>0</text:p>
          </table:table-cell>
          <table:table-cell office:value-type="float" office:value="125819" calcext:value-type="float">
            <text:p>1258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6</text:p>
          </table:table-cell>
          <table:table-cell office:value-type="float" office:value="0.017659" calcext:value-type="float">
            <text:p>0.017659</text:p>
          </table:table-cell>
          <table:table-cell office:value-type="float" office:value="0.005915" calcext:value-type="float">
            <text:p>0.005915</text:p>
          </table:table-cell>
          <table:table-cell office:value-type="float" office:value="0" calcext:value-type="float">
            <text:p>0</text:p>
          </table:table-cell>
          <table:table-cell office:value-type="float" office:value="110061" calcext:value-type="float">
            <text:p>11006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7</text:p>
          </table:table-cell>
          <table:table-cell office:value-type="float" office:value="0.019003" calcext:value-type="float">
            <text:p>0.019003</text:p>
          </table:table-cell>
          <table:table-cell office:value-type="float" office:value="0.006205" calcext:value-type="float">
            <text:p>0.006205</text:p>
          </table:table-cell>
          <table:table-cell office:value-type="float" office:value="0" calcext:value-type="float">
            <text:p>0</text:p>
          </table:table-cell>
          <table:table-cell office:value-type="float" office:value="116077" calcext:value-type="float">
            <text:p>1160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8</text:p>
          </table:table-cell>
          <table:table-cell office:value-type="float" office:value="0.019063" calcext:value-type="float">
            <text:p>0.019063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0" calcext:value-type="float">
            <text:p>0</text:p>
          </table:table-cell>
          <table:table-cell office:value-type="float" office:value="145542" calcext:value-type="float">
            <text:p>1455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2:59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0.006225" calcext:value-type="float">
            <text:p>0.006225</text:p>
          </table:table-cell>
          <table:table-cell office:value-type="float" office:value="0" calcext:value-type="float">
            <text:p>0</text:p>
          </table:table-cell>
          <table:table-cell office:value-type="float" office:value="103707" calcext:value-type="float">
            <text:p>1037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0</text:p>
          </table:table-cell>
          <table:table-cell office:value-type="float" office:value="0.026517" calcext:value-type="float">
            <text:p>0.026517</text:p>
          </table:table-cell>
          <table:table-cell office:value-type="float" office:value="0.009192" calcext:value-type="float">
            <text:p>0.009192</text:p>
          </table:table-cell>
          <table:table-cell office:value-type="float" office:value="0" calcext:value-type="float">
            <text:p>0</text:p>
          </table:table-cell>
          <table:table-cell office:value-type="float" office:value="161084" calcext:value-type="float">
            <text:p>1610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1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6686" calcext:value-type="float">
            <text:p>0.006686</text:p>
          </table:table-cell>
          <table:table-cell office:value-type="float" office:value="0" calcext:value-type="float">
            <text:p>0</text:p>
          </table:table-cell>
          <table:table-cell office:value-type="float" office:value="120003" calcext:value-type="float">
            <text:p>1200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2</text:p>
          </table:table-cell>
          <table:table-cell office:value-type="float" office:value="0.182477" calcext:value-type="float">
            <text:p>0.182477</text:p>
          </table:table-cell>
          <table:table-cell office:value-type="float" office:value="0.005123" calcext:value-type="float">
            <text:p>0.005123</text:p>
          </table:table-cell>
          <table:table-cell office:value-type="float" office:value="0" calcext:value-type="float">
            <text:p>0</text:p>
          </table:table-cell>
          <table:table-cell office:value-type="float" office:value="95393" calcext:value-type="float">
            <text:p>9539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3</text:p>
          </table:table-cell>
          <table:table-cell office:value-type="float" office:value="0.019888" calcext:value-type="float">
            <text:p>0.019888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" calcext:value-type="float">
            <text:p>0</text:p>
          </table:table-cell>
          <table:table-cell office:value-type="float" office:value="130327" calcext:value-type="float">
            <text:p>1303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4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0" calcext:value-type="float">
            <text:p>0</text:p>
          </table:table-cell>
          <table:table-cell office:value-type="float" office:value="199766" calcext:value-type="float">
            <text:p>1997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5</text:p>
          </table:table-cell>
          <table:table-cell office:value-type="float" office:value="0.043873" calcext:value-type="float">
            <text:p>0.043873</text:p>
          </table:table-cell>
          <table:table-cell office:value-type="float" office:value="0.008711" calcext:value-type="float">
            <text:p>0.008711</text:p>
          </table:table-cell>
          <table:table-cell office:value-type="float" office:value="0" calcext:value-type="float">
            <text:p>0</text:p>
          </table:table-cell>
          <table:table-cell office:value-type="float" office:value="120168" calcext:value-type="float">
            <text:p>12016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6</text:p>
          </table:table-cell>
          <table:table-cell office:value-type="float" office:value="0.042097" calcext:value-type="float">
            <text:p>0.042097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0" calcext:value-type="float">
            <text:p>0</text:p>
          </table:table-cell>
          <table:table-cell office:value-type="float" office:value="149375" calcext:value-type="float">
            <text:p>14937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7</text:p>
          </table:table-cell>
          <table:table-cell office:value-type="float" office:value="0.186359" calcext:value-type="float">
            <text:p>0.186359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0" calcext:value-type="float">
            <text:p>0</text:p>
          </table:table-cell>
          <table:table-cell office:value-type="float" office:value="134064" calcext:value-type="float">
            <text:p>1340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8</text:p>
          </table:table-cell>
          <table:table-cell office:value-type="float" office:value="0.021808" calcext:value-type="float">
            <text:p>0.021808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0" calcext:value-type="float">
            <text:p>0</text:p>
          </table:table-cell>
          <table:table-cell office:value-type="float" office:value="116270" calcext:value-type="float">
            <text:p>1162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09</text:p>
          </table:table-cell>
          <table:table-cell office:value-type="float" office:value="0.025196" calcext:value-type="float">
            <text:p>0.025196</text:p>
          </table:table-cell>
          <table:table-cell office:value-type="float" office:value="0.008921" calcext:value-type="float">
            <text:p>0.008921</text:p>
          </table:table-cell>
          <table:table-cell office:value-type="float" office:value="0" calcext:value-type="float">
            <text:p>0</text:p>
          </table:table-cell>
          <table:table-cell office:value-type="float" office:value="146856" calcext:value-type="float">
            <text:p>14685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0</text:p>
          </table:table-cell>
          <table:table-cell office:value-type="float" office:value="0.039088" calcext:value-type="float">
            <text:p>0.039088</text:p>
          </table:table-cell>
          <table:table-cell office:value-type="float" office:value="0.010586" calcext:value-type="float">
            <text:p>0.010586</text:p>
          </table:table-cell>
          <table:table-cell office:value-type="float" office:value="0" calcext:value-type="float">
            <text:p>0</text:p>
          </table:table-cell>
          <table:table-cell office:value-type="float" office:value="154608" calcext:value-type="float">
            <text:p>1546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1</text:p>
          </table:table-cell>
          <table:table-cell office:value-type="float" office:value="0.018405" calcext:value-type="float">
            <text:p>0.018405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" calcext:value-type="float">
            <text:p>0</text:p>
          </table:table-cell>
          <table:table-cell office:value-type="float" office:value="108333" calcext:value-type="float">
            <text:p>10833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2</text:p>
          </table:table-cell>
          <table:table-cell office:value-type="float" office:value="0.018301" calcext:value-type="float">
            <text:p>0.018301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0" calcext:value-type="float">
            <text:p>0</text:p>
          </table:table-cell>
          <table:table-cell office:value-type="float" office:value="110030" calcext:value-type="float">
            <text:p>1100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3</text:p>
          </table:table-cell>
          <table:table-cell office:value-type="float" office:value="0.021604" calcext:value-type="float">
            <text:p>0.021604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" calcext:value-type="float">
            <text:p>0</text:p>
          </table:table-cell>
          <table:table-cell office:value-type="float" office:value="161755" calcext:value-type="float">
            <text:p>16175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4</text:p>
          </table:table-cell>
          <table:table-cell office:value-type="float" office:value="0.033831" calcext:value-type="float">
            <text:p>0.033831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0" calcext:value-type="float">
            <text:p>0</text:p>
          </table:table-cell>
          <table:table-cell office:value-type="float" office:value="113750" calcext:value-type="float">
            <text:p>1137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5</text:p>
          </table:table-cell>
          <table:table-cell office:value-type="float" office:value="0.020293" calcext:value-type="float">
            <text:p>0.020293</text:p>
          </table:table-cell>
          <table:table-cell office:value-type="float" office:value="0.007885" calcext:value-type="float">
            <text:p>0.007885</text:p>
          </table:table-cell>
          <table:table-cell office:value-type="float" office:value="0" calcext:value-type="float">
            <text:p>0</text:p>
          </table:table-cell>
          <table:table-cell office:value-type="float" office:value="129896" calcext:value-type="float">
            <text:p>1298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6</text:p>
          </table:table-cell>
          <table:table-cell office:value-type="float" office:value="0.020275" calcext:value-type="float">
            <text:p>0.020275</text:p>
          </table:table-cell>
          <table:table-cell office:value-type="float" office:value="0.005271" calcext:value-type="float">
            <text:p>0.005271</text:p>
          </table:table-cell>
          <table:table-cell office:value-type="float" office:value="0" calcext:value-type="float">
            <text:p>0</text:p>
          </table:table-cell>
          <table:table-cell office:value-type="float" office:value="99172" calcext:value-type="float">
            <text:p>9917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9823" calcext:value-type="float">
            <text:p>0.009823</text:p>
          </table:table-cell>
          <table:table-cell office:value-type="float" office:value="0" calcext:value-type="float">
            <text:p>0</text:p>
          </table:table-cell>
          <table:table-cell office:value-type="float" office:value="147972" calcext:value-type="float">
            <text:p>14797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8</text:p>
          </table:table-cell>
          <table:table-cell office:value-type="float" office:value="0.045062" calcext:value-type="float">
            <text:p>0.045062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" calcext:value-type="float">
            <text:p>0</text:p>
          </table:table-cell>
          <table:table-cell office:value-type="float" office:value="138570" calcext:value-type="float">
            <text:p>1385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19</text:p>
          </table:table-cell>
          <table:table-cell office:value-type="float" office:value="0.015747" calcext:value-type="float">
            <text:p>0.015747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" calcext:value-type="float">
            <text:p>0</text:p>
          </table:table-cell>
          <table:table-cell office:value-type="float" office:value="92458" calcext:value-type="float">
            <text:p>9245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0</text:p>
          </table:table-cell>
          <table:table-cell office:value-type="float" office:value="0.037242" calcext:value-type="float">
            <text:p>0.037242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" calcext:value-type="float">
            <text:p>0</text:p>
          </table:table-cell>
          <table:table-cell office:value-type="float" office:value="150706" calcext:value-type="float">
            <text:p>15070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1</text:p>
          </table:table-cell>
          <table:table-cell office:value-type="float" office:value="0.015932" calcext:value-type="float">
            <text:p>0.015932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0" calcext:value-type="float">
            <text:p>0</text:p>
          </table:table-cell>
          <table:table-cell office:value-type="float" office:value="112766" calcext:value-type="float">
            <text:p>1127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2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07172" calcext:value-type="float">
            <text:p>0.007172</text:p>
          </table:table-cell>
          <table:table-cell office:value-type="float" office:value="0" calcext:value-type="float">
            <text:p>0</text:p>
          </table:table-cell>
          <table:table-cell office:value-type="float" office:value="127536" calcext:value-type="float">
            <text:p>12753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3</text:p>
          </table:table-cell>
          <table:table-cell office:value-type="float" office:value="0.055116" calcext:value-type="float">
            <text:p>0.055116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" calcext:value-type="float">
            <text:p>0</text:p>
          </table:table-cell>
          <table:table-cell office:value-type="float" office:value="159677" calcext:value-type="float">
            <text:p>15967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4</text:p>
          </table:table-cell>
          <table:table-cell office:value-type="float" office:value="0.026922" calcext:value-type="float">
            <text:p>0.026922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" calcext:value-type="float">
            <text:p>0</text:p>
          </table:table-cell>
          <table:table-cell office:value-type="float" office:value="148428" calcext:value-type="float">
            <text:p>1484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5</text:p>
          </table:table-cell>
          <table:table-cell office:value-type="float" office:value="0.034979" calcext:value-type="float">
            <text:p>0.034979</text:p>
          </table:table-cell>
          <table:table-cell office:value-type="float" office:value="0.006511" calcext:value-type="float">
            <text:p>0.006511</text:p>
          </table:table-cell>
          <table:table-cell office:value-type="float" office:value="0" calcext:value-type="float">
            <text:p>0</text:p>
          </table:table-cell>
          <table:table-cell office:value-type="float" office:value="118068" calcext:value-type="float">
            <text:p>11806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6</text:p>
          </table:table-cell>
          <table:table-cell office:value-type="float" office:value="0.025296" calcext:value-type="float">
            <text:p>0.025296</text:p>
          </table:table-cell>
          <table:table-cell office:value-type="float" office:value="0.009558" calcext:value-type="float">
            <text:p>0.009558</text:p>
          </table:table-cell>
          <table:table-cell office:value-type="float" office:value="0" calcext:value-type="float">
            <text:p>0</text:p>
          </table:table-cell>
          <table:table-cell office:value-type="float" office:value="158123" calcext:value-type="float">
            <text:p>1581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7</text:p>
          </table:table-cell>
          <table:table-cell office:value-type="float" office:value="0.017628" calcext:value-type="float">
            <text:p>0.017628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0" calcext:value-type="float">
            <text:p>0</text:p>
          </table:table-cell>
          <table:table-cell office:value-type="float" office:value="119102" calcext:value-type="float">
            <text:p>1191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8</text:p>
          </table:table-cell>
          <table:table-cell office:value-type="float" office:value="0.018147" calcext:value-type="float">
            <text:p>0.018147</text:p>
          </table:table-cell>
          <table:table-cell office:value-type="float" office:value="0.007743" calcext:value-type="float">
            <text:p>0.007743</text:p>
          </table:table-cell>
          <table:table-cell office:value-type="float" office:value="0" calcext:value-type="float">
            <text:p>0</text:p>
          </table:table-cell>
          <table:table-cell office:value-type="float" office:value="136148" calcext:value-type="float">
            <text:p>1361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29</text:p>
          </table:table-cell>
          <table:table-cell office:value-type="float" office:value="0.018623" calcext:value-type="float">
            <text:p>0.018623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" calcext:value-type="float">
            <text:p>0</text:p>
          </table:table-cell>
          <table:table-cell office:value-type="float" office:value="111965" calcext:value-type="float">
            <text:p>11196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0</text:p>
          </table:table-cell>
          <table:table-cell office:value-type="float" office:value="0.016265" calcext:value-type="float">
            <text:p>0.016265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0" calcext:value-type="float">
            <text:p>0</text:p>
          </table:table-cell>
          <table:table-cell office:value-type="float" office:value="93277" calcext:value-type="float">
            <text:p>932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1</text:p>
          </table:table-cell>
          <table:table-cell office:value-type="float" office:value="0.018061" calcext:value-type="float">
            <text:p>0.018061</text:p>
          </table:table-cell>
          <table:table-cell office:value-type="float" office:value="0.006141" calcext:value-type="float">
            <text:p>0.006141</text:p>
          </table:table-cell>
          <table:table-cell office:value-type="float" office:value="0" calcext:value-type="float">
            <text:p>0</text:p>
          </table:table-cell>
          <table:table-cell office:value-type="float" office:value="113980" calcext:value-type="float">
            <text:p>11398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2</text:p>
          </table:table-cell>
          <table:table-cell office:value-type="float" office:value="0.046909" calcext:value-type="float">
            <text:p>0.046909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" calcext:value-type="float">
            <text:p>0</text:p>
          </table:table-cell>
          <table:table-cell office:value-type="float" office:value="175703" calcext:value-type="float">
            <text:p>17570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3</text:p>
          </table:table-cell>
          <table:table-cell office:value-type="float" office:value="0.025468" calcext:value-type="float">
            <text:p>0.025468</text:p>
          </table:table-cell>
          <table:table-cell office:value-type="float" office:value="0.010997" calcext:value-type="float">
            <text:p>0.010997</text:p>
          </table:table-cell>
          <table:table-cell office:value-type="float" office:value="0" calcext:value-type="float">
            <text:p>0</text:p>
          </table:table-cell>
          <table:table-cell office:value-type="float" office:value="153786" calcext:value-type="float">
            <text:p>15378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4</text:p>
          </table:table-cell>
          <table:table-cell office:value-type="float" office:value="0.020975" calcext:value-type="float">
            <text:p>0.020975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" calcext:value-type="float">
            <text:p>0</text:p>
          </table:table-cell>
          <table:table-cell office:value-type="float" office:value="134270" calcext:value-type="float">
            <text:p>13427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5</text:p>
          </table:table-cell>
          <table:table-cell office:value-type="float" office:value="0.040605" calcext:value-type="float">
            <text:p>0.040605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" calcext:value-type="float">
            <text:p>0</text:p>
          </table:table-cell>
          <table:table-cell office:value-type="float" office:value="132417" calcext:value-type="float">
            <text:p>1324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6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09315" calcext:value-type="float">
            <text:p>0.009315</text:p>
          </table:table-cell>
          <table:table-cell office:value-type="float" office:value="0" calcext:value-type="float">
            <text:p>0</text:p>
          </table:table-cell>
          <table:table-cell office:value-type="float" office:value="144313" calcext:value-type="float">
            <text:p>1443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7</text:p>
          </table:table-cell>
          <table:table-cell office:value-type="float" office:value="0.020994" calcext:value-type="float">
            <text:p>0.020994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0" calcext:value-type="float">
            <text:p>0</text:p>
          </table:table-cell>
          <table:table-cell office:value-type="float" office:value="118578" calcext:value-type="float">
            <text:p>11857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8</text:p>
          </table:table-cell>
          <table:table-cell office:value-type="float" office:value="0.021268" calcext:value-type="float">
            <text:p>0.021268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" calcext:value-type="float">
            <text:p>0</text:p>
          </table:table-cell>
          <table:table-cell office:value-type="float" office:value="120541" calcext:value-type="float">
            <text:p>12054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3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0" calcext:value-type="float">
            <text:p>0</text:p>
          </table:table-cell>
          <table:table-cell office:value-type="float" office:value="141703" calcext:value-type="float">
            <text:p>14170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0</text:p>
          </table:table-cell>
          <table:table-cell office:value-type="float" office:value="0.018826" calcext:value-type="float">
            <text:p>0.018826</text:p>
          </table:table-cell>
          <table:table-cell office:value-type="float" office:value="0.006677" calcext:value-type="float">
            <text:p>0.006677</text:p>
          </table:table-cell>
          <table:table-cell office:value-type="float" office:value="0" calcext:value-type="float">
            <text:p>0</text:p>
          </table:table-cell>
          <table:table-cell office:value-type="float" office:value="118077" calcext:value-type="float">
            <text:p>1180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1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06098" calcext:value-type="float">
            <text:p>0.006098</text:p>
          </table:table-cell>
          <table:table-cell office:value-type="float" office:value="0" calcext:value-type="float">
            <text:p>0</text:p>
          </table:table-cell>
          <table:table-cell office:value-type="float" office:value="111752" calcext:value-type="float">
            <text:p>11175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2</text:p>
          </table:table-cell>
          <table:table-cell office:value-type="float" office:value="0.022379" calcext:value-type="float">
            <text:p>0.022379</text:p>
          </table:table-cell>
          <table:table-cell office:value-type="float" office:value="0.008562" calcext:value-type="float">
            <text:p>0.008562</text:p>
          </table:table-cell>
          <table:table-cell office:value-type="float" office:value="0" calcext:value-type="float">
            <text:p>0</text:p>
          </table:table-cell>
          <table:table-cell office:value-type="float" office:value="145926" calcext:value-type="float">
            <text:p>14592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3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5806" calcext:value-type="float">
            <text:p>0.005806</text:p>
          </table:table-cell>
          <table:table-cell office:value-type="float" office:value="0" calcext:value-type="float">
            <text:p>0</text:p>
          </table:table-cell>
          <table:table-cell office:value-type="float" office:value="104499" calcext:value-type="float">
            <text:p>10449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4</text:p>
          </table:table-cell>
          <table:table-cell office:value-type="float" office:value="0.035297" calcext:value-type="float">
            <text:p>0.035297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0" calcext:value-type="float">
            <text:p>0</text:p>
          </table:table-cell>
          <table:table-cell office:value-type="float" office:value="156428" calcext:value-type="float">
            <text:p>15642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5</text:p>
          </table:table-cell>
          <table:table-cell office:value-type="float" office:value="0.026428" calcext:value-type="float">
            <text:p>0.026428</text:p>
          </table:table-cell>
          <table:table-cell office:value-type="float" office:value="0.012319" calcext:value-type="float">
            <text:p>0.012319</text:p>
          </table:table-cell>
          <table:table-cell office:value-type="float" office:value="0" calcext:value-type="float">
            <text:p>0</text:p>
          </table:table-cell>
          <table:table-cell office:value-type="float" office:value="194251" calcext:value-type="float">
            <text:p>19425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6</text:p>
          </table:table-cell>
          <table:table-cell office:value-type="float" office:value="0.034865" calcext:value-type="float">
            <text:p>0.034865</text:p>
          </table:table-cell>
          <table:table-cell office:value-type="float" office:value="0.011897" calcext:value-type="float">
            <text:p>0.011897</text:p>
          </table:table-cell>
          <table:table-cell office:value-type="float" office:value="0" calcext:value-type="float">
            <text:p>0</text:p>
          </table:table-cell>
          <table:table-cell office:value-type="float" office:value="162644" calcext:value-type="float">
            <text:p>1626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7</text:p>
          </table:table-cell>
          <table:table-cell office:value-type="float" office:value="0.018426" calcext:value-type="float">
            <text:p>0.018426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" calcext:value-type="float">
            <text:p>0</text:p>
          </table:table-cell>
          <table:table-cell office:value-type="float" office:value="147395" calcext:value-type="float">
            <text:p>14739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8</text:p>
          </table:table-cell>
          <table:table-cell office:value-type="float" office:value="0.038922" calcext:value-type="float">
            <text:p>0.038922</text:p>
          </table:table-cell>
          <table:table-cell office:value-type="float" office:value="0.014261" calcext:value-type="float">
            <text:p>0.014261</text:p>
          </table:table-cell>
          <table:table-cell office:value-type="float" office:value="0" calcext:value-type="float">
            <text:p>0</text:p>
          </table:table-cell>
          <table:table-cell office:value-type="float" office:value="219847" calcext:value-type="float">
            <text:p>21984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49</text:p>
          </table:table-cell>
          <table:table-cell office:value-type="float" office:value="0.020943" calcext:value-type="float">
            <text:p>0.020943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0" calcext:value-type="float">
            <text:p>0</text:p>
          </table:table-cell>
          <table:table-cell office:value-type="float" office:value="117193" calcext:value-type="float">
            <text:p>11719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0</text:p>
          </table:table-cell>
          <table:table-cell office:value-type="float" office:value="0.018774" calcext:value-type="float">
            <text:p>0.018774</text:p>
          </table:table-cell>
          <table:table-cell office:value-type="float" office:value="0.007242" calcext:value-type="float">
            <text:p>0.007242</text:p>
          </table:table-cell>
          <table:table-cell office:value-type="float" office:value="0" calcext:value-type="float">
            <text:p>0</text:p>
          </table:table-cell>
          <table:table-cell office:value-type="float" office:value="108329" calcext:value-type="float">
            <text:p>10832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1</text:p>
          </table:table-cell>
          <table:table-cell office:value-type="float" office:value="0.023167" calcext:value-type="float">
            <text:p>0.023167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" calcext:value-type="float">
            <text:p>0</text:p>
          </table:table-cell>
          <table:table-cell office:value-type="float" office:value="209929" calcext:value-type="float">
            <text:p>2099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2</text:p>
          </table:table-cell>
          <table:table-cell office:value-type="float" office:value="0.063353" calcext:value-type="float">
            <text:p>0.063353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" calcext:value-type="float">
            <text:p>0</text:p>
          </table:table-cell>
          <table:table-cell office:value-type="float" office:value="116787" calcext:value-type="float">
            <text:p>11678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3</text:p>
          </table:table-cell>
          <table:table-cell office:value-type="float" office:value="0.018992" calcext:value-type="float">
            <text:p>0.018992</text:p>
          </table:table-cell>
          <table:table-cell office:value-type="float" office:value="0.008225" calcext:value-type="float">
            <text:p>0.008225</text:p>
          </table:table-cell>
          <table:table-cell office:value-type="float" office:value="0" calcext:value-type="float">
            <text:p>0</text:p>
          </table:table-cell>
          <table:table-cell office:value-type="float" office:value="130186" calcext:value-type="float">
            <text:p>13018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4</text:p>
          </table:table-cell>
          <table:table-cell office:value-type="float" office:value="0.016492" calcext:value-type="float">
            <text:p>0.016492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0" calcext:value-type="float">
            <text:p>0</text:p>
          </table:table-cell>
          <table:table-cell office:value-type="float" office:value="126568" calcext:value-type="float">
            <text:p>12656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5</text:p>
          </table:table-cell>
          <table:table-cell office:value-type="float" office:value="0.020556" calcext:value-type="float">
            <text:p>0.020556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0" calcext:value-type="float">
            <text:p>0</text:p>
          </table:table-cell>
          <table:table-cell office:value-type="float" office:value="157892" calcext:value-type="float">
            <text:p>15789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6</text:p>
          </table:table-cell>
          <table:table-cell office:value-type="float" office:value="0.027808" calcext:value-type="float">
            <text:p>0.027808</text:p>
          </table:table-cell>
          <table:table-cell office:value-type="float" office:value="0.010729" calcext:value-type="float">
            <text:p>0.010729</text:p>
          </table:table-cell>
          <table:table-cell office:value-type="float" office:value="0" calcext:value-type="float">
            <text:p>0</text:p>
          </table:table-cell>
          <table:table-cell office:value-type="float" office:value="172934" calcext:value-type="float">
            <text:p>1729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7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014789" calcext:value-type="float">
            <text:p>0.014789</text:p>
          </table:table-cell>
          <table:table-cell office:value-type="float" office:value="0" calcext:value-type="float">
            <text:p>0</text:p>
          </table:table-cell>
          <table:table-cell office:value-type="float" office:value="189769" calcext:value-type="float">
            <text:p>1897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8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0" calcext:value-type="float">
            <text:p>0</text:p>
          </table:table-cell>
          <table:table-cell office:value-type="float" office:value="135429" calcext:value-type="float">
            <text:p>1354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3:59</text:p>
          </table:table-cell>
          <table:table-cell office:value-type="float" office:value="0.019835" calcext:value-type="float">
            <text:p>0.019835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" calcext:value-type="float">
            <text:p>0</text:p>
          </table:table-cell>
          <table:table-cell office:value-type="float" office:value="124332" calcext:value-type="float">
            <text:p>12433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0</text:p>
          </table:table-cell>
          <table:table-cell office:value-type="float" office:value="0.025479" calcext:value-type="float">
            <text:p>0.025479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" calcext:value-type="float">
            <text:p>0</text:p>
          </table:table-cell>
          <table:table-cell office:value-type="float" office:value="149322" calcext:value-type="float">
            <text:p>1493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" calcext:value-type="float">
            <text:p>0</text:p>
          </table:table-cell>
          <table:table-cell office:value-type="float" office:value="126745" calcext:value-type="float">
            <text:p>12674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2</text:p>
          </table:table-cell>
          <table:table-cell office:value-type="float" office:value="0.017365" calcext:value-type="float">
            <text:p>0.01736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0" calcext:value-type="float">
            <text:p>0</text:p>
          </table:table-cell>
          <table:table-cell office:value-type="float" office:value="135178" calcext:value-type="float">
            <text:p>13517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3</text:p>
          </table:table-cell>
          <table:table-cell office:value-type="float" office:value="0.019041" calcext:value-type="float">
            <text:p>0.019041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" calcext:value-type="float">
            <text:p>0</text:p>
          </table:table-cell>
          <table:table-cell office:value-type="float" office:value="115162" calcext:value-type="float">
            <text:p>11516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4</text:p>
          </table:table-cell>
          <table:table-cell office:value-type="float" office:value="0.014655" calcext:value-type="float">
            <text:p>0.014655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" calcext:value-type="float">
            <text:p>0</text:p>
          </table:table-cell>
          <table:table-cell office:value-type="float" office:value="100783" calcext:value-type="float">
            <text:p>10078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5</text:p>
          </table:table-cell>
          <table:table-cell office:value-type="float" office:value="0.022208" calcext:value-type="float">
            <text:p>0.022208</text:p>
          </table:table-cell>
          <table:table-cell office:value-type="float" office:value="0.008035" calcext:value-type="float">
            <text:p>0.008035</text:p>
          </table:table-cell>
          <table:table-cell office:value-type="float" office:value="0" calcext:value-type="float">
            <text:p>0</text:p>
          </table:table-cell>
          <table:table-cell office:value-type="float" office:value="142438" calcext:value-type="float">
            <text:p>1424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6</text:p>
          </table:table-cell>
          <table:table-cell office:value-type="float" office:value="0.035583" calcext:value-type="float">
            <text:p>0.035583</text:p>
          </table:table-cell>
          <table:table-cell office:value-type="float" office:value="0.006557" calcext:value-type="float">
            <text:p>0.006557</text:p>
          </table:table-cell>
          <table:table-cell office:value-type="float" office:value="0" calcext:value-type="float">
            <text:p>0</text:p>
          </table:table-cell>
          <table:table-cell office:value-type="float" office:value="117390" calcext:value-type="float">
            <text:p>1173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7</text:p>
          </table:table-cell>
          <table:table-cell office:value-type="float" office:value="0.017285" calcext:value-type="float">
            <text:p>0.017285</text:p>
          </table:table-cell>
          <table:table-cell office:value-type="float" office:value="0.006941" calcext:value-type="float">
            <text:p>0.006941</text:p>
          </table:table-cell>
          <table:table-cell office:value-type="float" office:value="0" calcext:value-type="float">
            <text:p>0</text:p>
          </table:table-cell>
          <table:table-cell office:value-type="float" office:value="125954" calcext:value-type="float">
            <text:p>1259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8</text:p>
          </table:table-cell>
          <table:table-cell office:value-type="float" office:value="0.016894" calcext:value-type="float">
            <text:p>0.016894</text:p>
          </table:table-cell>
          <table:table-cell office:value-type="float" office:value="0.005963" calcext:value-type="float">
            <text:p>0.005963</text:p>
          </table:table-cell>
          <table:table-cell office:value-type="float" office:value="0" calcext:value-type="float">
            <text:p>0</text:p>
          </table:table-cell>
          <table:table-cell office:value-type="float" office:value="108706" calcext:value-type="float">
            <text:p>1087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09</text:p>
          </table:table-cell>
          <table:table-cell office:value-type="float" office:value="0.019139" calcext:value-type="float">
            <text:p>0.019139</text:p>
          </table:table-cell>
          <table:table-cell office:value-type="float" office:value="0.008063" calcext:value-type="float">
            <text:p>0.008063</text:p>
          </table:table-cell>
          <table:table-cell office:value-type="float" office:value="0" calcext:value-type="float">
            <text:p>0</text:p>
          </table:table-cell>
          <table:table-cell office:value-type="float" office:value="131757" calcext:value-type="float">
            <text:p>13175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0</text:p>
          </table:table-cell>
          <table:table-cell office:value-type="float" office:value="0.025785" calcext:value-type="float">
            <text:p>0.025785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0" calcext:value-type="float">
            <text:p>0</text:p>
          </table:table-cell>
          <table:table-cell office:value-type="float" office:value="150291" calcext:value-type="float">
            <text:p>15029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1</text:p>
          </table:table-cell>
          <table:table-cell office:value-type="float" office:value="0.051337" calcext:value-type="float">
            <text:p>0.051337</text:p>
          </table:table-cell>
          <table:table-cell office:value-type="float" office:value="0.012751" calcext:value-type="float">
            <text:p>0.012751</text:p>
          </table:table-cell>
          <table:table-cell office:value-type="float" office:value="0" calcext:value-type="float">
            <text:p>0</text:p>
          </table:table-cell>
          <table:table-cell office:value-type="float" office:value="194778" calcext:value-type="float">
            <text:p>19477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2</text:p>
          </table:table-cell>
          <table:table-cell office:value-type="float" office:value="0.038586" calcext:value-type="float">
            <text:p>0.038586</text:p>
          </table:table-cell>
          <table:table-cell office:value-type="float" office:value="0.007887" calcext:value-type="float">
            <text:p>0.007887</text:p>
          </table:table-cell>
          <table:table-cell office:value-type="float" office:value="0" calcext:value-type="float">
            <text:p>0</text:p>
          </table:table-cell>
          <table:table-cell office:value-type="float" office:value="142638" calcext:value-type="float">
            <text:p>1426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3</text:p>
          </table:table-cell>
          <table:table-cell office:value-type="float" office:value="0.018666" calcext:value-type="float">
            <text:p>0.018666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office:value-type="float" office:value="127646" calcext:value-type="float">
            <text:p>12764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4</text:p>
          </table:table-cell>
          <table:table-cell office:value-type="float" office:value="0.017107" calcext:value-type="float">
            <text:p>0.017107</text:p>
          </table:table-cell>
          <table:table-cell office:value-type="float" office:value="0.008339" calcext:value-type="float">
            <text:p>0.008339</text:p>
          </table:table-cell>
          <table:table-cell office:value-type="float" office:value="0" calcext:value-type="float">
            <text:p>0</text:p>
          </table:table-cell>
          <table:table-cell office:value-type="float" office:value="115242" calcext:value-type="float">
            <text:p>11524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5</text:p>
          </table:table-cell>
          <table:table-cell office:value-type="float" office:value="0.021455" calcext:value-type="float">
            <text:p>0.021455</text:p>
          </table:table-cell>
          <table:table-cell office:value-type="float" office:value="0.011571" calcext:value-type="float">
            <text:p>0.011571</text:p>
          </table:table-cell>
          <table:table-cell office:value-type="float" office:value="0" calcext:value-type="float">
            <text:p>0</text:p>
          </table:table-cell>
          <table:table-cell office:value-type="float" office:value="154804" calcext:value-type="float">
            <text:p>15480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6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0" calcext:value-type="float">
            <text:p>0</text:p>
          </table:table-cell>
          <table:table-cell office:value-type="float" office:value="100999" calcext:value-type="float">
            <text:p>1009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7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0.009441" calcext:value-type="float">
            <text:p>0.009441</text:p>
          </table:table-cell>
          <table:table-cell office:value-type="float" office:value="0" calcext:value-type="float">
            <text:p>0</text:p>
          </table:table-cell>
          <table:table-cell office:value-type="float" office:value="143969" calcext:value-type="float">
            <text:p>1439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8</text:p>
          </table:table-cell>
          <table:table-cell office:value-type="float" office:value="0.033851" calcext:value-type="float">
            <text:p>0.033851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0" calcext:value-type="float">
            <text:p>0</text:p>
          </table:table-cell>
          <table:table-cell office:value-type="float" office:value="118019" calcext:value-type="float">
            <text:p>1180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19</text:p>
          </table:table-cell>
          <table:table-cell office:value-type="float" office:value="0.020476" calcext:value-type="float">
            <text:p>0.020476</text:p>
          </table:table-cell>
          <table:table-cell office:value-type="float" office:value="0.012884" calcext:value-type="float">
            <text:p>0.012884</text:p>
          </table:table-cell>
          <table:table-cell office:value-type="float" office:value="0" calcext:value-type="float">
            <text:p>0</text:p>
          </table:table-cell>
          <table:table-cell office:value-type="float" office:value="156314" calcext:value-type="float">
            <text:p>1563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0</text:p>
          </table:table-cell>
          <table:table-cell office:value-type="float" office:value="0.019847" calcext:value-type="float">
            <text:p>0.019847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" calcext:value-type="float">
            <text:p>0</text:p>
          </table:table-cell>
          <table:table-cell office:value-type="float" office:value="113612" calcext:value-type="float">
            <text:p>1136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1</text:p>
          </table:table-cell>
          <table:table-cell office:value-type="float" office:value="0.020816" calcext:value-type="float">
            <text:p>0.020816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0" calcext:value-type="float">
            <text:p>0</text:p>
          </table:table-cell>
          <table:table-cell office:value-type="float" office:value="139794" calcext:value-type="float">
            <text:p>13979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2</text:p>
          </table:table-cell>
          <table:table-cell office:value-type="float" office:value="0.021778" calcext:value-type="float">
            <text:p>0.021778</text:p>
          </table:table-cell>
          <table:table-cell office:value-type="float" office:value="0.009246" calcext:value-type="float">
            <text:p>0.009246</text:p>
          </table:table-cell>
          <table:table-cell office:value-type="float" office:value="0" calcext:value-type="float">
            <text:p>0</text:p>
          </table:table-cell>
          <table:table-cell office:value-type="float" office:value="152236" calcext:value-type="float">
            <text:p>15223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3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09292" calcext:value-type="float">
            <text:p>0.009292</text:p>
          </table:table-cell>
          <table:table-cell office:value-type="float" office:value="0" calcext:value-type="float">
            <text:p>0</text:p>
          </table:table-cell>
          <table:table-cell office:value-type="float" office:value="142148" calcext:value-type="float">
            <text:p>1421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4</text:p>
          </table:table-cell>
          <table:table-cell office:value-type="float" office:value="0.049453" calcext:value-type="float">
            <text:p>0.049453</text:p>
          </table:table-cell>
          <table:table-cell office:value-type="float" office:value="0.012134" calcext:value-type="float">
            <text:p>0.012134</text:p>
          </table:table-cell>
          <table:table-cell office:value-type="float" office:value="0" calcext:value-type="float">
            <text:p>0</text:p>
          </table:table-cell>
          <table:table-cell office:value-type="float" office:value="184919" calcext:value-type="float">
            <text:p>1849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5</text:p>
          </table:table-cell>
          <table:table-cell office:value-type="float" office:value="0.04241" calcext:value-type="float">
            <text:p>0.04241</text:p>
          </table:table-cell>
          <table:table-cell office:value-type="float" office:value="0.008178" calcext:value-type="float">
            <text:p>0.008178</text:p>
          </table:table-cell>
          <table:table-cell office:value-type="float" office:value="0" calcext:value-type="float">
            <text:p>0</text:p>
          </table:table-cell>
          <table:table-cell office:value-type="float" office:value="127149" calcext:value-type="float">
            <text:p>12714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6</text:p>
          </table:table-cell>
          <table:table-cell office:value-type="float" office:value="0.023206" calcext:value-type="float">
            <text:p>0.023206</text:p>
          </table:table-cell>
          <table:table-cell office:value-type="float" office:value="0.009487" calcext:value-type="float">
            <text:p>0.009487</text:p>
          </table:table-cell>
          <table:table-cell office:value-type="float" office:value="0" calcext:value-type="float">
            <text:p>0</text:p>
          </table:table-cell>
          <table:table-cell office:value-type="float" office:value="166346" calcext:value-type="float">
            <text:p>16634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7</text:p>
          </table:table-cell>
          <table:table-cell office:value-type="float" office:value="0.042127" calcext:value-type="float">
            <text:p>0.042127</text:p>
          </table:table-cell>
          <table:table-cell office:value-type="float" office:value="0.010569" calcext:value-type="float">
            <text:p>0.010569</text:p>
          </table:table-cell>
          <table:table-cell office:value-type="float" office:value="0" calcext:value-type="float">
            <text:p>0</text:p>
          </table:table-cell>
          <table:table-cell office:value-type="float" office:value="151388" calcext:value-type="float">
            <text:p>15138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8</text:p>
          </table:table-cell>
          <table:table-cell office:value-type="float" office:value="0.024444" calcext:value-type="float">
            <text:p>0.024444</text:p>
          </table:table-cell>
          <table:table-cell office:value-type="float" office:value="0.008476" calcext:value-type="float">
            <text:p>0.008476</text:p>
          </table:table-cell>
          <table:table-cell office:value-type="float" office:value="0" calcext:value-type="float">
            <text:p>0</text:p>
          </table:table-cell>
          <table:table-cell office:value-type="float" office:value="150022" calcext:value-type="float">
            <text:p>1500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29</text:p>
          </table:table-cell>
          <table:table-cell office:value-type="float" office:value="0.014206" calcext:value-type="float">
            <text:p>0.014206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0" calcext:value-type="float">
            <text:p>0</text:p>
          </table:table-cell>
          <table:table-cell office:value-type="float" office:value="102573" calcext:value-type="float">
            <text:p>10257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0</text:p>
          </table:table-cell>
          <table:table-cell office:value-type="float" office:value="0.020341" calcext:value-type="float">
            <text:p>0.020341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0" calcext:value-type="float">
            <text:p>0</text:p>
          </table:table-cell>
          <table:table-cell office:value-type="float" office:value="125695" calcext:value-type="float">
            <text:p>12569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1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6619" calcext:value-type="float">
            <text:p>0.006619</text:p>
          </table:table-cell>
          <table:table-cell office:value-type="float" office:value="0" calcext:value-type="float">
            <text:p>0</text:p>
          </table:table-cell>
          <table:table-cell office:value-type="float" office:value="107745" calcext:value-type="float">
            <text:p>10774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2</text:p>
          </table:table-cell>
          <table:table-cell office:value-type="float" office:value="0.017339" calcext:value-type="float">
            <text:p>0.017339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0" calcext:value-type="float">
            <text:p>0</text:p>
          </table:table-cell>
          <table:table-cell office:value-type="float" office:value="122828" calcext:value-type="float">
            <text:p>1228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3</text:p>
          </table:table-cell>
          <table:table-cell office:value-type="float" office:value="0.037562" calcext:value-type="float">
            <text:p>0.037562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" calcext:value-type="float">
            <text:p>0</text:p>
          </table:table-cell>
          <table:table-cell office:value-type="float" office:value="123311" calcext:value-type="float">
            <text:p>1233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4</text:p>
          </table:table-cell>
          <table:table-cell office:value-type="float" office:value="0.043221" calcext:value-type="float">
            <text:p>0.043221</text:p>
          </table:table-cell>
          <table:table-cell office:value-type="float" office:value="0.010442" calcext:value-type="float">
            <text:p>0.010442</text:p>
          </table:table-cell>
          <table:table-cell office:value-type="float" office:value="0" calcext:value-type="float">
            <text:p>0</text:p>
          </table:table-cell>
          <table:table-cell office:value-type="float" office:value="184968" calcext:value-type="float">
            <text:p>18496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5</text:p>
          </table:table-cell>
          <table:table-cell office:value-type="float" office:value="0.034666" calcext:value-type="float">
            <text:p>0.034666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" calcext:value-type="float">
            <text:p>0</text:p>
          </table:table-cell>
          <table:table-cell office:value-type="float" office:value="112709" calcext:value-type="float">
            <text:p>11270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6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" calcext:value-type="float">
            <text:p>0</text:p>
          </table:table-cell>
          <table:table-cell office:value-type="float" office:value="138335" calcext:value-type="float">
            <text:p>13833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7</text:p>
          </table:table-cell>
          <table:table-cell office:value-type="float" office:value="0.042603" calcext:value-type="float">
            <text:p>0.042603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" calcext:value-type="float">
            <text:p>0</text:p>
          </table:table-cell>
          <table:table-cell office:value-type="float" office:value="178833" calcext:value-type="float">
            <text:p>1788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8</text:p>
          </table:table-cell>
          <table:table-cell office:value-type="float" office:value="0.020013" calcext:value-type="float">
            <text:p>0.020013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" calcext:value-type="float">
            <text:p>0</text:p>
          </table:table-cell>
          <table:table-cell office:value-type="float" office:value="129571" calcext:value-type="float">
            <text:p>12957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39</text:p>
          </table:table-cell>
          <table:table-cell office:value-type="float" office:value="0.022558" calcext:value-type="float">
            <text:p>0.022558</text:p>
          </table:table-cell>
          <table:table-cell office:value-type="float" office:value="0.011816" calcext:value-type="float">
            <text:p>0.011816</text:p>
          </table:table-cell>
          <table:table-cell office:value-type="float" office:value="0" calcext:value-type="float">
            <text:p>0</text:p>
          </table:table-cell>
          <table:table-cell office:value-type="float" office:value="179214" calcext:value-type="float">
            <text:p>17921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0</text:p>
          </table:table-cell>
          <table:table-cell office:value-type="float" office:value="0.044102" calcext:value-type="float">
            <text:p>0.044102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" calcext:value-type="float">
            <text:p>0</text:p>
          </table:table-cell>
          <table:table-cell office:value-type="float" office:value="144815" calcext:value-type="float">
            <text:p>14481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1</text:p>
          </table:table-cell>
          <table:table-cell office:value-type="float" office:value="0.020973" calcext:value-type="float">
            <text:p>0.020973</text:p>
          </table:table-cell>
          <table:table-cell office:value-type="float" office:value="0.008406" calcext:value-type="float">
            <text:p>0.008406</text:p>
          </table:table-cell>
          <table:table-cell office:value-type="float" office:value="0" calcext:value-type="float">
            <text:p>0</text:p>
          </table:table-cell>
          <table:table-cell office:value-type="float" office:value="136874" calcext:value-type="float">
            <text:p>13687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2</text:p>
          </table:table-cell>
          <table:table-cell office:value-type="float" office:value="0.020367" calcext:value-type="float">
            <text:p>0.020367</text:p>
          </table:table-cell>
          <table:table-cell office:value-type="float" office:value="0.008286" calcext:value-type="float">
            <text:p>0.008286</text:p>
          </table:table-cell>
          <table:table-cell office:value-type="float" office:value="0" calcext:value-type="float">
            <text:p>0</text:p>
          </table:table-cell>
          <table:table-cell office:value-type="float" office:value="145775" calcext:value-type="float">
            <text:p>14577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3</text:p>
          </table:table-cell>
          <table:table-cell office:value-type="float" office:value="0.025848" calcext:value-type="float">
            <text:p>0.025848</text:p>
          </table:table-cell>
          <table:table-cell office:value-type="float" office:value="0.008592" calcext:value-type="float">
            <text:p>0.008592</text:p>
          </table:table-cell>
          <table:table-cell office:value-type="float" office:value="0" calcext:value-type="float">
            <text:p>0</text:p>
          </table:table-cell>
          <table:table-cell office:value-type="float" office:value="151757" calcext:value-type="float">
            <text:p>1517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4</text:p>
          </table:table-cell>
          <table:table-cell office:value-type="float" office:value="0.018522" calcext:value-type="float">
            <text:p>0.018522</text:p>
          </table:table-cell>
          <table:table-cell office:value-type="float" office:value="0.006556" calcext:value-type="float">
            <text:p>0.006556</text:p>
          </table:table-cell>
          <table:table-cell office:value-type="float" office:value="0" calcext:value-type="float">
            <text:p>0</text:p>
          </table:table-cell>
          <table:table-cell office:value-type="float" office:value="116769" calcext:value-type="float">
            <text:p>1167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5</text:p>
          </table:table-cell>
          <table:table-cell office:value-type="float" office:value="0.044173" calcext:value-type="float">
            <text:p>0.044173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0" calcext:value-type="float">
            <text:p>0</text:p>
          </table:table-cell>
          <table:table-cell office:value-type="float" office:value="208389" calcext:value-type="float">
            <text:p>2083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6</text:p>
          </table:table-cell>
          <table:table-cell office:value-type="float" office:value="0.029728" calcext:value-type="float">
            <text:p>0.029728</text:p>
          </table:table-cell>
          <table:table-cell office:value-type="float" office:value="0.008774" calcext:value-type="float">
            <text:p>0.008774</text:p>
          </table:table-cell>
          <table:table-cell office:value-type="float" office:value="0" calcext:value-type="float">
            <text:p>0</text:p>
          </table:table-cell>
          <table:table-cell office:value-type="float" office:value="153426" calcext:value-type="float">
            <text:p>15342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7</text:p>
          </table:table-cell>
          <table:table-cell office:value-type="float" office:value="0.024773" calcext:value-type="float">
            <text:p>0.024773</text:p>
          </table:table-cell>
          <table:table-cell office:value-type="float" office:value="0.009459" calcext:value-type="float">
            <text:p>0.009459</text:p>
          </table:table-cell>
          <table:table-cell office:value-type="float" office:value="0" calcext:value-type="float">
            <text:p>0</text:p>
          </table:table-cell>
          <table:table-cell office:value-type="float" office:value="139775" calcext:value-type="float">
            <text:p>13977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8</text:p>
          </table:table-cell>
          <table:table-cell office:value-type="float" office:value="0.038723" calcext:value-type="float">
            <text:p>0.038723</text:p>
          </table:table-cell>
          <table:table-cell office:value-type="float" office:value="0.009476" calcext:value-type="float">
            <text:p>0.009476</text:p>
          </table:table-cell>
          <table:table-cell office:value-type="float" office:value="0" calcext:value-type="float">
            <text:p>0</text:p>
          </table:table-cell>
          <table:table-cell office:value-type="float" office:value="144072" calcext:value-type="float">
            <text:p>1440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49</text:p>
          </table:table-cell>
          <table:table-cell office:value-type="float" office:value="0.036468" calcext:value-type="float">
            <text:p>0.036468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" calcext:value-type="float">
            <text:p>0</text:p>
          </table:table-cell>
          <table:table-cell office:value-type="float" office:value="132296" calcext:value-type="float">
            <text:p>132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0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" calcext:value-type="float">
            <text:p>0</text:p>
          </table:table-cell>
          <table:table-cell office:value-type="float" office:value="124508" calcext:value-type="float">
            <text:p>12450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1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" calcext:value-type="float">
            <text:p>0</text:p>
          </table:table-cell>
          <table:table-cell office:value-type="float" office:value="141679" calcext:value-type="float">
            <text:p>14167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2</text:p>
          </table:table-cell>
          <table:table-cell office:value-type="float" office:value="0.039214" calcext:value-type="float">
            <text:p>0.039214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" calcext:value-type="float">
            <text:p>0</text:p>
          </table:table-cell>
          <table:table-cell office:value-type="float" office:value="142861" calcext:value-type="float">
            <text:p>14286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3</text:p>
          </table:table-cell>
          <table:table-cell office:value-type="float" office:value="0.019569" calcext:value-type="float">
            <text:p>0.019569</text:p>
          </table:table-cell>
          <table:table-cell office:value-type="float" office:value="0.006639" calcext:value-type="float">
            <text:p>0.006639</text:p>
          </table:table-cell>
          <table:table-cell office:value-type="float" office:value="0" calcext:value-type="float">
            <text:p>0</text:p>
          </table:table-cell>
          <table:table-cell office:value-type="float" office:value="108400" calcext:value-type="float">
            <text:p>1084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4</text:p>
          </table:table-cell>
          <table:table-cell office:value-type="float" office:value="0.015745" calcext:value-type="float">
            <text:p>0.015745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" calcext:value-type="float">
            <text:p>0</text:p>
          </table:table-cell>
          <table:table-cell office:value-type="float" office:value="121807" calcext:value-type="float">
            <text:p>12180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5</text:p>
          </table:table-cell>
          <table:table-cell office:value-type="float" office:value="0.038332" calcext:value-type="float">
            <text:p>0.038332</text:p>
          </table:table-cell>
          <table:table-cell office:value-type="float" office:value="0.006433" calcext:value-type="float">
            <text:p>0.006433</text:p>
          </table:table-cell>
          <table:table-cell office:value-type="float" office:value="0" calcext:value-type="float">
            <text:p>0</text:p>
          </table:table-cell>
          <table:table-cell office:value-type="float" office:value="118949" calcext:value-type="float">
            <text:p>1189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6</text:p>
          </table:table-cell>
          <table:table-cell office:value-type="float" office:value="0.016186" calcext:value-type="float">
            <text:p>0.016186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" calcext:value-type="float">
            <text:p>0</text:p>
          </table:table-cell>
          <table:table-cell office:value-type="float" office:value="112965" calcext:value-type="float">
            <text:p>11296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7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8959" calcext:value-type="float">
            <text:p>0.008959</text:p>
          </table:table-cell>
          <table:table-cell office:value-type="float" office:value="0" calcext:value-type="float">
            <text:p>0</text:p>
          </table:table-cell>
          <table:table-cell office:value-type="float" office:value="132587" calcext:value-type="float">
            <text:p>13258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8</text:p>
          </table:table-cell>
          <table:table-cell office:value-type="float" office:value="0.020578" calcext:value-type="float">
            <text:p>0.020578</text:p>
          </table:table-cell>
          <table:table-cell office:value-type="float" office:value="0.007687" calcext:value-type="float">
            <text:p>0.007687</text:p>
          </table:table-cell>
          <table:table-cell office:value-type="float" office:value="0" calcext:value-type="float">
            <text:p>0</text:p>
          </table:table-cell>
          <table:table-cell office:value-type="float" office:value="115878" calcext:value-type="float">
            <text:p>11587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4:59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0" calcext:value-type="float">
            <text:p>0</text:p>
          </table:table-cell>
          <table:table-cell office:value-type="float" office:value="137716" calcext:value-type="float">
            <text:p>13771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0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" calcext:value-type="float">
            <text:p>0</text:p>
          </table:table-cell>
          <table:table-cell office:value-type="float" office:value="130252" calcext:value-type="float">
            <text:p>1302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1</text:p>
          </table:table-cell>
          <table:table-cell office:value-type="float" office:value="0.052299" calcext:value-type="float">
            <text:p>0.052299</text:p>
          </table:table-cell>
          <table:table-cell office:value-type="float" office:value="0.007737" calcext:value-type="float">
            <text:p>0.007737</text:p>
          </table:table-cell>
          <table:table-cell office:value-type="float" office:value="0" calcext:value-type="float">
            <text:p>0</text:p>
          </table:table-cell>
          <table:table-cell office:value-type="float" office:value="138628" calcext:value-type="float">
            <text:p>1386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2</text:p>
          </table:table-cell>
          <table:table-cell office:value-type="float" office:value="0.016493" calcext:value-type="float">
            <text:p>0.016493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0" calcext:value-type="float">
            <text:p>0</text:p>
          </table:table-cell>
          <table:table-cell office:value-type="float" office:value="114218" calcext:value-type="float">
            <text:p>11421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3</text:p>
          </table:table-cell>
          <table:table-cell office:value-type="float" office:value="0.017237" calcext:value-type="float">
            <text:p>0.017237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" calcext:value-type="float">
            <text:p>0</text:p>
          </table:table-cell>
          <table:table-cell office:value-type="float" office:value="130729" calcext:value-type="float">
            <text:p>1307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4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.009176" calcext:value-type="float">
            <text:p>0.009176</text:p>
          </table:table-cell>
          <table:table-cell office:value-type="float" office:value="0" calcext:value-type="float">
            <text:p>0</text:p>
          </table:table-cell>
          <table:table-cell office:value-type="float" office:value="140635" calcext:value-type="float">
            <text:p>1406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5</text:p>
          </table:table-cell>
          <table:table-cell office:value-type="float" office:value="0.042411" calcext:value-type="float">
            <text:p>0.042411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" calcext:value-type="float">
            <text:p>0</text:p>
          </table:table-cell>
          <table:table-cell office:value-type="float" office:value="117819" calcext:value-type="float">
            <text:p>1178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6</text:p>
          </table:table-cell>
          <table:table-cell office:value-type="float" office:value="0.021213" calcext:value-type="float">
            <text:p>0.021213</text:p>
          </table:table-cell>
          <table:table-cell office:value-type="float" office:value="0.006111" calcext:value-type="float">
            <text:p>0.006111</text:p>
          </table:table-cell>
          <table:table-cell office:value-type="float" office:value="0" calcext:value-type="float">
            <text:p>0</text:p>
          </table:table-cell>
          <table:table-cell office:value-type="float" office:value="108029" calcext:value-type="float">
            <text:p>1080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7</text:p>
          </table:table-cell>
          <table:table-cell office:value-type="float" office:value="0.02038" calcext:value-type="float">
            <text:p>0.02038</text:p>
          </table:table-cell>
          <table:table-cell office:value-type="float" office:value="0.006633" calcext:value-type="float">
            <text:p>0.006633</text:p>
          </table:table-cell>
          <table:table-cell office:value-type="float" office:value="0" calcext:value-type="float">
            <text:p>0</text:p>
          </table:table-cell>
          <table:table-cell office:value-type="float" office:value="121407" calcext:value-type="float">
            <text:p>12140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08414" calcext:value-type="float">
            <text:p>0.008414</text:p>
          </table:table-cell>
          <table:table-cell office:value-type="float" office:value="0" calcext:value-type="float">
            <text:p>0</text:p>
          </table:table-cell>
          <table:table-cell office:value-type="float" office:value="136670" calcext:value-type="float">
            <text:p>13667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09</text:p>
          </table:table-cell>
          <table:table-cell office:value-type="float" office:value="0.03925" calcext:value-type="float">
            <text:p>0.03925</text:p>
          </table:table-cell>
          <table:table-cell office:value-type="float" office:value="0.008135" calcext:value-type="float">
            <text:p>0.008135</text:p>
          </table:table-cell>
          <table:table-cell office:value-type="float" office:value="0" calcext:value-type="float">
            <text:p>0</text:p>
          </table:table-cell>
          <table:table-cell office:value-type="float" office:value="146875" calcext:value-type="float">
            <text:p>14687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0</text:p>
          </table:table-cell>
          <table:table-cell office:value-type="float" office:value="0.041449" calcext:value-type="float">
            <text:p>0.041449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" calcext:value-type="float">
            <text:p>0</text:p>
          </table:table-cell>
          <table:table-cell office:value-type="float" office:value="146727" calcext:value-type="float">
            <text:p>14672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1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0" calcext:value-type="float">
            <text:p>0</text:p>
          </table:table-cell>
          <table:table-cell office:value-type="float" office:value="119642" calcext:value-type="float">
            <text:p>11964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2</text:p>
          </table:table-cell>
          <table:table-cell office:value-type="float" office:value="0.038837" calcext:value-type="float">
            <text:p>0.038837</text:p>
          </table:table-cell>
          <table:table-cell office:value-type="float" office:value="0.008245" calcext:value-type="float">
            <text:p>0.008245</text:p>
          </table:table-cell>
          <table:table-cell office:value-type="float" office:value="0" calcext:value-type="float">
            <text:p>0</text:p>
          </table:table-cell>
          <table:table-cell office:value-type="float" office:value="123005" calcext:value-type="float">
            <text:p>12300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3</text:p>
          </table:table-cell>
          <table:table-cell office:value-type="float" office:value="0.019521" calcext:value-type="float">
            <text:p>0.019521</text:p>
          </table:table-cell>
          <table:table-cell office:value-type="float" office:value="0.008828" calcext:value-type="float">
            <text:p>0.008828</text:p>
          </table:table-cell>
          <table:table-cell office:value-type="float" office:value="0" calcext:value-type="float">
            <text:p>0</text:p>
          </table:table-cell>
          <table:table-cell office:value-type="float" office:value="133842" calcext:value-type="float">
            <text:p>13384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4</text:p>
          </table:table-cell>
          <table:table-cell office:value-type="float" office:value="0.023349" calcext:value-type="float">
            <text:p>0.023349</text:p>
          </table:table-cell>
          <table:table-cell office:value-type="float" office:value="0.008292" calcext:value-type="float">
            <text:p>0.008292</text:p>
          </table:table-cell>
          <table:table-cell office:value-type="float" office:value="0" calcext:value-type="float">
            <text:p>0</text:p>
          </table:table-cell>
          <table:table-cell office:value-type="float" office:value="135429" calcext:value-type="float">
            <text:p>1354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5</text:p>
          </table:table-cell>
          <table:table-cell office:value-type="float" office:value="0.053269" calcext:value-type="float">
            <text:p>0.053269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" calcext:value-type="float">
            <text:p>0</text:p>
          </table:table-cell>
          <table:table-cell office:value-type="float" office:value="155464" calcext:value-type="float">
            <text:p>15546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6</text:p>
          </table:table-cell>
          <table:table-cell office:value-type="float" office:value="0.022834" calcext:value-type="float">
            <text:p>0.022834</text:p>
          </table:table-cell>
          <table:table-cell office:value-type="float" office:value="0.008393" calcext:value-type="float">
            <text:p>0.008393</text:p>
          </table:table-cell>
          <table:table-cell office:value-type="float" office:value="0" calcext:value-type="float">
            <text:p>0</text:p>
          </table:table-cell>
          <table:table-cell office:value-type="float" office:value="149872" calcext:value-type="float">
            <text:p>14987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7</text:p>
          </table:table-cell>
          <table:table-cell office:value-type="float" office:value="0.029447" calcext:value-type="float">
            <text:p>0.029447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0" calcext:value-type="float">
            <text:p>0</text:p>
          </table:table-cell>
          <table:table-cell office:value-type="float" office:value="146349" calcext:value-type="float">
            <text:p>14634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8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09362" calcext:value-type="float">
            <text:p>0.009362</text:p>
          </table:table-cell>
          <table:table-cell office:value-type="float" office:value="0" calcext:value-type="float">
            <text:p>0</text:p>
          </table:table-cell>
          <table:table-cell office:value-type="float" office:value="156142" calcext:value-type="float">
            <text:p>15614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19</text:p>
          </table:table-cell>
          <table:table-cell office:value-type="float" office:value="0.022997" calcext:value-type="float">
            <text:p>0.022997</text:p>
          </table:table-cell>
          <table:table-cell office:value-type="float" office:value="0.011357" calcext:value-type="float">
            <text:p>0.011357</text:p>
          </table:table-cell>
          <table:table-cell office:value-type="float" office:value="0" calcext:value-type="float">
            <text:p>0</text:p>
          </table:table-cell>
          <table:table-cell office:value-type="float" office:value="142570" calcext:value-type="float">
            <text:p>14257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0</text:p>
          </table:table-cell>
          <table:table-cell office:value-type="float" office:value="0.017695" calcext:value-type="float">
            <text:p>0.017695</text:p>
          </table:table-cell>
          <table:table-cell office:value-type="float" office:value="0.008191" calcext:value-type="float">
            <text:p>0.008191</text:p>
          </table:table-cell>
          <table:table-cell office:value-type="float" office:value="0" calcext:value-type="float">
            <text:p>0</text:p>
          </table:table-cell>
          <table:table-cell office:value-type="float" office:value="128627" calcext:value-type="float">
            <text:p>1286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1</text:p>
          </table:table-cell>
          <table:table-cell office:value-type="float" office:value="0.018024" calcext:value-type="float">
            <text:p>0.018024</text:p>
          </table:table-cell>
          <table:table-cell office:value-type="float" office:value="0.009418" calcext:value-type="float">
            <text:p>0.009418</text:p>
          </table:table-cell>
          <table:table-cell office:value-type="float" office:value="0" calcext:value-type="float">
            <text:p>0</text:p>
          </table:table-cell>
          <table:table-cell office:value-type="float" office:value="131719" calcext:value-type="float">
            <text:p>1317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2</text:p>
          </table:table-cell>
          <table:table-cell office:value-type="float" office:value="0.03308" calcext:value-type="float">
            <text:p>0.03308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0" calcext:value-type="float">
            <text:p>0</text:p>
          </table:table-cell>
          <table:table-cell office:value-type="float" office:value="116721" calcext:value-type="float">
            <text:p>1167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3</text:p>
          </table:table-cell>
          <table:table-cell office:value-type="float" office:value="0.015885" calcext:value-type="float">
            <text:p>0.015885</text:p>
          </table:table-cell>
          <table:table-cell office:value-type="float" office:value="0.005937" calcext:value-type="float">
            <text:p>0.005937</text:p>
          </table:table-cell>
          <table:table-cell office:value-type="float" office:value="0" calcext:value-type="float">
            <text:p>0</text:p>
          </table:table-cell>
          <table:table-cell office:value-type="float" office:value="109788" calcext:value-type="float">
            <text:p>10978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4</text:p>
          </table:table-cell>
          <table:table-cell office:value-type="float" office:value="0.039422" calcext:value-type="float">
            <text:p>0.039422</text:p>
          </table:table-cell>
          <table:table-cell office:value-type="float" office:value="0.009241" calcext:value-type="float">
            <text:p>0.009241</text:p>
          </table:table-cell>
          <table:table-cell office:value-type="float" office:value="0" calcext:value-type="float">
            <text:p>0</text:p>
          </table:table-cell>
          <table:table-cell office:value-type="float" office:value="152962" calcext:value-type="float">
            <text:p>15296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5</text:p>
          </table:table-cell>
          <table:table-cell office:value-type="float" office:value="0.025331" calcext:value-type="float">
            <text:p>0.025331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" calcext:value-type="float">
            <text:p>0</text:p>
          </table:table-cell>
          <table:table-cell office:value-type="float" office:value="139668" calcext:value-type="float">
            <text:p>13966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6</text:p>
          </table:table-cell>
          <table:table-cell office:value-type="float" office:value="0.033371" calcext:value-type="float">
            <text:p>0.033371</text:p>
          </table:table-cell>
          <table:table-cell office:value-type="float" office:value="0.007262" calcext:value-type="float">
            <text:p>0.007262</text:p>
          </table:table-cell>
          <table:table-cell office:value-type="float" office:value="0" calcext:value-type="float">
            <text:p>0</text:p>
          </table:table-cell>
          <table:table-cell office:value-type="float" office:value="119787" calcext:value-type="float">
            <text:p>11978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7</text:p>
          </table:table-cell>
          <table:table-cell office:value-type="float" office:value="0.019388" calcext:value-type="float">
            <text:p>0.019388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" calcext:value-type="float">
            <text:p>0</text:p>
          </table:table-cell>
          <table:table-cell office:value-type="float" office:value="116226" calcext:value-type="float">
            <text:p>11622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8</text:p>
          </table:table-cell>
          <table:table-cell office:value-type="float" office:value="0.034848" calcext:value-type="float">
            <text:p>0.034848</text:p>
          </table:table-cell>
          <table:table-cell office:value-type="float" office:value="0.007633" calcext:value-type="float">
            <text:p>0.007633</text:p>
          </table:table-cell>
          <table:table-cell office:value-type="float" office:value="0" calcext:value-type="float">
            <text:p>0</text:p>
          </table:table-cell>
          <table:table-cell office:value-type="float" office:value="113452" calcext:value-type="float">
            <text:p>11345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29</text:p>
          </table:table-cell>
          <table:table-cell office:value-type="float" office:value="0.018199" calcext:value-type="float">
            <text:p>0.018199</text:p>
          </table:table-cell>
          <table:table-cell office:value-type="float" office:value="0.006954" calcext:value-type="float">
            <text:p>0.006954</text:p>
          </table:table-cell>
          <table:table-cell office:value-type="float" office:value="0" calcext:value-type="float">
            <text:p>0</text:p>
          </table:table-cell>
          <table:table-cell office:value-type="float" office:value="123818" calcext:value-type="float">
            <text:p>12381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0</text:p>
          </table:table-cell>
          <table:table-cell office:value-type="float" office:value="0.042336" calcext:value-type="float">
            <text:p>0.042336</text:p>
          </table:table-cell>
          <table:table-cell office:value-type="float" office:value="0.009161" calcext:value-type="float">
            <text:p>0.009161</text:p>
          </table:table-cell>
          <table:table-cell office:value-type="float" office:value="0" calcext:value-type="float">
            <text:p>0</text:p>
          </table:table-cell>
          <table:table-cell office:value-type="float" office:value="159907" calcext:value-type="float">
            <text:p>1599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1</text:p>
          </table:table-cell>
          <table:table-cell office:value-type="float" office:value="0.021392" calcext:value-type="float">
            <text:p>0.021392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0" calcext:value-type="float">
            <text:p>0</text:p>
          </table:table-cell>
          <table:table-cell office:value-type="float" office:value="112679" calcext:value-type="float">
            <text:p>11267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2</text:p>
          </table:table-cell>
          <table:table-cell office:value-type="float" office:value="0.017687" calcext:value-type="float">
            <text:p>0.017687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0" calcext:value-type="float">
            <text:p>0</text:p>
          </table:table-cell>
          <table:table-cell office:value-type="float" office:value="129413" calcext:value-type="float">
            <text:p>12941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3</text:p>
          </table:table-cell>
          <table:table-cell office:value-type="float" office:value="0.019049" calcext:value-type="float">
            <text:p>0.019049</text:p>
          </table:table-cell>
          <table:table-cell office:value-type="float" office:value="0.006381" calcext:value-type="float">
            <text:p>0.006381</text:p>
          </table:table-cell>
          <table:table-cell office:value-type="float" office:value="0" calcext:value-type="float">
            <text:p>0</text:p>
          </table:table-cell>
          <table:table-cell office:value-type="float" office:value="114499" calcext:value-type="float">
            <text:p>1144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4</text:p>
          </table:table-cell>
          <table:table-cell office:value-type="float" office:value="0.019377" calcext:value-type="float">
            <text:p>0.019377</text:p>
          </table:table-cell>
          <table:table-cell office:value-type="float" office:value="0.006387" calcext:value-type="float">
            <text:p>0.006387</text:p>
          </table:table-cell>
          <table:table-cell office:value-type="float" office:value="0" calcext:value-type="float">
            <text:p>0</text:p>
          </table:table-cell>
          <table:table-cell office:value-type="float" office:value="119598" calcext:value-type="float">
            <text:p>11959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5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0.008886" calcext:value-type="float">
            <text:p>0.008886</text:p>
          </table:table-cell>
          <table:table-cell office:value-type="float" office:value="0" calcext:value-type="float">
            <text:p>0</text:p>
          </table:table-cell>
          <table:table-cell office:value-type="float" office:value="130234" calcext:value-type="float">
            <text:p>1302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6</text:p>
          </table:table-cell>
          <table:table-cell office:value-type="float" office:value="0.021465" calcext:value-type="float">
            <text:p>0.021465</text:p>
          </table:table-cell>
          <table:table-cell office:value-type="float" office:value="0.007273" calcext:value-type="float">
            <text:p>0.007273</text:p>
          </table:table-cell>
          <table:table-cell office:value-type="float" office:value="0" calcext:value-type="float">
            <text:p>0</text:p>
          </table:table-cell>
          <table:table-cell office:value-type="float" office:value="130082" calcext:value-type="float">
            <text:p>1300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7</text:p>
          </table:table-cell>
          <table:table-cell office:value-type="float" office:value="0.018085" calcext:value-type="float">
            <text:p>0.018085</text:p>
          </table:table-cell>
          <table:table-cell office:value-type="float" office:value="0.008531" calcext:value-type="float">
            <text:p>0.008531</text:p>
          </table:table-cell>
          <table:table-cell office:value-type="float" office:value="0" calcext:value-type="float">
            <text:p>0</text:p>
          </table:table-cell>
          <table:table-cell office:value-type="float" office:value="113307" calcext:value-type="float">
            <text:p>1133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8</text:p>
          </table:table-cell>
          <table:table-cell office:value-type="float" office:value="0.042412" calcext:value-type="float">
            <text:p>0.042412</text:p>
          </table:table-cell>
          <table:table-cell office:value-type="float" office:value="0.011908" calcext:value-type="float">
            <text:p>0.011908</text:p>
          </table:table-cell>
          <table:table-cell office:value-type="float" office:value="0" calcext:value-type="float">
            <text:p>0</text:p>
          </table:table-cell>
          <table:table-cell office:value-type="float" office:value="149423" calcext:value-type="float">
            <text:p>1494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39</text:p>
          </table:table-cell>
          <table:table-cell office:value-type="float" office:value="0.019101" calcext:value-type="float">
            <text:p>0.019101</text:p>
          </table:table-cell>
          <table:table-cell office:value-type="float" office:value="0.008728" calcext:value-type="float">
            <text:p>0.008728</text:p>
          </table:table-cell>
          <table:table-cell office:value-type="float" office:value="0" calcext:value-type="float">
            <text:p>0</text:p>
          </table:table-cell>
          <table:table-cell office:value-type="float" office:value="120612" calcext:value-type="float">
            <text:p>1206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0</text:p>
          </table:table-cell>
          <table:table-cell office:value-type="float" office:value="0.035915" calcext:value-type="float">
            <text:p>0.035915</text:p>
          </table:table-cell>
          <table:table-cell office:value-type="float" office:value="0.008178" calcext:value-type="float">
            <text:p>0.008178</text:p>
          </table:table-cell>
          <table:table-cell office:value-type="float" office:value="0" calcext:value-type="float">
            <text:p>0</text:p>
          </table:table-cell>
          <table:table-cell office:value-type="float" office:value="142938" calcext:value-type="float">
            <text:p>1429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1</text:p>
          </table:table-cell>
          <table:table-cell office:value-type="float" office:value="0.018659" calcext:value-type="float">
            <text:p>0.018659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0" calcext:value-type="float">
            <text:p>0</text:p>
          </table:table-cell>
          <table:table-cell office:value-type="float" office:value="135101" calcext:value-type="float">
            <text:p>13510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2</text:p>
          </table:table-cell>
          <table:table-cell office:value-type="float" office:value="0.025956" calcext:value-type="float">
            <text:p>0.025956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" calcext:value-type="float">
            <text:p>0</text:p>
          </table:table-cell>
          <table:table-cell office:value-type="float" office:value="131236" calcext:value-type="float">
            <text:p>13123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3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0" calcext:value-type="float">
            <text:p>0</text:p>
          </table:table-cell>
          <table:table-cell office:value-type="float" office:value="117401" calcext:value-type="float">
            <text:p>1174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4</text:p>
          </table:table-cell>
          <table:table-cell office:value-type="float" office:value="0.041828" calcext:value-type="float">
            <text:p>0.041828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0" calcext:value-type="float">
            <text:p>0</text:p>
          </table:table-cell>
          <table:table-cell office:value-type="float" office:value="121264" calcext:value-type="float">
            <text:p>12126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5</text:p>
          </table:table-cell>
          <table:table-cell office:value-type="float" office:value="0.020017" calcext:value-type="float">
            <text:p>0.020017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" calcext:value-type="float">
            <text:p>0</text:p>
          </table:table-cell>
          <table:table-cell office:value-type="float" office:value="146005" calcext:value-type="float">
            <text:p>14600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6</text:p>
          </table:table-cell>
          <table:table-cell office:value-type="float" office:value="0.044977" calcext:value-type="float">
            <text:p>0.044977</text:p>
          </table:table-cell>
          <table:table-cell office:value-type="float" office:value="0.011378" calcext:value-type="float">
            <text:p>0.011378</text:p>
          </table:table-cell>
          <table:table-cell office:value-type="float" office:value="0" calcext:value-type="float">
            <text:p>0</text:p>
          </table:table-cell>
          <table:table-cell office:value-type="float" office:value="160443" calcext:value-type="float">
            <text:p>16044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7</text:p>
          </table:table-cell>
          <table:table-cell office:value-type="float" office:value="0.018001" calcext:value-type="float">
            <text:p>0.018001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0" calcext:value-type="float">
            <text:p>0</text:p>
          </table:table-cell>
          <table:table-cell office:value-type="float" office:value="116992" calcext:value-type="float">
            <text:p>11699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8</text:p>
          </table:table-cell>
          <table:table-cell office:value-type="float" office:value="0.041014" calcext:value-type="float">
            <text:p>0.041014</text:p>
          </table:table-cell>
          <table:table-cell office:value-type="float" office:value="0.006426" calcext:value-type="float">
            <text:p>0.006426</text:p>
          </table:table-cell>
          <table:table-cell office:value-type="float" office:value="0" calcext:value-type="float">
            <text:p>0</text:p>
          </table:table-cell>
          <table:table-cell office:value-type="float" office:value="117509" calcext:value-type="float">
            <text:p>11750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49</text:p>
          </table:table-cell>
          <table:table-cell office:value-type="float" office:value="0.024064" calcext:value-type="float">
            <text:p>0.024064</text:p>
          </table:table-cell>
          <table:table-cell office:value-type="float" office:value="0.012444" calcext:value-type="float">
            <text:p>0.012444</text:p>
          </table:table-cell>
          <table:table-cell office:value-type="float" office:value="0" calcext:value-type="float">
            <text:p>0</text:p>
          </table:table-cell>
          <table:table-cell office:value-type="float" office:value="146595" calcext:value-type="float">
            <text:p>14659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0</text:p>
          </table:table-cell>
          <table:table-cell office:value-type="float" office:value="0.027367" calcext:value-type="float">
            <text:p>0.027367</text:p>
          </table:table-cell>
          <table:table-cell office:value-type="float" office:value="0.011536" calcext:value-type="float">
            <text:p>0.011536</text:p>
          </table:table-cell>
          <table:table-cell office:value-type="float" office:value="0" calcext:value-type="float">
            <text:p>0</text:p>
          </table:table-cell>
          <table:table-cell office:value-type="float" office:value="175781" calcext:value-type="float">
            <text:p>17578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1</text:p>
          </table:table-cell>
          <table:table-cell office:value-type="float" office:value="0.018366" calcext:value-type="float">
            <text:p>0.018366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0" calcext:value-type="float">
            <text:p>0</text:p>
          </table:table-cell>
          <table:table-cell office:value-type="float" office:value="134185" calcext:value-type="float">
            <text:p>13418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2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0" calcext:value-type="float">
            <text:p>0</text:p>
          </table:table-cell>
          <table:table-cell office:value-type="float" office:value="164905" calcext:value-type="float">
            <text:p>16490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3</text:p>
          </table:table-cell>
          <table:table-cell office:value-type="float" office:value="0.021666" calcext:value-type="float">
            <text:p>0.021666</text:p>
          </table:table-cell>
          <table:table-cell office:value-type="float" office:value="0.0093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162356" calcext:value-type="float">
            <text:p>16235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4</text:p>
          </table:table-cell>
          <table:table-cell office:value-type="float" office:value="0.034739" calcext:value-type="float">
            <text:p>0.034739</text:p>
          </table:table-cell>
          <table:table-cell office:value-type="float" office:value="0.008494" calcext:value-type="float">
            <text:p>0.008494</text:p>
          </table:table-cell>
          <table:table-cell office:value-type="float" office:value="0" calcext:value-type="float">
            <text:p>0</text:p>
          </table:table-cell>
          <table:table-cell office:value-type="float" office:value="144869" calcext:value-type="float">
            <text:p>1448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5</text:p>
          </table:table-cell>
          <table:table-cell office:value-type="float" office:value="0.02202" calcext:value-type="float">
            <text:p>0.02202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" calcext:value-type="float">
            <text:p>0</text:p>
          </table:table-cell>
          <table:table-cell office:value-type="float" office:value="146471" calcext:value-type="float">
            <text:p>14647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6</text:p>
          </table:table-cell>
          <table:table-cell office:value-type="float" office:value="0.020067" calcext:value-type="float">
            <text:p>0.020067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0" calcext:value-type="float">
            <text:p>0</text:p>
          </table:table-cell>
          <table:table-cell office:value-type="float" office:value="133578" calcext:value-type="float">
            <text:p>13357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7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" calcext:value-type="float">
            <text:p>0</text:p>
          </table:table-cell>
          <table:table-cell office:value-type="float" office:value="101938" calcext:value-type="float">
            <text:p>10193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8</text:p>
          </table:table-cell>
          <table:table-cell office:value-type="float" office:value="0.032194" calcext:value-type="float">
            <text:p>0.032194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" calcext:value-type="float">
            <text:p>0</text:p>
          </table:table-cell>
          <table:table-cell office:value-type="float" office:value="110830" calcext:value-type="float">
            <text:p>1108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5:59</text:p>
          </table:table-cell>
          <table:table-cell office:value-type="float" office:value="0.016541" calcext:value-type="float">
            <text:p>0.016541</text:p>
          </table:table-cell>
          <table:table-cell office:value-type="float" office:value="0.007316" calcext:value-type="float">
            <text:p>0.007316</text:p>
          </table:table-cell>
          <table:table-cell office:value-type="float" office:value="0" calcext:value-type="float">
            <text:p>0</text:p>
          </table:table-cell>
          <table:table-cell office:value-type="float" office:value="132170" calcext:value-type="float">
            <text:p>13217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0</text:p>
          </table:table-cell>
          <table:table-cell office:value-type="float" office:value="0.109395" calcext:value-type="float">
            <text:p>0.109395</text:p>
          </table:table-cell>
          <table:table-cell office:value-type="float" office:value="0.009785" calcext:value-type="float">
            <text:p>0.009785</text:p>
          </table:table-cell>
          <table:table-cell office:value-type="float" office:value="0" calcext:value-type="float">
            <text:p>0</text:p>
          </table:table-cell>
          <table:table-cell office:value-type="float" office:value="147888" calcext:value-type="float">
            <text:p>14788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1</text:p>
          </table:table-cell>
          <table:table-cell office:value-type="float" office:value="0.041273" calcext:value-type="float">
            <text:p>0.041273</text:p>
          </table:table-cell>
          <table:table-cell office:value-type="float" office:value="0.010427" calcext:value-type="float">
            <text:p>0.010427</text:p>
          </table:table-cell>
          <table:table-cell office:value-type="float" office:value="0" calcext:value-type="float">
            <text:p>0</text:p>
          </table:table-cell>
          <table:table-cell office:value-type="float" office:value="160747" calcext:value-type="float">
            <text:p>1607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2</text:p>
          </table:table-cell>
          <table:table-cell office:value-type="float" office:value="0.038079" calcext:value-type="float">
            <text:p>0.038079</text:p>
          </table:table-cell>
          <table:table-cell office:value-type="float" office:value="0.010079" calcext:value-type="float">
            <text:p>0.010079</text:p>
          </table:table-cell>
          <table:table-cell office:value-type="float" office:value="0" calcext:value-type="float">
            <text:p>0</text:p>
          </table:table-cell>
          <table:table-cell office:value-type="float" office:value="167122" calcext:value-type="float">
            <text:p>16712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3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07933" calcext:value-type="float">
            <text:p>0.007933</text:p>
          </table:table-cell>
          <table:table-cell office:value-type="float" office:value="0" calcext:value-type="float">
            <text:p>0</text:p>
          </table:table-cell>
          <table:table-cell office:value-type="float" office:value="131186" calcext:value-type="float">
            <text:p>13118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4</text:p>
          </table:table-cell>
          <table:table-cell office:value-type="float" office:value="0.040795" calcext:value-type="float">
            <text:p>0.040795</text:p>
          </table:table-cell>
          <table:table-cell office:value-type="float" office:value="0.013437" calcext:value-type="float">
            <text:p>0.013437</text:p>
          </table:table-cell>
          <table:table-cell office:value-type="float" office:value="0" calcext:value-type="float">
            <text:p>0</text:p>
          </table:table-cell>
          <table:table-cell office:value-type="float" office:value="175529" calcext:value-type="float">
            <text:p>17552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5</text:p>
          </table:table-cell>
          <table:table-cell office:value-type="float" office:value="0.036859" calcext:value-type="float">
            <text:p>0.036859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0" calcext:value-type="float">
            <text:p>0</text:p>
          </table:table-cell>
          <table:table-cell office:value-type="float" office:value="124897" calcext:value-type="float">
            <text:p>12489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6</text:p>
          </table:table-cell>
          <table:table-cell office:value-type="float" office:value="0.019471" calcext:value-type="float">
            <text:p>0.019471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0" calcext:value-type="float">
            <text:p>0</text:p>
          </table:table-cell>
          <table:table-cell office:value-type="float" office:value="116763" calcext:value-type="float">
            <text:p>11676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7</text:p>
          </table:table-cell>
          <table:table-cell office:value-type="float" office:value="0.020874" calcext:value-type="float">
            <text:p>0.020874</text:p>
          </table:table-cell>
          <table:table-cell office:value-type="float" office:value="0.009561" calcext:value-type="float">
            <text:p>0.009561</text:p>
          </table:table-cell>
          <table:table-cell office:value-type="float" office:value="0" calcext:value-type="float">
            <text:p>0</text:p>
          </table:table-cell>
          <table:table-cell office:value-type="float" office:value="145833" calcext:value-type="float">
            <text:p>1458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8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" calcext:value-type="float">
            <text:p>0</text:p>
          </table:table-cell>
          <table:table-cell office:value-type="float" office:value="124650" calcext:value-type="float">
            <text:p>12465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09</text:p>
          </table:table-cell>
          <table:table-cell office:value-type="float" office:value="0.022585" calcext:value-type="float">
            <text:p>0.022585</text:p>
          </table:table-cell>
          <table:table-cell office:value-type="float" office:value="0.006279" calcext:value-type="float">
            <text:p>0.006279</text:p>
          </table:table-cell>
          <table:table-cell office:value-type="float" office:value="0" calcext:value-type="float">
            <text:p>0</text:p>
          </table:table-cell>
          <table:table-cell office:value-type="float" office:value="114761" calcext:value-type="float">
            <text:p>11476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0</text:p>
          </table:table-cell>
          <table:table-cell office:value-type="float" office:value="0.027395" calcext:value-type="float">
            <text:p>0.027395</text:p>
          </table:table-cell>
          <table:table-cell office:value-type="float" office:value="0.011996" calcext:value-type="float">
            <text:p>0.011996</text:p>
          </table:table-cell>
          <table:table-cell office:value-type="float" office:value="0" calcext:value-type="float">
            <text:p>0</text:p>
          </table:table-cell>
          <table:table-cell office:value-type="float" office:value="184620" calcext:value-type="float">
            <text:p>1846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1</text:p>
          </table:table-cell>
          <table:table-cell office:value-type="float" office:value="0.03859" calcext:value-type="float">
            <text:p>0.03859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" calcext:value-type="float">
            <text:p>0</text:p>
          </table:table-cell>
          <table:table-cell office:value-type="float" office:value="148580" calcext:value-type="float">
            <text:p>1485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2</text:p>
          </table:table-cell>
          <table:table-cell office:value-type="float" office:value="0.023358" calcext:value-type="float">
            <text:p>0.023358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office:value-type="float" office:value="156703" calcext:value-type="float">
            <text:p>1567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3</text:p>
          </table:table-cell>
          <table:table-cell office:value-type="float" office:value="0.021328" calcext:value-type="float">
            <text:p>0.021328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" calcext:value-type="float">
            <text:p>0</text:p>
          </table:table-cell>
          <table:table-cell office:value-type="float" office:value="128871" calcext:value-type="float">
            <text:p>12887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006996" calcext:value-type="float">
            <text:p>0.006996</text:p>
          </table:table-cell>
          <table:table-cell office:value-type="float" office:value="0" calcext:value-type="float">
            <text:p>0</text:p>
          </table:table-cell>
          <table:table-cell office:value-type="float" office:value="126830" calcext:value-type="float">
            <text:p>1268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5</text:p>
          </table:table-cell>
          <table:table-cell office:value-type="float" office:value="0.024197" calcext:value-type="float">
            <text:p>0.024197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" calcext:value-type="float">
            <text:p>0</text:p>
          </table:table-cell>
          <table:table-cell office:value-type="float" office:value="134573" calcext:value-type="float">
            <text:p>13457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6</text:p>
          </table:table-cell>
          <table:table-cell office:value-type="float" office:value="0.016202" calcext:value-type="float">
            <text:p>0.016202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0" calcext:value-type="float">
            <text:p>0</text:p>
          </table:table-cell>
          <table:table-cell office:value-type="float" office:value="110819" calcext:value-type="float">
            <text:p>1108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7</text:p>
          </table:table-cell>
          <table:table-cell office:value-type="float" office:value="0.018915" calcext:value-type="float">
            <text:p>0.018915</text:p>
          </table:table-cell>
          <table:table-cell office:value-type="float" office:value="0.007227" calcext:value-type="float">
            <text:p>0.007227</text:p>
          </table:table-cell>
          <table:table-cell office:value-type="float" office:value="0" calcext:value-type="float">
            <text:p>0</text:p>
          </table:table-cell>
          <table:table-cell office:value-type="float" office:value="119682" calcext:value-type="float">
            <text:p>1196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8</text:p>
          </table:table-cell>
          <table:table-cell office:value-type="float" office:value="0.018911" calcext:value-type="float">
            <text:p>0.018911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" calcext:value-type="float">
            <text:p>0</text:p>
          </table:table-cell>
          <table:table-cell office:value-type="float" office:value="147498" calcext:value-type="float">
            <text:p>1474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19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0" calcext:value-type="float">
            <text:p>0</text:p>
          </table:table-cell>
          <table:table-cell office:value-type="float" office:value="133895" calcext:value-type="float">
            <text:p>1338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0</text:p>
          </table:table-cell>
          <table:table-cell office:value-type="float" office:value="0.022193" calcext:value-type="float">
            <text:p>0.022193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" calcext:value-type="float">
            <text:p>0</text:p>
          </table:table-cell>
          <table:table-cell office:value-type="float" office:value="148884" calcext:value-type="float">
            <text:p>1488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1</text:p>
          </table:table-cell>
          <table:table-cell office:value-type="float" office:value="0.048843" calcext:value-type="float">
            <text:p>0.048843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0" calcext:value-type="float">
            <text:p>0</text:p>
          </table:table-cell>
          <table:table-cell office:value-type="float" office:value="143769" calcext:value-type="float">
            <text:p>1437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2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0" calcext:value-type="float">
            <text:p>0</text:p>
          </table:table-cell>
          <table:table-cell office:value-type="float" office:value="122448" calcext:value-type="float">
            <text:p>12244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3</text:p>
          </table:table-cell>
          <table:table-cell office:value-type="float" office:value="0.023774" calcext:value-type="float">
            <text:p>0.023774</text:p>
          </table:table-cell>
          <table:table-cell office:value-type="float" office:value="0.008121" calcext:value-type="float">
            <text:p>0.008121</text:p>
          </table:table-cell>
          <table:table-cell office:value-type="float" office:value="0" calcext:value-type="float">
            <text:p>0</text:p>
          </table:table-cell>
          <table:table-cell office:value-type="float" office:value="129459" calcext:value-type="float">
            <text:p>1294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4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" calcext:value-type="float">
            <text:p>0</text:p>
          </table:table-cell>
          <table:table-cell office:value-type="float" office:value="135120" calcext:value-type="float">
            <text:p>13512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5</text:p>
          </table:table-cell>
          <table:table-cell office:value-type="float" office:value="0.018631" calcext:value-type="float">
            <text:p>0.018631</text:p>
          </table:table-cell>
          <table:table-cell office:value-type="float" office:value="0.006926" calcext:value-type="float">
            <text:p>0.006926</text:p>
          </table:table-cell>
          <table:table-cell office:value-type="float" office:value="0" calcext:value-type="float">
            <text:p>0</text:p>
          </table:table-cell>
          <table:table-cell office:value-type="float" office:value="124255" calcext:value-type="float">
            <text:p>12425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6</text:p>
          </table:table-cell>
          <table:table-cell office:value-type="float" office:value="0.031844" calcext:value-type="float">
            <text:p>0.031844</text:p>
          </table:table-cell>
          <table:table-cell office:value-type="float" office:value="0.011403" calcext:value-type="float">
            <text:p>0.011403</text:p>
          </table:table-cell>
          <table:table-cell office:value-type="float" office:value="0" calcext:value-type="float">
            <text:p>0</text:p>
          </table:table-cell>
          <table:table-cell office:value-type="float" office:value="164094" calcext:value-type="float">
            <text:p>1640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7</text:p>
          </table:table-cell>
          <table:table-cell office:value-type="float" office:value="0.015135" calcext:value-type="float">
            <text:p>0.015135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" calcext:value-type="float">
            <text:p>0</text:p>
          </table:table-cell>
          <table:table-cell office:value-type="float" office:value="89311" calcext:value-type="float">
            <text:p>893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8</text:p>
          </table:table-cell>
          <table:table-cell office:value-type="float" office:value="0.019519" calcext:value-type="float">
            <text:p>0.019519</text:p>
          </table:table-cell>
          <table:table-cell office:value-type="float" office:value="0.009302" calcext:value-type="float">
            <text:p>0.009302</text:p>
          </table:table-cell>
          <table:table-cell office:value-type="float" office:value="0" calcext:value-type="float">
            <text:p>0</text:p>
          </table:table-cell>
          <table:table-cell office:value-type="float" office:value="131135" calcext:value-type="float">
            <text:p>1311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29</text:p>
          </table:table-cell>
          <table:table-cell office:value-type="float" office:value="0.024828" calcext:value-type="float">
            <text:p>0.024828</text:p>
          </table:table-cell>
          <table:table-cell office:value-type="float" office:value="0.007974" calcext:value-type="float">
            <text:p>0.007974</text:p>
          </table:table-cell>
          <table:table-cell office:value-type="float" office:value="0" calcext:value-type="float">
            <text:p>0</text:p>
          </table:table-cell>
          <table:table-cell office:value-type="float" office:value="127442" calcext:value-type="float">
            <text:p>1274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0</text:p>
          </table:table-cell>
          <table:table-cell office:value-type="float" office:value="0.020981" calcext:value-type="float">
            <text:p>0.020981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" calcext:value-type="float">
            <text:p>0</text:p>
          </table:table-cell>
          <table:table-cell office:value-type="float" office:value="122672" calcext:value-type="float">
            <text:p>1226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1</text:p>
          </table:table-cell>
          <table:table-cell office:value-type="float" office:value="0.019545" calcext:value-type="float">
            <text:p>0.019545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" calcext:value-type="float">
            <text:p>0</text:p>
          </table:table-cell>
          <table:table-cell office:value-type="float" office:value="123628" calcext:value-type="float">
            <text:p>1236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2</text:p>
          </table:table-cell>
          <table:table-cell office:value-type="float" office:value="0.030485" calcext:value-type="float">
            <text:p>0.030485</text:p>
          </table:table-cell>
          <table:table-cell office:value-type="float" office:value="0.009217" calcext:value-type="float">
            <text:p>0.009217</text:p>
          </table:table-cell>
          <table:table-cell office:value-type="float" office:value="0" calcext:value-type="float">
            <text:p>0</text:p>
          </table:table-cell>
          <table:table-cell office:value-type="float" office:value="164754" calcext:value-type="float">
            <text:p>1647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3</text:p>
          </table:table-cell>
          <table:table-cell office:value-type="float" office:value="0.021416" calcext:value-type="float">
            <text:p>0.021416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" calcext:value-type="float">
            <text:p>0</text:p>
          </table:table-cell>
          <table:table-cell office:value-type="float" office:value="123904" calcext:value-type="float">
            <text:p>1239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4</text:p>
          </table:table-cell>
          <table:table-cell office:value-type="float" office:value="0.017985" calcext:value-type="float">
            <text:p>0.017985</text:p>
          </table:table-cell>
          <table:table-cell office:value-type="float" office:value="0.006927" calcext:value-type="float">
            <text:p>0.006927</text:p>
          </table:table-cell>
          <table:table-cell office:value-type="float" office:value="0" calcext:value-type="float">
            <text:p>0</text:p>
          </table:table-cell>
          <table:table-cell office:value-type="float" office:value="114929" calcext:value-type="float">
            <text:p>11492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5</text:p>
          </table:table-cell>
          <table:table-cell office:value-type="float" office:value="0.017185" calcext:value-type="float">
            <text:p>0.017185</text:p>
          </table:table-cell>
          <table:table-cell office:value-type="float" office:value="0.009099" calcext:value-type="float">
            <text:p>0.009099</text:p>
          </table:table-cell>
          <table:table-cell office:value-type="float" office:value="0" calcext:value-type="float">
            <text:p>0</text:p>
          </table:table-cell>
          <table:table-cell office:value-type="float" office:value="130814" calcext:value-type="float">
            <text:p>1308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6</text:p>
          </table:table-cell>
          <table:table-cell office:value-type="float" office:value="0.082417" calcext:value-type="float">
            <text:p>0.082417</text:p>
          </table:table-cell>
          <table:table-cell office:value-type="float" office:value="0.011781" calcext:value-type="float">
            <text:p>0.011781</text:p>
          </table:table-cell>
          <table:table-cell office:value-type="float" office:value="0" calcext:value-type="float">
            <text:p>0</text:p>
          </table:table-cell>
          <table:table-cell office:value-type="float" office:value="149241" calcext:value-type="float">
            <text:p>1492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7</text:p>
          </table:table-cell>
          <table:table-cell office:value-type="float" office:value="0.033882" calcext:value-type="float">
            <text:p>0.033882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" calcext:value-type="float">
            <text:p>0</text:p>
          </table:table-cell>
          <table:table-cell office:value-type="float" office:value="118201" calcext:value-type="float">
            <text:p>1182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8</text:p>
          </table:table-cell>
          <table:table-cell office:value-type="float" office:value="0.017842" calcext:value-type="float">
            <text:p>0.017842</text:p>
          </table:table-cell>
          <table:table-cell office:value-type="float" office:value="0.006142" calcext:value-type="float">
            <text:p>0.006142</text:p>
          </table:table-cell>
          <table:table-cell office:value-type="float" office:value="0" calcext:value-type="float">
            <text:p>0</text:p>
          </table:table-cell>
          <table:table-cell office:value-type="float" office:value="113140" calcext:value-type="float">
            <text:p>1131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39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0.010186" calcext:value-type="float">
            <text:p>0.010186</text:p>
          </table:table-cell>
          <table:table-cell office:value-type="float" office:value="0" calcext:value-type="float">
            <text:p>0</text:p>
          </table:table-cell>
          <table:table-cell office:value-type="float" office:value="145808" calcext:value-type="float">
            <text:p>1458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0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" calcext:value-type="float">
            <text:p>0</text:p>
          </table:table-cell>
          <table:table-cell office:value-type="float" office:value="115330" calcext:value-type="float">
            <text:p>1153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1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" calcext:value-type="float">
            <text:p>0</text:p>
          </table:table-cell>
          <table:table-cell office:value-type="float" office:value="124281" calcext:value-type="float">
            <text:p>1242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2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09683" calcext:value-type="float">
            <text:p>0.009683</text:p>
          </table:table-cell>
          <table:table-cell office:value-type="float" office:value="0" calcext:value-type="float">
            <text:p>0</text:p>
          </table:table-cell>
          <table:table-cell office:value-type="float" office:value="149240" calcext:value-type="float">
            <text:p>1492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3</text:p>
          </table:table-cell>
          <table:table-cell office:value-type="float" office:value="0.018363" calcext:value-type="float">
            <text:p>0.018363</text:p>
          </table:table-cell>
          <table:table-cell office:value-type="float" office:value="0.007226" calcext:value-type="float">
            <text:p>0.007226</text:p>
          </table:table-cell>
          <table:table-cell office:value-type="float" office:value="0" calcext:value-type="float">
            <text:p>0</text:p>
          </table:table-cell>
          <table:table-cell office:value-type="float" office:value="118725" calcext:value-type="float">
            <text:p>1187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4</text:p>
          </table:table-cell>
          <table:table-cell office:value-type="float" office:value="0.026073" calcext:value-type="float">
            <text:p>0.026073</text:p>
          </table:table-cell>
          <table:table-cell office:value-type="float" office:value="0.009152" calcext:value-type="float">
            <text:p>0.009152</text:p>
          </table:table-cell>
          <table:table-cell office:value-type="float" office:value="0" calcext:value-type="float">
            <text:p>0</text:p>
          </table:table-cell>
          <table:table-cell office:value-type="float" office:value="158531" calcext:value-type="float">
            <text:p>1585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5</text:p>
          </table:table-cell>
          <table:table-cell office:value-type="float" office:value="0.028569" calcext:value-type="float">
            <text:p>0.028569</text:p>
          </table:table-cell>
          <table:table-cell office:value-type="float" office:value="0.008438" calcext:value-type="float">
            <text:p>0.008438</text:p>
          </table:table-cell>
          <table:table-cell office:value-type="float" office:value="0" calcext:value-type="float">
            <text:p>0</text:p>
          </table:table-cell>
          <table:table-cell office:value-type="float" office:value="113590" calcext:value-type="float">
            <text:p>1135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6</text:p>
          </table:table-cell>
          <table:table-cell office:value-type="float" office:value="0.017655" calcext:value-type="float">
            <text:p>0.017655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0" calcext:value-type="float">
            <text:p>0</text:p>
          </table:table-cell>
          <table:table-cell office:value-type="float" office:value="127984" calcext:value-type="float">
            <text:p>1279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7</text:p>
          </table:table-cell>
          <table:table-cell office:value-type="float" office:value="0.017932" calcext:value-type="float">
            <text:p>0.017932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0" calcext:value-type="float">
            <text:p>0</text:p>
          </table:table-cell>
          <table:table-cell office:value-type="float" office:value="116016" calcext:value-type="float">
            <text:p>1160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8</text:p>
          </table:table-cell>
          <table:table-cell office:value-type="float" office:value="0.045159" calcext:value-type="float">
            <text:p>0.045159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" calcext:value-type="float">
            <text:p>0</text:p>
          </table:table-cell>
          <table:table-cell office:value-type="float" office:value="146096" calcext:value-type="float">
            <text:p>1460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49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07432" calcext:value-type="float">
            <text:p>0.007432</text:p>
          </table:table-cell>
          <table:table-cell office:value-type="float" office:value="0" calcext:value-type="float">
            <text:p>0</text:p>
          </table:table-cell>
          <table:table-cell office:value-type="float" office:value="110596" calcext:value-type="float">
            <text:p>11059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0</text:p>
          </table:table-cell>
          <table:table-cell office:value-type="float" office:value="0.040984" calcext:value-type="float">
            <text:p>0.04098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" calcext:value-type="float">
            <text:p>0</text:p>
          </table:table-cell>
          <table:table-cell office:value-type="float" office:value="144621" calcext:value-type="float">
            <text:p>14462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1</text:p>
          </table:table-cell>
          <table:table-cell office:value-type="float" office:value="0.016817" calcext:value-type="float">
            <text:p>0.016817</text:p>
          </table:table-cell>
          <table:table-cell office:value-type="float" office:value="0.008596" calcext:value-type="float">
            <text:p>0.008596</text:p>
          </table:table-cell>
          <table:table-cell office:value-type="float" office:value="0" calcext:value-type="float">
            <text:p>0</text:p>
          </table:table-cell>
          <table:table-cell office:value-type="float" office:value="140811" calcext:value-type="float">
            <text:p>14081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2</text:p>
          </table:table-cell>
          <table:table-cell office:value-type="float" office:value="0.020824" calcext:value-type="float">
            <text:p>0.020824</text:p>
          </table:table-cell>
          <table:table-cell office:value-type="float" office:value="0.010531" calcext:value-type="float">
            <text:p>0.010531</text:p>
          </table:table-cell>
          <table:table-cell office:value-type="float" office:value="0" calcext:value-type="float">
            <text:p>0</text:p>
          </table:table-cell>
          <table:table-cell office:value-type="float" office:value="154140" calcext:value-type="float">
            <text:p>1541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3</text:p>
          </table:table-cell>
          <table:table-cell office:value-type="float" office:value="0.020131" calcext:value-type="float">
            <text:p>0.020131</text:p>
          </table:table-cell>
          <table:table-cell office:value-type="float" office:value="0.010822" calcext:value-type="float">
            <text:p>0.010822</text:p>
          </table:table-cell>
          <table:table-cell office:value-type="float" office:value="0" calcext:value-type="float">
            <text:p>0</text:p>
          </table:table-cell>
          <table:table-cell office:value-type="float" office:value="155608" calcext:value-type="float">
            <text:p>15560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4</text:p>
          </table:table-cell>
          <table:table-cell office:value-type="float" office:value="0.018647" calcext:value-type="float">
            <text:p>0.018647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" calcext:value-type="float">
            <text:p>0</text:p>
          </table:table-cell>
          <table:table-cell office:value-type="float" office:value="114914" calcext:value-type="float">
            <text:p>1149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5</text:p>
          </table:table-cell>
          <table:table-cell office:value-type="float" office:value="0.018446" calcext:value-type="float">
            <text:p>0.018446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" calcext:value-type="float">
            <text:p>0</text:p>
          </table:table-cell>
          <table:table-cell office:value-type="float" office:value="122859" calcext:value-type="float">
            <text:p>1228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6</text:p>
          </table:table-cell>
          <table:table-cell office:value-type="float" office:value="0.020983" calcext:value-type="float">
            <text:p>0.020983</text:p>
          </table:table-cell>
          <table:table-cell office:value-type="float" office:value="0.006544" calcext:value-type="float">
            <text:p>0.006544</text:p>
          </table:table-cell>
          <table:table-cell office:value-type="float" office:value="0" calcext:value-type="float">
            <text:p>0</text:p>
          </table:table-cell>
          <table:table-cell office:value-type="float" office:value="120228" calcext:value-type="float">
            <text:p>1202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7</text:p>
          </table:table-cell>
          <table:table-cell office:value-type="float" office:value="0.027676" calcext:value-type="float">
            <text:p>0.027676</text:p>
          </table:table-cell>
          <table:table-cell office:value-type="float" office:value="0.010061" calcext:value-type="float">
            <text:p>0.010061</text:p>
          </table:table-cell>
          <table:table-cell office:value-type="float" office:value="0" calcext:value-type="float">
            <text:p>0</text:p>
          </table:table-cell>
          <table:table-cell office:value-type="float" office:value="166851" calcext:value-type="float">
            <text:p>16685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8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" calcext:value-type="float">
            <text:p>0</text:p>
          </table:table-cell>
          <table:table-cell office:value-type="float" office:value="102394" calcext:value-type="float">
            <text:p>1023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6:59</text:p>
          </table:table-cell>
          <table:table-cell office:value-type="float" office:value="0.053802" calcext:value-type="float">
            <text:p>0.053802</text:p>
          </table:table-cell>
          <table:table-cell office:value-type="float" office:value="0.009643" calcext:value-type="float">
            <text:p>0.009643</text:p>
          </table:table-cell>
          <table:table-cell office:value-type="float" office:value="0" calcext:value-type="float">
            <text:p>0</text:p>
          </table:table-cell>
          <table:table-cell office:value-type="float" office:value="150355" calcext:value-type="float">
            <text:p>15035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0</text:p>
          </table:table-cell>
          <table:table-cell office:value-type="float" office:value="0.029349" calcext:value-type="float">
            <text:p>0.029349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" calcext:value-type="float">
            <text:p>0</text:p>
          </table:table-cell>
          <table:table-cell office:value-type="float" office:value="164511" calcext:value-type="float">
            <text:p>16451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1</text:p>
          </table:table-cell>
          <table:table-cell office:value-type="float" office:value="0.019705" calcext:value-type="float">
            <text:p>0.019705</text:p>
          </table:table-cell>
          <table:table-cell office:value-type="float" office:value="0.006087" calcext:value-type="float">
            <text:p>0.006087</text:p>
          </table:table-cell>
          <table:table-cell office:value-type="float" office:value="0" calcext:value-type="float">
            <text:p>0</text:p>
          </table:table-cell>
          <table:table-cell office:value-type="float" office:value="113462" calcext:value-type="float">
            <text:p>1134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2</text:p>
          </table:table-cell>
          <table:table-cell office:value-type="float" office:value="0.034426" calcext:value-type="float">
            <text:p>0.034426</text:p>
          </table:table-cell>
          <table:table-cell office:value-type="float" office:value="0.006438" calcext:value-type="float">
            <text:p>0.006438</text:p>
          </table:table-cell>
          <table:table-cell office:value-type="float" office:value="0" calcext:value-type="float">
            <text:p>0</text:p>
          </table:table-cell>
          <table:table-cell office:value-type="float" office:value="118373" calcext:value-type="float">
            <text:p>11837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3</text:p>
          </table:table-cell>
          <table:table-cell office:value-type="float" office:value="0.022984" calcext:value-type="float">
            <text:p>0.022984</text:p>
          </table:table-cell>
          <table:table-cell office:value-type="float" office:value="0.009608" calcext:value-type="float">
            <text:p>0.009608</text:p>
          </table:table-cell>
          <table:table-cell office:value-type="float" office:value="0" calcext:value-type="float">
            <text:p>0</text:p>
          </table:table-cell>
          <table:table-cell office:value-type="float" office:value="130427" calcext:value-type="float">
            <text:p>13042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4</text:p>
          </table:table-cell>
          <table:table-cell office:value-type="float" office:value="0.017171" calcext:value-type="float">
            <text:p>0.017171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" calcext:value-type="float">
            <text:p>0</text:p>
          </table:table-cell>
          <table:table-cell office:value-type="float" office:value="125758" calcext:value-type="float">
            <text:p>1257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5</text:p>
          </table:table-cell>
          <table:table-cell office:value-type="float" office:value="0.04295" calcext:value-type="float">
            <text:p>0.04295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0" calcext:value-type="float">
            <text:p>0</text:p>
          </table:table-cell>
          <table:table-cell office:value-type="float" office:value="122686" calcext:value-type="float">
            <text:p>1226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6</text:p>
          </table:table-cell>
          <table:table-cell office:value-type="float" office:value="0.024836" calcext:value-type="float">
            <text:p>0.024836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0" calcext:value-type="float">
            <text:p>0</text:p>
          </table:table-cell>
          <table:table-cell office:value-type="float" office:value="128787" calcext:value-type="float">
            <text:p>12878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7</text:p>
          </table:table-cell>
          <table:table-cell office:value-type="float" office:value="0.037815" calcext:value-type="float">
            <text:p>0.037815</text:p>
          </table:table-cell>
          <table:table-cell office:value-type="float" office:value="0.009256" calcext:value-type="float">
            <text:p>0.009256</text:p>
          </table:table-cell>
          <table:table-cell office:value-type="float" office:value="0" calcext:value-type="float">
            <text:p>0</text:p>
          </table:table-cell>
          <table:table-cell office:value-type="float" office:value="149638" calcext:value-type="float">
            <text:p>1496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8</text:p>
          </table:table-cell>
          <table:table-cell office:value-type="float" office:value="0.017146" calcext:value-type="float">
            <text:p>0.017146</text:p>
          </table:table-cell>
          <table:table-cell office:value-type="float" office:value="0.006879" calcext:value-type="float">
            <text:p>0.006879</text:p>
          </table:table-cell>
          <table:table-cell office:value-type="float" office:value="0" calcext:value-type="float">
            <text:p>0</text:p>
          </table:table-cell>
          <table:table-cell office:value-type="float" office:value="109714" calcext:value-type="float">
            <text:p>1097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09</text:p>
          </table:table-cell>
          <table:table-cell office:value-type="float" office:value="0.040518" calcext:value-type="float">
            <text:p>0.040518</text:p>
          </table:table-cell>
          <table:table-cell office:value-type="float" office:value="0.006923" calcext:value-type="float">
            <text:p>0.006923</text:p>
          </table:table-cell>
          <table:table-cell office:value-type="float" office:value="0" calcext:value-type="float">
            <text:p>0</text:p>
          </table:table-cell>
          <table:table-cell office:value-type="float" office:value="114054" calcext:value-type="float">
            <text:p>1140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0</text:p>
          </table:table-cell>
          <table:table-cell office:value-type="float" office:value="0.023666" calcext:value-type="float">
            <text:p>0.023666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0" calcext:value-type="float">
            <text:p>0</text:p>
          </table:table-cell>
          <table:table-cell office:value-type="float" office:value="153386" calcext:value-type="float">
            <text:p>15338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1</text:p>
          </table:table-cell>
          <table:table-cell office:value-type="float" office:value="0.021145" calcext:value-type="float">
            <text:p>0.021145</text:p>
          </table:table-cell>
          <table:table-cell office:value-type="float" office:value="0.008204" calcext:value-type="float">
            <text:p>0.008204</text:p>
          </table:table-cell>
          <table:table-cell office:value-type="float" office:value="0" calcext:value-type="float">
            <text:p>0</text:p>
          </table:table-cell>
          <table:table-cell office:value-type="float" office:value="131293" calcext:value-type="float">
            <text:p>13129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2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07891" calcext:value-type="float">
            <text:p>0.007891</text:p>
          </table:table-cell>
          <table:table-cell office:value-type="float" office:value="0" calcext:value-type="float">
            <text:p>0</text:p>
          </table:table-cell>
          <table:table-cell office:value-type="float" office:value="117587" calcext:value-type="float">
            <text:p>11758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3</text:p>
          </table:table-cell>
          <table:table-cell office:value-type="float" office:value="0.019374" calcext:value-type="float">
            <text:p>0.019374</text:p>
          </table:table-cell>
          <table:table-cell office:value-type="float" office:value="0.007876" calcext:value-type="float">
            <text:p>0.007876</text:p>
          </table:table-cell>
          <table:table-cell office:value-type="float" office:value="0" calcext:value-type="float">
            <text:p>0</text:p>
          </table:table-cell>
          <table:table-cell office:value-type="float" office:value="131794" calcext:value-type="float">
            <text:p>13179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4</text:p>
          </table:table-cell>
          <table:table-cell office:value-type="float" office:value="0.022874" calcext:value-type="float">
            <text:p>0.022874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" calcext:value-type="float">
            <text:p>0</text:p>
          </table:table-cell>
          <table:table-cell office:value-type="float" office:value="120936" calcext:value-type="float">
            <text:p>1209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5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10077" calcext:value-type="float">
            <text:p>0.010077</text:p>
          </table:table-cell>
          <table:table-cell office:value-type="float" office:value="0" calcext:value-type="float">
            <text:p>0</text:p>
          </table:table-cell>
          <table:table-cell office:value-type="float" office:value="177097" calcext:value-type="float">
            <text:p>1770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6</text:p>
          </table:table-cell>
          <table:table-cell office:value-type="float" office:value="0.022908" calcext:value-type="float">
            <text:p>0.022908</text:p>
          </table:table-cell>
          <table:table-cell office:value-type="float" office:value="0.007615" calcext:value-type="float">
            <text:p>0.007615</text:p>
          </table:table-cell>
          <table:table-cell office:value-type="float" office:value="0" calcext:value-type="float">
            <text:p>0</text:p>
          </table:table-cell>
          <table:table-cell office:value-type="float" office:value="122680" calcext:value-type="float">
            <text:p>1226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7</text:p>
          </table:table-cell>
          <table:table-cell office:value-type="float" office:value="0.019282" calcext:value-type="float">
            <text:p>0.019282</text:p>
          </table:table-cell>
          <table:table-cell office:value-type="float" office:value="0.008372" calcext:value-type="float">
            <text:p>0.008372</text:p>
          </table:table-cell>
          <table:table-cell office:value-type="float" office:value="0" calcext:value-type="float">
            <text:p>0</text:p>
          </table:table-cell>
          <table:table-cell office:value-type="float" office:value="133928" calcext:value-type="float">
            <text:p>1339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8</text:p>
          </table:table-cell>
          <table:table-cell office:value-type="float" office:value="0.020376" calcext:value-type="float">
            <text:p>0.020376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" calcext:value-type="float">
            <text:p>0</text:p>
          </table:table-cell>
          <table:table-cell office:value-type="float" office:value="130741" calcext:value-type="float">
            <text:p>1307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19</text:p>
          </table:table-cell>
          <table:table-cell office:value-type="float" office:value="0.021771" calcext:value-type="float">
            <text:p>0.021771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" calcext:value-type="float">
            <text:p>0</text:p>
          </table:table-cell>
          <table:table-cell office:value-type="float" office:value="142346" calcext:value-type="float">
            <text:p>1423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0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0.010956" calcext:value-type="float">
            <text:p>0.010956</text:p>
          </table:table-cell>
          <table:table-cell office:value-type="float" office:value="0" calcext:value-type="float">
            <text:p>0</text:p>
          </table:table-cell>
          <table:table-cell office:value-type="float" office:value="146329" calcext:value-type="float">
            <text:p>1463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1</text:p>
          </table:table-cell>
          <table:table-cell office:value-type="float" office:value="0.022638" calcext:value-type="float">
            <text:p>0.022638</text:p>
          </table:table-cell>
          <table:table-cell office:value-type="float" office:value="0.009313" calcext:value-type="float">
            <text:p>0.009313</text:p>
          </table:table-cell>
          <table:table-cell office:value-type="float" office:value="0" calcext:value-type="float">
            <text:p>0</text:p>
          </table:table-cell>
          <table:table-cell office:value-type="float" office:value="142195" calcext:value-type="float">
            <text:p>1421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2</text:p>
          </table:table-cell>
          <table:table-cell office:value-type="float" office:value="0.020387" calcext:value-type="float">
            <text:p>0.020387</text:p>
          </table:table-cell>
          <table:table-cell office:value-type="float" office:value="0.007637" calcext:value-type="float">
            <text:p>0.007637</text:p>
          </table:table-cell>
          <table:table-cell office:value-type="float" office:value="0" calcext:value-type="float">
            <text:p>0</text:p>
          </table:table-cell>
          <table:table-cell office:value-type="float" office:value="136497" calcext:value-type="float">
            <text:p>1364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3</text:p>
          </table:table-cell>
          <table:table-cell office:value-type="float" office:value="0.020017" calcext:value-type="float">
            <text:p>0.020017</text:p>
          </table:table-cell>
          <table:table-cell office:value-type="float" office:value="0.009391" calcext:value-type="float">
            <text:p>0.009391</text:p>
          </table:table-cell>
          <table:table-cell office:value-type="float" office:value="0" calcext:value-type="float">
            <text:p>0</text:p>
          </table:table-cell>
          <table:table-cell office:value-type="float" office:value="166005" calcext:value-type="float">
            <text:p>1660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4</text:p>
          </table:table-cell>
          <table:table-cell office:value-type="float" office:value="0.017567" calcext:value-type="float">
            <text:p>0.017567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0" calcext:value-type="float">
            <text:p>0</text:p>
          </table:table-cell>
          <table:table-cell office:value-type="float" office:value="125681" calcext:value-type="float">
            <text:p>1256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5</text:p>
          </table:table-cell>
          <table:table-cell office:value-type="float" office:value="0.019535" calcext:value-type="float">
            <text:p>0.019535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0" calcext:value-type="float">
            <text:p>0</text:p>
          </table:table-cell>
          <table:table-cell office:value-type="float" office:value="115075" calcext:value-type="float">
            <text:p>1150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6</text:p>
          </table:table-cell>
          <table:table-cell office:value-type="float" office:value="0.025133" calcext:value-type="float">
            <text:p>0.025133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0" calcext:value-type="float">
            <text:p>0</text:p>
          </table:table-cell>
          <table:table-cell office:value-type="float" office:value="145513" calcext:value-type="float">
            <text:p>1455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7</text:p>
          </table:table-cell>
          <table:table-cell office:value-type="float" office:value="0.031648" calcext:value-type="float">
            <text:p>0.031648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" calcext:value-type="float">
            <text:p>0</text:p>
          </table:table-cell>
          <table:table-cell office:value-type="float" office:value="140364" calcext:value-type="float">
            <text:p>1403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8</text:p>
          </table:table-cell>
          <table:table-cell office:value-type="float" office:value="0.021635" calcext:value-type="float">
            <text:p>0.021635</text:p>
          </table:table-cell>
          <table:table-cell office:value-type="float" office:value="0.007271" calcext:value-type="float">
            <text:p>0.007271</text:p>
          </table:table-cell>
          <table:table-cell office:value-type="float" office:value="0" calcext:value-type="float">
            <text:p>0</text:p>
          </table:table-cell>
          <table:table-cell office:value-type="float" office:value="117208" calcext:value-type="float">
            <text:p>1172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29</text:p>
          </table:table-cell>
          <table:table-cell office:value-type="float" office:value="0.018732" calcext:value-type="float">
            <text:p>0.018732</text:p>
          </table:table-cell>
          <table:table-cell office:value-type="float" office:value="0.007084" calcext:value-type="float">
            <text:p>0.007084</text:p>
          </table:table-cell>
          <table:table-cell office:value-type="float" office:value="0" calcext:value-type="float">
            <text:p>0</text:p>
          </table:table-cell>
          <table:table-cell office:value-type="float" office:value="124641" calcext:value-type="float">
            <text:p>1246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0</text:p>
          </table:table-cell>
          <table:table-cell office:value-type="float" office:value="0.021349" calcext:value-type="float">
            <text:p>0.021349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0" calcext:value-type="float">
            <text:p>0</text:p>
          </table:table-cell>
          <table:table-cell office:value-type="float" office:value="113149" calcext:value-type="float">
            <text:p>1131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1</text:p>
          </table:table-cell>
          <table:table-cell office:value-type="float" office:value="0.015758" calcext:value-type="float">
            <text:p>0.015758</text:p>
          </table:table-cell>
          <table:table-cell office:value-type="float" office:value="0.006161" calcext:value-type="float">
            <text:p>0.006161</text:p>
          </table:table-cell>
          <table:table-cell office:value-type="float" office:value="0" calcext:value-type="float">
            <text:p>0</text:p>
          </table:table-cell>
          <table:table-cell office:value-type="float" office:value="111629" calcext:value-type="float">
            <text:p>1116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2</text:p>
          </table:table-cell>
          <table:table-cell office:value-type="float" office:value="0.026192" calcext:value-type="float">
            <text:p>0.026192</text:p>
          </table:table-cell>
          <table:table-cell office:value-type="float" office:value="0.011408" calcext:value-type="float">
            <text:p>0.011408</text:p>
          </table:table-cell>
          <table:table-cell office:value-type="float" office:value="0" calcext:value-type="float">
            <text:p>0</text:p>
          </table:table-cell>
          <table:table-cell office:value-type="float" office:value="160405" calcext:value-type="float">
            <text:p>1604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3</text:p>
          </table:table-cell>
          <table:table-cell office:value-type="float" office:value="0.023391" calcext:value-type="float">
            <text:p>0.023391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" calcext:value-type="float">
            <text:p>0</text:p>
          </table:table-cell>
          <table:table-cell office:value-type="float" office:value="177220" calcext:value-type="float">
            <text:p>1772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4</text:p>
          </table:table-cell>
          <table:table-cell office:value-type="float" office:value="0.022885" calcext:value-type="float">
            <text:p>0.022885</text:p>
          </table:table-cell>
          <table:table-cell office:value-type="float" office:value="0.010632" calcext:value-type="float">
            <text:p>0.010632</text:p>
          </table:table-cell>
          <table:table-cell office:value-type="float" office:value="0" calcext:value-type="float">
            <text:p>0</text:p>
          </table:table-cell>
          <table:table-cell office:value-type="float" office:value="160857" calcext:value-type="float">
            <text:p>1608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5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06534" calcext:value-type="float">
            <text:p>0.006534</text:p>
          </table:table-cell>
          <table:table-cell office:value-type="float" office:value="0" calcext:value-type="float">
            <text:p>0</text:p>
          </table:table-cell>
          <table:table-cell office:value-type="float" office:value="119636" calcext:value-type="float">
            <text:p>1196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6</text:p>
          </table:table-cell>
          <table:table-cell office:value-type="float" office:value="0.021358" calcext:value-type="float">
            <text:p>0.02135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17444" calcext:value-type="float">
            <text:p>1174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7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0" calcext:value-type="float">
            <text:p>0</text:p>
          </table:table-cell>
          <table:table-cell office:value-type="float" office:value="128812" calcext:value-type="float">
            <text:p>1288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8</text:p>
          </table:table-cell>
          <table:table-cell office:value-type="float" office:value="0.020704" calcext:value-type="float">
            <text:p>0.020704</text:p>
          </table:table-cell>
          <table:table-cell office:value-type="float" office:value="0.006656" calcext:value-type="float">
            <text:p>0.006656</text:p>
          </table:table-cell>
          <table:table-cell office:value-type="float" office:value="0" calcext:value-type="float">
            <text:p>0</text:p>
          </table:table-cell>
          <table:table-cell office:value-type="float" office:value="121248" calcext:value-type="float">
            <text:p>1212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39</text:p>
          </table:table-cell>
          <table:table-cell office:value-type="float" office:value="0.016692" calcext:value-type="float">
            <text:p>0.016692</text:p>
          </table:table-cell>
          <table:table-cell office:value-type="float" office:value="0.006273" calcext:value-type="float">
            <text:p>0.006273</text:p>
          </table:table-cell>
          <table:table-cell office:value-type="float" office:value="0" calcext:value-type="float">
            <text:p>0</text:p>
          </table:table-cell>
          <table:table-cell office:value-type="float" office:value="113491" calcext:value-type="float">
            <text:p>11349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0</text:p>
          </table:table-cell>
          <table:table-cell office:value-type="float" office:value="0.040065" calcext:value-type="float">
            <text:p>0.040065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0" calcext:value-type="float">
            <text:p>0</text:p>
          </table:table-cell>
          <table:table-cell office:value-type="float" office:value="128963" calcext:value-type="float">
            <text:p>1289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1</text:p>
          </table:table-cell>
          <table:table-cell office:value-type="float" office:value="0.023861" calcext:value-type="float">
            <text:p>0.023861</text:p>
          </table:table-cell>
          <table:table-cell office:value-type="float" office:value="0.008813" calcext:value-type="float">
            <text:p>0.008813</text:p>
          </table:table-cell>
          <table:table-cell office:value-type="float" office:value="0" calcext:value-type="float">
            <text:p>0</text:p>
          </table:table-cell>
          <table:table-cell office:value-type="float" office:value="155050" calcext:value-type="float">
            <text:p>15505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2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07968" calcext:value-type="float">
            <text:p>0.007968</text:p>
          </table:table-cell>
          <table:table-cell office:value-type="float" office:value="0" calcext:value-type="float">
            <text:p>0</text:p>
          </table:table-cell>
          <table:table-cell office:value-type="float" office:value="118597" calcext:value-type="float">
            <text:p>11859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3</text:p>
          </table:table-cell>
          <table:table-cell office:value-type="float" office:value="0.047986" calcext:value-type="float">
            <text:p>0.047986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" calcext:value-type="float">
            <text:p>0</text:p>
          </table:table-cell>
          <table:table-cell office:value-type="float" office:value="133822" calcext:value-type="float">
            <text:p>13382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4</text:p>
          </table:table-cell>
          <table:table-cell office:value-type="float" office:value="0.021139" calcext:value-type="float">
            <text:p>0.021139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0" calcext:value-type="float">
            <text:p>0</text:p>
          </table:table-cell>
          <table:table-cell office:value-type="float" office:value="140475" calcext:value-type="float">
            <text:p>1404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5</text:p>
          </table:table-cell>
          <table:table-cell office:value-type="float" office:value="0.016451" calcext:value-type="float">
            <text:p>0.016451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" calcext:value-type="float">
            <text:p>0</text:p>
          </table:table-cell>
          <table:table-cell office:value-type="float" office:value="121719" calcext:value-type="float">
            <text:p>1217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6</text:p>
          </table:table-cell>
          <table:table-cell office:value-type="float" office:value="0.026993" calcext:value-type="float">
            <text:p>0.026993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" calcext:value-type="float">
            <text:p>0</text:p>
          </table:table-cell>
          <table:table-cell office:value-type="float" office:value="115537" calcext:value-type="float">
            <text:p>11553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7</text:p>
          </table:table-cell>
          <table:table-cell office:value-type="float" office:value="0.021738" calcext:value-type="float">
            <text:p>0.021738</text:p>
          </table:table-cell>
          <table:table-cell office:value-type="float" office:value="0.007971" calcext:value-type="float">
            <text:p>0.007971</text:p>
          </table:table-cell>
          <table:table-cell office:value-type="float" office:value="0" calcext:value-type="float">
            <text:p>0</text:p>
          </table:table-cell>
          <table:table-cell office:value-type="float" office:value="127309" calcext:value-type="float">
            <text:p>12730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8</text:p>
          </table:table-cell>
          <table:table-cell office:value-type="float" office:value="0.023042" calcext:value-type="float">
            <text:p>0.023042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" calcext:value-type="float">
            <text:p>0</text:p>
          </table:table-cell>
          <table:table-cell office:value-type="float" office:value="117854" calcext:value-type="float">
            <text:p>1178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49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0" calcext:value-type="float">
            <text:p>0</text:p>
          </table:table-cell>
          <table:table-cell office:value-type="float" office:value="140518" calcext:value-type="float">
            <text:p>1405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0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0.007689" calcext:value-type="float">
            <text:p>0.007689</text:p>
          </table:table-cell>
          <table:table-cell office:value-type="float" office:value="0" calcext:value-type="float">
            <text:p>0</text:p>
          </table:table-cell>
          <table:table-cell office:value-type="float" office:value="127477" calcext:value-type="float">
            <text:p>1274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1</text:p>
          </table:table-cell>
          <table:table-cell office:value-type="float" office:value="0.036099" calcext:value-type="float">
            <text:p>0.036099</text:p>
          </table:table-cell>
          <table:table-cell office:value-type="float" office:value="0.008652" calcext:value-type="float">
            <text:p>0.008652</text:p>
          </table:table-cell>
          <table:table-cell office:value-type="float" office:value="0" calcext:value-type="float">
            <text:p>0</text:p>
          </table:table-cell>
          <table:table-cell office:value-type="float" office:value="129177" calcext:value-type="float">
            <text:p>1291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2</text:p>
          </table:table-cell>
          <table:table-cell office:value-type="float" office:value="0.020621" calcext:value-type="float">
            <text:p>0.020621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" calcext:value-type="float">
            <text:p>0</text:p>
          </table:table-cell>
          <table:table-cell office:value-type="float" office:value="140269" calcext:value-type="float">
            <text:p>1402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3</text:p>
          </table:table-cell>
          <table:table-cell office:value-type="float" office:value="0.035121" calcext:value-type="float">
            <text:p>0.035121</text:p>
          </table:table-cell>
          <table:table-cell office:value-type="float" office:value="0.007674" calcext:value-type="float">
            <text:p>0.007674</text:p>
          </table:table-cell>
          <table:table-cell office:value-type="float" office:value="0" calcext:value-type="float">
            <text:p>0</text:p>
          </table:table-cell>
          <table:table-cell office:value-type="float" office:value="124992" calcext:value-type="float">
            <text:p>12499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4</text:p>
          </table:table-cell>
          <table:table-cell office:value-type="float" office:value="0.046247" calcext:value-type="float">
            <text:p>0.046247</text:p>
          </table:table-cell>
          <table:table-cell office:value-type="float" office:value="0.010005" calcext:value-type="float">
            <text:p>0.010005</text:p>
          </table:table-cell>
          <table:table-cell office:value-type="float" office:value="0" calcext:value-type="float">
            <text:p>0</text:p>
          </table:table-cell>
          <table:table-cell office:value-type="float" office:value="141255" calcext:value-type="float">
            <text:p>1412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5</text:p>
          </table:table-cell>
          <table:table-cell office:value-type="float" office:value="0.018513" calcext:value-type="float">
            <text:p>0.018513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41237" calcext:value-type="float">
            <text:p>14123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6</text:p>
          </table:table-cell>
          <table:table-cell office:value-type="float" office:value="0.037848" calcext:value-type="float">
            <text:p>0.037848</text:p>
          </table:table-cell>
          <table:table-cell office:value-type="float" office:value="0.006297" calcext:value-type="float">
            <text:p>0.006297</text:p>
          </table:table-cell>
          <table:table-cell office:value-type="float" office:value="0" calcext:value-type="float">
            <text:p>0</text:p>
          </table:table-cell>
          <table:table-cell office:value-type="float" office:value="113422" calcext:value-type="float">
            <text:p>11342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7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office:value-type="float" office:value="131532" calcext:value-type="float">
            <text:p>1315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8</text:p>
          </table:table-cell>
          <table:table-cell office:value-type="float" office:value="0.022518" calcext:value-type="float">
            <text:p>0.022518</text:p>
          </table:table-cell>
          <table:table-cell office:value-type="float" office:value="0.009107" calcext:value-type="float">
            <text:p>0.009107</text:p>
          </table:table-cell>
          <table:table-cell office:value-type="float" office:value="0" calcext:value-type="float">
            <text:p>0</text:p>
          </table:table-cell>
          <table:table-cell office:value-type="float" office:value="158127" calcext:value-type="float">
            <text:p>15812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7:59</text:p>
          </table:table-cell>
          <table:table-cell office:value-type="float" office:value="0.023783" calcext:value-type="float">
            <text:p>0.023783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" calcext:value-type="float">
            <text:p>0</text:p>
          </table:table-cell>
          <table:table-cell office:value-type="float" office:value="133876" calcext:value-type="float">
            <text:p>13387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0</text:p>
          </table:table-cell>
          <table:table-cell office:value-type="float" office:value="0.020977" calcext:value-type="float">
            <text:p>0.020977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0" calcext:value-type="float">
            <text:p>0</text:p>
          </table:table-cell>
          <table:table-cell office:value-type="float" office:value="142498" calcext:value-type="float">
            <text:p>14249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1</text:p>
          </table:table-cell>
          <table:table-cell office:value-type="float" office:value="0.019938" calcext:value-type="float">
            <text:p>0.019938</text:p>
          </table:table-cell>
          <table:table-cell office:value-type="float" office:value="0.006967" calcext:value-type="float">
            <text:p>0.006967</text:p>
          </table:table-cell>
          <table:table-cell office:value-type="float" office:value="0" calcext:value-type="float">
            <text:p>0</text:p>
          </table:table-cell>
          <table:table-cell office:value-type="float" office:value="115604" calcext:value-type="float">
            <text:p>1156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2</text:p>
          </table:table-cell>
          <table:table-cell office:value-type="float" office:value="0.020955" calcext:value-type="float">
            <text:p>0.020955</text:p>
          </table:table-cell>
          <table:table-cell office:value-type="float" office:value="0.009157" calcext:value-type="float">
            <text:p>0.009157</text:p>
          </table:table-cell>
          <table:table-cell office:value-type="float" office:value="0" calcext:value-type="float">
            <text:p>0</text:p>
          </table:table-cell>
          <table:table-cell office:value-type="float" office:value="131511" calcext:value-type="float">
            <text:p>1315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3</text:p>
          </table:table-cell>
          <table:table-cell office:value-type="float" office:value="0.034127" calcext:value-type="float">
            <text:p>0.034127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" calcext:value-type="float">
            <text:p>0</text:p>
          </table:table-cell>
          <table:table-cell office:value-type="float" office:value="109969" calcext:value-type="float">
            <text:p>1099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4</text:p>
          </table:table-cell>
          <table:table-cell office:value-type="float" office:value="0.028556" calcext:value-type="float">
            <text:p>0.028556</text:p>
          </table:table-cell>
          <table:table-cell office:value-type="float" office:value="0.011898" calcext:value-type="float">
            <text:p>0.011898</text:p>
          </table:table-cell>
          <table:table-cell office:value-type="float" office:value="0" calcext:value-type="float">
            <text:p>0</text:p>
          </table:table-cell>
          <table:table-cell office:value-type="float" office:value="160033" calcext:value-type="float">
            <text:p>1600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5</text:p>
          </table:table-cell>
          <table:table-cell office:value-type="float" office:value="0.017784" calcext:value-type="float">
            <text:p>0.017784</text:p>
          </table:table-cell>
          <table:table-cell office:value-type="float" office:value="0.006617" calcext:value-type="float">
            <text:p>0.006617</text:p>
          </table:table-cell>
          <table:table-cell office:value-type="float" office:value="0" calcext:value-type="float">
            <text:p>0</text:p>
          </table:table-cell>
          <table:table-cell office:value-type="float" office:value="119834" calcext:value-type="float">
            <text:p>1198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18:06</text:p>
          </table:table-cell>
          <table:table-cell office:value-type="float" office:value="0.021165" calcext:value-type="float">
            <text:p>0.021165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" calcext:value-type="float">
            <text:p>0</text:p>
          </table:table-cell>
          <table:table-cell office:value-type="float" office:value="133402" calcext:value-type="float">
            <text:p>133402</text:p>
          </table:table-cell>
          <table:table-cell office:value-type="float" office:value="298" calcext:value-type="float">
            <text:p>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2:34:37.036840572</dc:date>
    <meta:editing-duration>PT8M15S</meta:editing-duration>
    <meta:editing-cycles>1</meta:editing-cycles>
    <meta:generator>LibreOffice/5.4.0.3$Linux_X86_64 LibreOffice_project/7556cbc6811c9d992f4064ab9287069087d7f62c</meta:generator>
    <meta:document-statistic meta:table-count="1" meta:cell-count="75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156.G1:test156.G1083" chart:data-source-has-labels="row" svg:x="0.32cm" svg:y="0.18cm" svg:width="12.726cm" svg:height="8.64cm">
          <chartooo:coordinate-region svg:x="1.127cm" svg:y="0.18cm" svg:width="11.814cm" svg:height="7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156.G2:test156.G1083" chart:label-cell-address="test156.G1:test156.G1" chart:class="chart:bar">
            <chart:data-point chart:repeated="10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56.G1:test15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">
                <text:p>253</text:p>
                <draw:g>
                  <svg:desc>test156.G2:test156.G10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607cm" svg:y="0.315cm" chart:style-name="ch2">
          <text:p>scattergrams</text:p>
        </chart:title>
        <chart:legend chart:legend-position="end" svg:x="13.412cm" svg:y="4.005cm" style:legend-expansion="high" chart:style-name="ch3"/>
        <chart:plot-area chart:style-name="ch4" table:cell-range-address="test156.G1:test156.G1083 test156.C1:test156.D1083" chart:data-source-has-labels="row" svg:x="0.32cm" svg:y="1.248cm" svg:width="12.772cm" svg:height="7.572cm">
          <chartooo:coordinate-region svg:x="0.941cm" svg:y="1.421cm" svg:width="11.871cm" svg:height="6.8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156.C2:test156.C1083" chart:label-cell-address="test156.C1:test156.C1" chart:class="chart:scatter">
            <chart:domain table:cell-range-address="test156.G2:test156.G1083"/>
            <chart:data-point chart:repeated="1082"/>
          </chart:series>
          <chart:series chart:style-name="ch9" chart:values-cell-range-address="test156.D2:test156.D1083" chart:label-cell-address="test156.D1:test156.D1" chart:class="chart:scatter">
            <chart:data-point chart:repeated="10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56.C1:test156.C1</svg:desc>
                </draw:g>
              </table:table-cell>
              <table:table-cell office:value-type="string">
                <text:p>xfertime</text:p>
                <draw:g>
                  <svg:desc>test156.D1:test15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">
                <text:p>253</text:p>
                <draw:g>
                  <svg:desc>test156.G2:test156.G1083</svg:desc>
                </draw:g>
              </table:table-cell>
              <table:table-cell office:value-type="float" office:value="0.296221">
                <text:p>0.296221</text:p>
                <draw:g>
                  <svg:desc>test156.C2:test156.C1083</svg:desc>
                </draw:g>
              </table:table-cell>
              <table:table-cell office:value-type="float" office:value="0.047263">
                <text:p>0.047263</text:p>
                <draw:g>
                  <svg:desc>test156.D2:test156.D10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">
                <text:p>295</text:p>
              </table:table-cell>
              <table:table-cell office:value-type="float" office:value="0.133063">
                <text:p>0.133063</text:p>
              </table:table-cell>
              <table:table-cell office:value-type="float" office:value="0.039138">
                <text:p>0.039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2">
                <text:p>292</text:p>
              </table:table-cell>
              <table:table-cell office:value-type="float" office:value="0.030676">
                <text:p>0.030676</text:p>
              </table:table-cell>
              <table:table-cell office:value-type="float" office:value="0.002837">
                <text:p>0.002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">
                <text:p>291</text:p>
              </table:table-cell>
              <table:table-cell office:value-type="float" office:value="0.135593">
                <text:p>0.135593</text:p>
              </table:table-cell>
              <table:table-cell office:value-type="float" office:value="0.059712">
                <text:p>0.059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">
                <text:p>287</text:p>
              </table:table-cell>
              <table:table-cell office:value-type="float" office:value="0.035409">
                <text:p>0.035409</text:p>
              </table:table-cell>
              <table:table-cell office:value-type="float" office:value="0.005071">
                <text:p>0.005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">
                <text:p>289</text:p>
              </table:table-cell>
              <table:table-cell office:value-type="float" office:value="0.029127">
                <text:p>0.029127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">
                <text:p>293</text:p>
              </table:table-cell>
              <table:table-cell office:value-type="float" office:value="0.079306">
                <text:p>0.079306</text:p>
              </table:table-cell>
              <table:table-cell office:value-type="float" office:value="0.051728">
                <text:p>0.051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0.051773">
                <text:p>0.051773</text:p>
              </table:table-cell>
              <table:table-cell office:value-type="float" office:value="0.029229">
                <text:p>0.02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0.017459">
                <text:p>0.017459</text:p>
              </table:table-cell>
              <table:table-cell office:value-type="float" office:value="0.002895">
                <text:p>0.002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">
                <text:p>298</text:p>
              </table:table-cell>
              <table:table-cell office:value-type="float" office:value="0.03085">
                <text:p>0.03085</text:p>
              </table:table-cell>
              <table:table-cell office:value-type="float" office:value="0.003626">
                <text:p>0.003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0.03549">
                <text:p>0.03549</text:p>
              </table:table-cell>
              <table:table-cell office:value-type="float" office:value="0.008152">
                <text:p>0.008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0.221272">
                <text:p>0.221272</text:p>
              </table:table-cell>
              <table:table-cell office:value-type="float" office:value="0.065415">
                <text:p>0.065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">
                <text:p>290</text:p>
              </table:table-cell>
              <table:table-cell office:value-type="float" office:value="0.165194">
                <text:p>0.165194</text:p>
              </table:table-cell>
              <table:table-cell office:value-type="float" office:value="0.04697">
                <text:p>0.04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">
                <text:p>285</text:p>
              </table:table-cell>
              <table:table-cell office:value-type="float" office:value="0.496104">
                <text:p>0.496104</text:p>
              </table:table-cell>
              <table:table-cell office:value-type="float" office:value="0.289718">
                <text:p>0.289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0.424922">
                <text:p>0.424922</text:p>
              </table:table-cell>
              <table:table-cell office:value-type="float" office:value="0.303638">
                <text:p>0.303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">
                <text:p>228</text:p>
              </table:table-cell>
              <table:table-cell office:value-type="float" office:value="0.6502">
                <text:p>0.6502</text:p>
              </table:table-cell>
              <table:table-cell office:value-type="float" office:value="0.540052">
                <text:p>0.54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">
                <text:p>195</text:p>
              </table:table-cell>
              <table:table-cell office:value-type="float" office:value="0.437286">
                <text:p>0.437286</text:p>
              </table:table-cell>
              <table:table-cell office:value-type="float" office:value="0.616399">
                <text:p>0.616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0.225559">
                <text:p>0.225559</text:p>
              </table:table-cell>
              <table:table-cell office:value-type="float" office:value="0.113569">
                <text:p>0.113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">
                <text:p>286</text:p>
              </table:table-cell>
              <table:table-cell office:value-type="float" office:value="0.244256">
                <text:p>0.244256</text:p>
              </table:table-cell>
              <table:table-cell office:value-type="float" office:value="0.254315">
                <text:p>0.254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0.1596">
                <text:p>0.1596</text:p>
              </table:table-cell>
              <table:table-cell office:value-type="float" office:value="0.027261">
                <text:p>0.027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015512">
                <text:p>0.015512</text:p>
              </table:table-cell>
              <table:table-cell office:value-type="float" office:value="0.003774">
                <text:p>0.003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">
                <text:p>285</text:p>
              </table:table-cell>
              <table:table-cell office:value-type="float" office:value="0.248165">
                <text:p>0.248165</text:p>
              </table:table-cell>
              <table:table-cell office:value-type="float" office:value="0.261549">
                <text:p>0.261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0.430448">
                <text:p>0.430448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  <table:table-cell office:value-type="float" office:value="0.587805">
                <text:p>0.587805</text:p>
              </table:table-cell>
              <table:table-cell office:value-type="float" office:value="0.639613">
                <text:p>0.639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">
                <text:p>252</text:p>
              </table:table-cell>
              <table:table-cell office:value-type="float" office:value="0.33697">
                <text:p>0.33697</text:p>
              </table:table-cell>
              <table:table-cell office:value-type="float" office:value="0.334299">
                <text:p>0.334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">
                <text:p>267</text:p>
              </table:table-cell>
              <table:table-cell office:value-type="float" office:value="0.229711">
                <text:p>0.229711</text:p>
              </table:table-cell>
              <table:table-cell office:value-type="float" office:value="0.280847">
                <text:p>0.280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  <table:table-cell office:value-type="float" office:value="0.084446">
                <text:p>0.084446</text:p>
              </table:table-cell>
              <table:table-cell office:value-type="float" office:value="0.041196">
                <text:p>0.041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  <table:table-cell office:value-type="float" office:value="0.018244">
                <text:p>0.018244</text:p>
              </table:table-cell>
              <table:table-cell office:value-type="float" office:value="0.008408">
                <text:p>0.008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">
                <text:p>292</text:p>
              </table:table-cell>
              <table:table-cell office:value-type="float" office:value="0.015993">
                <text:p>0.015993</text:p>
              </table:table-cell>
              <table:table-cell office:value-type="float" office:value="0.007302">
                <text:p>0.007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149415">
                <text:p>0.149415</text:p>
              </table:table-cell>
              <table:table-cell office:value-type="float" office:value="0.058245">
                <text:p>0.058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">
                <text:p>294</text:p>
              </table:table-cell>
              <table:table-cell office:value-type="float" office:value="0.074628">
                <text:p>0.074628</text:p>
              </table:table-cell>
              <table:table-cell office:value-type="float" office:value="0.014791">
                <text:p>0.014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2">
                <text:p>292</text:p>
              </table:table-cell>
              <table:table-cell office:value-type="float" office:value="3.909931">
                <text:p>3.909931</text:p>
              </table:table-cell>
              <table:table-cell office:value-type="float" office:value="8.200358">
                <text:p>8.200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  <table:table-cell office:value-type="float" office:value="5.146659">
                <text:p>5.146659</text:p>
              </table:table-cell>
              <table:table-cell office:value-type="float" office:value="7.733574">
                <text:p>7.733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2.058351">
                <text:p>2.058351</text:p>
              </table:table-cell>
              <table:table-cell office:value-type="float" office:value="3.548776">
                <text:p>3.548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3.679768">
                <text:p>3.679768</text:p>
              </table:table-cell>
              <table:table-cell office:value-type="float" office:value="5.024098">
                <text:p>5.024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0.703667">
                <text:p>0.703667</text:p>
              </table:table-cell>
              <table:table-cell office:value-type="float" office:value="0.311787">
                <text:p>0.311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0.929931">
                <text:p>0.929931</text:p>
              </table:table-cell>
              <table:table-cell office:value-type="float" office:value="0.404313">
                <text:p>0.404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7.030296">
                <text:p>7.030296</text:p>
              </table:table-cell>
              <table:table-cell office:value-type="float" office:value="10.783958">
                <text:p>10.783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6.306609">
                <text:p>6.306609</text:p>
              </table:table-cell>
              <table:table-cell office:value-type="float" office:value="10.572718">
                <text:p>10.572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.170245">
                <text:p>3.170245</text:p>
              </table:table-cell>
              <table:table-cell office:value-type="float" office:value="11.362429">
                <text:p>11.362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0.499913">
                <text:p>0.499913</text:p>
              </table:table-cell>
              <table:table-cell office:value-type="float" office:value="0.317436">
                <text:p>0.3174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1.028142">
                <text:p>1.028142</text:p>
              </table:table-cell>
              <table:table-cell office:value-type="float" office:value="0.941936">
                <text:p>0.941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0.774577">
                <text:p>0.774577</text:p>
              </table:table-cell>
              <table:table-cell office:value-type="float" office:value="1.17823">
                <text:p>1.17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0.795732">
                <text:p>0.795732</text:p>
              </table:table-cell>
              <table:table-cell office:value-type="float" office:value="1.557185">
                <text:p>1.557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0.639569">
                <text:p>0.639569</text:p>
              </table:table-cell>
              <table:table-cell office:value-type="float" office:value="0.16844">
                <text:p>0.16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0.924173">
                <text:p>0.924173</text:p>
              </table:table-cell>
              <table:table-cell office:value-type="float" office:value="0.52139">
                <text:p>0.5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0.656832">
                <text:p>0.656832</text:p>
              </table:table-cell>
              <table:table-cell office:value-type="float" office:value="1.452403">
                <text:p>1.452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1.237501">
                <text:p>1.237501</text:p>
              </table:table-cell>
              <table:table-cell office:value-type="float" office:value="1.28135">
                <text:p>1.28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0.823373">
                <text:p>0.823373</text:p>
              </table:table-cell>
              <table:table-cell office:value-type="float" office:value="1.716195">
                <text:p>1.716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602868">
                <text:p>0.602868</text:p>
              </table:table-cell>
              <table:table-cell office:value-type="float" office:value="0.536913">
                <text:p>0.536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0.18723">
                <text:p>0.18723</text:p>
              </table:table-cell>
              <table:table-cell office:value-type="float" office:value="1.609131">
                <text:p>1.609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2.423615">
                <text:p>2.423615</text:p>
              </table:table-cell>
              <table:table-cell office:value-type="float" office:value="11.000357">
                <text:p>11.000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4.019746">
                <text:p>4.019746</text:p>
              </table:table-cell>
              <table:table-cell office:value-type="float" office:value="22.543778">
                <text:p>22.543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6.123785">
                <text:p>6.123785</text:p>
              </table:table-cell>
              <table:table-cell office:value-type="float" office:value="11.408686">
                <text:p>11.408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6.615374">
                <text:p>6.615374</text:p>
              </table:table-cell>
              <table:table-cell office:value-type="float" office:value="8.296441">
                <text:p>8.296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0.299738">
                <text:p>0.299738</text:p>
              </table:table-cell>
              <table:table-cell office:value-type="float" office:value="0.959226">
                <text:p>0.959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0.463741">
                <text:p>0.463741</text:p>
              </table:table-cell>
              <table:table-cell office:value-type="float" office:value="0.599813">
                <text:p>0.599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0.362756">
                <text:p>0.362756</text:p>
              </table:table-cell>
              <table:table-cell office:value-type="float" office:value="0.104406">
                <text:p>0.104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0.54297">
                <text:p>0.54297</text:p>
              </table:table-cell>
              <table:table-cell office:value-type="float" office:value="0.082548">
                <text:p>0.082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0.577156">
                <text:p>0.577156</text:p>
              </table:table-cell>
              <table:table-cell office:value-type="float" office:value="0.833539">
                <text:p>0.833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0.290716">
                <text:p>0.290716</text:p>
              </table:table-cell>
              <table:table-cell office:value-type="float" office:value="0.874835">
                <text:p>0.8748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0.935169">
                <text:p>0.935169</text:p>
              </table:table-cell>
              <table:table-cell office:value-type="float" office:value="0.772858">
                <text:p>0.772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0.706203">
                <text:p>0.706203</text:p>
              </table:table-cell>
              <table:table-cell office:value-type="float" office:value="0.546294">
                <text:p>0.54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0.455784">
                <text:p>0.455784</text:p>
              </table:table-cell>
              <table:table-cell office:value-type="float" office:value="0.642522">
                <text:p>0.6425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0.182601">
                <text:p>0.182601</text:p>
              </table:table-cell>
              <table:table-cell office:value-type="float" office:value="0.659156">
                <text:p>0.659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0.401105">
                <text:p>0.401105</text:p>
              </table:table-cell>
              <table:table-cell office:value-type="float" office:value="0.20255">
                <text:p>0.20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">
                <text:p>96</text:p>
              </table:table-cell>
              <table:table-cell office:value-type="float" office:value="0.317252">
                <text:p>0.317252</text:p>
              </table:table-cell>
              <table:table-cell office:value-type="float" office:value="0.764215">
                <text:p>0.764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">
                <text:p>91</text:p>
              </table:table-cell>
              <table:table-cell office:value-type="float" office:value="0.38629">
                <text:p>0.38629</text:p>
              </table:table-cell>
              <table:table-cell office:value-type="float" office:value="0.951019">
                <text:p>0.95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0.26261">
                <text:p>0.26261</text:p>
              </table:table-cell>
              <table:table-cell office:value-type="float" office:value="0.199366">
                <text:p>0.199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">
                <text:p>117</text:p>
              </table:table-cell>
              <table:table-cell office:value-type="float" office:value="0.327078">
                <text:p>0.327078</text:p>
              </table:table-cell>
              <table:table-cell office:value-type="float" office:value="0.356085">
                <text:p>0.356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.376909">
                <text:p>1.376909</text:p>
              </table:table-cell>
              <table:table-cell office:value-type="float" office:value="1.245975">
                <text:p>1.245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">
                <text:p>139</text:p>
              </table:table-cell>
              <table:table-cell office:value-type="float" office:value="0.441865">
                <text:p>0.441865</text:p>
              </table:table-cell>
              <table:table-cell office:value-type="float" office:value="0.992789">
                <text:p>0.992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  <table:table-cell office:value-type="float" office:value="0.323461">
                <text:p>0.323461</text:p>
              </table:table-cell>
              <table:table-cell office:value-type="float" office:value="0.244182">
                <text:p>0.244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0.212596">
                <text:p>0.212596</text:p>
              </table:table-cell>
              <table:table-cell office:value-type="float" office:value="0.336127">
                <text:p>0.336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0.832735">
                <text:p>0.832735</text:p>
              </table:table-cell>
              <table:table-cell office:value-type="float" office:value="1.351947">
                <text:p>1.351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0.399206">
                <text:p>0.399206</text:p>
              </table:table-cell>
              <table:table-cell office:value-type="float" office:value="0.105583">
                <text:p>0.105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">
                <text:p>156</text:p>
              </table:table-cell>
              <table:table-cell office:value-type="float" office:value="0.242256">
                <text:p>0.242256</text:p>
              </table:table-cell>
              <table:table-cell office:value-type="float" office:value="0.028342">
                <text:p>0.028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">
                <text:p>174</text:p>
              </table:table-cell>
              <table:table-cell office:value-type="float" office:value="0.578469">
                <text:p>0.578469</text:p>
              </table:table-cell>
              <table:table-cell office:value-type="float" office:value="1.240991">
                <text:p>1.240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0.384148">
                <text:p>0.384148</text:p>
              </table:table-cell>
              <table:table-cell office:value-type="float" office:value="0.591192">
                <text:p>0.591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">
                <text:p>131</text:p>
              </table:table-cell>
              <table:table-cell office:value-type="float" office:value="0.326327">
                <text:p>0.326327</text:p>
              </table:table-cell>
              <table:table-cell office:value-type="float" office:value="0.414356">
                <text:p>0.414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">
                <text:p>155</text:p>
              </table:table-cell>
              <table:table-cell office:value-type="float" office:value="0.266463">
                <text:p>0.266463</text:p>
              </table:table-cell>
              <table:table-cell office:value-type="float" office:value="0.34446">
                <text:p>0.34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0.42152">
                <text:p>0.42152</text:p>
              </table:table-cell>
              <table:table-cell office:value-type="float" office:value="0.661201">
                <text:p>0.661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0.177312">
                <text:p>0.177312</text:p>
              </table:table-cell>
              <table:table-cell office:value-type="float" office:value="0.095123">
                <text:p>0.095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5">
                <text:p>185</text:p>
              </table:table-cell>
              <table:table-cell office:value-type="float" office:value="0.416666">
                <text:p>0.416666</text:p>
              </table:table-cell>
              <table:table-cell office:value-type="float" office:value="0.246696">
                <text:p>0.246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0.25269">
                <text:p>0.25269</text:p>
              </table:table-cell>
              <table:table-cell office:value-type="float" office:value="0.26604">
                <text:p>0.26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">
                <text:p>223</text:p>
              </table:table-cell>
              <table:table-cell office:value-type="float" office:value="0.160678">
                <text:p>0.160678</text:p>
              </table:table-cell>
              <table:table-cell office:value-type="float" office:value="0.13095">
                <text:p>0.130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  <table:table-cell office:value-type="float" office:value="0.201185">
                <text:p>0.201185</text:p>
              </table:table-cell>
              <table:table-cell office:value-type="float" office:value="0.171809">
                <text:p>0.1718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">
                <text:p>248</text:p>
              </table:table-cell>
              <table:table-cell office:value-type="float" office:value="0.105688">
                <text:p>0.105688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">
                <text:p>252</text:p>
              </table:table-cell>
              <table:table-cell office:value-type="float" office:value="0.123508">
                <text:p>0.123508</text:p>
              </table:table-cell>
              <table:table-cell office:value-type="float" office:value="0.04828">
                <text:p>0.04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">
                <text:p>262</text:p>
              </table:table-cell>
              <table:table-cell office:value-type="float" office:value="0.155448">
                <text:p>0.155448</text:p>
              </table:table-cell>
              <table:table-cell office:value-type="float" office:value="0.099558">
                <text:p>0.0995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">
                <text:p>256</text:p>
              </table:table-cell>
              <table:table-cell office:value-type="float" office:value="0.126533">
                <text:p>0.126533</text:p>
              </table:table-cell>
              <table:table-cell office:value-type="float" office:value="0.062265">
                <text:p>0.062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">
                <text:p>265</text:p>
              </table:table-cell>
              <table:table-cell office:value-type="float" office:value="0.095147">
                <text:p>0.095147</text:p>
              </table:table-cell>
              <table:table-cell office:value-type="float" office:value="0.03956">
                <text:p>0.03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">
                <text:p>265</text:p>
              </table:table-cell>
              <table:table-cell office:value-type="float" office:value="0.120856">
                <text:p>0.120856</text:p>
              </table:table-cell>
              <table:table-cell office:value-type="float" office:value="0.042295">
                <text:p>0.042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4">
                <text:p>264</text:p>
              </table:table-cell>
              <table:table-cell office:value-type="float" office:value="0.069828">
                <text:p>0.069828</text:p>
              </table:table-cell>
              <table:table-cell office:value-type="float" office:value="0.016828">
                <text:p>0.016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4">
                <text:p>284</text:p>
              </table:table-cell>
              <table:table-cell office:value-type="float" office:value="0.096155">
                <text:p>0.096155</text:p>
              </table:table-cell>
              <table:table-cell office:value-type="float" office:value="0.031575">
                <text:p>0.031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5">
                <text:p>285</text:p>
              </table:table-cell>
              <table:table-cell office:value-type="float" office:value="0.06456">
                <text:p>0.06456</text:p>
              </table:table-cell>
              <table:table-cell office:value-type="float" office:value="0.019516">
                <text:p>0.019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4">
                <text:p>284</text:p>
              </table:table-cell>
              <table:table-cell office:value-type="float" office:value="0.050952">
                <text:p>0.050952</text:p>
              </table:table-cell>
              <table:table-cell office:value-type="float" office:value="0.015607">
                <text:p>0.015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5">
                <text:p>285</text:p>
              </table:table-cell>
              <table:table-cell office:value-type="float" office:value="0.051459">
                <text:p>0.051459</text:p>
              </table:table-cell>
              <table:table-cell office:value-type="float" office:value="0.021984">
                <text:p>0.021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1">
                <text:p>291</text:p>
              </table:table-cell>
              <table:table-cell office:value-type="float" office:value="0.112581">
                <text:p>0.112581</text:p>
              </table:table-cell>
              <table:table-cell office:value-type="float" office:value="0.031792">
                <text:p>0.031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1.508694">
                <text:p>1.508694</text:p>
              </table:table-cell>
              <table:table-cell office:value-type="float" office:value="2.632657">
                <text:p>2.6326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  <table:table-cell office:value-type="float" office:value="0.490918">
                <text:p>0.490918</text:p>
              </table:table-cell>
              <table:table-cell office:value-type="float" office:value="0.116627">
                <text:p>0.1166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0.689215">
                <text:p>0.689215</text:p>
              </table:table-cell>
              <table:table-cell office:value-type="float" office:value="0.137535">
                <text:p>0.1375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">
                <text:p>169</text:p>
              </table:table-cell>
              <table:table-cell office:value-type="float" office:value="0.687184">
                <text:p>0.687184</text:p>
              </table:table-cell>
              <table:table-cell office:value-type="float" office:value="0.980766">
                <text:p>0.980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0.656822">
                <text:p>0.656822</text:p>
              </table:table-cell>
              <table:table-cell office:value-type="float" office:value="0.475301">
                <text:p>0.475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0.573263">
                <text:p>0.573263</text:p>
              </table:table-cell>
              <table:table-cell office:value-type="float" office:value="0.867434">
                <text:p>0.8674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0.601801">
                <text:p>0.601801</text:p>
              </table:table-cell>
              <table:table-cell office:value-type="float" office:value="0.985922">
                <text:p>0.9859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79102">
                <text:p>0.479102</text:p>
              </table:table-cell>
              <table:table-cell office:value-type="float" office:value="0.949793">
                <text:p>0.949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0.299303">
                <text:p>0.299303</text:p>
              </table:table-cell>
              <table:table-cell office:value-type="float" office:value="0.303491">
                <text:p>0.3034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3">
                <text:p>203</text:p>
              </table:table-cell>
              <table:table-cell office:value-type="float" office:value="0.190352">
                <text:p>0.190352</text:p>
              </table:table-cell>
              <table:table-cell office:value-type="float" office:value="0.139265">
                <text:p>0.139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">
                <text:p>214</text:p>
              </table:table-cell>
              <table:table-cell office:value-type="float" office:value="0.190147">
                <text:p>0.190147</text:p>
              </table:table-cell>
              <table:table-cell office:value-type="float" office:value="0.127884">
                <text:p>0.127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8">
                <text:p>228</text:p>
              </table:table-cell>
              <table:table-cell office:value-type="float" office:value="0.134787">
                <text:p>0.134787</text:p>
              </table:table-cell>
              <table:table-cell office:value-type="float" office:value="0.085652">
                <text:p>0.085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0">
                <text:p>250</text:p>
              </table:table-cell>
              <table:table-cell office:value-type="float" office:value="0.220171">
                <text:p>0.220171</text:p>
              </table:table-cell>
              <table:table-cell office:value-type="float" office:value="0.105396">
                <text:p>0.1053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">
                <text:p>278</text:p>
              </table:table-cell>
              <table:table-cell office:value-type="float" office:value="0.174617">
                <text:p>0.174617</text:p>
              </table:table-cell>
              <table:table-cell office:value-type="float" office:value="0.074536">
                <text:p>0.074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">
                <text:p>291</text:p>
              </table:table-cell>
              <table:table-cell office:value-type="float" office:value="0.144277">
                <text:p>0.144277</text:p>
              </table:table-cell>
              <table:table-cell office:value-type="float" office:value="0.024998">
                <text:p>0.024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3">
                <text:p>283</text:p>
              </table:table-cell>
              <table:table-cell office:value-type="float" office:value="0.065794">
                <text:p>0.065794</text:p>
              </table:table-cell>
              <table:table-cell office:value-type="float" office:value="0.014883">
                <text:p>0.014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1">
                <text:p>291</text:p>
              </table:table-cell>
              <table:table-cell office:value-type="float" office:value="0.153889">
                <text:p>0.153889</text:p>
              </table:table-cell>
              <table:table-cell office:value-type="float" office:value="0.063519">
                <text:p>0.0635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2">
                <text:p>282</text:p>
              </table:table-cell>
              <table:table-cell office:value-type="float" office:value="0.240994">
                <text:p>0.240994</text:p>
              </table:table-cell>
              <table:table-cell office:value-type="float" office:value="0.033606">
                <text:p>0.0336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">
                <text:p>287</text:p>
              </table:table-cell>
              <table:table-cell office:value-type="float" office:value="0.016282">
                <text:p>0.016282</text:p>
              </table:table-cell>
              <table:table-cell office:value-type="float" office:value="0.001601">
                <text:p>0.001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">
                <text:p>286</text:p>
              </table:table-cell>
              <table:table-cell office:value-type="float" office:value="0.021165">
                <text:p>0.021165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">
                <text:p>290</text:p>
              </table:table-cell>
              <table:table-cell office:value-type="float" office:value="0.055322">
                <text:p>0.055322</text:p>
              </table:table-cell>
              <table:table-cell office:value-type="float" office:value="0.013076">
                <text:p>0.0130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8">
                <text:p>288</text:p>
              </table:table-cell>
              <table:table-cell office:value-type="float" office:value="0.016633">
                <text:p>0.016633</text:p>
              </table:table-cell>
              <table:table-cell office:value-type="float" office:value="0.003478">
                <text:p>0.0034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">
                <text:p>299</text:p>
              </table:table-cell>
              <table:table-cell office:value-type="float" office:value="0.012487">
                <text:p>0.012487</text:p>
              </table:table-cell>
              <table:table-cell office:value-type="float" office:value="0.002614">
                <text:p>0.002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8">
                <text:p>298</text:p>
              </table:table-cell>
              <table:table-cell office:value-type="float" office:value="0.017541">
                <text:p>0.017541</text:p>
              </table:table-cell>
              <table:table-cell office:value-type="float" office:value="0.002686">
                <text:p>0.0026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">
                <text:p>298</text:p>
              </table:table-cell>
              <table:table-cell office:value-type="float" office:value="0.016499">
                <text:p>0.016499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  <table:table-cell office:value-type="float" office:value="0.155113">
                <text:p>0.155113</text:p>
              </table:table-cell>
              <table:table-cell office:value-type="float" office:value="0.083483">
                <text:p>0.083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8">
                <text:p>298</text:p>
              </table:table-cell>
              <table:table-cell office:value-type="float" office:value="0.052213">
                <text:p>0.052213</text:p>
              </table:table-cell>
              <table:table-cell office:value-type="float" office:value="0.019219">
                <text:p>0.019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">
                <text:p>297</text:p>
              </table:table-cell>
              <table:table-cell office:value-type="float" office:value="0.016636">
                <text:p>0.016636</text:p>
              </table:table-cell>
              <table:table-cell office:value-type="float" office:value="0.005263">
                <text:p>0.005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7">
                <text:p>297</text:p>
              </table:table-cell>
              <table:table-cell office:value-type="float" office:value="0.014601">
                <text:p>0.014601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7">
                <text:p>297</text:p>
              </table:table-cell>
              <table:table-cell office:value-type="float" office:value="0.012401">
                <text:p>0.012401</text:p>
              </table:table-cell>
              <table:table-cell office:value-type="float" office:value="0.001457">
                <text:p>0.001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7">
                <text:p>297</text:p>
              </table:table-cell>
              <table:table-cell office:value-type="float" office:value="0.07712">
                <text:p>0.07712</text:p>
              </table:table-cell>
              <table:table-cell office:value-type="float" office:value="0.008079">
                <text:p>0.0080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0.012877">
                <text:p>0.012877</text:p>
              </table:table-cell>
              <table:table-cell office:value-type="float" office:value="0.003067">
                <text:p>0.003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6">
                <text:p>296</text:p>
              </table:table-cell>
              <table:table-cell office:value-type="float" office:value="0.045192">
                <text:p>0.045192</text:p>
              </table:table-cell>
              <table:table-cell office:value-type="float" office:value="0.018388">
                <text:p>0.018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5">
                <text:p>295</text:p>
              </table:table-cell>
              <table:table-cell office:value-type="float" office:value="0.044339">
                <text:p>0.044339</text:p>
              </table:table-cell>
              <table:table-cell office:value-type="float" office:value="0.015305">
                <text:p>0.015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4">
                <text:p>294</text:p>
              </table:table-cell>
              <table:table-cell office:value-type="float" office:value="0.014067">
                <text:p>0.014067</text:p>
              </table:table-cell>
              <table:table-cell office:value-type="float" office:value="0.003332">
                <text:p>0.0033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7">
                <text:p>297</text:p>
              </table:table-cell>
              <table:table-cell office:value-type="float" office:value="0.014593">
                <text:p>0.014593</text:p>
              </table:table-cell>
              <table:table-cell office:value-type="float" office:value="0.004243">
                <text:p>0.004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7">
                <text:p>297</text:p>
              </table:table-cell>
              <table:table-cell office:value-type="float" office:value="0.01313">
                <text:p>0.01313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8">
                <text:p>298</text:p>
              </table:table-cell>
              <table:table-cell office:value-type="float" office:value="0.014882">
                <text:p>0.014882</text:p>
              </table:table-cell>
              <table:table-cell office:value-type="float" office:value="0.00262">
                <text:p>0.002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">
                <text:p>299</text:p>
              </table:table-cell>
              <table:table-cell office:value-type="float" office:value="0.011953">
                <text:p>0.011953</text:p>
              </table:table-cell>
              <table:table-cell office:value-type="float" office:value="0.002363">
                <text:p>0.002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">
                <text:p>299</text:p>
              </table:table-cell>
              <table:table-cell office:value-type="float" office:value="0.015753">
                <text:p>0.015753</text:p>
              </table:table-cell>
              <table:table-cell office:value-type="float" office:value="0.006765">
                <text:p>0.006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">
                <text:p>299</text:p>
              </table:table-cell>
              <table:table-cell office:value-type="float" office:value="0.012302">
                <text:p>0.012302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9">
                <text:p>299</text:p>
              </table:table-cell>
              <table:table-cell office:value-type="float" office:value="0.011579">
                <text:p>0.011579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">
                <text:p>299</text:p>
              </table:table-cell>
              <table:table-cell office:value-type="float" office:value="0.012711">
                <text:p>0.012711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">
                <text:p>299</text:p>
              </table:table-cell>
              <table:table-cell office:value-type="float" office:value="0.012867">
                <text:p>0.012867</text:p>
              </table:table-cell>
              <table:table-cell office:value-type="float" office:value="0.003562">
                <text:p>0.0035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">
                <text:p>299</text:p>
              </table:table-cell>
              <table:table-cell office:value-type="float" office:value="0.015569">
                <text:p>0.015569</text:p>
              </table:table-cell>
              <table:table-cell office:value-type="float" office:value="0.005287">
                <text:p>0.0052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">
                <text:p>299</text:p>
              </table:table-cell>
              <table:table-cell office:value-type="float" office:value="0.01487">
                <text:p>0.01487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">
                <text:p>299</text:p>
              </table:table-cell>
              <table:table-cell office:value-type="float" office:value="0.012876">
                <text:p>0.012876</text:p>
              </table:table-cell>
              <table:table-cell office:value-type="float" office:value="0.002783">
                <text:p>0.0027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">
                <text:p>299</text:p>
              </table:table-cell>
              <table:table-cell office:value-type="float" office:value="0.012303">
                <text:p>0.012303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0.018455">
                <text:p>0.018455</text:p>
              </table:table-cell>
              <table:table-cell office:value-type="float" office:value="0.004047">
                <text:p>0.0040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9">
                <text:p>299</text:p>
              </table:table-cell>
              <table:table-cell office:value-type="float" office:value="0.031385">
                <text:p>0.031385</text:p>
              </table:table-cell>
              <table:table-cell office:value-type="float" office:value="0.004149">
                <text:p>0.004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0.014292">
                <text:p>0.014292</text:p>
              </table:table-cell>
              <table:table-cell office:value-type="float" office:value="0.004797">
                <text:p>0.0047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">
                <text:p>298</text:p>
              </table:table-cell>
              <table:table-cell office:value-type="float" office:value="0.013783">
                <text:p>0.013783</text:p>
              </table:table-cell>
              <table:table-cell office:value-type="float" office:value="0.003994">
                <text:p>0.0039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8">
                <text:p>298</text:p>
              </table:table-cell>
              <table:table-cell office:value-type="float" office:value="0.040967">
                <text:p>0.040967</text:p>
              </table:table-cell>
              <table:table-cell office:value-type="float" office:value="0.011048">
                <text:p>0.011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7">
                <text:p>297</text:p>
              </table:table-cell>
              <table:table-cell office:value-type="float" office:value="0.012396">
                <text:p>0.012396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8">
                <text:p>298</text:p>
              </table:table-cell>
              <table:table-cell office:value-type="float" office:value="0.014123">
                <text:p>0.014123</text:p>
              </table:table-cell>
              <table:table-cell office:value-type="float" office:value="0.002965">
                <text:p>0.002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8">
                <text:p>298</text:p>
              </table:table-cell>
              <table:table-cell office:value-type="float" office:value="0.014597">
                <text:p>0.014597</text:p>
              </table:table-cell>
              <table:table-cell office:value-type="float" office:value="0.004659">
                <text:p>0.0046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">
                <text:p>298</text:p>
              </table:table-cell>
              <table:table-cell office:value-type="float" office:value="0.015193">
                <text:p>0.015193</text:p>
              </table:table-cell>
              <table:table-cell office:value-type="float" office:value="0.004573">
                <text:p>0.0045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  <table:table-cell office:value-type="float" office:value="0.014766">
                <text:p>0.014766</text:p>
              </table:table-cell>
              <table:table-cell office:value-type="float" office:value="0.005509">
                <text:p>0.0055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">
                <text:p>299</text:p>
              </table:table-cell>
              <table:table-cell office:value-type="float" office:value="0.012555">
                <text:p>0.012555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">
                <text:p>299</text:p>
              </table:table-cell>
              <table:table-cell office:value-type="float" office:value="0.012908">
                <text:p>0.012908</text:p>
              </table:table-cell>
              <table:table-cell office:value-type="float" office:value="0.004618">
                <text:p>0.004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  <table:table-cell office:value-type="float" office:value="0.014816">
                <text:p>0.014816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">
                <text:p>299</text:p>
              </table:table-cell>
              <table:table-cell office:value-type="float" office:value="0.012905">
                <text:p>0.012905</text:p>
              </table:table-cell>
              <table:table-cell office:value-type="float" office:value="0.003523">
                <text:p>0.0035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">
                <text:p>299</text:p>
              </table:table-cell>
              <table:table-cell office:value-type="float" office:value="0.012308">
                <text:p>0.012308</text:p>
              </table:table-cell>
              <table:table-cell office:value-type="float" office:value="0.002172">
                <text:p>0.002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">
                <text:p>299</text:p>
              </table:table-cell>
              <table:table-cell office:value-type="float" office:value="0.012115">
                <text:p>0.012115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9">
                <text:p>299</text:p>
              </table:table-cell>
              <table:table-cell office:value-type="float" office:value="0.014251">
                <text:p>0.014251</text:p>
              </table:table-cell>
              <table:table-cell office:value-type="float" office:value="0.002865">
                <text:p>0.0028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9">
                <text:p>299</text:p>
              </table:table-cell>
              <table:table-cell office:value-type="float" office:value="0.016984">
                <text:p>0.016984</text:p>
              </table:table-cell>
              <table:table-cell office:value-type="float" office:value="0.002922">
                <text:p>0.002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9">
                <text:p>299</text:p>
              </table:table-cell>
              <table:table-cell office:value-type="float" office:value="0.015913">
                <text:p>0.015913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">
                <text:p>299</text:p>
              </table:table-cell>
              <table:table-cell office:value-type="float" office:value="0.017662">
                <text:p>0.017662</text:p>
              </table:table-cell>
              <table:table-cell office:value-type="float" office:value="0.005204">
                <text:p>0.0052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9">
                <text:p>299</text:p>
              </table:table-cell>
              <table:table-cell office:value-type="float" office:value="0.012949">
                <text:p>0.012949</text:p>
              </table:table-cell>
              <table:table-cell office:value-type="float" office:value="0.003105">
                <text:p>0.003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">
                <text:p>299</text:p>
              </table:table-cell>
              <table:table-cell office:value-type="float" office:value="0.02026">
                <text:p>0.02026</text:p>
              </table:table-cell>
              <table:table-cell office:value-type="float" office:value="0.009191">
                <text:p>0.0091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">
                <text:p>299</text:p>
              </table:table-cell>
              <table:table-cell office:value-type="float" office:value="0.030916">
                <text:p>0.030916</text:p>
              </table:table-cell>
              <table:table-cell office:value-type="float" office:value="0.004087">
                <text:p>0.004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">
                <text:p>298</text:p>
              </table:table-cell>
              <table:table-cell office:value-type="float" office:value="0.016711">
                <text:p>0.016711</text:p>
              </table:table-cell>
              <table:table-cell office:value-type="float" office:value="0.007623">
                <text:p>0.007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8">
                <text:p>298</text:p>
              </table:table-cell>
              <table:table-cell office:value-type="float" office:value="0.072797">
                <text:p>0.072797</text:p>
              </table:table-cell>
              <table:table-cell office:value-type="float" office:value="0.007434">
                <text:p>0.0074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5">
                <text:p>295</text:p>
              </table:table-cell>
              <table:table-cell office:value-type="float" office:value="0.013779">
                <text:p>0.013779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5">
                <text:p>295</text:p>
              </table:table-cell>
              <table:table-cell office:value-type="float" office:value="0.013567">
                <text:p>0.013567</text:p>
              </table:table-cell>
              <table:table-cell office:value-type="float" office:value="0.003141">
                <text:p>0.003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6">
                <text:p>296</text:p>
              </table:table-cell>
              <table:table-cell office:value-type="float" office:value="0.013741">
                <text:p>0.013741</text:p>
              </table:table-cell>
              <table:table-cell office:value-type="float" office:value="0.002141">
                <text:p>0.0021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6">
                <text:p>296</text:p>
              </table:table-cell>
              <table:table-cell office:value-type="float" office:value="0.014248">
                <text:p>0.014248</text:p>
              </table:table-cell>
              <table:table-cell office:value-type="float" office:value="0.003041">
                <text:p>0.003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8">
                <text:p>298</text:p>
              </table:table-cell>
              <table:table-cell office:value-type="float" office:value="0.039102">
                <text:p>0.039102</text:p>
              </table:table-cell>
              <table:table-cell office:value-type="float" office:value="0.040577">
                <text:p>0.0405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6">
                <text:p>296</text:p>
              </table:table-cell>
              <table:table-cell office:value-type="float" office:value="0.446887">
                <text:p>0.446887</text:p>
              </table:table-cell>
              <table:table-cell office:value-type="float" office:value="0.476086">
                <text:p>0.476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">
                <text:p>240</text:p>
              </table:table-cell>
              <table:table-cell office:value-type="float" office:value="0.364266">
                <text:p>0.364266</text:p>
              </table:table-cell>
              <table:table-cell office:value-type="float" office:value="0.247357">
                <text:p>0.2473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7">
                <text:p>327</text:p>
              </table:table-cell>
              <table:table-cell office:value-type="float" office:value="0.083657">
                <text:p>0.083657</text:p>
              </table:table-cell>
              <table:table-cell office:value-type="float" office:value="0.037595">
                <text:p>0.0375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7">
                <text:p>287</text:p>
              </table:table-cell>
              <table:table-cell office:value-type="float" office:value="0.012499">
                <text:p>0.012499</text:p>
              </table:table-cell>
              <table:table-cell office:value-type="float" office:value="0.000747">
                <text:p>0.0007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7">
                <text:p>287</text:p>
              </table:table-cell>
              <table:table-cell office:value-type="float" office:value="0.011789">
                <text:p>0.011789</text:p>
              </table:table-cell>
              <table:table-cell office:value-type="float" office:value="0.000724">
                <text:p>0.000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0">
                <text:p>290</text:p>
              </table:table-cell>
              <table:table-cell office:value-type="float" office:value="0.01215">
                <text:p>0.01215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">
                <text:p>299</text:p>
              </table:table-cell>
              <table:table-cell office:value-type="float" office:value="0.035298">
                <text:p>0.035298</text:p>
              </table:table-cell>
              <table:table-cell office:value-type="float" office:value="0.005208">
                <text:p>0.0052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">
                <text:p>299</text:p>
              </table:table-cell>
              <table:table-cell office:value-type="float" office:value="0.013396">
                <text:p>0.013396</text:p>
              </table:table-cell>
              <table:table-cell office:value-type="float" office:value="0.003121">
                <text:p>0.0031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9">
                <text:p>299</text:p>
              </table:table-cell>
              <table:table-cell office:value-type="float" office:value="0.016135">
                <text:p>0.016135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  <table:table-cell office:value-type="float" office:value="0.016706">
                <text:p>0.016706</text:p>
              </table:table-cell>
              <table:table-cell office:value-type="float" office:value="0.004764">
                <text:p>0.004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8">
                <text:p>298</text:p>
              </table:table-cell>
              <table:table-cell office:value-type="float" office:value="0.027005">
                <text:p>0.027005</text:p>
              </table:table-cell>
              <table:table-cell office:value-type="float" office:value="0.006505">
                <text:p>0.006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9">
                <text:p>299</text:p>
              </table:table-cell>
              <table:table-cell office:value-type="float" office:value="0.012077">
                <text:p>0.012077</text:p>
              </table:table-cell>
              <table:table-cell office:value-type="float" office:value="0.002106">
                <text:p>0.0021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">
                <text:p>299</text:p>
              </table:table-cell>
              <table:table-cell office:value-type="float" office:value="0.012469">
                <text:p>0.012469</text:p>
              </table:table-cell>
              <table:table-cell office:value-type="float" office:value="0.002916">
                <text:p>0.0029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9">
                <text:p>299</text:p>
              </table:table-cell>
              <table:table-cell office:value-type="float" office:value="0.012177">
                <text:p>0.012177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9">
                <text:p>299</text:p>
              </table:table-cell>
              <table:table-cell office:value-type="float" office:value="0.015694">
                <text:p>0.015694</text:p>
              </table:table-cell>
              <table:table-cell office:value-type="float" office:value="0.004263">
                <text:p>0.0042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9">
                <text:p>299</text:p>
              </table:table-cell>
              <table:table-cell office:value-type="float" office:value="0.016364">
                <text:p>0.016364</text:p>
              </table:table-cell>
              <table:table-cell office:value-type="float" office:value="0.007803">
                <text:p>0.007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">
                <text:p>299</text:p>
              </table:table-cell>
              <table:table-cell office:value-type="float" office:value="0.022529">
                <text:p>0.022529</text:p>
              </table:table-cell>
              <table:table-cell office:value-type="float" office:value="0.007084">
                <text:p>0.007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  <table:table-cell office:value-type="float" office:value="0.021458">
                <text:p>0.021458</text:p>
              </table:table-cell>
              <table:table-cell office:value-type="float" office:value="0.012489">
                <text:p>0.0124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9">
                <text:p>299</text:p>
              </table:table-cell>
              <table:table-cell office:value-type="float" office:value="0.019661">
                <text:p>0.019661</text:p>
              </table:table-cell>
              <table:table-cell office:value-type="float" office:value="0.006155">
                <text:p>0.0061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">
                <text:p>299</text:p>
              </table:table-cell>
              <table:table-cell office:value-type="float" office:value="0.01617">
                <text:p>0.01617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">
                <text:p>299</text:p>
              </table:table-cell>
              <table:table-cell office:value-type="float" office:value="0.013299">
                <text:p>0.013299</text:p>
              </table:table-cell>
              <table:table-cell office:value-type="float" office:value="0.003649">
                <text:p>0.0036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9">
                <text:p>299</text:p>
              </table:table-cell>
              <table:table-cell office:value-type="float" office:value="0.018797">
                <text:p>0.018797</text:p>
              </table:table-cell>
              <table:table-cell office:value-type="float" office:value="0.008233">
                <text:p>0.0082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">
                <text:p>299</text:p>
              </table:table-cell>
              <table:table-cell office:value-type="float" office:value="0.013065">
                <text:p>0.013065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">
                <text:p>299</text:p>
              </table:table-cell>
              <table:table-cell office:value-type="float" office:value="0.041499">
                <text:p>0.041499</text:p>
              </table:table-cell>
              <table:table-cell office:value-type="float" office:value="0.012827">
                <text:p>0.012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">
                <text:p>299</text:p>
              </table:table-cell>
              <table:table-cell office:value-type="float" office:value="0.013807">
                <text:p>0.013807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">
                <text:p>299</text:p>
              </table:table-cell>
              <table:table-cell office:value-type="float" office:value="0.020215">
                <text:p>0.020215</text:p>
              </table:table-cell>
              <table:table-cell office:value-type="float" office:value="0.00912">
                <text:p>0.009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">
                <text:p>299</text:p>
              </table:table-cell>
              <table:table-cell office:value-type="float" office:value="0.015494">
                <text:p>0.015494</text:p>
              </table:table-cell>
              <table:table-cell office:value-type="float" office:value="0.004482">
                <text:p>0.0044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">
                <text:p>299</text:p>
              </table:table-cell>
              <table:table-cell office:value-type="float" office:value="0.018067">
                <text:p>0.018067</text:p>
              </table:table-cell>
              <table:table-cell office:value-type="float" office:value="0.008173">
                <text:p>0.0081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9">
                <text:p>299</text:p>
              </table:table-cell>
              <table:table-cell office:value-type="float" office:value="0.013647">
                <text:p>0.013647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9">
                <text:p>299</text:p>
              </table:table-cell>
              <table:table-cell office:value-type="float" office:value="0.014974">
                <text:p>0.014974</text:p>
              </table:table-cell>
              <table:table-cell office:value-type="float" office:value="0.00371">
                <text:p>0.003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">
                <text:p>299</text:p>
              </table:table-cell>
              <table:table-cell office:value-type="float" office:value="0.020925">
                <text:p>0.020925</text:p>
              </table:table-cell>
              <table:table-cell office:value-type="float" office:value="0.009744">
                <text:p>0.0097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">
                <text:p>299</text:p>
              </table:table-cell>
              <table:table-cell office:value-type="float" office:value="0.014091">
                <text:p>0.014091</text:p>
              </table:table-cell>
              <table:table-cell office:value-type="float" office:value="0.004314">
                <text:p>0.004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9">
                <text:p>299</text:p>
              </table:table-cell>
              <table:table-cell office:value-type="float" office:value="0.014229">
                <text:p>0.014229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9">
                <text:p>299</text:p>
              </table:table-cell>
              <table:table-cell office:value-type="float" office:value="0.013655">
                <text:p>0.013655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9">
                <text:p>299</text:p>
              </table:table-cell>
              <table:table-cell office:value-type="float" office:value="0.019113">
                <text:p>0.019113</text:p>
              </table:table-cell>
              <table:table-cell office:value-type="float" office:value="0.007279">
                <text:p>0.0072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">
                <text:p>299</text:p>
              </table:table-cell>
              <table:table-cell office:value-type="float" office:value="0.015165">
                <text:p>0.015165</text:p>
              </table:table-cell>
              <table:table-cell office:value-type="float" office:value="0.00522">
                <text:p>0.005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">
                <text:p>299</text:p>
              </table:table-cell>
              <table:table-cell office:value-type="float" office:value="0.012596">
                <text:p>0.012596</text:p>
              </table:table-cell>
              <table:table-cell office:value-type="float" office:value="0.002684">
                <text:p>0.0026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9">
                <text:p>299</text:p>
              </table:table-cell>
              <table:table-cell office:value-type="float" office:value="0.012846">
                <text:p>0.012846</text:p>
              </table:table-cell>
              <table:table-cell office:value-type="float" office:value="0.002023">
                <text:p>0.0020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9">
                <text:p>299</text:p>
              </table:table-cell>
              <table:table-cell office:value-type="float" office:value="0.014935">
                <text:p>0.014935</text:p>
              </table:table-cell>
              <table:table-cell office:value-type="float" office:value="0.004473">
                <text:p>0.004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9">
                <text:p>299</text:p>
              </table:table-cell>
              <table:table-cell office:value-type="float" office:value="0.013342">
                <text:p>0.013342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9">
                <text:p>299</text:p>
              </table:table-cell>
              <table:table-cell office:value-type="float" office:value="0.042482">
                <text:p>0.042482</text:p>
              </table:table-cell>
              <table:table-cell office:value-type="float" office:value="0.013704">
                <text:p>0.0137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8">
                <text:p>298</text:p>
              </table:table-cell>
              <table:table-cell office:value-type="float" office:value="0.092262">
                <text:p>0.092262</text:p>
              </table:table-cell>
              <table:table-cell office:value-type="float" office:value="0.027228">
                <text:p>0.0272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">
                <text:p>296</text:p>
              </table:table-cell>
              <table:table-cell office:value-type="float" office:value="0.013029">
                <text:p>0.013029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6">
                <text:p>296</text:p>
              </table:table-cell>
              <table:table-cell office:value-type="float" office:value="0.024741">
                <text:p>0.024741</text:p>
              </table:table-cell>
              <table:table-cell office:value-type="float" office:value="0.012235">
                <text:p>0.012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6">
                <text:p>296</text:p>
              </table:table-cell>
              <table:table-cell office:value-type="float" office:value="0.013566">
                <text:p>0.013566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6">
                <text:p>296</text:p>
              </table:table-cell>
              <table:table-cell office:value-type="float" office:value="0.014666">
                <text:p>0.014666</text:p>
              </table:table-cell>
              <table:table-cell office:value-type="float" office:value="0.004508">
                <text:p>0.0045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">
                <text:p>300</text:p>
              </table:table-cell>
              <table:table-cell office:value-type="float" office:value="0.013397">
                <text:p>0.013397</text:p>
              </table:table-cell>
              <table:table-cell office:value-type="float" office:value="0.002746">
                <text:p>0.002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9">
                <text:p>299</text:p>
              </table:table-cell>
              <table:table-cell office:value-type="float" office:value="0.036885">
                <text:p>0.036885</text:p>
              </table:table-cell>
              <table:table-cell office:value-type="float" office:value="0.007569">
                <text:p>0.007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8">
                <text:p>298</text:p>
              </table:table-cell>
              <table:table-cell office:value-type="float" office:value="0.014004">
                <text:p>0.014004</text:p>
              </table:table-cell>
              <table:table-cell office:value-type="float" office:value="0.00292">
                <text:p>0.002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">
                <text:p>297</text:p>
              </table:table-cell>
              <table:table-cell office:value-type="float" office:value="0.013372">
                <text:p>0.013372</text:p>
              </table:table-cell>
              <table:table-cell office:value-type="float" office:value="0.003851">
                <text:p>0.0038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  <table:table-cell office:value-type="float" office:value="0.018481">
                <text:p>0.018481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">
                <text:p>299</text:p>
              </table:table-cell>
              <table:table-cell office:value-type="float" office:value="0.01366">
                <text:p>0.01366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9">
                <text:p>299</text:p>
              </table:table-cell>
              <table:table-cell office:value-type="float" office:value="0.012588">
                <text:p>0.012588</text:p>
              </table:table-cell>
              <table:table-cell office:value-type="float" office:value="0.002234">
                <text:p>0.0022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9">
                <text:p>299</text:p>
              </table:table-cell>
              <table:table-cell office:value-type="float" office:value="0.015669">
                <text:p>0.015669</text:p>
              </table:table-cell>
              <table:table-cell office:value-type="float" office:value="0.00463">
                <text:p>0.004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9">
                <text:p>299</text:p>
              </table:table-cell>
              <table:table-cell office:value-type="float" office:value="0.013624">
                <text:p>0.013624</text:p>
              </table:table-cell>
              <table:table-cell office:value-type="float" office:value="0.003242">
                <text:p>0.003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9">
                <text:p>299</text:p>
              </table:table-cell>
              <table:table-cell office:value-type="float" office:value="0.015937">
                <text:p>0.015937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">
                <text:p>299</text:p>
              </table:table-cell>
              <table:table-cell office:value-type="float" office:value="0.412874">
                <text:p>0.412874</text:p>
              </table:table-cell>
              <table:table-cell office:value-type="float" office:value="0.392008">
                <text:p>0.3920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7">
                <text:p>227</text:p>
              </table:table-cell>
              <table:table-cell office:value-type="float" office:value="0.334833">
                <text:p>0.334833</text:p>
              </table:table-cell>
              <table:table-cell office:value-type="float" office:value="0.080809">
                <text:p>0.080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3">
                <text:p>303</text:p>
              </table:table-cell>
              <table:table-cell office:value-type="float" office:value="0.175315">
                <text:p>0.175315</text:p>
              </table:table-cell>
              <table:table-cell office:value-type="float" office:value="0.051678">
                <text:p>0.0516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8">
                <text:p>288</text:p>
              </table:table-cell>
              <table:table-cell office:value-type="float" office:value="0.015014">
                <text:p>0.015014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">
                <text:p>282</text:p>
              </table:table-cell>
              <table:table-cell office:value-type="float" office:value="0.017693">
                <text:p>0.017693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">
                <text:p>284</text:p>
              </table:table-cell>
              <table:table-cell office:value-type="float" office:value="0.014224">
                <text:p>0.014224</text:p>
              </table:table-cell>
              <table:table-cell office:value-type="float" office:value="0.004981">
                <text:p>0.0049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5">
                <text:p>295</text:p>
              </table:table-cell>
              <table:table-cell office:value-type="float" office:value="0.015326">
                <text:p>0.015326</text:p>
              </table:table-cell>
              <table:table-cell office:value-type="float" office:value="0.005406">
                <text:p>0.005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9">
                <text:p>299</text:p>
              </table:table-cell>
              <table:table-cell office:value-type="float" office:value="0.035619">
                <text:p>0.035619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8">
                <text:p>298</text:p>
              </table:table-cell>
              <table:table-cell office:value-type="float" office:value="0.012509">
                <text:p>0.012509</text:p>
              </table:table-cell>
              <table:table-cell office:value-type="float" office:value="0.002873">
                <text:p>0.0028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8">
                <text:p>298</text:p>
              </table:table-cell>
              <table:table-cell office:value-type="float" office:value="0.013769">
                <text:p>0.01376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8">
                <text:p>298</text:p>
              </table:table-cell>
              <table:table-cell office:value-type="float" office:value="0.012608">
                <text:p>0.012608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8">
                <text:p>298</text:p>
              </table:table-cell>
              <table:table-cell office:value-type="float" office:value="0.014407">
                <text:p>0.014407</text:p>
              </table:table-cell>
              <table:table-cell office:value-type="float" office:value="0.003017">
                <text:p>0.0030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9">
                <text:p>299</text:p>
              </table:table-cell>
              <table:table-cell office:value-type="float" office:value="0.019731">
                <text:p>0.019731</text:p>
              </table:table-cell>
              <table:table-cell office:value-type="float" office:value="0.003559">
                <text:p>0.0035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9">
                <text:p>299</text:p>
              </table:table-cell>
              <table:table-cell office:value-type="float" office:value="0.011289">
                <text:p>0.011289</text:p>
              </table:table-cell>
              <table:table-cell office:value-type="float" office:value="0.001159">
                <text:p>0.0011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9">
                <text:p>299</text:p>
              </table:table-cell>
              <table:table-cell office:value-type="float" office:value="0.013844">
                <text:p>0.013844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9">
                <text:p>299</text:p>
              </table:table-cell>
              <table:table-cell office:value-type="float" office:value="0.016078">
                <text:p>0.016078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9">
                <text:p>299</text:p>
              </table:table-cell>
              <table:table-cell office:value-type="float" office:value="0.019229">
                <text:p>0.019229</text:p>
              </table:table-cell>
              <table:table-cell office:value-type="float" office:value="0.005007">
                <text:p>0.0050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9">
                <text:p>299</text:p>
              </table:table-cell>
              <table:table-cell office:value-type="float" office:value="0.030305">
                <text:p>0.030305</text:p>
              </table:table-cell>
              <table:table-cell office:value-type="float" office:value="0.002253">
                <text:p>0.0022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">
                <text:p>298</text:p>
              </table:table-cell>
              <table:table-cell office:value-type="float" office:value="0.016637">
                <text:p>0.016637</text:p>
              </table:table-cell>
              <table:table-cell office:value-type="float" office:value="0.004562">
                <text:p>0.0045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8">
                <text:p>298</text:p>
              </table:table-cell>
              <table:table-cell office:value-type="float" office:value="0.015261">
                <text:p>0.015261</text:p>
              </table:table-cell>
              <table:table-cell office:value-type="float" office:value="0.005108">
                <text:p>0.0051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8">
                <text:p>298</text:p>
              </table:table-cell>
              <table:table-cell office:value-type="float" office:value="0.033796">
                <text:p>0.033796</text:p>
              </table:table-cell>
              <table:table-cell office:value-type="float" office:value="0.005445">
                <text:p>0.0054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7">
                <text:p>297</text:p>
              </table:table-cell>
              <table:table-cell office:value-type="float" office:value="0.011838">
                <text:p>0.011838</text:p>
              </table:table-cell>
              <table:table-cell office:value-type="float" office:value="0.002107">
                <text:p>0.0021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8">
                <text:p>298</text:p>
              </table:table-cell>
              <table:table-cell office:value-type="float" office:value="0.014883">
                <text:p>0.014883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8">
                <text:p>298</text:p>
              </table:table-cell>
              <table:table-cell office:value-type="float" office:value="0.014156">
                <text:p>0.014156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8">
                <text:p>298</text:p>
              </table:table-cell>
              <table:table-cell office:value-type="float" office:value="0.012337">
                <text:p>0.012337</text:p>
              </table:table-cell>
              <table:table-cell office:value-type="float" office:value="0.002632">
                <text:p>0.0026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9">
                <text:p>299</text:p>
              </table:table-cell>
              <table:table-cell office:value-type="float" office:value="0.012457">
                <text:p>0.012457</text:p>
              </table:table-cell>
              <table:table-cell office:value-type="float" office:value="0.001614">
                <text:p>0.0016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9">
                <text:p>299</text:p>
              </table:table-cell>
              <table:table-cell office:value-type="float" office:value="0.013139">
                <text:p>0.013139</text:p>
              </table:table-cell>
              <table:table-cell office:value-type="float" office:value="0.002485">
                <text:p>0.0024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9">
                <text:p>299</text:p>
              </table:table-cell>
              <table:table-cell office:value-type="float" office:value="0.013242">
                <text:p>0.013242</text:p>
              </table:table-cell>
              <table:table-cell office:value-type="float" office:value="0.003463">
                <text:p>0.0034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0.021469">
                <text:p>0.021469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">
                <text:p>299</text:p>
              </table:table-cell>
              <table:table-cell office:value-type="float" office:value="0.039702">
                <text:p>0.039702</text:p>
              </table:table-cell>
              <table:table-cell office:value-type="float" office:value="0.007623">
                <text:p>0.007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0.013218">
                <text:p>0.013218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8">
                <text:p>298</text:p>
              </table:table-cell>
              <table:table-cell office:value-type="float" office:value="0.015296">
                <text:p>0.015296</text:p>
              </table:table-cell>
              <table:table-cell office:value-type="float" office:value="0.002935">
                <text:p>0.0029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8">
                <text:p>298</text:p>
              </table:table-cell>
              <table:table-cell office:value-type="float" office:value="0.015967">
                <text:p>0.015967</text:p>
              </table:table-cell>
              <table:table-cell office:value-type="float" office:value="0.003978">
                <text:p>0.0039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8">
                <text:p>298</text:p>
              </table:table-cell>
              <table:table-cell office:value-type="float" office:value="0.012127">
                <text:p>0.012127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9">
                <text:p>299</text:p>
              </table:table-cell>
              <table:table-cell office:value-type="float" office:value="0.016979">
                <text:p>0.016979</text:p>
              </table:table-cell>
              <table:table-cell office:value-type="float" office:value="0.00543">
                <text:p>0.005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9">
                <text:p>299</text:p>
              </table:table-cell>
              <table:table-cell office:value-type="float" office:value="0.01262">
                <text:p>0.01262</text:p>
              </table:table-cell>
              <table:table-cell office:value-type="float" office:value="0.002459">
                <text:p>0.0024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9">
                <text:p>299</text:p>
              </table:table-cell>
              <table:table-cell office:value-type="float" office:value="0.014527">
                <text:p>0.014527</text:p>
              </table:table-cell>
              <table:table-cell office:value-type="float" office:value="0.005009">
                <text:p>0.005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9">
                <text:p>299</text:p>
              </table:table-cell>
              <table:table-cell office:value-type="float" office:value="0.013264">
                <text:p>0.013264</text:p>
              </table:table-cell>
              <table:table-cell office:value-type="float" office:value="0.003977">
                <text:p>0.0039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9">
                <text:p>299</text:p>
              </table:table-cell>
              <table:table-cell office:value-type="float" office:value="0.013593">
                <text:p>0.013593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9">
                <text:p>299</text:p>
              </table:table-cell>
              <table:table-cell office:value-type="float" office:value="0.014322">
                <text:p>0.014322</text:p>
              </table:table-cell>
              <table:table-cell office:value-type="float" office:value="0.002865">
                <text:p>0.0028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9">
                <text:p>299</text:p>
              </table:table-cell>
              <table:table-cell office:value-type="float" office:value="0.019043">
                <text:p>0.019043</text:p>
              </table:table-cell>
              <table:table-cell office:value-type="float" office:value="0.004966">
                <text:p>0.0049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8">
                <text:p>298</text:p>
              </table:table-cell>
              <table:table-cell office:value-type="float" office:value="0.016324">
                <text:p>0.016324</text:p>
              </table:table-cell>
              <table:table-cell office:value-type="float" office:value="0.004557">
                <text:p>0.0045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0">
                <text:p>300</text:p>
              </table:table-cell>
              <table:table-cell office:value-type="float" office:value="0.053536">
                <text:p>0.053536</text:p>
              </table:table-cell>
              <table:table-cell office:value-type="float" office:value="0.006491">
                <text:p>0.0064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7">
                <text:p>297</text:p>
              </table:table-cell>
              <table:table-cell office:value-type="float" office:value="0.032475">
                <text:p>0.032475</text:p>
              </table:table-cell>
              <table:table-cell office:value-type="float" office:value="0.006191">
                <text:p>0.0061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">
                <text:p>296</text:p>
              </table:table-cell>
              <table:table-cell office:value-type="float" office:value="0.014114">
                <text:p>0.014114</text:p>
              </table:table-cell>
              <table:table-cell office:value-type="float" office:value="0.005142">
                <text:p>0.0051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6">
                <text:p>296</text:p>
              </table:table-cell>
              <table:table-cell office:value-type="float" office:value="0.014258">
                <text:p>0.014258</text:p>
              </table:table-cell>
              <table:table-cell office:value-type="float" office:value="0.003958">
                <text:p>0.0039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0.01683">
                <text:p>0.01683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8">
                <text:p>298</text:p>
              </table:table-cell>
              <table:table-cell office:value-type="float" office:value="0.014072">
                <text:p>0.014072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9">
                <text:p>299</text:p>
              </table:table-cell>
              <table:table-cell office:value-type="float" office:value="0.01385">
                <text:p>0.01385</text:p>
              </table:table-cell>
              <table:table-cell office:value-type="float" office:value="0.004123">
                <text:p>0.0041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9">
                <text:p>299</text:p>
              </table:table-cell>
              <table:table-cell office:value-type="float" office:value="0.014304">
                <text:p>0.014304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9">
                <text:p>299</text:p>
              </table:table-cell>
              <table:table-cell office:value-type="float" office:value="0.014145">
                <text:p>0.014145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9">
                <text:p>299</text:p>
              </table:table-cell>
              <table:table-cell office:value-type="float" office:value="0.012918">
                <text:p>0.012918</text:p>
              </table:table-cell>
              <table:table-cell office:value-type="float" office:value="0.002924">
                <text:p>0.0029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9">
                <text:p>299</text:p>
              </table:table-cell>
              <table:table-cell office:value-type="float" office:value="0.013521">
                <text:p>0.013521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9">
                <text:p>299</text:p>
              </table:table-cell>
              <table:table-cell office:value-type="float" office:value="0.012649">
                <text:p>0.012649</text:p>
              </table:table-cell>
              <table:table-cell office:value-type="float" office:value="0.002822">
                <text:p>0.0028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9">
                <text:p>299</text:p>
              </table:table-cell>
              <table:table-cell office:value-type="float" office:value="0.025049">
                <text:p>0.025049</text:p>
              </table:table-cell>
              <table:table-cell office:value-type="float" office:value="0.009309">
                <text:p>0.0093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0.016704">
                <text:p>0.016704</text:p>
              </table:table-cell>
              <table:table-cell office:value-type="float" office:value="0.007008">
                <text:p>0.0070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">
                <text:p>299</text:p>
              </table:table-cell>
              <table:table-cell office:value-type="float" office:value="0.014517">
                <text:p>0.014517</text:p>
              </table:table-cell>
              <table:table-cell office:value-type="float" office:value="0.003034">
                <text:p>0.0030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">
                <text:p>299</text:p>
              </table:table-cell>
              <table:table-cell office:value-type="float" office:value="0.017247">
                <text:p>0.017247</text:p>
              </table:table-cell>
              <table:table-cell office:value-type="float" office:value="0.004344">
                <text:p>0.0043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9">
                <text:p>299</text:p>
              </table:table-cell>
              <table:table-cell office:value-type="float" office:value="0.015632">
                <text:p>0.015632</text:p>
              </table:table-cell>
              <table:table-cell office:value-type="float" office:value="0.006605">
                <text:p>0.0066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0.020211">
                <text:p>0.020211</text:p>
              </table:table-cell>
              <table:table-cell office:value-type="float" office:value="0.007083">
                <text:p>0.007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">
                <text:p>299</text:p>
              </table:table-cell>
              <table:table-cell office:value-type="float" office:value="0.313433">
                <text:p>0.313433</text:p>
              </table:table-cell>
              <table:table-cell office:value-type="float" office:value="0.376916">
                <text:p>0.3769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">
                <text:p>240</text:p>
              </table:table-cell>
              <table:table-cell office:value-type="float" office:value="0.525847">
                <text:p>0.525847</text:p>
              </table:table-cell>
              <table:table-cell office:value-type="float" office:value="0.377027">
                <text:p>0.3770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4">
                <text:p>214</text:p>
              </table:table-cell>
              <table:table-cell office:value-type="float" office:value="0.330827">
                <text:p>0.330827</text:p>
              </table:table-cell>
              <table:table-cell office:value-type="float" office:value="0.100177">
                <text:p>0.1001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0.068734">
                <text:p>0.068734</text:p>
              </table:table-cell>
              <table:table-cell office:value-type="float" office:value="0.016259">
                <text:p>0.0162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6">
                <text:p>286</text:p>
              </table:table-cell>
              <table:table-cell office:value-type="float" office:value="0.21266">
                <text:p>0.21266</text:p>
              </table:table-cell>
              <table:table-cell office:value-type="float" office:value="0.104786">
                <text:p>0.1047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9">
                <text:p>289</text:p>
              </table:table-cell>
              <table:table-cell office:value-type="float" office:value="0.040367">
                <text:p>0.040367</text:p>
              </table:table-cell>
              <table:table-cell office:value-type="float" office:value="0.010976">
                <text:p>0.0109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8">
                <text:p>288</text:p>
              </table:table-cell>
              <table:table-cell office:value-type="float" office:value="0.021354">
                <text:p>0.021354</text:p>
              </table:table-cell>
              <table:table-cell office:value-type="float" office:value="0.008187">
                <text:p>0.0081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3">
                <text:p>293</text:p>
              </table:table-cell>
              <table:table-cell office:value-type="float" office:value="0.04566">
                <text:p>0.04566</text:p>
              </table:table-cell>
              <table:table-cell office:value-type="float" office:value="0.022129">
                <text:p>0.0221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4">
                <text:p>294</text:p>
              </table:table-cell>
              <table:table-cell office:value-type="float" office:value="0.043281">
                <text:p>0.043281</text:p>
              </table:table-cell>
              <table:table-cell office:value-type="float" office:value="0.008188">
                <text:p>0.0081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6">
                <text:p>296</text:p>
              </table:table-cell>
              <table:table-cell office:value-type="float" office:value="0.265405">
                <text:p>0.265405</text:p>
              </table:table-cell>
              <table:table-cell office:value-type="float" office:value="0.182339">
                <text:p>0.182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9">
                <text:p>259</text:p>
              </table:table-cell>
              <table:table-cell office:value-type="float" office:value="0.407634">
                <text:p>0.407634</text:p>
              </table:table-cell>
              <table:table-cell office:value-type="float" office:value="0.297048">
                <text:p>0.297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">
                <text:p>277</text:p>
              </table:table-cell>
              <table:table-cell office:value-type="float" office:value="0.393588">
                <text:p>0.393588</text:p>
              </table:table-cell>
              <table:table-cell office:value-type="float" office:value="0.246921">
                <text:p>0.2469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8">
                <text:p>278</text:p>
              </table:table-cell>
              <table:table-cell office:value-type="float" office:value="0.220378">
                <text:p>0.220378</text:p>
              </table:table-cell>
              <table:table-cell office:value-type="float" office:value="0.044802">
                <text:p>0.0448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3">
                <text:p>293</text:p>
              </table:table-cell>
              <table:table-cell office:value-type="float" office:value="0.04035">
                <text:p>0.04035</text:p>
              </table:table-cell>
              <table:table-cell office:value-type="float" office:value="0.01218">
                <text:p>0.012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">
                <text:p>279</text:p>
              </table:table-cell>
              <table:table-cell office:value-type="float" office:value="0.020264">
                <text:p>0.020264</text:p>
              </table:table-cell>
              <table:table-cell office:value-type="float" office:value="0.006218">
                <text:p>0.0062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5">
                <text:p>285</text:p>
              </table:table-cell>
              <table:table-cell office:value-type="float" office:value="0.01258">
                <text:p>0.01258</text:p>
              </table:table-cell>
              <table:table-cell office:value-type="float" office:value="0.002232">
                <text:p>0.0022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0.01477">
                <text:p>0.01477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0">
                <text:p>300</text:p>
              </table:table-cell>
              <table:table-cell office:value-type="float" office:value="0.048461">
                <text:p>0.048461</text:p>
              </table:table-cell>
              <table:table-cell office:value-type="float" office:value="0.017566">
                <text:p>0.0175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8">
                <text:p>298</text:p>
              </table:table-cell>
              <table:table-cell office:value-type="float" office:value="0.013317">
                <text:p>0.013317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8">
                <text:p>298</text:p>
              </table:table-cell>
              <table:table-cell office:value-type="float" office:value="0.01597">
                <text:p>0.01597</text:p>
              </table:table-cell>
              <table:table-cell office:value-type="float" office:value="0.005891">
                <text:p>0.0058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8">
                <text:p>298</text:p>
              </table:table-cell>
              <table:table-cell office:value-type="float" office:value="0.076399">
                <text:p>0.076399</text:p>
              </table:table-cell>
              <table:table-cell office:value-type="float" office:value="0.017201">
                <text:p>0.0172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7">
                <text:p>297</text:p>
              </table:table-cell>
              <table:table-cell office:value-type="float" office:value="0.023577">
                <text:p>0.023577</text:p>
              </table:table-cell>
              <table:table-cell office:value-type="float" office:value="0.010282">
                <text:p>0.010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0.035503">
                <text:p>0.035503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7">
                <text:p>297</text:p>
              </table:table-cell>
              <table:table-cell office:value-type="float" office:value="0.031788">
                <text:p>0.031788</text:p>
              </table:table-cell>
              <table:table-cell office:value-type="float" office:value="0.004322">
                <text:p>0.0043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6">
                <text:p>296</text:p>
              </table:table-cell>
              <table:table-cell office:value-type="float" office:value="0.015273">
                <text:p>0.015273</text:p>
              </table:table-cell>
              <table:table-cell office:value-type="float" office:value="0.004326">
                <text:p>0.0043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7">
                <text:p>297</text:p>
              </table:table-cell>
              <table:table-cell office:value-type="float" office:value="0.017905">
                <text:p>0.017905</text:p>
              </table:table-cell>
              <table:table-cell office:value-type="float" office:value="0.007506">
                <text:p>0.0075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7">
                <text:p>297</text:p>
              </table:table-cell>
              <table:table-cell office:value-type="float" office:value="0.023004">
                <text:p>0.023004</text:p>
              </table:table-cell>
              <table:table-cell office:value-type="float" office:value="0.008949">
                <text:p>0.0089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8">
                <text:p>298</text:p>
              </table:table-cell>
              <table:table-cell office:value-type="float" office:value="0.021397">
                <text:p>0.021397</text:p>
              </table:table-cell>
              <table:table-cell office:value-type="float" office:value="0.007345">
                <text:p>0.0073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9">
                <text:p>299</text:p>
              </table:table-cell>
              <table:table-cell office:value-type="float" office:value="0.022678">
                <text:p>0.022678</text:p>
              </table:table-cell>
              <table:table-cell office:value-type="float" office:value="0.007314">
                <text:p>0.0073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7">
                <text:p>297</text:p>
              </table:table-cell>
              <table:table-cell office:value-type="float" office:value="0.094816">
                <text:p>0.094816</text:p>
              </table:table-cell>
              <table:table-cell office:value-type="float" office:value="0.034441">
                <text:p>0.0344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8">
                <text:p>298</text:p>
              </table:table-cell>
              <table:table-cell office:value-type="float" office:value="0.016685">
                <text:p>0.016685</text:p>
              </table:table-cell>
              <table:table-cell office:value-type="float" office:value="0.007519">
                <text:p>0.0075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6">
                <text:p>296</text:p>
              </table:table-cell>
              <table:table-cell office:value-type="float" office:value="0.020266">
                <text:p>0.020266</text:p>
              </table:table-cell>
              <table:table-cell office:value-type="float" office:value="0.008556">
                <text:p>0.0085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6">
                <text:p>296</text:p>
              </table:table-cell>
              <table:table-cell office:value-type="float" office:value="0.103664">
                <text:p>0.103664</text:p>
              </table:table-cell>
              <table:table-cell office:value-type="float" office:value="0.058376">
                <text:p>0.0583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2">
                <text:p>292</text:p>
              </table:table-cell>
              <table:table-cell office:value-type="float" office:value="0.432238">
                <text:p>0.432238</text:p>
              </table:table-cell>
              <table:table-cell office:value-type="float" office:value="0.376523">
                <text:p>0.3765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0">
                <text:p>240</text:p>
              </table:table-cell>
              <table:table-cell office:value-type="float" office:value="0.662702">
                <text:p>0.662702</text:p>
              </table:table-cell>
              <table:table-cell office:value-type="float" office:value="0.494821">
                <text:p>0.4948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1">
                <text:p>201</text:p>
              </table:table-cell>
              <table:table-cell office:value-type="float" office:value="0.291529">
                <text:p>0.291529</text:p>
              </table:table-cell>
              <table:table-cell office:value-type="float" office:value="0.077298">
                <text:p>0.0772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0.173726">
                <text:p>0.173726</text:p>
              </table:table-cell>
              <table:table-cell office:value-type="float" office:value="0.046212">
                <text:p>0.046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6">
                <text:p>286</text:p>
              </table:table-cell>
              <table:table-cell office:value-type="float" office:value="0.019106">
                <text:p>0.019106</text:p>
              </table:table-cell>
              <table:table-cell office:value-type="float" office:value="0.006137">
                <text:p>0.0061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9">
                <text:p>279</text:p>
              </table:table-cell>
              <table:table-cell office:value-type="float" office:value="0.02394">
                <text:p>0.02394</text:p>
              </table:table-cell>
              <table:table-cell office:value-type="float" office:value="0.010515">
                <text:p>0.0105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6">
                <text:p>286</text:p>
              </table:table-cell>
              <table:table-cell office:value-type="float" office:value="0.024393">
                <text:p>0.024393</text:p>
              </table:table-cell>
              <table:table-cell office:value-type="float" office:value="0.009236">
                <text:p>0.009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7">
                <text:p>297</text:p>
              </table:table-cell>
              <table:table-cell office:value-type="float" office:value="0.015235">
                <text:p>0.015235</text:p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0">
                <text:p>300</text:p>
              </table:table-cell>
              <table:table-cell office:value-type="float" office:value="0.01373">
                <text:p>0.01373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9">
                <text:p>299</text:p>
              </table:table-cell>
              <table:table-cell office:value-type="float" office:value="0.017544">
                <text:p>0.017544</text:p>
              </table:table-cell>
              <table:table-cell office:value-type="float" office:value="0.005227">
                <text:p>0.0052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9">
                <text:p>299</text:p>
              </table:table-cell>
              <table:table-cell office:value-type="float" office:value="0.047342">
                <text:p>0.047342</text:p>
              </table:table-cell>
              <table:table-cell office:value-type="float" office:value="0.019133">
                <text:p>0.0191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8">
                <text:p>298</text:p>
              </table:table-cell>
              <table:table-cell office:value-type="float" office:value="0.04714">
                <text:p>0.04714</text:p>
              </table:table-cell>
              <table:table-cell office:value-type="float" office:value="0.013497">
                <text:p>0.0134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7">
                <text:p>297</text:p>
              </table:table-cell>
              <table:table-cell office:value-type="float" office:value="0.012752">
                <text:p>0.012752</text:p>
              </table:table-cell>
              <table:table-cell office:value-type="float" office:value="0.001854">
                <text:p>0.0018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7">
                <text:p>297</text:p>
              </table:table-cell>
              <table:table-cell office:value-type="float" office:value="0.029166">
                <text:p>0.029166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  <table:table-cell office:value-type="float" office:value="0.013208">
                <text:p>0.013208</text:p>
              </table:table-cell>
              <table:table-cell office:value-type="float" office:value="0.002243">
                <text:p>0.0022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6">
                <text:p>296</text:p>
              </table:table-cell>
              <table:table-cell office:value-type="float" office:value="0.016831">
                <text:p>0.016831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9">
                <text:p>299</text:p>
              </table:table-cell>
              <table:table-cell office:value-type="float" office:value="0.075775">
                <text:p>0.075775</text:p>
              </table:table-cell>
              <table:table-cell office:value-type="float" office:value="0.041847">
                <text:p>0.0418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7">
                <text:p>297</text:p>
              </table:table-cell>
              <table:table-cell office:value-type="float" office:value="0.012505">
                <text:p>0.012505</text:p>
              </table:table-cell>
              <table:table-cell office:value-type="float" office:value="0.001199">
                <text:p>0.0011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8">
                <text:p>298</text:p>
              </table:table-cell>
              <table:table-cell office:value-type="float" office:value="0.056923">
                <text:p>0.056923</text:p>
              </table:table-cell>
              <table:table-cell office:value-type="float" office:value="0.013027">
                <text:p>0.0130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6">
                <text:p>296</text:p>
              </table:table-cell>
              <table:table-cell office:value-type="float" office:value="0.014675">
                <text:p>0.014675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6">
                <text:p>296</text:p>
              </table:table-cell>
              <table:table-cell office:value-type="float" office:value="0.014061">
                <text:p>0.014061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7">
                <text:p>297</text:p>
              </table:table-cell>
              <table:table-cell office:value-type="float" office:value="0.170935">
                <text:p>0.170935</text:p>
              </table:table-cell>
              <table:table-cell office:value-type="float" office:value="0.046668">
                <text:p>0.0466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9">
                <text:p>289</text:p>
              </table:table-cell>
              <table:table-cell office:value-type="float" office:value="0.117139">
                <text:p>0.117139</text:p>
              </table:table-cell>
              <table:table-cell office:value-type="float" office:value="0.045191">
                <text:p>0.0451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">
                <text:p>292</text:p>
              </table:table-cell>
              <table:table-cell office:value-type="float" office:value="0.244123">
                <text:p>0.244123</text:p>
              </table:table-cell>
              <table:table-cell office:value-type="float" office:value="0.061361">
                <text:p>0.0613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4">
                <text:p>284</text:p>
              </table:table-cell>
              <table:table-cell office:value-type="float" office:value="0.057906">
                <text:p>0.057906</text:p>
              </table:table-cell>
              <table:table-cell office:value-type="float" office:value="0.022895">
                <text:p>0.0228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1">
                <text:p>281</text:p>
              </table:table-cell>
              <table:table-cell office:value-type="float" office:value="0.033756">
                <text:p>0.033756</text:p>
              </table:table-cell>
              <table:table-cell office:value-type="float" office:value="0.014862">
                <text:p>0.0148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5">
                <text:p>285</text:p>
              </table:table-cell>
              <table:table-cell office:value-type="float" office:value="0.027252">
                <text:p>0.027252</text:p>
              </table:table-cell>
              <table:table-cell office:value-type="float" office:value="0.00997">
                <text:p>0.009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9">
                <text:p>289</text:p>
              </table:table-cell>
              <table:table-cell office:value-type="float" office:value="0.275458">
                <text:p>0.275458</text:p>
              </table:table-cell>
              <table:table-cell office:value-type="float" office:value="0.174744">
                <text:p>0.1747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9">
                <text:p>289</text:p>
              </table:table-cell>
              <table:table-cell office:value-type="float" office:value="0.123516">
                <text:p>0.123516</text:p>
              </table:table-cell>
              <table:table-cell office:value-type="float" office:value="0.059156">
                <text:p>0.0591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">
                <text:p>292</text:p>
              </table:table-cell>
              <table:table-cell office:value-type="float" office:value="0.013538">
                <text:p>0.013538</text:p>
              </table:table-cell>
              <table:table-cell office:value-type="float" office:value="0.003242">
                <text:p>0.0032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0">
                <text:p>290</text:p>
              </table:table-cell>
              <table:table-cell office:value-type="float" office:value="0.013697">
                <text:p>0.013697</text:p>
              </table:table-cell>
              <table:table-cell office:value-type="float" office:value="0.003683">
                <text:p>0.0036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0">
                <text:p>290</text:p>
              </table:table-cell>
              <table:table-cell office:value-type="float" office:value="0.015499">
                <text:p>0.015499</text:p>
              </table:table-cell>
              <table:table-cell office:value-type="float" office:value="0.005069">
                <text:p>0.0050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4">
                <text:p>294</text:p>
              </table:table-cell>
              <table:table-cell office:value-type="float" office:value="0.015663">
                <text:p>0.015663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2">
                <text:p>302</text:p>
              </table:table-cell>
              <table:table-cell office:value-type="float" office:value="0.012593">
                <text:p>0.01259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0.011809">
                <text:p>0.011809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9">
                <text:p>299</text:p>
              </table:table-cell>
              <table:table-cell office:value-type="float" office:value="0.012152">
                <text:p>0.012152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9">
                <text:p>299</text:p>
              </table:table-cell>
              <table:table-cell office:value-type="float" office:value="0.026773">
                <text:p>0.026773</text:p>
              </table:table-cell>
              <table:table-cell office:value-type="float" office:value="0.008014">
                <text:p>0.008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">
                <text:p>2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8545">
                <text:p>0.0085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9">
                <text:p>299</text:p>
              </table:table-cell>
              <table:table-cell office:value-type="float" office:value="0.027414">
                <text:p>0.027414</text:p>
              </table:table-cell>
              <table:table-cell office:value-type="float" office:value="0.015199">
                <text:p>0.015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9">
                <text:p>299</text:p>
              </table:table-cell>
              <table:table-cell office:value-type="float" office:value="0.01845">
                <text:p>0.01845</text:p>
              </table:table-cell>
              <table:table-cell office:value-type="float" office:value="0.006473">
                <text:p>0.006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9">
                <text:p>299</text:p>
              </table:table-cell>
              <table:table-cell office:value-type="float" office:value="0.016538">
                <text:p>0.016538</text:p>
              </table:table-cell>
              <table:table-cell office:value-type="float" office:value="0.005842">
                <text:p>0.0058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9">
                <text:p>299</text:p>
              </table:table-cell>
              <table:table-cell office:value-type="float" office:value="0.015047">
                <text:p>0.015047</text:p>
              </table:table-cell>
              <table:table-cell office:value-type="float" office:value="0.005303">
                <text:p>0.0053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9">
                <text:p>299</text:p>
              </table:table-cell>
              <table:table-cell office:value-type="float" office:value="0.03151">
                <text:p>0.03151</text:p>
              </table:table-cell>
              <table:table-cell office:value-type="float" office:value="0.004929">
                <text:p>0.0049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8">
                <text:p>298</text:p>
              </table:table-cell>
              <table:table-cell office:value-type="float" office:value="0.023867">
                <text:p>0.023867</text:p>
              </table:table-cell>
              <table:table-cell office:value-type="float" office:value="0.007269">
                <text:p>0.007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7">
                <text:p>297</text:p>
              </table:table-cell>
              <table:table-cell office:value-type="float" office:value="0.01784">
                <text:p>0.01784</text:p>
              </table:table-cell>
              <table:table-cell office:value-type="float" office:value="0.004221">
                <text:p>0.0042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9">
                <text:p>299</text:p>
              </table:table-cell>
              <table:table-cell office:value-type="float" office:value="0.017757">
                <text:p>0.017757</text:p>
              </table:table-cell>
              <table:table-cell office:value-type="float" office:value="0.005161">
                <text:p>0.0051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8">
                <text:p>298</text:p>
              </table:table-cell>
              <table:table-cell office:value-type="float" office:value="0.015893">
                <text:p>0.015893</text:p>
              </table:table-cell>
              <table:table-cell office:value-type="float" office:value="0.007874">
                <text:p>0.0078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9">
                <text:p>299</text:p>
              </table:table-cell>
              <table:table-cell office:value-type="float" office:value="0.014882">
                <text:p>0.014882</text:p>
              </table:table-cell>
              <table:table-cell office:value-type="float" office:value="0.00297">
                <text:p>0.002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">
                <text:p>299</text:p>
              </table:table-cell>
              <table:table-cell office:value-type="float" office:value="0.075201">
                <text:p>0.075201</text:p>
              </table:table-cell>
              <table:table-cell office:value-type="float" office:value="0.03633">
                <text:p>0.036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7">
                <text:p>297</text:p>
              </table:table-cell>
              <table:table-cell office:value-type="float" office:value="0.073204">
                <text:p>0.073204</text:p>
              </table:table-cell>
              <table:table-cell office:value-type="float" office:value="0.014597">
                <text:p>0.0145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9">
                <text:p>299</text:p>
              </table:table-cell>
              <table:table-cell office:value-type="float" office:value="0.013232">
                <text:p>0.013232</text:p>
              </table:table-cell>
              <table:table-cell office:value-type="float" office:value="0.002556">
                <text:p>0.0025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8">
                <text:p>298</text:p>
              </table:table-cell>
              <table:table-cell office:value-type="float" office:value="0.041596">
                <text:p>0.041596</text:p>
              </table:table-cell>
              <table:table-cell office:value-type="float" office:value="0.007782">
                <text:p>0.0077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7">
                <text:p>297</text:p>
              </table:table-cell>
              <table:table-cell office:value-type="float" office:value="0.021686">
                <text:p>0.021686</text:p>
              </table:table-cell>
              <table:table-cell office:value-type="float" office:value="0.008934">
                <text:p>0.0089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7">
                <text:p>297</text:p>
              </table:table-cell>
              <table:table-cell office:value-type="float" office:value="0.095697">
                <text:p>0.095697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5">
                <text:p>295</text:p>
              </table:table-cell>
              <table:table-cell office:value-type="float" office:value="0.034592">
                <text:p>0.034592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4">
                <text:p>294</text:p>
              </table:table-cell>
              <table:table-cell office:value-type="float" office:value="0.015518">
                <text:p>0.015518</text:p>
              </table:table-cell>
              <table:table-cell office:value-type="float" office:value="0.004889">
                <text:p>0.0048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5">
                <text:p>295</text:p>
              </table:table-cell>
              <table:table-cell office:value-type="float" office:value="0.019123">
                <text:p>0.019123</text:p>
              </table:table-cell>
              <table:table-cell office:value-type="float" office:value="0.005849">
                <text:p>0.0058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5">
                <text:p>295</text:p>
              </table:table-cell>
              <table:table-cell office:value-type="float" office:value="0.012227">
                <text:p>0.012227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8">
                <text:p>298</text:p>
              </table:table-cell>
              <table:table-cell office:value-type="float" office:value="0.011615">
                <text:p>0.011615</text:p>
              </table:table-cell>
              <table:table-cell office:value-type="float" office:value="0.000573">
                <text:p>0.0005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9">
                <text:p>299</text:p>
              </table:table-cell>
              <table:table-cell office:value-type="float" office:value="0.025714">
                <text:p>0.025714</text:p>
              </table:table-cell>
              <table:table-cell office:value-type="float" office:value="0.01415">
                <text:p>0.014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7">
                <text:p>297</text:p>
              </table:table-cell>
              <table:table-cell office:value-type="float" office:value="0.296831">
                <text:p>0.296831</text:p>
              </table:table-cell>
              <table:table-cell office:value-type="float" office:value="0.120659">
                <text:p>0.1206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5">
                <text:p>285</text:p>
              </table:table-cell>
              <table:table-cell office:value-type="float" office:value="0.626055">
                <text:p>0.626055</text:p>
              </table:table-cell>
              <table:table-cell office:value-type="float" office:value="0.573098">
                <text:p>0.5730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">
                <text:p>205</text:p>
              </table:table-cell>
              <table:table-cell office:value-type="float" office:value="0.591015">
                <text:p>0.591015</text:p>
              </table:table-cell>
              <table:table-cell office:value-type="float" office:value="0.765121">
                <text:p>0.7651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">
                <text:p>149</text:p>
              </table:table-cell>
              <table:table-cell office:value-type="float" office:value="0.27013">
                <text:p>0.27013</text:p>
              </table:table-cell>
              <table:table-cell office:value-type="float" office:value="0.277805">
                <text:p>0.277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7">
                <text:p>257</text:p>
              </table:table-cell>
              <table:table-cell office:value-type="float" office:value="0.15159">
                <text:p>0.15159</text:p>
              </table:table-cell>
              <table:table-cell office:value-type="float" office:value="0.140284">
                <text:p>0.1402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7">
                <text:p>327</text:p>
              </table:table-cell>
              <table:table-cell office:value-type="float" office:value="0.03922">
                <text:p>0.03922</text:p>
              </table:table-cell>
              <table:table-cell office:value-type="float" office:value="0.011291">
                <text:p>0.0112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3">
                <text:p>293</text:p>
              </table:table-cell>
              <table:table-cell office:value-type="float" office:value="0.017875">
                <text:p>0.017875</text:p>
              </table:table-cell>
              <table:table-cell office:value-type="float" office:value="0.006114">
                <text:p>0.0061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3">
                <text:p>303</text:p>
              </table:table-cell>
              <table:table-cell office:value-type="float" office:value="0.012853">
                <text:p>0.012853</text:p>
              </table:table-cell>
              <table:table-cell office:value-type="float" office:value="0.000855">
                <text:p>0.0008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9">
                <text:p>299</text:p>
              </table:table-cell>
              <table:table-cell office:value-type="float" office:value="0.014211">
                <text:p>0.014211</text:p>
              </table:table-cell>
              <table:table-cell office:value-type="float" office:value="0.005112">
                <text:p>0.005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9">
                <text:p>299</text:p>
              </table:table-cell>
              <table:table-cell office:value-type="float" office:value="0.015767">
                <text:p>0.015767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9">
                <text:p>299</text:p>
              </table:table-cell>
              <table:table-cell office:value-type="float" office:value="0.01265">
                <text:p>0.01265</text:p>
              </table:table-cell>
              <table:table-cell office:value-type="float" office:value="0.002526">
                <text:p>0.0025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9">
                <text:p>299</text:p>
              </table:table-cell>
              <table:table-cell office:value-type="float" office:value="0.012292">
                <text:p>0.012292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9">
                <text:p>299</text:p>
              </table:table-cell>
              <table:table-cell office:value-type="float" office:value="0.012339">
                <text:p>0.012339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9">
                <text:p>299</text:p>
              </table:table-cell>
              <table:table-cell office:value-type="float" office:value="0.068244">
                <text:p>0.068244</text:p>
              </table:table-cell>
              <table:table-cell office:value-type="float" office:value="0.021212">
                <text:p>0.0212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7">
                <text:p>297</text:p>
              </table:table-cell>
              <table:table-cell office:value-type="float" office:value="0.012632">
                <text:p>0.012632</text:p>
              </table:table-cell>
              <table:table-cell office:value-type="float" office:value="0.001375">
                <text:p>0.001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7">
                <text:p>297</text:p>
              </table:table-cell>
              <table:table-cell office:value-type="float" office:value="0.050423">
                <text:p>0.050423</text:p>
              </table:table-cell>
              <table:table-cell office:value-type="float" office:value="0.02179">
                <text:p>0.021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6">
                <text:p>296</text:p>
              </table:table-cell>
              <table:table-cell office:value-type="float" office:value="0.014556">
                <text:p>0.014556</text:p>
              </table:table-cell>
              <table:table-cell office:value-type="float" office:value="0.002938">
                <text:p>0.0029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6">
                <text:p>296</text:p>
              </table:table-cell>
              <table:table-cell office:value-type="float" office:value="0.012563">
                <text:p>0.012563</text:p>
              </table:table-cell>
              <table:table-cell office:value-type="float" office:value="0.00303">
                <text:p>0.003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8">
                <text:p>298</text:p>
              </table:table-cell>
              <table:table-cell office:value-type="float" office:value="0.012466">
                <text:p>0.012466</text:p>
              </table:table-cell>
              <table:table-cell office:value-type="float" office:value="0.001401">
                <text:p>0.0014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8">
                <text:p>298</text:p>
              </table:table-cell>
              <table:table-cell office:value-type="float" office:value="0.043672">
                <text:p>0.043672</text:p>
              </table:table-cell>
              <table:table-cell office:value-type="float" office:value="0.01417">
                <text:p>0.014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8">
                <text:p>298</text:p>
              </table:table-cell>
              <table:table-cell office:value-type="float" office:value="0.037235">
                <text:p>0.037235</text:p>
              </table:table-cell>
              <table:table-cell office:value-type="float" office:value="0.006766">
                <text:p>0.0067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7">
                <text:p>297</text:p>
              </table:table-cell>
              <table:table-cell office:value-type="float" office:value="0.015352">
                <text:p>0.015352</text:p>
              </table:table-cell>
              <table:table-cell office:value-type="float" office:value="0.004934">
                <text:p>0.0049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7">
                <text:p>297</text:p>
              </table:table-cell>
              <table:table-cell office:value-type="float" office:value="0.01923">
                <text:p>0.01923</text:p>
              </table:table-cell>
              <table:table-cell office:value-type="float" office:value="0.005519">
                <text:p>0.0055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7">
                <text:p>297</text:p>
              </table:table-cell>
              <table:table-cell office:value-type="float" office:value="0.024383">
                <text:p>0.024383</text:p>
              </table:table-cell>
              <table:table-cell office:value-type="float" office:value="0.008182">
                <text:p>0.0081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8">
                <text:p>298</text:p>
              </table:table-cell>
              <table:table-cell office:value-type="float" office:value="0.0124">
                <text:p>0.0124</text:p>
              </table:table-cell>
              <table:table-cell office:value-type="float" office:value="0.002416">
                <text:p>0.0024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9">
                <text:p>299</text:p>
              </table:table-cell>
              <table:table-cell office:value-type="float" office:value="0.01762">
                <text:p>0.01762</text:p>
              </table:table-cell>
              <table:table-cell office:value-type="float" office:value="0.004893">
                <text:p>0.0048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9">
                <text:p>299</text:p>
              </table:table-cell>
              <table:table-cell office:value-type="float" office:value="0.01369">
                <text:p>0.01369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9">
                <text:p>299</text:p>
              </table:table-cell>
              <table:table-cell office:value-type="float" office:value="0.011608">
                <text:p>0.011608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9">
                <text:p>299</text:p>
              </table:table-cell>
              <table:table-cell office:value-type="float" office:value="0.011831">
                <text:p>0.011831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9">
                <text:p>299</text:p>
              </table:table-cell>
              <table:table-cell office:value-type="float" office:value="0.012752">
                <text:p>0.012752</text:p>
              </table:table-cell>
              <table:table-cell office:value-type="float" office:value="0.000636">
                <text:p>0.0006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9">
                <text:p>299</text:p>
              </table:table-cell>
              <table:table-cell office:value-type="float" office:value="0.011545">
                <text:p>0.01154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9">
                <text:p>299</text:p>
              </table:table-cell>
              <table:table-cell office:value-type="float" office:value="0.017906">
                <text:p>0.017906</text:p>
              </table:table-cell>
              <table:table-cell office:value-type="float" office:value="0.006067">
                <text:p>0.0060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9">
                <text:p>299</text:p>
              </table:table-cell>
              <table:table-cell office:value-type="float" office:value="0.018151">
                <text:p>0.018151</text:p>
              </table:table-cell>
              <table:table-cell office:value-type="float" office:value="0.008643">
                <text:p>0.0086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9">
                <text:p>299</text:p>
              </table:table-cell>
              <table:table-cell office:value-type="float" office:value="0.017661">
                <text:p>0.017661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9">
                <text:p>299</text:p>
              </table:table-cell>
              <table:table-cell office:value-type="float" office:value="0.012275">
                <text:p>0.012275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9">
                <text:p>299</text:p>
              </table:table-cell>
              <table:table-cell office:value-type="float" office:value="0.013845">
                <text:p>0.013845</text:p>
              </table:table-cell>
              <table:table-cell office:value-type="float" office:value="0.004152">
                <text:p>0.0041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9">
                <text:p>299</text:p>
              </table:table-cell>
              <table:table-cell office:value-type="float" office:value="0.013503">
                <text:p>0.013503</text:p>
              </table:table-cell>
              <table:table-cell office:value-type="float" office:value="0.002118">
                <text:p>0.0021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9">
                <text:p>299</text:p>
              </table:table-cell>
              <table:table-cell office:value-type="float" office:value="0.013595">
                <text:p>0.013595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9">
                <text:p>299</text:p>
              </table:table-cell>
              <table:table-cell office:value-type="float" office:value="0.015365">
                <text:p>0.015365</text:p>
              </table:table-cell>
              <table:table-cell office:value-type="float" office:value="0.00425">
                <text:p>0.004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9">
                <text:p>299</text:p>
              </table:table-cell>
              <table:table-cell office:value-type="float" office:value="0.012696">
                <text:p>0.012696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9">
                <text:p>299</text:p>
              </table:table-cell>
              <table:table-cell office:value-type="float" office:value="0.024046">
                <text:p>0.024046</text:p>
              </table:table-cell>
              <table:table-cell office:value-type="float" office:value="0.004364">
                <text:p>0.0043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9">
                <text:p>299</text:p>
              </table:table-cell>
              <table:table-cell office:value-type="float" office:value="0.012576">
                <text:p>0.012576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9">
                <text:p>299</text:p>
              </table:table-cell>
              <table:table-cell office:value-type="float" office:value="0.018586">
                <text:p>0.018586</text:p>
              </table:table-cell>
              <table:table-cell office:value-type="float" office:value="0.007779">
                <text:p>0.0077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9">
                <text:p>299</text:p>
              </table:table-cell>
              <table:table-cell office:value-type="float" office:value="0.012609">
                <text:p>0.012609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9">
                <text:p>299</text:p>
              </table:table-cell>
              <table:table-cell office:value-type="float" office:value="0.016433">
                <text:p>0.016433</text:p>
              </table:table-cell>
              <table:table-cell office:value-type="float" office:value="0.002828">
                <text:p>0.0028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9">
                <text:p>299</text:p>
              </table:table-cell>
              <table:table-cell office:value-type="float" office:value="0.012202">
                <text:p>0.012202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9">
                <text:p>299</text:p>
              </table:table-cell>
              <table:table-cell office:value-type="float" office:value="0.011723">
                <text:p>0.011723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9">
                <text:p>299</text:p>
              </table:table-cell>
              <table:table-cell office:value-type="float" office:value="0.018477">
                <text:p>0.018477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9">
                <text:p>299</text:p>
              </table:table-cell>
              <table:table-cell office:value-type="float" office:value="0.021341">
                <text:p>0.021341</text:p>
              </table:table-cell>
              <table:table-cell office:value-type="float" office:value="0.005631">
                <text:p>0.0056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9">
                <text:p>299</text:p>
              </table:table-cell>
              <table:table-cell office:value-type="float" office:value="0.020022">
                <text:p>0.020022</text:p>
              </table:table-cell>
              <table:table-cell office:value-type="float" office:value="0.004764">
                <text:p>0.0047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9">
                <text:p>299</text:p>
              </table:table-cell>
              <table:table-cell office:value-type="float" office:value="0.013712">
                <text:p>0.013712</text:p>
              </table:table-cell>
              <table:table-cell office:value-type="float" office:value="0.002389">
                <text:p>0.0023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">
                <text:p>299</text:p>
              </table:table-cell>
              <table:table-cell office:value-type="float" office:value="0.029351">
                <text:p>0.029351</text:p>
              </table:table-cell>
              <table:table-cell office:value-type="float" office:value="0.001701">
                <text:p>0.0017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8">
                <text:p>298</text:p>
              </table:table-cell>
              <table:table-cell office:value-type="float" office:value="0.015424">
                <text:p>0.015424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8">
                <text:p>298</text:p>
              </table:table-cell>
              <table:table-cell office:value-type="float" office:value="0.013782">
                <text:p>0.013782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8">
                <text:p>298</text:p>
              </table:table-cell>
              <table:table-cell office:value-type="float" office:value="0.019656">
                <text:p>0.019656</text:p>
              </table:table-cell>
              <table:table-cell office:value-type="float" office:value="0.00571">
                <text:p>0.005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8">
                <text:p>298</text:p>
              </table:table-cell>
              <table:table-cell office:value-type="float" office:value="0.033346">
                <text:p>0.033346</text:p>
              </table:table-cell>
              <table:table-cell office:value-type="float" office:value="0.004593">
                <text:p>0.0045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8">
                <text:p>298</text:p>
              </table:table-cell>
              <table:table-cell office:value-type="float" office:value="0.014937">
                <text:p>0.014937</text:p>
              </table:table-cell>
              <table:table-cell office:value-type="float" office:value="0.004475">
                <text:p>0.0044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6">
                <text:p>296</text:p>
              </table:table-cell>
              <table:table-cell office:value-type="float" office:value="0.080293">
                <text:p>0.080293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6">
                <text:p>296</text:p>
              </table:table-cell>
              <table:table-cell office:value-type="float" office:value="0.016817">
                <text:p>0.016817</text:p>
              </table:table-cell>
              <table:table-cell office:value-type="float" office:value="0.006371">
                <text:p>0.0063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6">
                <text:p>296</text:p>
              </table:table-cell>
              <table:table-cell office:value-type="float" office:value="0.016467">
                <text:p>0.016467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6">
                <text:p>296</text:p>
              </table:table-cell>
              <table:table-cell office:value-type="float" office:value="0.022448">
                <text:p>0.022448</text:p>
              </table:table-cell>
              <table:table-cell office:value-type="float" office:value="0.007928">
                <text:p>0.0079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6">
                <text:p>296</text:p>
              </table:table-cell>
              <table:table-cell office:value-type="float" office:value="0.016289">
                <text:p>0.016289</text:p>
              </table:table-cell>
              <table:table-cell office:value-type="float" office:value="0.004991">
                <text:p>0.004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9">
                <text:p>299</text:p>
              </table:table-cell>
              <table:table-cell office:value-type="float" office:value="0.013705">
                <text:p>0.013705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7">
                <text:p>297</text:p>
              </table:table-cell>
              <table:table-cell office:value-type="float" office:value="0.015555">
                <text:p>0.015555</text:p>
              </table:table-cell>
              <table:table-cell office:value-type="float" office:value="0.006016">
                <text:p>0.0060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1">
                <text:p>301</text:p>
              </table:table-cell>
              <table:table-cell office:value-type="float" office:value="0.019298">
                <text:p>0.019298</text:p>
              </table:table-cell>
              <table:table-cell office:value-type="float" office:value="0.006053">
                <text:p>0.0060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9">
                <text:p>299</text:p>
              </table:table-cell>
              <table:table-cell office:value-type="float" office:value="0.03182">
                <text:p>0.03182</text:p>
              </table:table-cell>
              <table:table-cell office:value-type="float" office:value="0.004593">
                <text:p>0.0045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8">
                <text:p>298</text:p>
              </table:table-cell>
              <table:table-cell office:value-type="float" office:value="0.036495">
                <text:p>0.036495</text:p>
              </table:table-cell>
              <table:table-cell office:value-type="float" office:value="0.005156">
                <text:p>0.0051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7">
                <text:p>297</text:p>
              </table:table-cell>
              <table:table-cell office:value-type="float" office:value="0.073267">
                <text:p>0.073267</text:p>
              </table:table-cell>
              <table:table-cell office:value-type="float" office:value="0.010647">
                <text:p>0.0106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4">
                <text:p>294</text:p>
              </table:table-cell>
              <table:table-cell office:value-type="float" office:value="0.057864">
                <text:p>0.057864</text:p>
              </table:table-cell>
              <table:table-cell office:value-type="float" office:value="0.026956">
                <text:p>0.0269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3">
                <text:p>293</text:p>
              </table:table-cell>
              <table:table-cell office:value-type="float" office:value="0.056395">
                <text:p>0.056395</text:p>
              </table:table-cell>
              <table:table-cell office:value-type="float" office:value="0.01107">
                <text:p>0.011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3">
                <text:p>293</text:p>
              </table:table-cell>
              <table:table-cell office:value-type="float" office:value="0.014971">
                <text:p>0.014971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4">
                <text:p>294</text:p>
              </table:table-cell>
              <table:table-cell office:value-type="float" office:value="0.015541">
                <text:p>0.015541</text:p>
              </table:table-cell>
              <table:table-cell office:value-type="float" office:value="0.006367">
                <text:p>0.0063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7">
                <text:p>297</text:p>
              </table:table-cell>
              <table:table-cell office:value-type="float" office:value="0.105654">
                <text:p>0.105654</text:p>
              </table:table-cell>
              <table:table-cell office:value-type="float" office:value="0.031009">
                <text:p>0.0310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4">
                <text:p>294</text:p>
              </table:table-cell>
              <table:table-cell office:value-type="float" office:value="0.044719">
                <text:p>0.044719</text:p>
              </table:table-cell>
              <table:table-cell office:value-type="float" office:value="0.010237">
                <text:p>0.0102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8">
                <text:p>298</text:p>
              </table:table-cell>
              <table:table-cell office:value-type="float" office:value="0.059276">
                <text:p>0.059276</text:p>
              </table:table-cell>
              <table:table-cell office:value-type="float" office:value="0.019704">
                <text:p>0.0197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5">
                <text:p>295</text:p>
              </table:table-cell>
              <table:table-cell office:value-type="float" office:value="0.046428">
                <text:p>0.046428</text:p>
              </table:table-cell>
              <table:table-cell office:value-type="float" office:value="0.013087">
                <text:p>0.0130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4">
                <text:p>294</text:p>
              </table:table-cell>
              <table:table-cell office:value-type="float" office:value="0.11894">
                <text:p>0.11894</text:p>
              </table:table-cell>
              <table:table-cell office:value-type="float" office:value="0.02887">
                <text:p>0.028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1">
                <text:p>291</text:p>
              </table:table-cell>
              <table:table-cell office:value-type="float" office:value="0.094264">
                <text:p>0.094264</text:p>
              </table:table-cell>
              <table:table-cell office:value-type="float" office:value="0.018594">
                <text:p>0.0185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1">
                <text:p>291</text:p>
              </table:table-cell>
              <table:table-cell office:value-type="float" office:value="0.011504">
                <text:p>0.011504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1">
                <text:p>291</text:p>
              </table:table-cell>
              <table:table-cell office:value-type="float" office:value="0.147624">
                <text:p>0.147624</text:p>
              </table:table-cell>
              <table:table-cell office:value-type="float" office:value="0.104987">
                <text:p>0.1049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3">
                <text:p>273</text:p>
              </table:table-cell>
              <table:table-cell office:value-type="float" office:value="0.195609">
                <text:p>0.195609</text:p>
              </table:table-cell>
              <table:table-cell office:value-type="float" office:value="0.099003">
                <text:p>0.0990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1">
                <text:p>281</text:p>
              </table:table-cell>
              <table:table-cell office:value-type="float" office:value="0.288135">
                <text:p>0.288135</text:p>
              </table:table-cell>
              <table:table-cell office:value-type="float" office:value="0.139259">
                <text:p>0.1392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1">
                <text:p>301</text:p>
              </table:table-cell>
              <table:table-cell office:value-type="float" office:value="0.085485">
                <text:p>0.085485</text:p>
              </table:table-cell>
              <table:table-cell office:value-type="float" office:value="0.022541">
                <text:p>0.0225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5">
                <text:p>295</text:p>
              </table:table-cell>
              <table:table-cell office:value-type="float" office:value="0.014572">
                <text:p>0.014572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9">
                <text:p>289</text:p>
              </table:table-cell>
              <table:table-cell office:value-type="float" office:value="0.026144">
                <text:p>0.026144</text:p>
              </table:table-cell>
              <table:table-cell office:value-type="float" office:value="0.007874">
                <text:p>0.0078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2">
                <text:p>292</text:p>
              </table:table-cell>
              <table:table-cell office:value-type="float" office:value="0.032545">
                <text:p>0.032545</text:p>
              </table:table-cell>
              <table:table-cell office:value-type="float" office:value="0.006401">
                <text:p>0.0064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7">
                <text:p>297</text:p>
              </table:table-cell>
              <table:table-cell office:value-type="float" office:value="0.030393">
                <text:p>0.030393</text:p>
              </table:table-cell>
              <table:table-cell office:value-type="float" office:value="0.012961">
                <text:p>0.0129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8">
                <text:p>298</text:p>
              </table:table-cell>
              <table:table-cell office:value-type="float" office:value="0.014461">
                <text:p>0.014461</text:p>
              </table:table-cell>
              <table:table-cell office:value-type="float" office:value="0.005126">
                <text:p>0.0051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8">
                <text:p>298</text:p>
              </table:table-cell>
              <table:table-cell office:value-type="float" office:value="0.128587">
                <text:p>0.128587</text:p>
              </table:table-cell>
              <table:table-cell office:value-type="float" office:value="0.016647">
                <text:p>0.0166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3">
                <text:p>293</text:p>
              </table:table-cell>
              <table:table-cell office:value-type="float" office:value="0.016754">
                <text:p>0.016754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4">
                <text:p>294</text:p>
              </table:table-cell>
              <table:table-cell office:value-type="float" office:value="0.01729">
                <text:p>0.01729</text:p>
              </table:table-cell>
              <table:table-cell office:value-type="float" office:value="0.006476">
                <text:p>0.0064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4">
                <text:p>294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4">
                <text:p>294</text:p>
              </table:table-cell>
              <table:table-cell office:value-type="float" office:value="0.011652">
                <text:p>0.011652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9">
                <text:p>299</text:p>
              </table:table-cell>
              <table:table-cell office:value-type="float" office:value="0.013292">
                <text:p>0.013292</text:p>
              </table:table-cell>
              <table:table-cell office:value-type="float" office:value="0.002294">
                <text:p>0.0022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9">
                <text:p>299</text:p>
              </table:table-cell>
              <table:table-cell office:value-type="float" office:value="0.043914">
                <text:p>0.043914</text:p>
              </table:table-cell>
              <table:table-cell office:value-type="float" office:value="0.01151">
                <text:p>0.011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8">
                <text:p>298</text:p>
              </table:table-cell>
              <table:table-cell office:value-type="float" office:value="0.017777">
                <text:p>0.017777</text:p>
              </table:table-cell>
              <table:table-cell office:value-type="float" office:value="0.006259">
                <text:p>0.0062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8">
                <text:p>298</text:p>
              </table:table-cell>
              <table:table-cell office:value-type="float" office:value="0.013924">
                <text:p>0.013924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8">
                <text:p>298</text:p>
              </table:table-cell>
              <table:table-cell office:value-type="float" office:value="0.01734">
                <text:p>0.01734</text:p>
              </table:table-cell>
              <table:table-cell office:value-type="float" office:value="0.005898">
                <text:p>0.0058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8">
                <text:p>298</text:p>
              </table:table-cell>
              <table:table-cell office:value-type="float" office:value="0.013589">
                <text:p>0.013589</text:p>
              </table:table-cell>
              <table:table-cell office:value-type="float" office:value="0.002939">
                <text:p>0.0029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9">
                <text:p>299</text:p>
              </table:table-cell>
              <table:table-cell office:value-type="float" office:value="0.015431">
                <text:p>0.015431</text:p>
              </table:table-cell>
              <table:table-cell office:value-type="float" office:value="0.00418">
                <text:p>0.004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9">
                <text:p>299</text:p>
              </table:table-cell>
              <table:table-cell office:value-type="float" office:value="0.012085">
                <text:p>0.012085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9">
                <text:p>299</text:p>
              </table:table-cell>
              <table:table-cell office:value-type="float" office:value="0.014782">
                <text:p>0.014782</text:p>
              </table:table-cell>
              <table:table-cell office:value-type="float" office:value="0.004189">
                <text:p>0.0041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9">
                <text:p>299</text:p>
              </table:table-cell>
              <table:table-cell office:value-type="float" office:value="0.012571">
                <text:p>0.012571</text:p>
              </table:table-cell>
              <table:table-cell office:value-type="float" office:value="0.002646">
                <text:p>0.0026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9">
                <text:p>299</text:p>
              </table:table-cell>
              <table:table-cell office:value-type="float" office:value="0.015567">
                <text:p>0.015567</text:p>
              </table:table-cell>
              <table:table-cell office:value-type="float" office:value="0.005946">
                <text:p>0.0059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9">
                <text:p>299</text:p>
              </table:table-cell>
              <table:table-cell office:value-type="float" office:value="0.056065">
                <text:p>0.056065</text:p>
              </table:table-cell>
              <table:table-cell office:value-type="float" office:value="0.021233">
                <text:p>0.0212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8">
                <text:p>298</text:p>
              </table:table-cell>
              <table:table-cell office:value-type="float" office:value="0.041253">
                <text:p>0.041253</text:p>
              </table:table-cell>
              <table:table-cell office:value-type="float" office:value="0.021977">
                <text:p>0.0219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9">
                <text:p>299</text:p>
              </table:table-cell>
              <table:table-cell office:value-type="float" office:value="0.039952">
                <text:p>0.039952</text:p>
              </table:table-cell>
              <table:table-cell office:value-type="float" office:value="0.019273">
                <text:p>0.0192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9">
                <text:p>299</text:p>
              </table:table-cell>
              <table:table-cell office:value-type="float" office:value="0.016752">
                <text:p>0.016752</text:p>
              </table:table-cell>
              <table:table-cell office:value-type="float" office:value="0.005097">
                <text:p>0.0050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9">
                <text:p>299</text:p>
              </table:table-cell>
              <table:table-cell office:value-type="float" office:value="0.013977">
                <text:p>0.013977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9">
                <text:p>299</text:p>
              </table:table-cell>
              <table:table-cell office:value-type="float" office:value="0.014">
                <text:p>0.014</text:p>
              </table:table-cell>
              <table:table-cell office:value-type="float" office:value="0.003989">
                <text:p>0.0039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9">
                <text:p>299</text:p>
              </table:table-cell>
              <table:table-cell office:value-type="float" office:value="0.013394">
                <text:p>0.013394</text:p>
              </table:table-cell>
              <table:table-cell office:value-type="float" office:value="0.004157">
                <text:p>0.0041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9">
                <text:p>299</text:p>
              </table:table-cell>
              <table:table-cell office:value-type="float" office:value="0.067455">
                <text:p>0.067455</text:p>
              </table:table-cell>
              <table:table-cell office:value-type="float" office:value="0.022052">
                <text:p>0.0220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7">
                <text:p>297</text:p>
              </table:table-cell>
              <table:table-cell office:value-type="float" office:value="0.018589">
                <text:p>0.018589</text:p>
              </table:table-cell>
              <table:table-cell office:value-type="float" office:value="0.004096">
                <text:p>0.0040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7">
                <text:p>297</text:p>
              </table:table-cell>
              <table:table-cell office:value-type="float" office:value="0.014482">
                <text:p>0.014482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7">
                <text:p>297</text:p>
              </table:table-cell>
              <table:table-cell office:value-type="float" office:value="0.140852">
                <text:p>0.140852</text:p>
              </table:table-cell>
              <table:table-cell office:value-type="float" office:value="0.041845">
                <text:p>0.0418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3">
                <text:p>293</text:p>
              </table:table-cell>
              <table:table-cell office:value-type="float" office:value="0.036217">
                <text:p>0.036217</text:p>
              </table:table-cell>
              <table:table-cell office:value-type="float" office:value="0.005581">
                <text:p>0.0055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4">
                <text:p>294</text:p>
              </table:table-cell>
              <table:table-cell office:value-type="float" office:value="0.083869">
                <text:p>0.083869</text:p>
              </table:table-cell>
              <table:table-cell office:value-type="float" office:value="0.013571">
                <text:p>0.0135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1">
                <text:p>291</text:p>
              </table:table-cell>
              <table:table-cell office:value-type="float" office:value="0.021933">
                <text:p>0.021933</text:p>
              </table:table-cell>
              <table:table-cell office:value-type="float" office:value="0.00514">
                <text:p>0.005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1">
                <text:p>291</text:p>
              </table:table-cell>
              <table:table-cell office:value-type="float" office:value="0.012901">
                <text:p>0.012901</text:p>
              </table:table-cell>
              <table:table-cell office:value-type="float" office:value="0.002784">
                <text:p>0.0027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5">
                <text:p>295</text:p>
              </table:table-cell>
              <table:table-cell office:value-type="float" office:value="0.017458">
                <text:p>0.017458</text:p>
              </table:table-cell>
              <table:table-cell office:value-type="float" office:value="0.007314">
                <text:p>0.0073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96">
                <text:p>296</text:p>
              </table:table-cell>
              <table:table-cell office:value-type="float" office:value="0.014458">
                <text:p>0.014458</text:p>
              </table:table-cell>
              <table:table-cell office:value-type="float" office:value="0.005258">
                <text:p>0.0052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8">
                <text:p>298</text:p>
              </table:table-cell>
              <table:table-cell office:value-type="float" office:value="1.066668">
                <text:p>1.066668</text:p>
              </table:table-cell>
              <table:table-cell office:value-type="float" office:value="1.699972">
                <text:p>1.6999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5">
                <text:p>125</text:p>
              </table:table-cell>
              <table:table-cell office:value-type="float" office:value="0.80143">
                <text:p>0.80143</text:p>
              </table:table-cell>
              <table:table-cell office:value-type="float" office:value="0.242482">
                <text:p>0.2424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4">
                <text:p>124</text:p>
              </table:table-cell>
              <table:table-cell office:value-type="float" office:value="0.483134">
                <text:p>0.483134</text:p>
              </table:table-cell>
              <table:table-cell office:value-type="float" office:value="0.128962">
                <text:p>0.1289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">
                <text:p>145</text:p>
              </table:table-cell>
              <table:table-cell office:value-type="float" office:value="0.496279">
                <text:p>0.496279</text:p>
              </table:table-cell>
              <table:table-cell office:value-type="float" office:value="0.250865">
                <text:p>0.2508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">
                <text:p>179</text:p>
              </table:table-cell>
              <table:table-cell office:value-type="float" office:value="0.224752">
                <text:p>0.224752</text:p>
              </table:table-cell>
              <table:table-cell office:value-type="float" office:value="0.159822">
                <text:p>0.1598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8">
                <text:p>248</text:p>
              </table:table-cell>
              <table:table-cell office:value-type="float" office:value="0.224687">
                <text:p>0.224687</text:p>
              </table:table-cell>
              <table:table-cell office:value-type="float" office:value="0.133878">
                <text:p>0.1338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1">
                <text:p>301</text:p>
              </table:table-cell>
              <table:table-cell office:value-type="float" office:value="0.131333">
                <text:p>0.131333</text:p>
              </table:table-cell>
              <table:table-cell office:value-type="float" office:value="0.058123">
                <text:p>0.0581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4">
                <text:p>304</text:p>
              </table:table-cell>
              <table:table-cell office:value-type="float" office:value="0.03666">
                <text:p>0.03666</text:p>
              </table:table-cell>
              <table:table-cell office:value-type="float" office:value="0.006856">
                <text:p>0.0068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7">
                <text:p>297</text:p>
              </table:table-cell>
              <table:table-cell office:value-type="float" office:value="0.019285">
                <text:p>0.019285</text:p>
              </table:table-cell>
              <table:table-cell office:value-type="float" office:value="0.005972">
                <text:p>0.0059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6">
                <text:p>296</text:p>
              </table:table-cell>
              <table:table-cell office:value-type="float" office:value="0.014441">
                <text:p>0.014441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8">
                <text:p>298</text:p>
              </table:table-cell>
              <table:table-cell office:value-type="float" office:value="0.013161">
                <text:p>0.013161</text:p>
              </table:table-cell>
              <table:table-cell office:value-type="float" office:value="0.003749">
                <text:p>0.0037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9">
                <text:p>299</text:p>
              </table:table-cell>
              <table:table-cell office:value-type="float" office:value="0.021599">
                <text:p>0.021599</text:p>
              </table:table-cell>
              <table:table-cell office:value-type="float" office:value="0.010502">
                <text:p>0.0105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9">
                <text:p>299</text:p>
              </table:table-cell>
              <table:table-cell office:value-type="float" office:value="0.026593">
                <text:p>0.026593</text:p>
              </table:table-cell>
              <table:table-cell office:value-type="float" office:value="0.008704">
                <text:p>0.008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9">
                <text:p>299</text:p>
              </table:table-cell>
              <table:table-cell office:value-type="float" office:value="0.027579">
                <text:p>0.027579</text:p>
              </table:table-cell>
              <table:table-cell office:value-type="float" office:value="0.012247">
                <text:p>0.0122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9">
                <text:p>299</text:p>
              </table:table-cell>
              <table:table-cell office:value-type="float" office:value="0.155885">
                <text:p>0.155885</text:p>
              </table:table-cell>
              <table:table-cell office:value-type="float" office:value="0.109783">
                <text:p>0.1097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7">
                <text:p>297</text:p>
              </table:table-cell>
              <table:table-cell office:value-type="float" office:value="0.018905">
                <text:p>0.018905</text:p>
              </table:table-cell>
              <table:table-cell office:value-type="float" office:value="0.005208">
                <text:p>0.0052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7">
                <text:p>297</text:p>
              </table:table-cell>
              <table:table-cell office:value-type="float" office:value="0.012827">
                <text:p>0.012827</text:p>
              </table:table-cell>
              <table:table-cell office:value-type="float" office:value="0.003154">
                <text:p>0.0031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7">
                <text:p>297</text:p>
              </table:table-cell>
              <table:table-cell office:value-type="float" office:value="0.033441">
                <text:p>0.033441</text:p>
              </table:table-cell>
              <table:table-cell office:value-type="float" office:value="0.005533">
                <text:p>0.0055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6">
                <text:p>296</text:p>
              </table:table-cell>
              <table:table-cell office:value-type="float" office:value="0.048519">
                <text:p>0.048519</text:p>
              </table:table-cell>
              <table:table-cell office:value-type="float" office:value="0.013762">
                <text:p>0.0137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8">
                <text:p>298</text:p>
              </table:table-cell>
              <table:table-cell office:value-type="float" office:value="0.033903">
                <text:p>0.033903</text:p>
              </table:table-cell>
              <table:table-cell office:value-type="float" office:value="0.022977">
                <text:p>0.0229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7">
                <text:p>297</text:p>
              </table:table-cell>
              <table:table-cell office:value-type="float" office:value="0.065103">
                <text:p>0.065103</text:p>
              </table:table-cell>
              <table:table-cell office:value-type="float" office:value="0.013566">
                <text:p>0.0135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7">
                <text:p>297</text:p>
              </table:table-cell>
              <table:table-cell office:value-type="float" office:value="0.040899">
                <text:p>0.040899</text:p>
              </table:table-cell>
              <table:table-cell office:value-type="float" office:value="0.00965">
                <text:p>0.009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6">
                <text:p>296</text:p>
              </table:table-cell>
              <table:table-cell office:value-type="float" office:value="0.014472">
                <text:p>0.014472</text:p>
              </table:table-cell>
              <table:table-cell office:value-type="float" office:value="0.005502">
                <text:p>0.0055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6">
                <text:p>296</text:p>
              </table:table-cell>
              <table:table-cell office:value-type="float" office:value="0.018414">
                <text:p>0.018414</text:p>
              </table:table-cell>
              <table:table-cell office:value-type="float" office:value="0.007898">
                <text:p>0.0078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6">
                <text:p>296</text:p>
              </table:table-cell>
              <table:table-cell office:value-type="float" office:value="0.015966">
                <text:p>0.015966</text:p>
              </table:table-cell>
              <table:table-cell office:value-type="float" office:value="0.004036">
                <text:p>0.0040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8">
                <text:p>298</text:p>
              </table:table-cell>
              <table:table-cell office:value-type="float" office:value="0.015458">
                <text:p>0.015458</text:p>
              </table:table-cell>
              <table:table-cell office:value-type="float" office:value="0.005175">
                <text:p>0.0051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9">
                <text:p>299</text:p>
              </table:table-cell>
              <table:table-cell office:value-type="float" office:value="0.026317">
                <text:p>0.026317</text:p>
              </table:table-cell>
              <table:table-cell office:value-type="float" office:value="0.015621">
                <text:p>0.0156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9">
                <text:p>299</text:p>
              </table:table-cell>
              <table:table-cell office:value-type="float" office:value="0.013678">
                <text:p>0.013678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9">
                <text:p>299</text:p>
              </table:table-cell>
              <table:table-cell office:value-type="float" office:value="0.015467">
                <text:p>0.015467</text:p>
              </table:table-cell>
              <table:table-cell office:value-type="float" office:value="0.004632">
                <text:p>0.0046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9">
                <text:p>299</text:p>
              </table:table-cell>
              <table:table-cell office:value-type="float" office:value="0.04706">
                <text:p>0.04706</text:p>
              </table:table-cell>
              <table:table-cell office:value-type="float" office:value="0.04838">
                <text:p>0.048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">
                <text:p>299</text:p>
              </table:table-cell>
              <table:table-cell office:value-type="float" office:value="0.277844">
                <text:p>0.277844</text:p>
              </table:table-cell>
              <table:table-cell office:value-type="float" office:value="0.104343">
                <text:p>0.1043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0">
                <text:p>290</text:p>
              </table:table-cell>
              <table:table-cell office:value-type="float" office:value="0.35954">
                <text:p>0.35954</text:p>
              </table:table-cell>
              <table:table-cell office:value-type="float" office:value="0.237708">
                <text:p>0.2377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3">
                <text:p>283</text:p>
              </table:table-cell>
              <table:table-cell office:value-type="float" office:value="0.207857">
                <text:p>0.207857</text:p>
              </table:table-cell>
              <table:table-cell office:value-type="float" office:value="0.091407">
                <text:p>0.0914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1">
                <text:p>281</text:p>
              </table:table-cell>
              <table:table-cell office:value-type="float" office:value="0.22437">
                <text:p>0.22437</text:p>
              </table:table-cell>
              <table:table-cell office:value-type="float" office:value="0.200651">
                <text:p>0.2006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3">
                <text:p>253</text:p>
              </table:table-cell>
              <table:table-cell office:value-type="float" office:value="0.527581">
                <text:p>0.527581</text:p>
              </table:table-cell>
              <table:table-cell office:value-type="float" office:value="0.661136">
                <text:p>0.6611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7">
                <text:p>207</text:p>
              </table:table-cell>
              <table:table-cell office:value-type="float" office:value="0.742767">
                <text:p>0.742767</text:p>
              </table:table-cell>
              <table:table-cell office:value-type="float" office:value="1.167257">
                <text:p>1.1672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9">
                <text:p>139</text:p>
              </table:table-cell>
              <table:table-cell office:value-type="float" office:value="0.847174">
                <text:p>0.847174</text:p>
              </table:table-cell>
              <table:table-cell office:value-type="float" office:value="1.25733">
                <text:p>1.257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1">
                <text:p>141</text:p>
              </table:table-cell>
              <table:table-cell office:value-type="float" office:value="0.655203">
                <text:p>0.655203</text:p>
              </table:table-cell>
              <table:table-cell office:value-type="float" office:value="1.215623">
                <text:p>1.2156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0">
                <text:p>160</text:p>
              </table:table-cell>
              <table:table-cell office:value-type="float" office:value="0.613159">
                <text:p>0.613159</text:p>
              </table:table-cell>
              <table:table-cell office:value-type="float" office:value="0.942504">
                <text:p>0.9425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9">
                <text:p>209</text:p>
              </table:table-cell>
              <table:table-cell office:value-type="float" office:value="0.314686">
                <text:p>0.314686</text:p>
              </table:table-cell>
              <table:table-cell office:value-type="float" office:value="0.487616">
                <text:p>0.4876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3">
                <text:p>293</text:p>
              </table:table-cell>
              <table:table-cell office:value-type="float" office:value="0.226034">
                <text:p>0.226034</text:p>
              </table:table-cell>
              <table:table-cell office:value-type="float" office:value="0.259705">
                <text:p>0.2597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9">
                <text:p>259</text:p>
              </table:table-cell>
              <table:table-cell office:value-type="float" office:value="0.559091">
                <text:p>0.559091</text:p>
              </table:table-cell>
              <table:table-cell office:value-type="float" office:value="0.71732">
                <text:p>0.717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3">
                <text:p>183</text:p>
              </table:table-cell>
              <table:table-cell office:value-type="float" office:value="0.555905">
                <text:p>0.555905</text:p>
              </table:table-cell>
              <table:table-cell office:value-type="float" office:value="0.94924">
                <text:p>0.949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9">
                <text:p>179</text:p>
              </table:table-cell>
              <table:table-cell office:value-type="float" office:value="0.472606">
                <text:p>0.472606</text:p>
              </table:table-cell>
              <table:table-cell office:value-type="float" office:value="0.663941">
                <text:p>0.6639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9">
                <text:p>229</text:p>
              </table:table-cell>
              <table:table-cell office:value-type="float" office:value="0.342706">
                <text:p>0.342706</text:p>
              </table:table-cell>
              <table:table-cell office:value-type="float" office:value="0.500946">
                <text:p>0.500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6">
                <text:p>256</text:p>
              </table:table-cell>
              <table:table-cell office:value-type="float" office:value="0.336849">
                <text:p>0.336849</text:p>
              </table:table-cell>
              <table:table-cell office:value-type="float" office:value="0.281042">
                <text:p>0.2810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2">
                <text:p>342</text:p>
              </table:table-cell>
              <table:table-cell office:value-type="float" office:value="0.078376">
                <text:p>0.078376</text:p>
              </table:table-cell>
              <table:table-cell office:value-type="float" office:value="0.018092">
                <text:p>0.0180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9">
                <text:p>279</text:p>
              </table:table-cell>
              <table:table-cell office:value-type="float" office:value="0.03488">
                <text:p>0.03488</text:p>
              </table:table-cell>
              <table:table-cell office:value-type="float" office:value="0.005231">
                <text:p>0.0052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3">
                <text:p>283</text:p>
              </table:table-cell>
              <table:table-cell office:value-type="float" office:value="0.01225">
                <text:p>0.01225</text:p>
              </table:table-cell>
              <table:table-cell office:value-type="float" office:value="0.000668">
                <text:p>0.0006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6">
                <text:p>286</text:p>
              </table:table-cell>
              <table:table-cell office:value-type="float" office:value="0.012331">
                <text:p>0.012331</text:p>
              </table:table-cell>
              <table:table-cell office:value-type="float" office:value="0.000822">
                <text:p>0.0008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0">
                <text:p>300</text:p>
              </table:table-cell>
              <table:table-cell office:value-type="float" office:value="0.012334">
                <text:p>0.012334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8">
                <text:p>298</text:p>
              </table:table-cell>
              <table:table-cell office:value-type="float" office:value="0.011999">
                <text:p>0.011999</text:p>
              </table:table-cell>
              <table:table-cell office:value-type="float" office:value="0.001995">
                <text:p>0.0019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9">
                <text:p>299</text:p>
              </table:table-cell>
              <table:table-cell office:value-type="float" office:value="0.016348">
                <text:p>0.016348</text:p>
              </table:table-cell>
              <table:table-cell office:value-type="float" office:value="0.004075">
                <text:p>0.0040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9">
                <text:p>299</text:p>
              </table:table-cell>
              <table:table-cell office:value-type="float" office:value="0.022871">
                <text:p>0.022871</text:p>
              </table:table-cell>
              <table:table-cell office:value-type="float" office:value="0.013215">
                <text:p>0.0132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9">
                <text:p>299</text:p>
              </table:table-cell>
              <table:table-cell office:value-type="float" office:value="0.254051">
                <text:p>0.254051</text:p>
              </table:table-cell>
              <table:table-cell office:value-type="float" office:value="0.165576">
                <text:p>0.1655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4">
                <text:p>294</text:p>
              </table:table-cell>
              <table:table-cell office:value-type="float" office:value="0.05711">
                <text:p>0.05711</text:p>
              </table:table-cell>
              <table:table-cell office:value-type="float" office:value="0.026406">
                <text:p>0.0264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5">
                <text:p>295</text:p>
              </table:table-cell>
              <table:table-cell office:value-type="float" office:value="0.511881">
                <text:p>0.511881</text:p>
              </table:table-cell>
              <table:table-cell office:value-type="float" office:value="0.542092">
                <text:p>0.5420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2">
                <text:p>222</text:p>
              </table:table-cell>
              <table:table-cell office:value-type="float" office:value="0.783671">
                <text:p>0.783671</text:p>
              </table:table-cell>
              <table:table-cell office:value-type="float" office:value="1.052687">
                <text:p>1.0526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1">
                <text:p>151</text:p>
              </table:table-cell>
              <table:table-cell office:value-type="float" office:value="0.809397">
                <text:p>0.809397</text:p>
              </table:table-cell>
              <table:table-cell office:value-type="float" office:value="1.34834">
                <text:p>1.348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5">
                <text:p>125</text:p>
              </table:table-cell>
              <table:table-cell office:value-type="float" office:value="0.739395">
                <text:p>0.739395</text:p>
              </table:table-cell>
              <table:table-cell office:value-type="float" office:value="1.415009">
                <text:p>1.4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">
                <text:p>137</text:p>
              </table:table-cell>
              <table:table-cell office:value-type="float" office:value="0.64996">
                <text:p>0.64996</text:p>
              </table:table-cell>
              <table:table-cell office:value-type="float" office:value="1.063965">
                <text:p>1.0639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7">
                <text:p>167</text:p>
              </table:table-cell>
              <table:table-cell office:value-type="float" office:value="0.274134">
                <text:p>0.274134</text:p>
              </table:table-cell>
              <table:table-cell office:value-type="float" office:value="0.492691">
                <text:p>0.4926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7">
                <text:p>277</text:p>
              </table:table-cell>
              <table:table-cell office:value-type="float" office:value="0.447105">
                <text:p>0.447105</text:p>
              </table:table-cell>
              <table:table-cell office:value-type="float" office:value="0.458469">
                <text:p>0.4584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3">
                <text:p>243</text:p>
              </table:table-cell>
              <table:table-cell office:value-type="float" office:value="0.416399">
                <text:p>0.416399</text:p>
              </table:table-cell>
              <table:table-cell office:value-type="float" office:value="0.431503">
                <text:p>0.4315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2">
                <text:p>252</text:p>
              </table:table-cell>
              <table:table-cell office:value-type="float" office:value="0.4526">
                <text:p>0.4526</text:p>
              </table:table-cell>
              <table:table-cell office:value-type="float" office:value="0.578406">
                <text:p>0.5784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3">
                <text:p>283</text:p>
              </table:table-cell>
              <table:table-cell office:value-type="float" office:value="0.368135">
                <text:p>0.368135</text:p>
              </table:table-cell>
              <table:table-cell office:value-type="float" office:value="0.378198">
                <text:p>0.3781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7">
                <text:p>217</text:p>
              </table:table-cell>
              <table:table-cell office:value-type="float" office:value="0.685914">
                <text:p>0.685914</text:p>
              </table:table-cell>
              <table:table-cell office:value-type="float" office:value="0.567117">
                <text:p>0.5671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6">
                <text:p>256</text:p>
              </table:table-cell>
              <table:table-cell office:value-type="float" office:value="0.362268">
                <text:p>0.362268</text:p>
              </table:table-cell>
              <table:table-cell office:value-type="float" office:value="0.417013">
                <text:p>0.4170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7">
                <text:p>227</text:p>
              </table:table-cell>
              <table:table-cell office:value-type="float" office:value="0.571879">
                <text:p>0.571879</text:p>
              </table:table-cell>
              <table:table-cell office:value-type="float" office:value="1.019859">
                <text:p>1.0198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5">
                <text:p>145</text:p>
              </table:table-cell>
              <table:table-cell office:value-type="float" office:value="0.695105">
                <text:p>0.695105</text:p>
              </table:table-cell>
              <table:table-cell office:value-type="float" office:value="0.997165">
                <text:p>0.9971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  <table:table-cell office:value-type="float" office:value="0.568722">
                <text:p>0.568722</text:p>
              </table:table-cell>
              <table:table-cell office:value-type="float" office:value="0.981745">
                <text:p>0.9817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6">
                <text:p>216</text:p>
              </table:table-cell>
              <table:table-cell office:value-type="float" office:value="0.285398">
                <text:p>0.285398</text:p>
              </table:table-cell>
              <table:table-cell office:value-type="float" office:value="0.252726">
                <text:p>0.2527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6">
                <text:p>296</text:p>
              </table:table-cell>
              <table:table-cell office:value-type="float" office:value="0.310248">
                <text:p>0.310248</text:p>
              </table:table-cell>
              <table:table-cell office:value-type="float" office:value="0.305129">
                <text:p>0.3051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0">
                <text:p>270</text:p>
              </table:table-cell>
              <table:table-cell office:value-type="float" office:value="0.279219">
                <text:p>0.279219</text:p>
              </table:table-cell>
              <table:table-cell office:value-type="float" office:value="0.324084">
                <text:p>0.3240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6">
                <text:p>266</text:p>
              </table:table-cell>
              <table:table-cell office:value-type="float" office:value="0.35961">
                <text:p>0.35961</text:p>
              </table:table-cell>
              <table:table-cell office:value-type="float" office:value="0.483219">
                <text:p>0.4832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6">
                <text:p>246</text:p>
              </table:table-cell>
              <table:table-cell office:value-type="float" office:value="0.617775">
                <text:p>0.617775</text:p>
              </table:table-cell>
              <table:table-cell office:value-type="float" office:value="0.686806">
                <text:p>0.6868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0">
                <text:p>240</text:p>
              </table:table-cell>
              <table:table-cell office:value-type="float" office:value="0.39811">
                <text:p>0.39811</text:p>
              </table:table-cell>
              <table:table-cell office:value-type="float" office:value="0.560572">
                <text:p>0.5605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7">
                <text:p>217</text:p>
              </table:table-cell>
              <table:table-cell office:value-type="float" office:value="0.428147">
                <text:p>0.428147</text:p>
              </table:table-cell>
              <table:table-cell office:value-type="float" office:value="0.597389">
                <text:p>0.5973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6">
                <text:p>266</text:p>
              </table:table-cell>
              <table:table-cell office:value-type="float" office:value="0.24361">
                <text:p>0.24361</text:p>
              </table:table-cell>
              <table:table-cell office:value-type="float" office:value="0.213392">
                <text:p>0.2133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6">
                <text:p>276</text:p>
              </table:table-cell>
              <table:table-cell office:value-type="float" office:value="0.354332">
                <text:p>0.354332</text:p>
              </table:table-cell>
              <table:table-cell office:value-type="float" office:value="0.471683">
                <text:p>0.4716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9">
                <text:p>259</text:p>
              </table:table-cell>
              <table:table-cell office:value-type="float" office:value="0.249498">
                <text:p>0.249498</text:p>
              </table:table-cell>
              <table:table-cell office:value-type="float" office:value="0.258451">
                <text:p>0.2584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2">
                <text:p>302</text:p>
              </table:table-cell>
              <table:table-cell office:value-type="float" office:value="0.33728">
                <text:p>0.33728</text:p>
              </table:table-cell>
              <table:table-cell office:value-type="float" office:value="0.484614">
                <text:p>0.4846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">
                <text:p>235</text:p>
              </table:table-cell>
              <table:table-cell office:value-type="float" office:value="0.57295">
                <text:p>0.57295</text:p>
              </table:table-cell>
              <table:table-cell office:value-type="float" office:value="0.810405">
                <text:p>0.8104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">
                <text:p>188</text:p>
              </table:table-cell>
              <table:table-cell office:value-type="float" office:value="0.602272">
                <text:p>0.602272</text:p>
              </table:table-cell>
              <table:table-cell office:value-type="float" office:value="0.800816">
                <text:p>0.8008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7">
                <text:p>247</text:p>
              </table:table-cell>
              <table:table-cell office:value-type="float" office:value="0.236727">
                <text:p>0.236727</text:p>
              </table:table-cell>
              <table:table-cell office:value-type="float" office:value="0.179649">
                <text:p>0.1796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0">
                <text:p>270</text:p>
              </table:table-cell>
              <table:table-cell office:value-type="float" office:value="0.483671">
                <text:p>0.483671</text:p>
              </table:table-cell>
              <table:table-cell office:value-type="float" office:value="0.472993">
                <text:p>0.4729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8">
                <text:p>258</text:p>
              </table:table-cell>
              <table:table-cell office:value-type="float" office:value="0.354612">
                <text:p>0.354612</text:p>
              </table:table-cell>
              <table:table-cell office:value-type="float" office:value="0.352331">
                <text:p>0.352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5">
                <text:p>295</text:p>
              </table:table-cell>
              <table:table-cell office:value-type="float" office:value="0.254642">
                <text:p>0.254642</text:p>
              </table:table-cell>
              <table:table-cell office:value-type="float" office:value="0.145491">
                <text:p>0.1454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3">
                <text:p>263</text:p>
              </table:table-cell>
              <table:table-cell office:value-type="float" office:value="0.438285">
                <text:p>0.438285</text:p>
              </table:table-cell>
              <table:table-cell office:value-type="float" office:value="0.476306">
                <text:p>0.4763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5">
                <text:p>255</text:p>
              </table:table-cell>
              <table:table-cell office:value-type="float" office:value="0.329168">
                <text:p>0.329168</text:p>
              </table:table-cell>
              <table:table-cell office:value-type="float" office:value="0.404561">
                <text:p>0.4045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7">
                <text:p>227</text:p>
              </table:table-cell>
              <table:table-cell office:value-type="float" office:value="0.62584">
                <text:p>0.62584</text:p>
              </table:table-cell>
              <table:table-cell office:value-type="float" office:value="0.970383">
                <text:p>0.97038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">
                <text:p>191</text:p>
              </table:table-cell>
              <table:table-cell office:value-type="float" office:value="0.803919">
                <text:p>0.803919</text:p>
              </table:table-cell>
              <table:table-cell office:value-type="float" office:value="1.006007">
                <text:p>1.0060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4">
                <text:p>184</text:p>
              </table:table-cell>
              <table:table-cell office:value-type="float" office:value="0.469614">
                <text:p>0.469614</text:p>
              </table:table-cell>
              <table:table-cell office:value-type="float" office:value="0.850879">
                <text:p>0.8508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4">
                <text:p>144</text:p>
              </table:table-cell>
              <table:table-cell office:value-type="float" office:value="0.585748">
                <text:p>0.585748</text:p>
              </table:table-cell>
              <table:table-cell office:value-type="float" office:value="1.127894">
                <text:p>1.1278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0">
                <text:p>160</text:p>
              </table:table-cell>
              <table:table-cell office:value-type="float" office:value="0.706708">
                <text:p>0.706708</text:p>
              </table:table-cell>
              <table:table-cell office:value-type="float" office:value="1.315185">
                <text:p>1.3151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3">
                <text:p>133</text:p>
              </table:table-cell>
              <table:table-cell office:value-type="float" office:value="0.649713">
                <text:p>0.649713</text:p>
              </table:table-cell>
              <table:table-cell office:value-type="float" office:value="1.269849">
                <text:p>1.2698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0">
                <text:p>140</text:p>
              </table:table-cell>
              <table:table-cell office:value-type="float" office:value="0.711897">
                <text:p>0.711897</text:p>
              </table:table-cell>
              <table:table-cell office:value-type="float" office:value="1.192007">
                <text:p>1.1920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2">
                <text:p>162</text:p>
              </table:table-cell>
              <table:table-cell office:value-type="float" office:value="0.360714">
                <text:p>0.360714</text:p>
              </table:table-cell>
              <table:table-cell office:value-type="float" office:value="0.27239">
                <text:p>0.272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17">
                <text:p>317</text:p>
              </table:table-cell>
              <table:table-cell office:value-type="float" office:value="0.254826">
                <text:p>0.254826</text:p>
              </table:table-cell>
              <table:table-cell office:value-type="float" office:value="0.135093">
                <text:p>0.1350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12">
                <text:p>312</text:p>
              </table:table-cell>
              <table:table-cell office:value-type="float" office:value="0.108075">
                <text:p>0.108075</text:p>
              </table:table-cell>
              <table:table-cell office:value-type="float" office:value="0.022701">
                <text:p>0.0227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9">
                <text:p>279</text:p>
              </table:table-cell>
              <table:table-cell office:value-type="float" office:value="0.017953">
                <text:p>0.017953</text:p>
              </table:table-cell>
              <table:table-cell office:value-type="float" office:value="0.00311">
                <text:p>0.003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7">
                <text:p>287</text:p>
              </table:table-cell>
              <table:table-cell office:value-type="float" office:value="0.026699">
                <text:p>0.026699</text:p>
              </table:table-cell>
              <table:table-cell office:value-type="float" office:value="0.01111">
                <text:p>0.011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9">
                <text:p>289</text:p>
              </table:table-cell>
              <table:table-cell office:value-type="float" office:value="0.049711">
                <text:p>0.049711</text:p>
              </table:table-cell>
              <table:table-cell office:value-type="float" office:value="0.014248">
                <text:p>0.0142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8">
                <text:p>298</text:p>
              </table:table-cell>
              <table:table-cell office:value-type="float" office:value="0.036336">
                <text:p>0.036336</text:p>
              </table:table-cell>
              <table:table-cell office:value-type="float" office:value="0.007475">
                <text:p>0.0074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2">
                <text:p>302</text:p>
              </table:table-cell>
              <table:table-cell office:value-type="float" office:value="0.013112">
                <text:p>0.013112</text:p>
              </table:table-cell>
              <table:table-cell office:value-type="float" office:value="0.003402">
                <text:p>0.0034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8">
                <text:p>298</text:p>
              </table:table-cell>
              <table:table-cell office:value-type="float" office:value="0.017341">
                <text:p>0.017341</text:p>
              </table:table-cell>
              <table:table-cell office:value-type="float" office:value="0.007715">
                <text:p>0.0077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8">
                <text:p>298</text:p>
              </table:table-cell>
              <table:table-cell office:value-type="float" office:value="0.013796">
                <text:p>0.013796</text:p>
              </table:table-cell>
              <table:table-cell office:value-type="float" office:value="0.003778">
                <text:p>0.0037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8">
                <text:p>298</text:p>
              </table:table-cell>
              <table:table-cell office:value-type="float" office:value="0.012446">
                <text:p>0.012446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9">
                <text:p>299</text:p>
              </table:table-cell>
              <table:table-cell office:value-type="float" office:value="0.012957">
                <text:p>0.012957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9">
                <text:p>299</text:p>
              </table:table-cell>
              <table:table-cell office:value-type="float" office:value="0.011661">
                <text:p>0.011661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9">
                <text:p>299</text:p>
              </table:table-cell>
              <table:table-cell office:value-type="float" office:value="0.055441">
                <text:p>0.055441</text:p>
              </table:table-cell>
              <table:table-cell office:value-type="float" office:value="0.014956">
                <text:p>0.0149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7">
                <text:p>297</text:p>
              </table:table-cell>
              <table:table-cell office:value-type="float" office:value="0.183331">
                <text:p>0.183331</text:p>
              </table:table-cell>
              <table:table-cell office:value-type="float" office:value="0.071545">
                <text:p>0.0715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2">
                <text:p>292</text:p>
              </table:table-cell>
              <table:table-cell office:value-type="float" office:value="0.145968">
                <text:p>0.145968</text:p>
              </table:table-cell>
              <table:table-cell office:value-type="float" office:value="0.071285">
                <text:p>0.0712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5">
                <text:p>285</text:p>
              </table:table-cell>
              <table:table-cell office:value-type="float" office:value="0.522806">
                <text:p>0.522806</text:p>
              </table:table-cell>
              <table:table-cell office:value-type="float" office:value="0.514648">
                <text:p>0.5146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9">
                <text:p>219</text:p>
              </table:table-cell>
              <table:table-cell office:value-type="float" office:value="0.581963">
                <text:p>0.581963</text:p>
              </table:table-cell>
              <table:table-cell office:value-type="float" office:value="0.513997">
                <text:p>0.5139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5">
                <text:p>235</text:p>
              </table:table-cell>
              <table:table-cell office:value-type="float" office:value="0.443475">
                <text:p>0.443475</text:p>
              </table:table-cell>
              <table:table-cell office:value-type="float" office:value="0.410511">
                <text:p>0.4105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3">
                <text:p>293</text:p>
              </table:table-cell>
              <table:table-cell office:value-type="float" office:value="0.292986">
                <text:p>0.292986</text:p>
              </table:table-cell>
              <table:table-cell office:value-type="float" office:value="0.198983">
                <text:p>0.1989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2">
                <text:p>242</text:p>
              </table:table-cell>
              <table:table-cell office:value-type="float" office:value="0.504015">
                <text:p>0.504015</text:p>
              </table:table-cell>
              <table:table-cell office:value-type="float" office:value="0.52533">
                <text:p>0.525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31">
                <text:p>231</text:p>
              </table:table-cell>
              <table:table-cell office:value-type="float" office:value="0.402725">
                <text:p>0.402725</text:p>
              </table:table-cell>
              <table:table-cell office:value-type="float" office:value="0.356271">
                <text:p>0.3562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1">
                <text:p>271</text:p>
              </table:table-cell>
              <table:table-cell office:value-type="float" office:value="0.146465">
                <text:p>0.146465</text:p>
              </table:table-cell>
              <table:table-cell office:value-type="float" office:value="0.118064">
                <text:p>0.1180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9">
                <text:p>309</text:p>
              </table:table-cell>
              <table:table-cell office:value-type="float" office:value="0.030442">
                <text:p>0.030442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1">
                <text:p>281</text:p>
              </table:table-cell>
              <table:table-cell office:value-type="float" office:value="0.062274">
                <text:p>0.062274</text:p>
              </table:table-cell>
              <table:table-cell office:value-type="float" office:value="0.012736">
                <text:p>0.0127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0">
                <text:p>290</text:p>
              </table:table-cell>
              <table:table-cell office:value-type="float" office:value="0.153647">
                <text:p>0.153647</text:p>
              </table:table-cell>
              <table:table-cell office:value-type="float" office:value="0.091354">
                <text:p>0.0913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0">
                <text:p>280</text:p>
              </table:table-cell>
              <table:table-cell office:value-type="float" office:value="0.352783">
                <text:p>0.352783</text:p>
              </table:table-cell>
              <table:table-cell office:value-type="float" office:value="0.303127">
                <text:p>0.3031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5">
                <text:p>275</text:p>
              </table:table-cell>
              <table:table-cell office:value-type="float" office:value="0.310024">
                <text:p>0.310024</text:p>
              </table:table-cell>
              <table:table-cell office:value-type="float" office:value="0.189071">
                <text:p>0.1890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6">
                <text:p>306</text:p>
              </table:table-cell>
              <table:table-cell office:value-type="float" office:value="0.199379">
                <text:p>0.199379</text:p>
              </table:table-cell>
              <table:table-cell office:value-type="float" office:value="0.08636">
                <text:p>0.086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0">
                <text:p>270</text:p>
              </table:table-cell>
              <table:table-cell office:value-type="float" office:value="0.556994">
                <text:p>0.556994</text:p>
              </table:table-cell>
              <table:table-cell office:value-type="float" office:value="0.45287">
                <text:p>0.452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31">
                <text:p>231</text:p>
              </table:table-cell>
              <table:table-cell office:value-type="float" office:value="0.542418">
                <text:p>0.542418</text:p>
              </table:table-cell>
              <table:table-cell office:value-type="float" office:value="0.800541">
                <text:p>0.8005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1">
                <text:p>191</text:p>
              </table:table-cell>
              <table:table-cell office:value-type="float" office:value="0.59927">
                <text:p>0.59927</text:p>
              </table:table-cell>
              <table:table-cell office:value-type="float" office:value="0.792808">
                <text:p>0.7928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7">
                <text:p>197</text:p>
              </table:table-cell>
              <table:table-cell office:value-type="float" office:value="0.445446">
                <text:p>0.445446</text:p>
              </table:table-cell>
              <table:table-cell office:value-type="float" office:value="0.897479">
                <text:p>0.8974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3">
                <text:p>193</text:p>
              </table:table-cell>
              <table:table-cell office:value-type="float" office:value="0.520994">
                <text:p>0.520994</text:p>
              </table:table-cell>
              <table:table-cell office:value-type="float" office:value="0.998349">
                <text:p>0.9983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8">
                <text:p>188</text:p>
              </table:table-cell>
              <table:table-cell office:value-type="float" office:value="0.566007">
                <text:p>0.566007</text:p>
              </table:table-cell>
              <table:table-cell office:value-type="float" office:value="1.282798">
                <text:p>1.2827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8">
                <text:p>138</text:p>
              </table:table-cell>
              <table:table-cell office:value-type="float" office:value="0.711328">
                <text:p>0.711328</text:p>
              </table:table-cell>
              <table:table-cell office:value-type="float" office:value="1.503055">
                <text:p>1.5030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">
                <text:p>128</text:p>
              </table:table-cell>
              <table:table-cell office:value-type="float" office:value="0.540965">
                <text:p>0.540965</text:p>
              </table:table-cell>
              <table:table-cell office:value-type="float" office:value="1.581029">
                <text:p>1.581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">
                <text:p>141</text:p>
              </table:table-cell>
              <table:table-cell office:value-type="float" office:value="0.472802">
                <text:p>0.472802</text:p>
              </table:table-cell>
              <table:table-cell office:value-type="float" office:value="0.930004">
                <text:p>0.9300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6">
                <text:p>186</text:p>
              </table:table-cell>
              <table:table-cell office:value-type="float" office:value="0.533584">
                <text:p>0.533584</text:p>
              </table:table-cell>
              <table:table-cell office:value-type="float" office:value="1.091428">
                <text:p>1.0914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2">
                <text:p>222</text:p>
              </table:table-cell>
              <table:table-cell office:value-type="float" office:value="0.445614">
                <text:p>0.445614</text:p>
              </table:table-cell>
              <table:table-cell office:value-type="float" office:value="0.755797">
                <text:p>0.7557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0">
                <text:p>160</text:p>
              </table:table-cell>
              <table:table-cell office:value-type="float" office:value="0.609471">
                <text:p>0.609471</text:p>
              </table:table-cell>
              <table:table-cell office:value-type="float" office:value="1.069743">
                <text:p>1.0697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0">
                <text:p>180</text:p>
              </table:table-cell>
              <table:table-cell office:value-type="float" office:value="0.483401">
                <text:p>0.483401</text:p>
              </table:table-cell>
              <table:table-cell office:value-type="float" office:value="0.800719">
                <text:p>0.8007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1">
                <text:p>231</text:p>
              </table:table-cell>
              <table:table-cell office:value-type="float" office:value="0.395831">
                <text:p>0.395831</text:p>
              </table:table-cell>
              <table:table-cell office:value-type="float" office:value="0.570956">
                <text:p>0.5709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7">
                <text:p>277</text:p>
              </table:table-cell>
              <table:table-cell office:value-type="float" office:value="0.351681">
                <text:p>0.351681</text:p>
              </table:table-cell>
              <table:table-cell office:value-type="float" office:value="0.462316">
                <text:p>0.4623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4">
                <text:p>244</text:p>
              </table:table-cell>
              <table:table-cell office:value-type="float" office:value="0.546712">
                <text:p>0.546712</text:p>
              </table:table-cell>
              <table:table-cell office:value-type="float" office:value="1.026253">
                <text:p>1.0262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">
                <text:p>157</text:p>
              </table:table-cell>
              <table:table-cell office:value-type="float" office:value="0.535011">
                <text:p>0.535011</text:p>
              </table:table-cell>
              <table:table-cell office:value-type="float" office:value="1.215745">
                <text:p>1.2157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2">
                <text:p>152</text:p>
              </table:table-cell>
              <table:table-cell office:value-type="float" office:value="0.523582">
                <text:p>0.523582</text:p>
              </table:table-cell>
              <table:table-cell office:value-type="float" office:value="1.367724">
                <text:p>1.3677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4">
                <text:p>164</text:p>
              </table:table-cell>
              <table:table-cell office:value-type="float" office:value="0.698282">
                <text:p>0.698282</text:p>
              </table:table-cell>
              <table:table-cell office:value-type="float" office:value="0.902008">
                <text:p>0.9020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2">
                <text:p>202</text:p>
              </table:table-cell>
              <table:table-cell office:value-type="float" office:value="0.643522">
                <text:p>0.643522</text:p>
              </table:table-cell>
              <table:table-cell office:value-type="float" office:value="1.158945">
                <text:p>1.158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">
                <text:p>143</text:p>
              </table:table-cell>
              <table:table-cell office:value-type="float" office:value="0.583688">
                <text:p>0.583688</text:p>
              </table:table-cell>
              <table:table-cell office:value-type="float" office:value="0.926962">
                <text:p>0.9269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">
                <text:p>200</text:p>
              </table:table-cell>
              <table:table-cell office:value-type="float" office:value="0.430196">
                <text:p>0.430196</text:p>
              </table:table-cell>
              <table:table-cell office:value-type="float" office:value="0.551242">
                <text:p>0.5512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0">
                <text:p>260</text:p>
              </table:table-cell>
              <table:table-cell office:value-type="float" office:value="0.620126">
                <text:p>0.620126</text:p>
              </table:table-cell>
              <table:table-cell office:value-type="float" office:value="0.860759">
                <text:p>0.8607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4">
                <text:p>174</text:p>
              </table:table-cell>
              <table:table-cell office:value-type="float" office:value="0.560685">
                <text:p>0.560685</text:p>
              </table:table-cell>
              <table:table-cell office:value-type="float" office:value="1.181124">
                <text:p>1.1811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">
                <text:p>151</text:p>
              </table:table-cell>
              <table:table-cell office:value-type="float" office:value="0.462993">
                <text:p>0.462993</text:p>
              </table:table-cell>
              <table:table-cell office:value-type="float" office:value="0.891544">
                <text:p>0.8915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4">
                <text:p>204</text:p>
              </table:table-cell>
              <table:table-cell office:value-type="float" office:value="0.426555">
                <text:p>0.426555</text:p>
              </table:table-cell>
              <table:table-cell office:value-type="float" office:value="0.588704">
                <text:p>0.5887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2">
                <text:p>272</text:p>
              </table:table-cell>
              <table:table-cell office:value-type="float" office:value="0.323909">
                <text:p>0.323909</text:p>
              </table:table-cell>
              <table:table-cell office:value-type="float" office:value="0.369845">
                <text:p>0.3698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2">
                <text:p>292</text:p>
              </table:table-cell>
              <table:table-cell office:value-type="float" office:value="0.152403">
                <text:p>0.152403</text:p>
              </table:table-cell>
              <table:table-cell office:value-type="float" office:value="0.09526">
                <text:p>0.095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4">
                <text:p>314</text:p>
              </table:table-cell>
              <table:table-cell office:value-type="float" office:value="0.082603">
                <text:p>0.082603</text:p>
              </table:table-cell>
              <table:table-cell office:value-type="float" office:value="0.038706">
                <text:p>0.0387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9">
                <text:p>289</text:p>
              </table:table-cell>
              <table:table-cell office:value-type="float" office:value="0.025017">
                <text:p>0.025017</text:p>
              </table:table-cell>
              <table:table-cell office:value-type="float" office:value="0.010298">
                <text:p>0.0102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6">
                <text:p>296</text:p>
              </table:table-cell>
              <table:table-cell office:value-type="float" office:value="0.021985">
                <text:p>0.021985</text:p>
              </table:table-cell>
              <table:table-cell office:value-type="float" office:value="0.008437">
                <text:p>0.0084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0">
                <text:p>300</text:p>
              </table:table-cell>
              <table:table-cell office:value-type="float" office:value="0.024757">
                <text:p>0.024757</text:p>
              </table:table-cell>
              <table:table-cell office:value-type="float" office:value="0.009975">
                <text:p>0.0099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7">
                <text:p>297</text:p>
              </table:table-cell>
              <table:table-cell office:value-type="float" office:value="0.019616">
                <text:p>0.019616</text:p>
              </table:table-cell>
              <table:table-cell office:value-type="float" office:value="0.007269">
                <text:p>0.0072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9">
                <text:p>299</text:p>
              </table:table-cell>
              <table:table-cell office:value-type="float" office:value="0.041586">
                <text:p>0.041586</text:p>
              </table:table-cell>
              <table:table-cell office:value-type="float" office:value="0.007342">
                <text:p>0.0073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9">
                <text:p>299</text:p>
              </table:table-cell>
              <table:table-cell office:value-type="float" office:value="0.020122">
                <text:p>0.020122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8">
                <text:p>298</text:p>
              </table:table-cell>
              <table:table-cell office:value-type="float" office:value="0.04259">
                <text:p>0.04259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6">
                <text:p>296</text:p>
              </table:table-cell>
              <table:table-cell office:value-type="float" office:value="0.015805">
                <text:p>0.015805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7">
                <text:p>297</text:p>
              </table:table-cell>
              <table:table-cell office:value-type="float" office:value="0.0338">
                <text:p>0.0338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7">
                <text:p>297</text:p>
              </table:table-cell>
              <table:table-cell office:value-type="float" office:value="0.019864">
                <text:p>0.019864</text:p>
              </table:table-cell>
              <table:table-cell office:value-type="float" office:value="0.005858">
                <text:p>0.0058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7">
                <text:p>297</text:p>
              </table:table-cell>
              <table:table-cell office:value-type="float" office:value="0.026681">
                <text:p>0.026681</text:p>
              </table:table-cell>
              <table:table-cell office:value-type="float" office:value="0.009575">
                <text:p>0.0095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8">
                <text:p>298</text:p>
              </table:table-cell>
              <table:table-cell office:value-type="float" office:value="0.01892">
                <text:p>0.01892</text:p>
              </table:table-cell>
              <table:table-cell office:value-type="float" office:value="0.007407">
                <text:p>0.0074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8">
                <text:p>298</text:p>
              </table:table-cell>
              <table:table-cell office:value-type="float" office:value="0.021675">
                <text:p>0.021675</text:p>
              </table:table-cell>
              <table:table-cell office:value-type="float" office:value="0.007164">
                <text:p>0.0071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9">
                <text:p>299</text:p>
              </table:table-cell>
              <table:table-cell office:value-type="float" office:value="0.019317">
                <text:p>0.019317</text:p>
              </table:table-cell>
              <table:table-cell office:value-type="float" office:value="0.007309">
                <text:p>0.0073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9">
                <text:p>299</text:p>
              </table:table-cell>
              <table:table-cell office:value-type="float" office:value="0.015645">
                <text:p>0.015645</text:p>
              </table:table-cell>
              <table:table-cell office:value-type="float" office:value="0.004864">
                <text:p>0.0048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9">
                <text:p>299</text:p>
              </table:table-cell>
              <table:table-cell office:value-type="float" office:value="0.021407">
                <text:p>0.021407</text:p>
              </table:table-cell>
              <table:table-cell office:value-type="float" office:value="0.008087">
                <text:p>0.0080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9">
                <text:p>299</text:p>
              </table:table-cell>
              <table:table-cell office:value-type="float" office:value="0.02085">
                <text:p>0.02085</text:p>
              </table:table-cell>
              <table:table-cell office:value-type="float" office:value="0.006457">
                <text:p>0.0064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9">
                <text:p>299</text:p>
              </table:table-cell>
              <table:table-cell office:value-type="float" office:value="0.022553">
                <text:p>0.022553</text:p>
              </table:table-cell>
              <table:table-cell office:value-type="float" office:value="0.007044">
                <text:p>0.0070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9">
                <text:p>299</text:p>
              </table:table-cell>
              <table:table-cell office:value-type="float" office:value="0.022262">
                <text:p>0.022262</text:p>
              </table:table-cell>
              <table:table-cell office:value-type="float" office:value="0.006012">
                <text:p>0.0060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9">
                <text:p>299</text:p>
              </table:table-cell>
              <table:table-cell office:value-type="float" office:value="0.04059">
                <text:p>0.04059</text:p>
              </table:table-cell>
              <table:table-cell office:value-type="float" office:value="0.008077">
                <text:p>0.0080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8">
                <text:p>298</text:p>
              </table:table-cell>
              <table:table-cell office:value-type="float" office:value="0.019672">
                <text:p>0.019672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8">
                <text:p>298</text:p>
              </table:table-cell>
              <table:table-cell office:value-type="float" office:value="0.016542">
                <text:p>0.016542</text:p>
              </table:table-cell>
              <table:table-cell office:value-type="float" office:value="0.007606">
                <text:p>0.0076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8">
                <text:p>298</text:p>
              </table:table-cell>
              <table:table-cell office:value-type="float" office:value="0.059988">
                <text:p>0.059988</text:p>
              </table:table-cell>
              <table:table-cell office:value-type="float" office:value="0.010515">
                <text:p>0.0105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6">
                <text:p>296</text:p>
              </table:table-cell>
              <table:table-cell office:value-type="float" office:value="0.024979">
                <text:p>0.024979</text:p>
              </table:table-cell>
              <table:table-cell office:value-type="float" office:value="0.011013">
                <text:p>0.0110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7">
                <text:p>297</text:p>
              </table:table-cell>
              <table:table-cell office:value-type="float" office:value="0.054876">
                <text:p>0.054876</text:p>
              </table:table-cell>
              <table:table-cell office:value-type="float" office:value="0.011007">
                <text:p>0.0110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6">
                <text:p>296</text:p>
              </table:table-cell>
              <table:table-cell office:value-type="float" office:value="0.040016">
                <text:p>0.040016</text:p>
              </table:table-cell>
              <table:table-cell office:value-type="float" office:value="0.00937">
                <text:p>0.009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5">
                <text:p>295</text:p>
              </table:table-cell>
              <table:table-cell office:value-type="float" office:value="0.017464">
                <text:p>0.017464</text:p>
              </table:table-cell>
              <table:table-cell office:value-type="float" office:value="0.00614">
                <text:p>0.006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7">
                <text:p>297</text:p>
              </table:table-cell>
              <table:table-cell office:value-type="float" office:value="0.017647">
                <text:p>0.017647</text:p>
              </table:table-cell>
              <table:table-cell office:value-type="float" office:value="0.007422">
                <text:p>0.0074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7">
                <text:p>297</text:p>
              </table:table-cell>
              <table:table-cell office:value-type="float" office:value="0.024055">
                <text:p>0.024055</text:p>
              </table:table-cell>
              <table:table-cell office:value-type="float" office:value="0.012189">
                <text:p>0.0121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8">
                <text:p>298</text:p>
              </table:table-cell>
              <table:table-cell office:value-type="float" office:value="0.019994">
                <text:p>0.019994</text:p>
              </table:table-cell>
              <table:table-cell office:value-type="float" office:value="0.008152">
                <text:p>0.0081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8">
                <text:p>298</text:p>
              </table:table-cell>
              <table:table-cell office:value-type="float" office:value="0.075066">
                <text:p>0.075066</text:p>
              </table:table-cell>
              <table:table-cell office:value-type="float" office:value="0.017961">
                <text:p>0.0179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8">
                <text:p>298</text:p>
              </table:table-cell>
              <table:table-cell office:value-type="float" office:value="0.064328">
                <text:p>0.064328</text:p>
              </table:table-cell>
              <table:table-cell office:value-type="float" office:value="0.01191">
                <text:p>0.011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4">
                <text:p>294</text:p>
              </table:table-cell>
              <table:table-cell office:value-type="float" office:value="0.021656">
                <text:p>0.021656</text:p>
              </table:table-cell>
              <table:table-cell office:value-type="float" office:value="0.007284">
                <text:p>0.0072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6">
                <text:p>296</text:p>
              </table:table-cell>
              <table:table-cell office:value-type="float" office:value="0.026863">
                <text:p>0.026863</text:p>
              </table:table-cell>
              <table:table-cell office:value-type="float" office:value="0.009688">
                <text:p>0.0096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5">
                <text:p>295</text:p>
              </table:table-cell>
              <table:table-cell office:value-type="float" office:value="0.018429">
                <text:p>0.018429</text:p>
              </table:table-cell>
              <table:table-cell office:value-type="float" office:value="0.007001">
                <text:p>0.007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7">
                <text:p>297</text:p>
              </table:table-cell>
              <table:table-cell office:value-type="float" office:value="0.024796">
                <text:p>0.024796</text:p>
              </table:table-cell>
              <table:table-cell office:value-type="float" office:value="0.010873">
                <text:p>0.01087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9">
                <text:p>299</text:p>
              </table:table-cell>
              <table:table-cell office:value-type="float" office:value="0.01726">
                <text:p>0.01726</text:p>
              </table:table-cell>
              <table:table-cell office:value-type="float" office:value="0.00759">
                <text:p>0.007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9">
                <text:p>299</text:p>
              </table:table-cell>
              <table:table-cell office:value-type="float" office:value="0.051223">
                <text:p>0.051223</text:p>
              </table:table-cell>
              <table:table-cell office:value-type="float" office:value="0.009291">
                <text:p>0.009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8">
                <text:p>298</text:p>
              </table:table-cell>
              <table:table-cell office:value-type="float" office:value="0.018438">
                <text:p>0.018438</text:p>
              </table:table-cell>
              <table:table-cell office:value-type="float" office:value="0.008442">
                <text:p>0.0084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8">
                <text:p>298</text:p>
              </table:table-cell>
              <table:table-cell office:value-type="float" office:value="0.016763">
                <text:p>0.016763</text:p>
              </table:table-cell>
              <table:table-cell office:value-type="float" office:value="0.007778">
                <text:p>0.0077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8">
                <text:p>298</text:p>
              </table:table-cell>
              <table:table-cell office:value-type="float" office:value="0.031653">
                <text:p>0.031653</text:p>
              </table:table-cell>
              <table:table-cell office:value-type="float" office:value="0.010544">
                <text:p>0.0105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7">
                <text:p>297</text:p>
              </table:table-cell>
              <table:table-cell office:value-type="float" office:value="0.021696">
                <text:p>0.021696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00">
                <text:p>300</text:p>
              </table:table-cell>
              <table:table-cell office:value-type="float" office:value="0.017812">
                <text:p>0.017812</text:p>
              </table:table-cell>
              <table:table-cell office:value-type="float" office:value="0.007752">
                <text:p>0.0077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9">
                <text:p>299</text:p>
              </table:table-cell>
              <table:table-cell office:value-type="float" office:value="0.017563">
                <text:p>0.017563</text:p>
              </table:table-cell>
              <table:table-cell office:value-type="float" office:value="0.007151">
                <text:p>0.0071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9">
                <text:p>299</text:p>
              </table:table-cell>
              <table:table-cell office:value-type="float" office:value="0.017643">
                <text:p>0.017643</text:p>
              </table:table-cell>
              <table:table-cell office:value-type="float" office:value="0.006777">
                <text:p>0.0067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9">
                <text:p>299</text:p>
              </table:table-cell>
              <table:table-cell office:value-type="float" office:value="0.036483">
                <text:p>0.036483</text:p>
              </table:table-cell>
              <table:table-cell office:value-type="float" office:value="0.007955">
                <text:p>0.0079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8">
                <text:p>298</text:p>
              </table:table-cell>
              <table:table-cell office:value-type="float" office:value="0.021737">
                <text:p>0.021737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8">
                <text:p>298</text:p>
              </table:table-cell>
              <table:table-cell office:value-type="float" office:value="0.018101">
                <text:p>0.018101</text:p>
              </table:table-cell>
              <table:table-cell office:value-type="float" office:value="0.007473">
                <text:p>0.0074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8">
                <text:p>298</text:p>
              </table:table-cell>
              <table:table-cell office:value-type="float" office:value="0.018061">
                <text:p>0.018061</text:p>
              </table:table-cell>
              <table:table-cell office:value-type="float" office:value="0.011125">
                <text:p>0.011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8">
                <text:p>298</text:p>
              </table:table-cell>
              <table:table-cell office:value-type="float" office:value="0.01733">
                <text:p>0.01733</text:p>
              </table:table-cell>
              <table:table-cell office:value-type="float" office:value="0.007834">
                <text:p>0.0078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9">
                <text:p>299</text:p>
              </table:table-cell>
              <table:table-cell office:value-type="float" office:value="0.022488">
                <text:p>0.022488</text:p>
              </table:table-cell>
              <table:table-cell office:value-type="float" office:value="0.010479">
                <text:p>0.0104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9">
                <text:p>299</text:p>
              </table:table-cell>
              <table:table-cell office:value-type="float" office:value="0.019393">
                <text:p>0.019393</text:p>
              </table:table-cell>
              <table:table-cell office:value-type="float" office:value="0.008351">
                <text:p>0.0083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9">
                <text:p>299</text:p>
              </table:table-cell>
              <table:table-cell office:value-type="float" office:value="0.025071">
                <text:p>0.025071</text:p>
              </table:table-cell>
              <table:table-cell office:value-type="float" office:value="0.010168">
                <text:p>0.0101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9">
                <text:p>299</text:p>
              </table:table-cell>
              <table:table-cell office:value-type="float" office:value="0.028279">
                <text:p>0.028279</text:p>
              </table:table-cell>
              <table:table-cell office:value-type="float" office:value="0.012053">
                <text:p>0.0120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9">
                <text:p>299</text:p>
              </table:table-cell>
              <table:table-cell office:value-type="float" office:value="0.05807">
                <text:p>0.05807</text:p>
              </table:table-cell>
              <table:table-cell office:value-type="float" office:value="0.008742">
                <text:p>0.0087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7">
                <text:p>297</text:p>
              </table:table-cell>
              <table:table-cell office:value-type="float" office:value="0.033799">
                <text:p>0.033799</text:p>
              </table:table-cell>
              <table:table-cell office:value-type="float" office:value="0.007146">
                <text:p>0.0071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6">
                <text:p>296</text:p>
              </table:table-cell>
              <table:table-cell office:value-type="float" office:value="0.016342">
                <text:p>0.016342</text:p>
              </table:table-cell>
              <table:table-cell office:value-type="float" office:value="0.006787">
                <text:p>0.0067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6">
                <text:p>296</text:p>
              </table:table-cell>
              <table:table-cell office:value-type="float" office:value="0.035403">
                <text:p>0.035403</text:p>
              </table:table-cell>
              <table:table-cell office:value-type="float" office:value="0.007179">
                <text:p>0.0071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5">
                <text:p>295</text:p>
              </table:table-cell>
              <table:table-cell office:value-type="float" office:value="0.020392">
                <text:p>0.020392</text:p>
              </table:table-cell>
              <table:table-cell office:value-type="float" office:value="0.006312">
                <text:p>0.0063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7">
                <text:p>297</text:p>
              </table:table-cell>
              <table:table-cell office:value-type="float" office:value="0.018201">
                <text:p>0.018201</text:p>
              </table:table-cell>
              <table:table-cell office:value-type="float" office:value="0.006936">
                <text:p>0.0069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8">
                <text:p>298</text:p>
              </table:table-cell>
              <table:table-cell office:value-type="float" office:value="0.028269">
                <text:p>0.028269</text:p>
              </table:table-cell>
              <table:table-cell office:value-type="float" office:value="0.009411">
                <text:p>0.0094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8">
                <text:p>298</text:p>
              </table:table-cell>
              <table:table-cell office:value-type="float" office:value="0.021346">
                <text:p>0.021346</text:p>
              </table:table-cell>
              <table:table-cell office:value-type="float" office:value="0.009552">
                <text:p>0.0095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9">
                <text:p>299</text:p>
              </table:table-cell>
              <table:table-cell office:value-type="float" office:value="0.024343">
                <text:p>0.024343</text:p>
              </table:table-cell>
              <table:table-cell office:value-type="float" office:value="0.008176">
                <text:p>0.0081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9">
                <text:p>299</text:p>
              </table:table-cell>
              <table:table-cell office:value-type="float" office:value="0.022601">
                <text:p>0.022601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9">
                <text:p>299</text:p>
              </table:table-cell>
              <table:table-cell office:value-type="float" office:value="0.041493">
                <text:p>0.041493</text:p>
              </table:table-cell>
              <table:table-cell office:value-type="float" office:value="0.009993">
                <text:p>0.0099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8">
                <text:p>298</text:p>
              </table:table-cell>
              <table:table-cell office:value-type="float" office:value="0.017027">
                <text:p>0.017027</text:p>
              </table:table-cell>
              <table:table-cell office:value-type="float" office:value="0.007806">
                <text:p>0.0078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8">
                <text:p>298</text:p>
              </table:table-cell>
              <table:table-cell office:value-type="float" office:value="0.014262">
                <text:p>0.014262</text:p>
              </table:table-cell>
              <table:table-cell office:value-type="float" office:value="0.00697">
                <text:p>0.006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8">
                <text:p>298</text:p>
              </table:table-cell>
              <table:table-cell office:value-type="float" office:value="0.037162">
                <text:p>0.037162</text:p>
              </table:table-cell>
              <table:table-cell office:value-type="float" office:value="0.008471">
                <text:p>0.0084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7">
                <text:p>297</text:p>
              </table:table-cell>
              <table:table-cell office:value-type="float" office:value="0.022604">
                <text:p>0.022604</text:p>
              </table:table-cell>
              <table:table-cell office:value-type="float" office:value="0.008349">
                <text:p>0.0083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8">
                <text:p>298</text:p>
              </table:table-cell>
              <table:table-cell office:value-type="float" office:value="0.018335">
                <text:p>0.018335</text:p>
              </table:table-cell>
              <table:table-cell office:value-type="float" office:value="0.009634">
                <text:p>0.0096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8">
                <text:p>298</text:p>
              </table:table-cell>
              <table:table-cell office:value-type="float" office:value="0.024803">
                <text:p>0.024803</text:p>
              </table:table-cell>
              <table:table-cell office:value-type="float" office:value="0.01023">
                <text:p>0.010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8">
                <text:p>298</text:p>
              </table:table-cell>
              <table:table-cell office:value-type="float" office:value="0.025421">
                <text:p>0.025421</text:p>
              </table:table-cell>
              <table:table-cell office:value-type="float" office:value="0.010398">
                <text:p>0.0103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9">
                <text:p>299</text:p>
              </table:table-cell>
              <table:table-cell office:value-type="float" office:value="0.02033">
                <text:p>0.02033</text:p>
              </table:table-cell>
              <table:table-cell office:value-type="float" office:value="0.006406">
                <text:p>0.0064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9">
                <text:p>299</text:p>
              </table:table-cell>
              <table:table-cell office:value-type="float" office:value="0.021221">
                <text:p>0.021221</text:p>
              </table:table-cell>
              <table:table-cell office:value-type="float" office:value="0.009725">
                <text:p>0.0097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9">
                <text:p>299</text:p>
              </table:table-cell>
              <table:table-cell office:value-type="float" office:value="0.03969">
                <text:p>0.03969</text:p>
              </table:table-cell>
              <table:table-cell office:value-type="float" office:value="0.007833">
                <text:p>0.0078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8">
                <text:p>298</text:p>
              </table:table-cell>
              <table:table-cell office:value-type="float" office:value="0.02719">
                <text:p>0.02719</text:p>
              </table:table-cell>
              <table:table-cell office:value-type="float" office:value="0.009018">
                <text:p>0.0090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8">
                <text:p>298</text:p>
              </table:table-cell>
              <table:table-cell office:value-type="float" office:value="0.022153">
                <text:p>0.022153</text:p>
              </table:table-cell>
              <table:table-cell office:value-type="float" office:value="0.010419">
                <text:p>0.0104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8">
                <text:p>298</text:p>
              </table:table-cell>
              <table:table-cell office:value-type="float" office:value="0.019153">
                <text:p>0.019153</text:p>
              </table:table-cell>
              <table:table-cell office:value-type="float" office:value="0.007203">
                <text:p>0.0072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8">
                <text:p>298</text:p>
              </table:table-cell>
              <table:table-cell office:value-type="float" office:value="0.03106">
                <text:p>0.03106</text:p>
              </table:table-cell>
              <table:table-cell office:value-type="float" office:value="0.01098">
                <text:p>0.010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8">
                <text:p>298</text:p>
              </table:table-cell>
              <table:table-cell office:value-type="float" office:value="0.017617">
                <text:p>0.017617</text:p>
              </table:table-cell>
              <table:table-cell office:value-type="float" office:value="0.007019">
                <text:p>0.0070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0">
                <text:p>300</text:p>
              </table:table-cell>
              <table:table-cell office:value-type="float" office:value="0.018138">
                <text:p>0.018138</text:p>
              </table:table-cell>
              <table:table-cell office:value-type="float" office:value="0.015062">
                <text:p>0.0150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9">
                <text:p>299</text:p>
              </table:table-cell>
              <table:table-cell office:value-type="float" office:value="0.021126">
                <text:p>0.021126</text:p>
              </table:table-cell>
              <table:table-cell office:value-type="float" office:value="0.008128">
                <text:p>0.0081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9">
                <text:p>299</text:p>
              </table:table-cell>
              <table:table-cell office:value-type="float" office:value="0.037568">
                <text:p>0.037568</text:p>
              </table:table-cell>
              <table:table-cell office:value-type="float" office:value="0.008012">
                <text:p>0.0080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">
                <text:p>298</text:p>
              </table:table-cell>
              <table:table-cell office:value-type="float" office:value="0.023726">
                <text:p>0.023726</text:p>
              </table:table-cell>
              <table:table-cell office:value-type="float" office:value="0.007948">
                <text:p>0.0079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">
                <text:p>298</text:p>
              </table:table-cell>
              <table:table-cell office:value-type="float" office:value="0.033739">
                <text:p>0.033739</text:p>
              </table:table-cell>
              <table:table-cell office:value-type="float" office:value="0.009059">
                <text:p>0.0090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">
                <text:p>298</text:p>
              </table:table-cell>
              <table:table-cell office:value-type="float" office:value="0.020517">
                <text:p>0.020517</text:p>
              </table:table-cell>
              <table:table-cell office:value-type="float" office:value="0.010534">
                <text:p>0.0105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8">
                <text:p>298</text:p>
              </table:table-cell>
              <table:table-cell office:value-type="float" office:value="0.032471">
                <text:p>0.032471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8">
                <text:p>298</text:p>
              </table:table-cell>
              <table:table-cell office:value-type="float" office:value="0.01955">
                <text:p>0.01955</text:p>
              </table:table-cell>
              <table:table-cell office:value-type="float" office:value="0.006849">
                <text:p>0.0068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98">
                <text:p>298</text:p>
              </table:table-cell>
              <table:table-cell office:value-type="float" office:value="0.016155">
                <text:p>0.016155</text:p>
              </table:table-cell>
              <table:table-cell office:value-type="float" office:value="0.006983">
                <text:p>0.0069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8">
                <text:p>298</text:p>
              </table:table-cell>
              <table:table-cell office:value-type="float" office:value="0.018021">
                <text:p>0.018021</text:p>
              </table:table-cell>
              <table:table-cell office:value-type="float" office:value="0.006478">
                <text:p>0.0064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8">
                <text:p>298</text:p>
              </table:table-cell>
              <table:table-cell office:value-type="float" office:value="0.035294">
                <text:p>0.035294</text:p>
              </table:table-cell>
              <table:table-cell office:value-type="float" office:value="0.008967">
                <text:p>0.0089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8">
                <text:p>298</text:p>
              </table:table-cell>
              <table:table-cell office:value-type="float" office:value="0.033953">
                <text:p>0.033953</text:p>
              </table:table-cell>
              <table:table-cell office:value-type="float" office:value="0.012801">
                <text:p>0.0128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98">
                <text:p>298</text:p>
              </table:table-cell>
              <table:table-cell office:value-type="float" office:value="0.018194">
                <text:p>0.018194</text:p>
              </table:table-cell>
              <table:table-cell office:value-type="float" office:value="0.006983">
                <text:p>0.0069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97">
                <text:p>297</text:p>
              </table:table-cell>
              <table:table-cell office:value-type="float" office:value="0.059651">
                <text:p>0.059651</text:p>
              </table:table-cell>
              <table:table-cell office:value-type="float" office:value="0.00843">
                <text:p>0.008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97">
                <text:p>297</text:p>
              </table:table-cell>
              <table:table-cell office:value-type="float" office:value="0.018109">
                <text:p>0.018109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7">
                <text:p>297</text:p>
              </table:table-cell>
              <table:table-cell office:value-type="float" office:value="0.033975">
                <text:p>0.033975</text:p>
              </table:table-cell>
              <table:table-cell office:value-type="float" office:value="0.007608">
                <text:p>0.0076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6">
                <text:p>296</text:p>
              </table:table-cell>
              <table:table-cell office:value-type="float" office:value="0.017937">
                <text:p>0.017937</text:p>
              </table:table-cell>
              <table:table-cell office:value-type="float" office:value="0.007238">
                <text:p>0.0072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6">
                <text:p>296</text:p>
              </table:table-cell>
              <table:table-cell office:value-type="float" office:value="0.026842">
                <text:p>0.026842</text:p>
              </table:table-cell>
              <table:table-cell office:value-type="float" office:value="0.007548">
                <text:p>0.0075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6">
                <text:p>296</text:p>
              </table:table-cell>
              <table:table-cell office:value-type="float" office:value="0.055303">
                <text:p>0.055303</text:p>
              </table:table-cell>
              <table:table-cell office:value-type="float" office:value="0.011192">
                <text:p>0.0111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8">
                <text:p>298</text:p>
              </table:table-cell>
              <table:table-cell office:value-type="float" office:value="0.0176">
                <text:p>0.0176</text:p>
              </table:table-cell>
              <table:table-cell office:value-type="float" office:value="0.008473">
                <text:p>0.0084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7">
                <text:p>297</text:p>
              </table:table-cell>
              <table:table-cell office:value-type="float" office:value="0.017607">
                <text:p>0.017607</text:p>
              </table:table-cell>
              <table:table-cell office:value-type="float" office:value="0.007792">
                <text:p>0.0077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97">
                <text:p>297</text:p>
              </table:table-cell>
              <table:table-cell office:value-type="float" office:value="0.025339">
                <text:p>0.025339</text:p>
              </table:table-cell>
              <table:table-cell office:value-type="float" office:value="0.009169">
                <text:p>0.0091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97">
                <text:p>297</text:p>
              </table:table-cell>
              <table:table-cell office:value-type="float" office:value="0.025922">
                <text:p>0.025922</text:p>
              </table:table-cell>
              <table:table-cell office:value-type="float" office:value="0.007817">
                <text:p>0.0078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98">
                <text:p>298</text:p>
              </table:table-cell>
              <table:table-cell office:value-type="float" office:value="0.02259">
                <text:p>0.02259</text:p>
              </table:table-cell>
              <table:table-cell office:value-type="float" office:value="0.005909">
                <text:p>0.00590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0">
                <text:p>300</text:p>
              </table:table-cell>
              <table:table-cell office:value-type="float" office:value="0.035826">
                <text:p>0.035826</text:p>
              </table:table-cell>
              <table:table-cell office:value-type="float" office:value="0.008123">
                <text:p>0.0081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8">
                <text:p>298</text:p>
              </table:table-cell>
              <table:table-cell office:value-type="float" office:value="0.022289">
                <text:p>0.022289</text:p>
              </table:table-cell>
              <table:table-cell office:value-type="float" office:value="0.00856">
                <text:p>0.008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98">
                <text:p>298</text:p>
              </table:table-cell>
              <table:table-cell office:value-type="float" office:value="0.039479">
                <text:p>0.039479</text:p>
              </table:table-cell>
              <table:table-cell office:value-type="float" office:value="0.007221">
                <text:p>0.0072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7">
                <text:p>297</text:p>
              </table:table-cell>
              <table:table-cell office:value-type="float" office:value="0.04875">
                <text:p>0.04875</text:p>
              </table:table-cell>
              <table:table-cell office:value-type="float" office:value="0.011302">
                <text:p>0.0113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6">
                <text:p>296</text:p>
              </table:table-cell>
              <table:table-cell office:value-type="float" office:value="0.018397">
                <text:p>0.018397</text:p>
              </table:table-cell>
              <table:table-cell office:value-type="float" office:value="0.00688">
                <text:p>0.006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7">
                <text:p>297</text:p>
              </table:table-cell>
              <table:table-cell office:value-type="float" office:value="0.017659">
                <text:p>0.017659</text:p>
              </table:table-cell>
              <table:table-cell office:value-type="float" office:value="0.005915">
                <text:p>0.0059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97">
                <text:p>297</text:p>
              </table:table-cell>
              <table:table-cell office:value-type="float" office:value="0.019003">
                <text:p>0.019003</text:p>
              </table:table-cell>
              <table:table-cell office:value-type="float" office:value="0.006205">
                <text:p>0.0062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98">
                <text:p>298</text:p>
              </table:table-cell>
              <table:table-cell office:value-type="float" office:value="0.019063">
                <text:p>0.019063</text:p>
              </table:table-cell>
              <table:table-cell office:value-type="float" office:value="0.008205">
                <text:p>0.0082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99">
                <text:p>299</text:p>
              </table:table-cell>
              <table:table-cell office:value-type="float" office:value="0.017592">
                <text:p>0.017592</text:p>
              </table:table-cell>
              <table:table-cell office:value-type="float" office:value="0.006225">
                <text:p>0.0062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9">
                <text:p>299</text:p>
              </table:table-cell>
              <table:table-cell office:value-type="float" office:value="0.026517">
                <text:p>0.026517</text:p>
              </table:table-cell>
              <table:table-cell office:value-type="float" office:value="0.009192">
                <text:p>0.0091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99">
                <text:p>299</text:p>
              </table:table-cell>
              <table:table-cell office:value-type="float" office:value="0.01558">
                <text:p>0.01558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9">
                <text:p>299</text:p>
              </table:table-cell>
              <table:table-cell office:value-type="float" office:value="0.182477">
                <text:p>0.182477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8">
                <text:p>298</text:p>
              </table:table-cell>
              <table:table-cell office:value-type="float" office:value="0.019888">
                <text:p>0.019888</text:p>
              </table:table-cell>
              <table:table-cell office:value-type="float" office:value="0.008704">
                <text:p>0.0087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8">
                <text:p>298</text:p>
              </table:table-cell>
              <table:table-cell office:value-type="float" office:value="0.03433">
                <text:p>0.03433</text:p>
              </table:table-cell>
              <table:table-cell office:value-type="float" office:value="0.013659">
                <text:p>0.0136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7">
                <text:p>297</text:p>
              </table:table-cell>
              <table:table-cell office:value-type="float" office:value="0.043873">
                <text:p>0.043873</text:p>
              </table:table-cell>
              <table:table-cell office:value-type="float" office:value="0.008711">
                <text:p>0.0087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8">
                <text:p>298</text:p>
              </table:table-cell>
              <table:table-cell office:value-type="float" office:value="0.042097">
                <text:p>0.042097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96">
                <text:p>296</text:p>
              </table:table-cell>
              <table:table-cell office:value-type="float" office:value="0.186359">
                <text:p>0.186359</text:p>
              </table:table-cell>
              <table:table-cell office:value-type="float" office:value="0.007494">
                <text:p>0.0074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5">
                <text:p>295</text:p>
              </table:table-cell>
              <table:table-cell office:value-type="float" office:value="0.021808">
                <text:p>0.021808</text:p>
              </table:table-cell>
              <table:table-cell office:value-type="float" office:value="0.007069">
                <text:p>0.0070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5">
                <text:p>295</text:p>
              </table:table-cell>
              <table:table-cell office:value-type="float" office:value="0.025196">
                <text:p>0.025196</text:p>
              </table:table-cell>
              <table:table-cell office:value-type="float" office:value="0.008921">
                <text:p>0.0089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96">
                <text:p>296</text:p>
              </table:table-cell>
              <table:table-cell office:value-type="float" office:value="0.039088">
                <text:p>0.039088</text:p>
              </table:table-cell>
              <table:table-cell office:value-type="float" office:value="0.010586">
                <text:p>0.0105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6">
                <text:p>296</text:p>
              </table:table-cell>
              <table:table-cell office:value-type="float" office:value="0.018405">
                <text:p>0.018405</text:p>
              </table:table-cell>
              <table:table-cell office:value-type="float" office:value="0.006627">
                <text:p>0.0066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6">
                <text:p>296</text:p>
              </table:table-cell>
              <table:table-cell office:value-type="float" office:value="0.018301">
                <text:p>0.018301</text:p>
              </table:table-cell>
              <table:table-cell office:value-type="float" office:value="0.006747">
                <text:p>0.0067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6">
                <text:p>296</text:p>
              </table:table-cell>
              <table:table-cell office:value-type="float" office:value="0.021604">
                <text:p>0.021604</text:p>
              </table:table-cell>
              <table:table-cell office:value-type="float" office:value="0.011238">
                <text:p>0.0112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6">
                <text:p>296</text:p>
              </table:table-cell>
              <table:table-cell office:value-type="float" office:value="0.033831">
                <text:p>0.033831</text:p>
              </table:table-cell>
              <table:table-cell office:value-type="float" office:value="0.006136">
                <text:p>0.0061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5">
                <text:p>295</text:p>
              </table:table-cell>
              <table:table-cell office:value-type="float" office:value="0.020293">
                <text:p>0.020293</text:p>
              </table:table-cell>
              <table:table-cell office:value-type="float" office:value="0.007885">
                <text:p>0.0078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7">
                <text:p>297</text:p>
              </table:table-cell>
              <table:table-cell office:value-type="float" office:value="0.020275">
                <text:p>0.020275</text:p>
              </table:table-cell>
              <table:table-cell office:value-type="float" office:value="0.005271">
                <text:p>0.0052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6">
                <text:p>296</text:p>
              </table:table-cell>
              <table:table-cell office:value-type="float" office:value="0.01815">
                <text:p>0.01815</text:p>
              </table:table-cell>
              <table:table-cell office:value-type="float" office:value="0.009823">
                <text:p>0.0098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6">
                <text:p>296</text:p>
              </table:table-cell>
              <table:table-cell office:value-type="float" office:value="0.045062">
                <text:p>0.045062</text:p>
              </table:table-cell>
              <table:table-cell office:value-type="float" office:value="0.008109">
                <text:p>0.00810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6">
                <text:p>296</text:p>
              </table:table-cell>
              <table:table-cell office:value-type="float" office:value="0.015747">
                <text:p>0.015747</text:p>
              </table:table-cell>
              <table:table-cell office:value-type="float" office:value="0.005075">
                <text:p>0.0050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6">
                <text:p>296</text:p>
              </table:table-cell>
              <table:table-cell office:value-type="float" office:value="0.037242">
                <text:p>0.037242</text:p>
              </table:table-cell>
              <table:table-cell office:value-type="float" office:value="0.008439">
                <text:p>0.0084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5">
                <text:p>295</text:p>
              </table:table-cell>
              <table:table-cell office:value-type="float" office:value="0.015932">
                <text:p>0.015932</text:p>
              </table:table-cell>
              <table:table-cell office:value-type="float" office:value="0.006181">
                <text:p>0.0061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5">
                <text:p>295</text:p>
              </table:table-cell>
              <table:table-cell office:value-type="float" office:value="0.01777">
                <text:p>0.01777</text:p>
              </table:table-cell>
              <table:table-cell office:value-type="float" office:value="0.007172">
                <text:p>0.0071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96">
                <text:p>296</text:p>
              </table:table-cell>
              <table:table-cell office:value-type="float" office:value="0.055116">
                <text:p>0.055116</text:p>
              </table:table-cell>
              <table:table-cell office:value-type="float" office:value="0.009238">
                <text:p>0.0092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4">
                <text:p>294</text:p>
              </table:table-cell>
              <table:table-cell office:value-type="float" office:value="0.026922">
                <text:p>0.026922</text:p>
              </table:table-cell>
              <table:table-cell office:value-type="float" office:value="0.008512">
                <text:p>0.0085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5">
                <text:p>295</text:p>
              </table:table-cell>
              <table:table-cell office:value-type="float" office:value="0.034979">
                <text:p>0.034979</text:p>
              </table:table-cell>
              <table:table-cell office:value-type="float" office:value="0.006511">
                <text:p>0.0065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4">
                <text:p>294</text:p>
              </table:table-cell>
              <table:table-cell office:value-type="float" office:value="0.025296">
                <text:p>0.025296</text:p>
              </table:table-cell>
              <table:table-cell office:value-type="float" office:value="0.009558">
                <text:p>0.0095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93">
                <text:p>293</text:p>
              </table:table-cell>
              <table:table-cell office:value-type="float" office:value="0.017628">
                <text:p>0.017628</text:p>
              </table:table-cell>
              <table:table-cell office:value-type="float" office:value="0.007319">
                <text:p>0.0073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6">
                <text:p>296</text:p>
              </table:table-cell>
              <table:table-cell office:value-type="float" office:value="0.018147">
                <text:p>0.018147</text:p>
              </table:table-cell>
              <table:table-cell office:value-type="float" office:value="0.007743">
                <text:p>0.0077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97">
                <text:p>297</text:p>
              </table:table-cell>
              <table:table-cell office:value-type="float" office:value="0.018623">
                <text:p>0.018623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97">
                <text:p>297</text:p>
              </table:table-cell>
              <table:table-cell office:value-type="float" office:value="0.016265">
                <text:p>0.016265</text:p>
              </table:table-cell>
              <table:table-cell office:value-type="float" office:value="0.005068">
                <text:p>0.0050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97">
                <text:p>297</text:p>
              </table:table-cell>
              <table:table-cell office:value-type="float" office:value="0.018061">
                <text:p>0.018061</text:p>
              </table:table-cell>
              <table:table-cell office:value-type="float" office:value="0.006141">
                <text:p>0.0061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97">
                <text:p>297</text:p>
              </table:table-cell>
              <table:table-cell office:value-type="float" office:value="0.046909">
                <text:p>0.046909</text:p>
              </table:table-cell>
              <table:table-cell office:value-type="float" office:value="0.01244">
                <text:p>0.012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96">
                <text:p>296</text:p>
              </table:table-cell>
              <table:table-cell office:value-type="float" office:value="0.025468">
                <text:p>0.025468</text:p>
              </table:table-cell>
              <table:table-cell office:value-type="float" office:value="0.010997">
                <text:p>0.0109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96">
                <text:p>296</text:p>
              </table:table-cell>
              <table:table-cell office:value-type="float" office:value="0.020975">
                <text:p>0.020975</text:p>
              </table:table-cell>
              <table:table-cell office:value-type="float" office:value="0.00754">
                <text:p>0.007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96">
                <text:p>296</text:p>
              </table:table-cell>
              <table:table-cell office:value-type="float" office:value="0.040605">
                <text:p>0.040605</text:p>
              </table:table-cell>
              <table:table-cell office:value-type="float" office:value="0.00819">
                <text:p>0.008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5">
                <text:p>295</text:p>
              </table:table-cell>
              <table:table-cell office:value-type="float" office:value="0.02567">
                <text:p>0.02567</text:p>
              </table:table-cell>
              <table:table-cell office:value-type="float" office:value="0.009315">
                <text:p>0.0093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6">
                <text:p>296</text:p>
              </table:table-cell>
              <table:table-cell office:value-type="float" office:value="0.020994">
                <text:p>0.020994</text:p>
              </table:table-cell>
              <table:table-cell office:value-type="float" office:value="0.007329">
                <text:p>0.0073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6">
                <text:p>296</text:p>
              </table:table-cell>
              <table:table-cell office:value-type="float" office:value="0.021268">
                <text:p>0.021268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6">
                <text:p>296</text:p>
              </table:table-cell>
              <table:table-cell office:value-type="float" office:value="0.0195">
                <text:p>0.0195</text:p>
              </table:table-cell>
              <table:table-cell office:value-type="float" office:value="0.008131">
                <text:p>0.0081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7">
                <text:p>297</text:p>
              </table:table-cell>
              <table:table-cell office:value-type="float" office:value="0.018826">
                <text:p>0.018826</text:p>
              </table:table-cell>
              <table:table-cell office:value-type="float" office:value="0.006677">
                <text:p>0.0066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97">
                <text:p>297</text:p>
              </table:table-cell>
              <table:table-cell office:value-type="float" office:value="0.02208">
                <text:p>0.02208</text:p>
              </table:table-cell>
              <table:table-cell office:value-type="float" office:value="0.006098">
                <text:p>0.0060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97">
                <text:p>297</text:p>
              </table:table-cell>
              <table:table-cell office:value-type="float" office:value="0.022379">
                <text:p>0.022379</text:p>
              </table:table-cell>
              <table:table-cell office:value-type="float" office:value="0.008562">
                <text:p>0.0085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7">
                <text:p>297</text:p>
              </table:table-cell>
              <table:table-cell office:value-type="float" office:value="0.01707">
                <text:p>0.01707</text:p>
              </table:table-cell>
              <table:table-cell office:value-type="float" office:value="0.005806">
                <text:p>0.00580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7">
                <text:p>297</text:p>
              </table:table-cell>
              <table:table-cell office:value-type="float" office:value="0.035297">
                <text:p>0.035297</text:p>
              </table:table-cell>
              <table:table-cell office:value-type="float" office:value="0.009532">
                <text:p>0.0095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96">
                <text:p>296</text:p>
              </table:table-cell>
              <table:table-cell office:value-type="float" office:value="0.026428">
                <text:p>0.026428</text:p>
              </table:table-cell>
              <table:table-cell office:value-type="float" office:value="0.012319">
                <text:p>0.0123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95">
                <text:p>295</text:p>
              </table:table-cell>
              <table:table-cell office:value-type="float" office:value="0.034865">
                <text:p>0.034865</text:p>
              </table:table-cell>
              <table:table-cell office:value-type="float" office:value="0.011897">
                <text:p>0.0118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7">
                <text:p>297</text:p>
              </table:table-cell>
              <table:table-cell office:value-type="float" office:value="0.018426">
                <text:p>0.018426</text:p>
              </table:table-cell>
              <table:table-cell office:value-type="float" office:value="0.009708">
                <text:p>0.0097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6">
                <text:p>296</text:p>
              </table:table-cell>
              <table:table-cell office:value-type="float" office:value="0.038922">
                <text:p>0.038922</text:p>
              </table:table-cell>
              <table:table-cell office:value-type="float" office:value="0.014261">
                <text:p>0.0142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6">
                <text:p>296</text:p>
              </table:table-cell>
              <table:table-cell office:value-type="float" office:value="0.020943">
                <text:p>0.020943</text:p>
              </table:table-cell>
              <table:table-cell office:value-type="float" office:value="0.007297">
                <text:p>0.0072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8">
                <text:p>298</text:p>
              </table:table-cell>
              <table:table-cell office:value-type="float" office:value="0.018774">
                <text:p>0.018774</text:p>
              </table:table-cell>
              <table:table-cell office:value-type="float" office:value="0.007242">
                <text:p>0.0072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7">
                <text:p>297</text:p>
              </table:table-cell>
              <table:table-cell office:value-type="float" office:value="0.023167">
                <text:p>0.023167</text:p>
              </table:table-cell>
              <table:table-cell office:value-type="float" office:value="0.011848">
                <text:p>0.0118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7">
                <text:p>297</text:p>
              </table:table-cell>
              <table:table-cell office:value-type="float" office:value="0.063353">
                <text:p>0.063353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7">
                <text:p>297</text:p>
              </table:table-cell>
              <table:table-cell office:value-type="float" office:value="0.018992">
                <text:p>0.018992</text:p>
              </table:table-cell>
              <table:table-cell office:value-type="float" office:value="0.008225">
                <text:p>0.0082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6">
                <text:p>296</text:p>
              </table:table-cell>
              <table:table-cell office:value-type="float" office:value="0.016492">
                <text:p>0.016492</text:p>
              </table:table-cell>
              <table:table-cell office:value-type="float" office:value="0.007643">
                <text:p>0.0076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6">
                <text:p>296</text:p>
              </table:table-cell>
              <table:table-cell office:value-type="float" office:value="0.020556">
                <text:p>0.020556</text:p>
              </table:table-cell>
              <table:table-cell office:value-type="float" office:value="0.009647">
                <text:p>0.0096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6">
                <text:p>296</text:p>
              </table:table-cell>
              <table:table-cell office:value-type="float" office:value="0.027808">
                <text:p>0.027808</text:p>
              </table:table-cell>
              <table:table-cell office:value-type="float" office:value="0.010729">
                <text:p>0.0107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9">
                <text:p>299</text:p>
              </table:table-cell>
              <table:table-cell office:value-type="float" office:value="0.03376">
                <text:p>0.03376</text:p>
              </table:table-cell>
              <table:table-cell office:value-type="float" office:value="0.014789">
                <text:p>0.0147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9">
                <text:p>299</text:p>
              </table:table-cell>
              <table:table-cell office:value-type="float" office:value="0.023481">
                <text:p>0.023481</text:p>
              </table:table-cell>
              <table:table-cell office:value-type="float" office:value="0.008421">
                <text:p>0.0084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9">
                <text:p>299</text:p>
              </table:table-cell>
              <table:table-cell office:value-type="float" office:value="0.019835">
                <text:p>0.019835</text:p>
              </table:table-cell>
              <table:table-cell office:value-type="float" office:value="0.00696">
                <text:p>0.006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9">
                <text:p>299</text:p>
              </table:table-cell>
              <table:table-cell office:value-type="float" office:value="0.025479">
                <text:p>0.025479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9">
                <text:p>299</text:p>
              </table:table-cell>
              <table:table-cell office:value-type="float" office:value="0.02694">
                <text:p>0.02694</text:p>
              </table:table-cell>
              <table:table-cell office:value-type="float" office:value="0.007369">
                <text:p>0.0073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9">
                <text:p>299</text:p>
              </table:table-cell>
              <table:table-cell office:value-type="float" office:value="0.017365">
                <text:p>0.017365</text:p>
              </table:table-cell>
              <table:table-cell office:value-type="float" office:value="0.007482">
                <text:p>0.00748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9">
                <text:p>299</text:p>
              </table:table-cell>
              <table:table-cell office:value-type="float" office:value="0.019041">
                <text:p>0.019041</text:p>
              </table:table-cell>
              <table:table-cell office:value-type="float" office:value="0.00695">
                <text:p>0.006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9">
                <text:p>299</text:p>
              </table:table-cell>
              <table:table-cell office:value-type="float" office:value="0.014655">
                <text:p>0.014655</text:p>
              </table:table-cell>
              <table:table-cell office:value-type="float" office:value="0.005541">
                <text:p>0.0055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9">
                <text:p>299</text:p>
              </table:table-cell>
              <table:table-cell office:value-type="float" office:value="0.022208">
                <text:p>0.022208</text:p>
              </table:table-cell>
              <table:table-cell office:value-type="float" office:value="0.008035">
                <text:p>0.0080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9">
                <text:p>299</text:p>
              </table:table-cell>
              <table:table-cell office:value-type="float" office:value="0.035583">
                <text:p>0.035583</text:p>
              </table:table-cell>
              <table:table-cell office:value-type="float" office:value="0.006557">
                <text:p>0.0065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8">
                <text:p>298</text:p>
              </table:table-cell>
              <table:table-cell office:value-type="float" office:value="0.017285">
                <text:p>0.017285</text:p>
              </table:table-cell>
              <table:table-cell office:value-type="float" office:value="0.006941">
                <text:p>0.0069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8">
                <text:p>298</text:p>
              </table:table-cell>
              <table:table-cell office:value-type="float" office:value="0.016894">
                <text:p>0.016894</text:p>
              </table:table-cell>
              <table:table-cell office:value-type="float" office:value="0.005963">
                <text:p>0.0059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98">
                <text:p>298</text:p>
              </table:table-cell>
              <table:table-cell office:value-type="float" office:value="0.019139">
                <text:p>0.019139</text:p>
              </table:table-cell>
              <table:table-cell office:value-type="float" office:value="0.008063">
                <text:p>0.0080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98">
                <text:p>298</text:p>
              </table:table-cell>
              <table:table-cell office:value-type="float" office:value="0.025785">
                <text:p>0.025785</text:p>
              </table:table-cell>
              <table:table-cell office:value-type="float" office:value="0.008432">
                <text:p>0.0084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99">
                <text:p>299</text:p>
              </table:table-cell>
              <table:table-cell office:value-type="float" office:value="0.051337">
                <text:p>0.051337</text:p>
              </table:table-cell>
              <table:table-cell office:value-type="float" office:value="0.012751">
                <text:p>0.0127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8">
                <text:p>298</text:p>
              </table:table-cell>
              <table:table-cell office:value-type="float" office:value="0.038586">
                <text:p>0.038586</text:p>
              </table:table-cell>
              <table:table-cell office:value-type="float" office:value="0.007887">
                <text:p>0.0078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7">
                <text:p>297</text:p>
              </table:table-cell>
              <table:table-cell office:value-type="float" office:value="0.018666">
                <text:p>0.018666</text:p>
              </table:table-cell>
              <table:table-cell office:value-type="float" office:value="0.007763">
                <text:p>0.0077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7">
                <text:p>297</text:p>
              </table:table-cell>
              <table:table-cell office:value-type="float" office:value="0.017107">
                <text:p>0.017107</text:p>
              </table:table-cell>
              <table:table-cell office:value-type="float" office:value="0.008339">
                <text:p>0.0083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7">
                <text:p>297</text:p>
              </table:table-cell>
              <table:table-cell office:value-type="float" office:value="0.021455">
                <text:p>0.021455</text:p>
              </table:table-cell>
              <table:table-cell office:value-type="float" office:value="0.011571">
                <text:p>0.0115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8">
                <text:p>298</text:p>
              </table:table-cell>
              <table:table-cell office:value-type="float" office:value="0.014705">
                <text:p>0.014705</text:p>
              </table:table-cell>
              <table:table-cell office:value-type="float" office:value="0.005408">
                <text:p>0.0054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9">
                <text:p>299</text:p>
              </table:table-cell>
              <table:table-cell office:value-type="float" office:value="0.021874">
                <text:p>0.021874</text:p>
              </table:table-cell>
              <table:table-cell office:value-type="float" office:value="0.009441">
                <text:p>0.0094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9">
                <text:p>299</text:p>
              </table:table-cell>
              <table:table-cell office:value-type="float" office:value="0.033851">
                <text:p>0.033851</text:p>
              </table:table-cell>
              <table:table-cell office:value-type="float" office:value="0.006579">
                <text:p>0.0065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8">
                <text:p>298</text:p>
              </table:table-cell>
              <table:table-cell office:value-type="float" office:value="0.020476">
                <text:p>0.020476</text:p>
              </table:table-cell>
              <table:table-cell office:value-type="float" office:value="0.012884">
                <text:p>0.0128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8">
                <text:p>298</text:p>
              </table:table-cell>
              <table:table-cell office:value-type="float" office:value="0.019847">
                <text:p>0.019847</text:p>
              </table:table-cell>
              <table:table-cell office:value-type="float" office:value="0.006836">
                <text:p>0.0068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8">
                <text:p>298</text:p>
              </table:table-cell>
              <table:table-cell office:value-type="float" office:value="0.020816">
                <text:p>0.020816</text:p>
              </table:table-cell>
              <table:table-cell office:value-type="float" office:value="0.009325">
                <text:p>0.0093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7">
                <text:p>297</text:p>
              </table:table-cell>
              <table:table-cell office:value-type="float" office:value="0.021778">
                <text:p>0.021778</text:p>
              </table:table-cell>
              <table:table-cell office:value-type="float" office:value="0.009246">
                <text:p>0.0092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0">
                <text:p>300</text:p>
              </table:table-cell>
              <table:table-cell office:value-type="float" office:value="0.02782">
                <text:p>0.02782</text:p>
              </table:table-cell>
              <table:table-cell office:value-type="float" office:value="0.009292">
                <text:p>0.0092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9">
                <text:p>299</text:p>
              </table:table-cell>
              <table:table-cell office:value-type="float" office:value="0.049453">
                <text:p>0.049453</text:p>
              </table:table-cell>
              <table:table-cell office:value-type="float" office:value="0.012134">
                <text:p>0.0121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8">
                <text:p>298</text:p>
              </table:table-cell>
              <table:table-cell office:value-type="float" office:value="0.04241">
                <text:p>0.04241</text:p>
              </table:table-cell>
              <table:table-cell office:value-type="float" office:value="0.008178">
                <text:p>0.0081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7">
                <text:p>297</text:p>
              </table:table-cell>
              <table:table-cell office:value-type="float" office:value="0.023206">
                <text:p>0.023206</text:p>
              </table:table-cell>
              <table:table-cell office:value-type="float" office:value="0.009487">
                <text:p>0.0094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7">
                <text:p>297</text:p>
              </table:table-cell>
              <table:table-cell office:value-type="float" office:value="0.042127">
                <text:p>0.042127</text:p>
              </table:table-cell>
              <table:table-cell office:value-type="float" office:value="0.010569">
                <text:p>0.0105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5">
                <text:p>295</text:p>
              </table:table-cell>
              <table:table-cell office:value-type="float" office:value="0.024444">
                <text:p>0.024444</text:p>
              </table:table-cell>
              <table:table-cell office:value-type="float" office:value="0.008476">
                <text:p>0.0084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8">
                <text:p>298</text:p>
              </table:table-cell>
              <table:table-cell office:value-type="float" office:value="0.014206">
                <text:p>0.014206</text:p>
              </table:table-cell>
              <table:table-cell office:value-type="float" office:value="0.005468">
                <text:p>0.0054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8">
                <text:p>298</text:p>
              </table:table-cell>
              <table:table-cell office:value-type="float" office:value="0.020341">
                <text:p>0.020341</text:p>
              </table:table-cell>
              <table:table-cell office:value-type="float" office:value="0.007719">
                <text:p>0.0077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8">
                <text:p>298</text:p>
              </table:table-cell>
              <table:table-cell office:value-type="float" office:value="0.017887">
                <text:p>0.017887</text:p>
              </table:table-cell>
              <table:table-cell office:value-type="float" office:value="0.006619">
                <text:p>0.0066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9">
                <text:p>299</text:p>
              </table:table-cell>
              <table:table-cell office:value-type="float" office:value="0.017339">
                <text:p>0.017339</text:p>
              </table:table-cell>
              <table:table-cell office:value-type="float" office:value="0.006851">
                <text:p>0.0068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9">
                <text:p>299</text:p>
              </table:table-cell>
              <table:table-cell office:value-type="float" office:value="0.037562">
                <text:p>0.037562</text:p>
              </table:table-cell>
              <table:table-cell office:value-type="float" office:value="0.00672">
                <text:p>0.006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8">
                <text:p>298</text:p>
              </table:table-cell>
              <table:table-cell office:value-type="float" office:value="0.043221">
                <text:p>0.043221</text:p>
              </table:table-cell>
              <table:table-cell office:value-type="float" office:value="0.010442">
                <text:p>0.0104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7">
                <text:p>297</text:p>
              </table:table-cell>
              <table:table-cell office:value-type="float" office:value="0.034666">
                <text:p>0.034666</text:p>
              </table:table-cell>
              <table:table-cell office:value-type="float" office:value="0.006905">
                <text:p>0.0069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6">
                <text:p>296</text:p>
              </table:table-cell>
              <table:table-cell office:value-type="float" office:value="0.03666">
                <text:p>0.03666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5">
                <text:p>295</text:p>
              </table:table-cell>
              <table:table-cell office:value-type="float" office:value="0.042603">
                <text:p>0.042603</text:p>
              </table:table-cell>
              <table:table-cell office:value-type="float" office:value="0.010858">
                <text:p>0.0108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5">
                <text:p>295</text:p>
              </table:table-cell>
              <table:table-cell office:value-type="float" office:value="0.020013">
                <text:p>0.020013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6">
                <text:p>296</text:p>
              </table:table-cell>
              <table:table-cell office:value-type="float" office:value="0.022558">
                <text:p>0.022558</text:p>
              </table:table-cell>
              <table:table-cell office:value-type="float" office:value="0.011816">
                <text:p>0.0118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7">
                <text:p>297</text:p>
              </table:table-cell>
              <table:table-cell office:value-type="float" office:value="0.044102">
                <text:p>0.044102</text:p>
              </table:table-cell>
              <table:table-cell office:value-type="float" office:value="0.009702">
                <text:p>0.0097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7">
                <text:p>297</text:p>
              </table:table-cell>
              <table:table-cell office:value-type="float" office:value="0.020973">
                <text:p>0.020973</text:p>
              </table:table-cell>
              <table:table-cell office:value-type="float" office:value="0.008406">
                <text:p>0.0084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7">
                <text:p>297</text:p>
              </table:table-cell>
              <table:table-cell office:value-type="float" office:value="0.020367">
                <text:p>0.020367</text:p>
              </table:table-cell>
              <table:table-cell office:value-type="float" office:value="0.008286">
                <text:p>0.0082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9">
                <text:p>299</text:p>
              </table:table-cell>
              <table:table-cell office:value-type="float" office:value="0.025848">
                <text:p>0.025848</text:p>
              </table:table-cell>
              <table:table-cell office:value-type="float" office:value="0.008592">
                <text:p>0.0085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8">
                <text:p>298</text:p>
              </table:table-cell>
              <table:table-cell office:value-type="float" office:value="0.018522">
                <text:p>0.018522</text:p>
              </table:table-cell>
              <table:table-cell office:value-type="float" office:value="0.006556">
                <text:p>0.0065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9">
                <text:p>299</text:p>
              </table:table-cell>
              <table:table-cell office:value-type="float" office:value="0.044173">
                <text:p>0.044173</text:p>
              </table:table-cell>
              <table:table-cell office:value-type="float" office:value="0.015679">
                <text:p>0.0156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8">
                <text:p>298</text:p>
              </table:table-cell>
              <table:table-cell office:value-type="float" office:value="0.029728">
                <text:p>0.029728</text:p>
              </table:table-cell>
              <table:table-cell office:value-type="float" office:value="0.008774">
                <text:p>0.0087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8">
                <text:p>298</text:p>
              </table:table-cell>
              <table:table-cell office:value-type="float" office:value="0.024773">
                <text:p>0.024773</text:p>
              </table:table-cell>
              <table:table-cell office:value-type="float" office:value="0.009459">
                <text:p>0.0094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8">
                <text:p>298</text:p>
              </table:table-cell>
              <table:table-cell office:value-type="float" office:value="0.038723">
                <text:p>0.038723</text:p>
              </table:table-cell>
              <table:table-cell office:value-type="float" office:value="0.009476">
                <text:p>0.0094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7">
                <text:p>297</text:p>
              </table:table-cell>
              <table:table-cell office:value-type="float" office:value="0.036468">
                <text:p>0.036468</text:p>
              </table:table-cell>
              <table:table-cell office:value-type="float" office:value="0.008193">
                <text:p>0.0081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7">
                <text:p>297</text:p>
              </table:table-cell>
              <table:table-cell office:value-type="float" office:value="0.022549">
                <text:p>0.022549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7">
                <text:p>297</text:p>
              </table:table-cell>
              <table:table-cell office:value-type="float" office:value="0.02034">
                <text:p>0.02034</text:p>
              </table:table-cell>
              <table:table-cell office:value-type="float" office:value="0.008232">
                <text:p>0.0082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7">
                <text:p>297</text:p>
              </table:table-cell>
              <table:table-cell office:value-type="float" office:value="0.039214">
                <text:p>0.039214</text:p>
              </table:table-cell>
              <table:table-cell office:value-type="float" office:value="0.008109">
                <text:p>0.0081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7">
                <text:p>297</text:p>
              </table:table-cell>
              <table:table-cell office:value-type="float" office:value="0.019569">
                <text:p>0.019569</text:p>
              </table:table-cell>
              <table:table-cell office:value-type="float" office:value="0.006639">
                <text:p>0.0066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7">
                <text:p>297</text:p>
              </table:table-cell>
              <table:table-cell office:value-type="float" office:value="0.015745">
                <text:p>0.015745</text:p>
              </table:table-cell>
              <table:table-cell office:value-type="float" office:value="0.00662">
                <text:p>0.006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9">
                <text:p>299</text:p>
              </table:table-cell>
              <table:table-cell office:value-type="float" office:value="0.038332">
                <text:p>0.038332</text:p>
              </table:table-cell>
              <table:table-cell office:value-type="float" office:value="0.006433">
                <text:p>0.0064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7">
                <text:p>297</text:p>
              </table:table-cell>
              <table:table-cell office:value-type="float" office:value="0.016186">
                <text:p>0.016186</text:p>
              </table:table-cell>
              <table:table-cell office:value-type="float" office:value="0.00626">
                <text:p>0.006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8">
                <text:p>298</text:p>
              </table:table-cell>
              <table:table-cell office:value-type="float" office:value="0.017182">
                <text:p>0.017182</text:p>
              </table:table-cell>
              <table:table-cell office:value-type="float" office:value="0.008959">
                <text:p>0.00895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8">
                <text:p>298</text:p>
              </table:table-cell>
              <table:table-cell office:value-type="float" office:value="0.020578">
                <text:p>0.020578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8">
                <text:p>298</text:p>
              </table:table-cell>
              <table:table-cell office:value-type="float" office:value="0.02003">
                <text:p>0.02003</text:p>
              </table:table-cell>
              <table:table-cell office:value-type="float" office:value="0.007632">
                <text:p>0.0076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9">
                <text:p>299</text:p>
              </table:table-cell>
              <table:table-cell office:value-type="float" office:value="0.01976">
                <text:p>0.01976</text:p>
              </table:table-cell>
              <table:table-cell office:value-type="float" office:value="0.00882">
                <text:p>0.008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9">
                <text:p>299</text:p>
              </table:table-cell>
              <table:table-cell office:value-type="float" office:value="0.052299">
                <text:p>0.052299</text:p>
              </table:table-cell>
              <table:table-cell office:value-type="float" office:value="0.007737">
                <text:p>0.0077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7">
                <text:p>297</text:p>
              </table:table-cell>
              <table:table-cell office:value-type="float" office:value="0.016493">
                <text:p>0.016493</text:p>
              </table:table-cell>
              <table:table-cell office:value-type="float" office:value="0.006909">
                <text:p>0.0069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7">
                <text:p>297</text:p>
              </table:table-cell>
              <table:table-cell office:value-type="float" office:value="0.017237">
                <text:p>0.017237</text:p>
              </table:table-cell>
              <table:table-cell office:value-type="float" office:value="0.00731">
                <text:p>0.007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7">
                <text:p>297</text:p>
              </table:table-cell>
              <table:table-cell office:value-type="float" office:value="0.035088">
                <text:p>0.035088</text:p>
              </table:table-cell>
              <table:table-cell office:value-type="float" office:value="0.009176">
                <text:p>0.0091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6">
                <text:p>296</text:p>
              </table:table-cell>
              <table:table-cell office:value-type="float" office:value="0.042411">
                <text:p>0.042411</text:p>
              </table:table-cell>
              <table:table-cell office:value-type="float" office:value="0.007762">
                <text:p>0.0077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7">
                <text:p>297</text:p>
              </table:table-cell>
              <table:table-cell office:value-type="float" office:value="0.021213">
                <text:p>0.021213</text:p>
              </table:table-cell>
              <table:table-cell office:value-type="float" office:value="0.006111">
                <text:p>0.0061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7">
                <text:p>297</text:p>
              </table:table-cell>
              <table:table-cell office:value-type="float" office:value="0.02038">
                <text:p>0.02038</text:p>
              </table:table-cell>
              <table:table-cell office:value-type="float" office:value="0.006633">
                <text:p>0.0066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7">
                <text:p>297</text:p>
              </table:table-cell>
              <table:table-cell office:value-type="float" office:value="0.018988">
                <text:p>0.018988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8">
                <text:p>298</text:p>
              </table:table-cell>
              <table:table-cell office:value-type="float" office:value="0.03925">
                <text:p>0.03925</text:p>
              </table:table-cell>
              <table:table-cell office:value-type="float" office:value="0.008135">
                <text:p>0.0081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8">
                <text:p>298</text:p>
              </table:table-cell>
              <table:table-cell office:value-type="float" office:value="0.041449">
                <text:p>0.041449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7">
                <text:p>297</text:p>
              </table:table-cell>
              <table:table-cell office:value-type="float" office:value="0.020679">
                <text:p>0.020679</text:p>
              </table:table-cell>
              <table:table-cell office:value-type="float" office:value="0.007258">
                <text:p>0.0072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7">
                <text:p>297</text:p>
              </table:table-cell>
              <table:table-cell office:value-type="float" office:value="0.038837">
                <text:p>0.038837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6">
                <text:p>296</text:p>
              </table:table-cell>
              <table:table-cell office:value-type="float" office:value="0.019521">
                <text:p>0.019521</text:p>
              </table:table-cell>
              <table:table-cell office:value-type="float" office:value="0.008828">
                <text:p>0.0088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7">
                <text:p>297</text:p>
              </table:table-cell>
              <table:table-cell office:value-type="float" office:value="0.023349">
                <text:p>0.023349</text:p>
              </table:table-cell>
              <table:table-cell office:value-type="float" office:value="0.008292">
                <text:p>0.0082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8">
                <text:p>298</text:p>
              </table:table-cell>
              <table:table-cell office:value-type="float" office:value="0.053269">
                <text:p>0.053269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6">
                <text:p>296</text:p>
              </table:table-cell>
              <table:table-cell office:value-type="float" office:value="0.022834">
                <text:p>0.022834</text:p>
              </table:table-cell>
              <table:table-cell office:value-type="float" office:value="0.008393">
                <text:p>0.0083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7">
                <text:p>297</text:p>
              </table:table-cell>
              <table:table-cell office:value-type="float" office:value="0.029447">
                <text:p>0.029447</text:p>
              </table:table-cell>
              <table:table-cell office:value-type="float" office:value="0.008163">
                <text:p>0.0081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7">
                <text:p>297</text:p>
              </table:table-cell>
              <table:table-cell office:value-type="float" office:value="0.027469">
                <text:p>0.027469</text:p>
              </table:table-cell>
              <table:table-cell office:value-type="float" office:value="0.009362">
                <text:p>0.0093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7">
                <text:p>297</text:p>
              </table:table-cell>
              <table:table-cell office:value-type="float" office:value="0.022997">
                <text:p>0.022997</text:p>
              </table:table-cell>
              <table:table-cell office:value-type="float" office:value="0.011357">
                <text:p>0.01135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9">
                <text:p>299</text:p>
              </table:table-cell>
              <table:table-cell office:value-type="float" office:value="0.017695">
                <text:p>0.017695</text:p>
              </table:table-cell>
              <table:table-cell office:value-type="float" office:value="0.008191">
                <text:p>0.0081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9">
                <text:p>299</text:p>
              </table:table-cell>
              <table:table-cell office:value-type="float" office:value="0.018024">
                <text:p>0.018024</text:p>
              </table:table-cell>
              <table:table-cell office:value-type="float" office:value="0.009418">
                <text:p>0.0094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9">
                <text:p>299</text:p>
              </table:table-cell>
              <table:table-cell office:value-type="float" office:value="0.03308">
                <text:p>0.03308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8">
                <text:p>298</text:p>
              </table:table-cell>
              <table:table-cell office:value-type="float" office:value="0.015885">
                <text:p>0.015885</text:p>
              </table:table-cell>
              <table:table-cell office:value-type="float" office:value="0.005937">
                <text:p>0.0059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8">
                <text:p>298</text:p>
              </table:table-cell>
              <table:table-cell office:value-type="float" office:value="0.039422">
                <text:p>0.039422</text:p>
              </table:table-cell>
              <table:table-cell office:value-type="float" office:value="0.009241">
                <text:p>0.0092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7">
                <text:p>297</text:p>
              </table:table-cell>
              <table:table-cell office:value-type="float" office:value="0.025331">
                <text:p>0.025331</text:p>
              </table:table-cell>
              <table:table-cell office:value-type="float" office:value="0.00856">
                <text:p>0.008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7">
                <text:p>297</text:p>
              </table:table-cell>
              <table:table-cell office:value-type="float" office:value="0.033371">
                <text:p>0.033371</text:p>
              </table:table-cell>
              <table:table-cell office:value-type="float" office:value="0.007262">
                <text:p>0.0072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7">
                <text:p>297</text:p>
              </table:table-cell>
              <table:table-cell office:value-type="float" office:value="0.019388">
                <text:p>0.019388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7">
                <text:p>297</text:p>
              </table:table-cell>
              <table:table-cell office:value-type="float" office:value="0.034848">
                <text:p>0.034848</text:p>
              </table:table-cell>
              <table:table-cell office:value-type="float" office:value="0.007633">
                <text:p>0.0076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6">
                <text:p>296</text:p>
              </table:table-cell>
              <table:table-cell office:value-type="float" office:value="0.018199">
                <text:p>0.018199</text:p>
              </table:table-cell>
              <table:table-cell office:value-type="float" office:value="0.006954">
                <text:p>0.0069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8">
                <text:p>298</text:p>
              </table:table-cell>
              <table:table-cell office:value-type="float" office:value="0.042336">
                <text:p>0.042336</text:p>
              </table:table-cell>
              <table:table-cell office:value-type="float" office:value="0.009161">
                <text:p>0.00916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7">
                <text:p>297</text:p>
              </table:table-cell>
              <table:table-cell office:value-type="float" office:value="0.021392">
                <text:p>0.021392</text:p>
              </table:table-cell>
              <table:table-cell office:value-type="float" office:value="0.007487">
                <text:p>0.0074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7">
                <text:p>297</text:p>
              </table:table-cell>
              <table:table-cell office:value-type="float" office:value="0.017687">
                <text:p>0.017687</text:p>
              </table:table-cell>
              <table:table-cell office:value-type="float" office:value="0.007814">
                <text:p>0.0078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8">
                <text:p>298</text:p>
              </table:table-cell>
              <table:table-cell office:value-type="float" office:value="0.019049">
                <text:p>0.019049</text:p>
              </table:table-cell>
              <table:table-cell office:value-type="float" office:value="0.006381">
                <text:p>0.00638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8">
                <text:p>298</text:p>
              </table:table-cell>
              <table:table-cell office:value-type="float" office:value="0.019377">
                <text:p>0.019377</text:p>
              </table:table-cell>
              <table:table-cell office:value-type="float" office:value="0.006387">
                <text:p>0.0063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9">
                <text:p>299</text:p>
              </table:table-cell>
              <table:table-cell office:value-type="float" office:value="0.019627">
                <text:p>0.019627</text:p>
              </table:table-cell>
              <table:table-cell office:value-type="float" office:value="0.008886">
                <text:p>0.00888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9">
                <text:p>299</text:p>
              </table:table-cell>
              <table:table-cell office:value-type="float" office:value="0.021465">
                <text:p>0.021465</text:p>
              </table:table-cell>
              <table:table-cell office:value-type="float" office:value="0.007273">
                <text:p>0.00727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9">
                <text:p>299</text:p>
              </table:table-cell>
              <table:table-cell office:value-type="float" office:value="0.018085">
                <text:p>0.018085</text:p>
              </table:table-cell>
              <table:table-cell office:value-type="float" office:value="0.008531">
                <text:p>0.0085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9">
                <text:p>299</text:p>
              </table:table-cell>
              <table:table-cell office:value-type="float" office:value="0.042412">
                <text:p>0.042412</text:p>
              </table:table-cell>
              <table:table-cell office:value-type="float" office:value="0.011908">
                <text:p>0.0119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8">
                <text:p>298</text:p>
              </table:table-cell>
              <table:table-cell office:value-type="float" office:value="0.019101">
                <text:p>0.019101</text:p>
              </table:table-cell>
              <table:table-cell office:value-type="float" office:value="0.008728">
                <text:p>0.0087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8">
                <text:p>298</text:p>
              </table:table-cell>
              <table:table-cell office:value-type="float" office:value="0.035915">
                <text:p>0.035915</text:p>
              </table:table-cell>
              <table:table-cell office:value-type="float" office:value="0.008178">
                <text:p>0.0081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7">
                <text:p>297</text:p>
              </table:table-cell>
              <table:table-cell office:value-type="float" office:value="0.018659">
                <text:p>0.018659</text:p>
              </table:table-cell>
              <table:table-cell office:value-type="float" office:value="0.007585">
                <text:p>0.0075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7">
                <text:p>297</text:p>
              </table:table-cell>
              <table:table-cell office:value-type="float" office:value="0.025956">
                <text:p>0.025956</text:p>
              </table:table-cell>
              <table:table-cell office:value-type="float" office:value="0.008022">
                <text:p>0.00802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8">
                <text:p>298</text:p>
              </table:table-cell>
              <table:table-cell office:value-type="float" office:value="0.01989">
                <text:p>0.01989</text:p>
              </table:table-cell>
              <table:table-cell office:value-type="float" office:value="0.006701">
                <text:p>0.0067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8">
                <text:p>298</text:p>
              </table:table-cell>
              <table:table-cell office:value-type="float" office:value="0.041828">
                <text:p>0.041828</text:p>
              </table:table-cell>
              <table:table-cell office:value-type="float" office:value="0.008025">
                <text:p>0.0080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8">
                <text:p>298</text:p>
              </table:table-cell>
              <table:table-cell office:value-type="float" office:value="0.020017">
                <text:p>0.020017</text:p>
              </table:table-cell>
              <table:table-cell office:value-type="float" office:value="0.009582">
                <text:p>0.0095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8">
                <text:p>298</text:p>
              </table:table-cell>
              <table:table-cell office:value-type="float" office:value="0.044977">
                <text:p>0.044977</text:p>
              </table:table-cell>
              <table:table-cell office:value-type="float" office:value="0.011378">
                <text:p>0.01137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7">
                <text:p>297</text:p>
              </table:table-cell>
              <table:table-cell office:value-type="float" office:value="0.018001">
                <text:p>0.018001</text:p>
              </table:table-cell>
              <table:table-cell office:value-type="float" office:value="0.006632">
                <text:p>0.0066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7">
                <text:p>297</text:p>
              </table:table-cell>
              <table:table-cell office:value-type="float" office:value="0.041014">
                <text:p>0.041014</text:p>
              </table:table-cell>
              <table:table-cell office:value-type="float" office:value="0.006426">
                <text:p>0.0064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7">
                <text:p>297</text:p>
              </table:table-cell>
              <table:table-cell office:value-type="float" office:value="0.024064">
                <text:p>0.024064</text:p>
              </table:table-cell>
              <table:table-cell office:value-type="float" office:value="0.012444">
                <text:p>0.0124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7">
                <text:p>297</text:p>
              </table:table-cell>
              <table:table-cell office:value-type="float" office:value="0.027367">
                <text:p>0.027367</text:p>
              </table:table-cell>
              <table:table-cell office:value-type="float" office:value="0.011536">
                <text:p>0.0115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8">
                <text:p>298</text:p>
              </table:table-cell>
              <table:table-cell office:value-type="float" office:value="0.018366">
                <text:p>0.018366</text:p>
              </table:table-cell>
              <table:table-cell office:value-type="float" office:value="0.008953">
                <text:p>0.0089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7">
                <text:p>297</text:p>
              </table:table-cell>
              <table:table-cell office:value-type="float" office:value="0.025637">
                <text:p>0.025637</text:p>
              </table:table-cell>
              <table:table-cell office:value-type="float" office:value="0.010181">
                <text:p>0.0101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0">
                <text:p>300</text:p>
              </table:table-cell>
              <table:table-cell office:value-type="float" office:value="0.021666">
                <text:p>0.021666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9">
                <text:p>299</text:p>
              </table:table-cell>
              <table:table-cell office:value-type="float" office:value="0.034739">
                <text:p>0.034739</text:p>
              </table:table-cell>
              <table:table-cell office:value-type="float" office:value="0.008494">
                <text:p>0.0084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8">
                <text:p>298</text:p>
              </table:table-cell>
              <table:table-cell office:value-type="float" office:value="0.02202">
                <text:p>0.02202</text:p>
              </table:table-cell>
              <table:table-cell office:value-type="float" office:value="0.008766">
                <text:p>0.008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8">
                <text:p>298</text:p>
              </table:table-cell>
              <table:table-cell office:value-type="float" office:value="0.020067">
                <text:p>0.020067</text:p>
              </table:table-cell>
              <table:table-cell office:value-type="float" office:value="0.008066">
                <text:p>0.0080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8">
                <text:p>298</text:p>
              </table:table-cell>
              <table:table-cell office:value-type="float" office:value="0.01978">
                <text:p>0.01978</text:p>
              </table:table-cell>
              <table:table-cell office:value-type="float" office:value="0.005575">
                <text:p>0.0055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8">
                <text:p>298</text:p>
              </table:table-cell>
              <table:table-cell office:value-type="float" office:value="0.032194">
                <text:p>0.032194</text:p>
              </table:table-cell>
              <table:table-cell office:value-type="float" office:value="0.00601">
                <text:p>0.006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8">
                <text:p>298</text:p>
              </table:table-cell>
              <table:table-cell office:value-type="float" office:value="0.016541">
                <text:p>0.016541</text:p>
              </table:table-cell>
              <table:table-cell office:value-type="float" office:value="0.007316">
                <text:p>0.0073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8">
                <text:p>298</text:p>
              </table:table-cell>
              <table:table-cell office:value-type="float" office:value="0.109395">
                <text:p>0.109395</text:p>
              </table:table-cell>
              <table:table-cell office:value-type="float" office:value="0.009785">
                <text:p>0.0097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3">
                <text:p>293</text:p>
              </table:table-cell>
              <table:table-cell office:value-type="float" office:value="0.041273">
                <text:p>0.041273</text:p>
              </table:table-cell>
              <table:table-cell office:value-type="float" office:value="0.010427">
                <text:p>0.0104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2">
                <text:p>292</text:p>
              </table:table-cell>
              <table:table-cell office:value-type="float" office:value="0.038079">
                <text:p>0.038079</text:p>
              </table:table-cell>
              <table:table-cell office:value-type="float" office:value="0.010079">
                <text:p>0.0100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2">
                <text:p>292</text:p>
              </table:table-cell>
              <table:table-cell office:value-type="float" office:value="0.019331">
                <text:p>0.019331</text:p>
              </table:table-cell>
              <table:table-cell office:value-type="float" office:value="0.007933">
                <text:p>0.0079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2">
                <text:p>292</text:p>
              </table:table-cell>
              <table:table-cell office:value-type="float" office:value="0.040795">
                <text:p>0.040795</text:p>
              </table:table-cell>
              <table:table-cell office:value-type="float" office:value="0.013437">
                <text:p>0.01343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6">
                <text:p>296</text:p>
              </table:table-cell>
              <table:table-cell office:value-type="float" office:value="0.036859">
                <text:p>0.036859</text:p>
              </table:table-cell>
              <table:table-cell office:value-type="float" office:value="0.008999">
                <text:p>0.0089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6">
                <text:p>296</text:p>
              </table:table-cell>
              <table:table-cell office:value-type="float" office:value="0.019471">
                <text:p>0.019471</text:p>
              </table:table-cell>
              <table:table-cell office:value-type="float" office:value="0.007043">
                <text:p>0.00704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7">
                <text:p>297</text:p>
              </table:table-cell>
              <table:table-cell office:value-type="float" office:value="0.020874">
                <text:p>0.020874</text:p>
              </table:table-cell>
              <table:table-cell office:value-type="float" office:value="0.009561">
                <text:p>0.0095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7">
                <text:p>297</text:p>
              </table:table-cell>
              <table:table-cell office:value-type="float" office:value="0.018625">
                <text:p>0.018625</text:p>
              </table:table-cell>
              <table:table-cell office:value-type="float" office:value="0.00683">
                <text:p>0.0068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8">
                <text:p>298</text:p>
              </table:table-cell>
              <table:table-cell office:value-type="float" office:value="0.022585">
                <text:p>0.022585</text:p>
              </table:table-cell>
              <table:table-cell office:value-type="float" office:value="0.006279">
                <text:p>0.00627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9">
                <text:p>299</text:p>
              </table:table-cell>
              <table:table-cell office:value-type="float" office:value="0.027395">
                <text:p>0.027395</text:p>
              </table:table-cell>
              <table:table-cell office:value-type="float" office:value="0.011996">
                <text:p>0.0119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9">
                <text:p>299</text:p>
              </table:table-cell>
              <table:table-cell office:value-type="float" office:value="0.03859">
                <text:p>0.03859</text:p>
              </table:table-cell>
              <table:table-cell office:value-type="float" office:value="0.010813">
                <text:p>0.0108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8">
                <text:p>298</text:p>
              </table:table-cell>
              <table:table-cell office:value-type="float" office:value="0.023358">
                <text:p>0.023358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8">
                <text:p>298</text:p>
              </table:table-cell>
              <table:table-cell office:value-type="float" office:value="0.021328">
                <text:p>0.021328</text:p>
              </table:table-cell>
              <table:table-cell office:value-type="float" office:value="0.00911">
                <text:p>0.009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8">
                <text:p>298</text:p>
              </table:table-cell>
              <table:table-cell office:value-type="float" office:value="0.017132">
                <text:p>0.017132</text:p>
              </table:table-cell>
              <table:table-cell office:value-type="float" office:value="0.006996">
                <text:p>0.0069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8">
                <text:p>298</text:p>
              </table:table-cell>
              <table:table-cell office:value-type="float" office:value="0.024197">
                <text:p>0.024197</text:p>
              </table:table-cell>
              <table:table-cell office:value-type="float" office:value="0.008146">
                <text:p>0.0081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9">
                <text:p>299</text:p>
              </table:table-cell>
              <table:table-cell office:value-type="float" office:value="0.016202">
                <text:p>0.016202</text:p>
              </table:table-cell>
              <table:table-cell office:value-type="float" office:value="0.006105">
                <text:p>0.0061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9">
                <text:p>299</text:p>
              </table:table-cell>
              <table:table-cell office:value-type="float" office:value="0.018915">
                <text:p>0.018915</text:p>
              </table:table-cell>
              <table:table-cell office:value-type="float" office:value="0.007227">
                <text:p>0.0072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9">
                <text:p>299</text:p>
              </table:table-cell>
              <table:table-cell office:value-type="float" office:value="0.018911">
                <text:p>0.018911</text:p>
              </table:table-cell>
              <table:table-cell office:value-type="float" office:value="0.008869">
                <text:p>0.0088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9">
                <text:p>299</text:p>
              </table:table-cell>
              <table:table-cell office:value-type="float" office:value="0.023289">
                <text:p>0.023289</text:p>
              </table:table-cell>
              <table:table-cell office:value-type="float" office:value="0.008205">
                <text:p>0.0082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9">
                <text:p>299</text:p>
              </table:table-cell>
              <table:table-cell office:value-type="float" office:value="0.022193">
                <text:p>0.022193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9">
                <text:p>299</text:p>
              </table:table-cell>
              <table:table-cell office:value-type="float" office:value="0.048843">
                <text:p>0.048843</text:p>
              </table:table-cell>
              <table:table-cell office:value-type="float" office:value="0.008908">
                <text:p>0.0089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8">
                <text:p>298</text:p>
              </table:table-cell>
              <table:table-cell office:value-type="float" office:value="0.01996">
                <text:p>0.01996</text:p>
              </table:table-cell>
              <table:table-cell office:value-type="float" office:value="0.007607">
                <text:p>0.0076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8">
                <text:p>298</text:p>
              </table:table-cell>
              <table:table-cell office:value-type="float" office:value="0.023774">
                <text:p>0.023774</text:p>
              </table:table-cell>
              <table:table-cell office:value-type="float" office:value="0.008121">
                <text:p>0.0081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8">
                <text:p>298</text:p>
              </table:table-cell>
              <table:table-cell office:value-type="float" office:value="0.018166">
                <text:p>0.018166</text:p>
              </table:table-cell>
              <table:table-cell office:value-type="float" office:value="0.008869">
                <text:p>0.0088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8">
                <text:p>298</text:p>
              </table:table-cell>
              <table:table-cell office:value-type="float" office:value="0.018631">
                <text:p>0.018631</text:p>
              </table:table-cell>
              <table:table-cell office:value-type="float" office:value="0.006926">
                <text:p>0.0069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9">
                <text:p>299</text:p>
              </table:table-cell>
              <table:table-cell office:value-type="float" office:value="0.031844">
                <text:p>0.031844</text:p>
              </table:table-cell>
              <table:table-cell office:value-type="float" office:value="0.011403">
                <text:p>0.0114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9">
                <text:p>299</text:p>
              </table:table-cell>
              <table:table-cell office:value-type="float" office:value="0.015135">
                <text:p>0.015135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9">
                <text:p>299</text:p>
              </table:table-cell>
              <table:table-cell office:value-type="float" office:value="0.019519">
                <text:p>0.019519</text:p>
              </table:table-cell>
              <table:table-cell office:value-type="float" office:value="0.009302">
                <text:p>0.00930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9">
                <text:p>299</text:p>
              </table:table-cell>
              <table:table-cell office:value-type="float" office:value="0.024828">
                <text:p>0.024828</text:p>
              </table:table-cell>
              <table:table-cell office:value-type="float" office:value="0.007974">
                <text:p>0.0079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9">
                <text:p>299</text:p>
              </table:table-cell>
              <table:table-cell office:value-type="float" office:value="0.020981">
                <text:p>0.020981</text:p>
              </table:table-cell>
              <table:table-cell office:value-type="float" office:value="0.006853">
                <text:p>0.006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9">
                <text:p>299</text:p>
              </table:table-cell>
              <table:table-cell office:value-type="float" office:value="0.019545">
                <text:p>0.019545</text:p>
              </table:table-cell>
              <table:table-cell office:value-type="float" office:value="0.00907">
                <text:p>0.009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9">
                <text:p>299</text:p>
              </table:table-cell>
              <table:table-cell office:value-type="float" office:value="0.030485">
                <text:p>0.030485</text:p>
              </table:table-cell>
              <table:table-cell office:value-type="float" office:value="0.009217">
                <text:p>0.0092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9">
                <text:p>299</text:p>
              </table:table-cell>
              <table:table-cell office:value-type="float" office:value="0.021416">
                <text:p>0.021416</text:p>
              </table:table-cell>
              <table:table-cell office:value-type="float" office:value="0.006703">
                <text:p>0.00670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8">
                <text:p>298</text:p>
              </table:table-cell>
              <table:table-cell office:value-type="float" office:value="0.017985">
                <text:p>0.017985</text:p>
              </table:table-cell>
              <table:table-cell office:value-type="float" office:value="0.006927">
                <text:p>0.0069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0">
                <text:p>300</text:p>
              </table:table-cell>
              <table:table-cell office:value-type="float" office:value="0.017185">
                <text:p>0.017185</text:p>
              </table:table-cell>
              <table:table-cell office:value-type="float" office:value="0.009099">
                <text:p>0.0090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9">
                <text:p>299</text:p>
              </table:table-cell>
              <table:table-cell office:value-type="float" office:value="0.082417">
                <text:p>0.082417</text:p>
              </table:table-cell>
              <table:table-cell office:value-type="float" office:value="0.011781">
                <text:p>0.0117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6">
                <text:p>296</text:p>
              </table:table-cell>
              <table:table-cell office:value-type="float" office:value="0.033882">
                <text:p>0.033882</text:p>
              </table:table-cell>
              <table:table-cell office:value-type="float" office:value="0.00912">
                <text:p>0.009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5">
                <text:p>295</text:p>
              </table:table-cell>
              <table:table-cell office:value-type="float" office:value="0.017842">
                <text:p>0.017842</text:p>
              </table:table-cell>
              <table:table-cell office:value-type="float" office:value="0.006142">
                <text:p>0.00614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5">
                <text:p>295</text:p>
              </table:table-cell>
              <table:table-cell office:value-type="float" office:value="0.019222">
                <text:p>0.019222</text:p>
              </table:table-cell>
              <table:table-cell office:value-type="float" office:value="0.010186">
                <text:p>0.0101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5">
                <text:p>295</text:p>
              </table:table-cell>
              <table:table-cell office:value-type="float" office:value="0.01996">
                <text:p>0.01996</text:p>
              </table:table-cell>
              <table:table-cell office:value-type="float" office:value="0.006432">
                <text:p>0.0064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8">
                <text:p>298</text:p>
              </table:table-cell>
              <table:table-cell office:value-type="float" office:value="0.018264">
                <text:p>0.018264</text:p>
              </table:table-cell>
              <table:table-cell office:value-type="float" office:value="0.006905">
                <text:p>0.0069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9">
                <text:p>299</text:p>
              </table:table-cell>
              <table:table-cell office:value-type="float" office:value="0.02489">
                <text:p>0.02489</text:p>
              </table:table-cell>
              <table:table-cell office:value-type="float" office:value="0.009683">
                <text:p>0.0096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9">
                <text:p>299</text:p>
              </table:table-cell>
              <table:table-cell office:value-type="float" office:value="0.018363">
                <text:p>0.018363</text:p>
              </table:table-cell>
              <table:table-cell office:value-type="float" office:value="0.007226">
                <text:p>0.00722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9">
                <text:p>299</text:p>
              </table:table-cell>
              <table:table-cell office:value-type="float" office:value="0.026073">
                <text:p>0.026073</text:p>
              </table:table-cell>
              <table:table-cell office:value-type="float" office:value="0.009152">
                <text:p>0.0091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99">
                <text:p>299</text:p>
              </table:table-cell>
              <table:table-cell office:value-type="float" office:value="0.028569">
                <text:p>0.028569</text:p>
              </table:table-cell>
              <table:table-cell office:value-type="float" office:value="0.008438">
                <text:p>0.00843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99">
                <text:p>299</text:p>
              </table:table-cell>
              <table:table-cell office:value-type="float" office:value="0.017655">
                <text:p>0.017655</text:p>
              </table:table-cell>
              <table:table-cell office:value-type="float" office:value="0.009454">
                <text:p>0.00945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99">
                <text:p>299</text:p>
              </table:table-cell>
              <table:table-cell office:value-type="float" office:value="0.017932">
                <text:p>0.017932</text:p>
              </table:table-cell>
              <table:table-cell office:value-type="float" office:value="0.006611">
                <text:p>0.0066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99">
                <text:p>299</text:p>
              </table:table-cell>
              <table:table-cell office:value-type="float" office:value="0.045159">
                <text:p>0.045159</text:p>
              </table:table-cell>
              <table:table-cell office:value-type="float" office:value="0.008664">
                <text:p>0.0086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98">
                <text:p>298</text:p>
              </table:table-cell>
              <table:table-cell office:value-type="float" office:value="0.03275">
                <text:p>0.03275</text:p>
              </table:table-cell>
              <table:table-cell office:value-type="float" office:value="0.007432">
                <text:p>0.0074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97">
                <text:p>297</text:p>
              </table:table-cell>
              <table:table-cell office:value-type="float" office:value="0.040984">
                <text:p>0.040984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96">
                <text:p>296</text:p>
              </table:table-cell>
              <table:table-cell office:value-type="float" office:value="0.016817">
                <text:p>0.016817</text:p>
              </table:table-cell>
              <table:table-cell office:value-type="float" office:value="0.008596">
                <text:p>0.0085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96">
                <text:p>296</text:p>
              </table:table-cell>
              <table:table-cell office:value-type="float" office:value="0.020824">
                <text:p>0.020824</text:p>
              </table:table-cell>
              <table:table-cell office:value-type="float" office:value="0.010531">
                <text:p>0.01053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97">
                <text:p>297</text:p>
              </table:table-cell>
              <table:table-cell office:value-type="float" office:value="0.020131">
                <text:p>0.020131</text:p>
              </table:table-cell>
              <table:table-cell office:value-type="float" office:value="0.010822">
                <text:p>0.0108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98">
                <text:p>298</text:p>
              </table:table-cell>
              <table:table-cell office:value-type="float" office:value="0.018647">
                <text:p>0.018647</text:p>
              </table:table-cell>
              <table:table-cell office:value-type="float" office:value="0.006386">
                <text:p>0.0063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99">
                <text:p>299</text:p>
              </table:table-cell>
              <table:table-cell office:value-type="float" office:value="0.018446">
                <text:p>0.018446</text:p>
              </table:table-cell>
              <table:table-cell office:value-type="float" office:value="0.007337">
                <text:p>0.0073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99">
                <text:p>299</text:p>
              </table:table-cell>
              <table:table-cell office:value-type="float" office:value="0.020983">
                <text:p>0.020983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99">
                <text:p>299</text:p>
              </table:table-cell>
              <table:table-cell office:value-type="float" office:value="0.027676">
                <text:p>0.027676</text:p>
              </table:table-cell>
              <table:table-cell office:value-type="float" office:value="0.010061">
                <text:p>0.0100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99">
                <text:p>299</text:p>
              </table:table-cell>
              <table:table-cell office:value-type="float" office:value="0.033497">
                <text:p>0.033497</text:p>
              </table:table-cell>
              <table:table-cell office:value-type="float" office:value="0.005555">
                <text:p>0.0055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98">
                <text:p>298</text:p>
              </table:table-cell>
              <table:table-cell office:value-type="float" office:value="0.053802">
                <text:p>0.053802</text:p>
              </table:table-cell>
              <table:table-cell office:value-type="float" office:value="0.009643">
                <text:p>0.00964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96">
                <text:p>296</text:p>
              </table:table-cell>
              <table:table-cell office:value-type="float" office:value="0.029349">
                <text:p>0.029349</text:p>
              </table:table-cell>
              <table:table-cell office:value-type="float" office:value="0.010895">
                <text:p>0.0108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96">
                <text:p>296</text:p>
              </table:table-cell>
              <table:table-cell office:value-type="float" office:value="0.019705">
                <text:p>0.019705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96">
                <text:p>296</text:p>
              </table:table-cell>
              <table:table-cell office:value-type="float" office:value="0.034426">
                <text:p>0.034426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95">
                <text:p>295</text:p>
              </table:table-cell>
              <table:table-cell office:value-type="float" office:value="0.022984">
                <text:p>0.022984</text:p>
              </table:table-cell>
              <table:table-cell office:value-type="float" office:value="0.009608">
                <text:p>0.0096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99">
                <text:p>299</text:p>
              </table:table-cell>
              <table:table-cell office:value-type="float" office:value="0.017171">
                <text:p>0.017171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98">
                <text:p>298</text:p>
              </table:table-cell>
              <table:table-cell office:value-type="float" office:value="0.04295">
                <text:p>0.04295</text:p>
              </table:table-cell>
              <table:table-cell office:value-type="float" office:value="0.007518">
                <text:p>0.00751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97">
                <text:p>297</text:p>
              </table:table-cell>
              <table:table-cell office:value-type="float" office:value="0.024836">
                <text:p>0.024836</text:p>
              </table:table-cell>
              <table:table-cell office:value-type="float" office:value="0.007163">
                <text:p>0.0071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96">
                <text:p>296</text:p>
              </table:table-cell>
              <table:table-cell office:value-type="float" office:value="0.037815">
                <text:p>0.037815</text:p>
              </table:table-cell>
              <table:table-cell office:value-type="float" office:value="0.009256">
                <text:p>0.0092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9">
                <text:p>299</text:p>
              </table:table-cell>
              <table:table-cell office:value-type="float" office:value="0.017146">
                <text:p>0.017146</text:p>
              </table:table-cell>
              <table:table-cell office:value-type="float" office:value="0.006879">
                <text:p>0.00687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97">
                <text:p>297</text:p>
              </table:table-cell>
              <table:table-cell office:value-type="float" office:value="0.040518">
                <text:p>0.040518</text:p>
              </table:table-cell>
              <table:table-cell office:value-type="float" office:value="0.006923">
                <text:p>0.00692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7">
                <text:p>297</text:p>
              </table:table-cell>
              <table:table-cell office:value-type="float" office:value="0.023666">
                <text:p>0.023666</text:p>
              </table:table-cell>
              <table:table-cell office:value-type="float" office:value="0.008928">
                <text:p>0.00892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97">
                <text:p>297</text:p>
              </table:table-cell>
              <table:table-cell office:value-type="float" office:value="0.021145">
                <text:p>0.021145</text:p>
              </table:table-cell>
              <table:table-cell office:value-type="float" office:value="0.008204">
                <text:p>0.0082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98">
                <text:p>298</text:p>
              </table:table-cell>
              <table:table-cell office:value-type="float" office:value="0.020035">
                <text:p>0.020035</text:p>
              </table:table-cell>
              <table:table-cell office:value-type="float" office:value="0.007891">
                <text:p>0.0078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98">
                <text:p>298</text:p>
              </table:table-cell>
              <table:table-cell office:value-type="float" office:value="0.019374">
                <text:p>0.019374</text:p>
              </table:table-cell>
              <table:table-cell office:value-type="float" office:value="0.007876">
                <text:p>0.00787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99">
                <text:p>299</text:p>
              </table:table-cell>
              <table:table-cell office:value-type="float" office:value="0.022874">
                <text:p>0.022874</text:p>
              </table:table-cell>
              <table:table-cell office:value-type="float" office:value="0.006493">
                <text:p>0.0064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99">
                <text:p>299</text:p>
              </table:table-cell>
              <table:table-cell office:value-type="float" office:value="0.030154">
                <text:p>0.030154</text:p>
              </table:table-cell>
              <table:table-cell office:value-type="float" office:value="0.010077">
                <text:p>0.0100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9">
                <text:p>299</text:p>
              </table:table-cell>
              <table:table-cell office:value-type="float" office:value="0.022908">
                <text:p>0.022908</text:p>
              </table:table-cell>
              <table:table-cell office:value-type="float" office:value="0.007615">
                <text:p>0.0076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9">
                <text:p>299</text:p>
              </table:table-cell>
              <table:table-cell office:value-type="float" office:value="0.019282">
                <text:p>0.019282</text:p>
              </table:table-cell>
              <table:table-cell office:value-type="float" office:value="0.008372">
                <text:p>0.00837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99">
                <text:p>299</text:p>
              </table:table-cell>
              <table:table-cell office:value-type="float" office:value="0.020376">
                <text:p>0.020376</text:p>
              </table:table-cell>
              <table:table-cell office:value-type="float" office:value="0.007321">
                <text:p>0.0073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99">
                <text:p>299</text:p>
              </table:table-cell>
              <table:table-cell office:value-type="float" office:value="0.021771">
                <text:p>0.021771</text:p>
              </table:table-cell>
              <table:table-cell office:value-type="float" office:value="0.00827">
                <text:p>0.0082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99">
                <text:p>299</text:p>
              </table:table-cell>
              <table:table-cell office:value-type="float" office:value="0.020249">
                <text:p>0.020249</text:p>
              </table:table-cell>
              <table:table-cell office:value-type="float" office:value="0.010956">
                <text:p>0.01095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99">
                <text:p>299</text:p>
              </table:table-cell>
              <table:table-cell office:value-type="float" office:value="0.022638">
                <text:p>0.022638</text:p>
              </table:table-cell>
              <table:table-cell office:value-type="float" office:value="0.009313">
                <text:p>0.0093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99">
                <text:p>299</text:p>
              </table:table-cell>
              <table:table-cell office:value-type="float" office:value="0.020387">
                <text:p>0.020387</text:p>
              </table:table-cell>
              <table:table-cell office:value-type="float" office:value="0.007637">
                <text:p>0.0076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99">
                <text:p>299</text:p>
              </table:table-cell>
              <table:table-cell office:value-type="float" office:value="0.020017">
                <text:p>0.020017</text:p>
              </table:table-cell>
              <table:table-cell office:value-type="float" office:value="0.009391">
                <text:p>0.0093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99">
                <text:p>299</text:p>
              </table:table-cell>
              <table:table-cell office:value-type="float" office:value="0.017567">
                <text:p>0.017567</text:p>
              </table:table-cell>
              <table:table-cell office:value-type="float" office:value="0.008201">
                <text:p>0.00820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99">
                <text:p>299</text:p>
              </table:table-cell>
              <table:table-cell office:value-type="float" office:value="0.019535">
                <text:p>0.019535</text:p>
              </table:table-cell>
              <table:table-cell office:value-type="float" office:value="0.006185">
                <text:p>0.0061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99">
                <text:p>299</text:p>
              </table:table-cell>
              <table:table-cell office:value-type="float" office:value="0.025133">
                <text:p>0.025133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99">
                <text:p>299</text:p>
              </table:table-cell>
              <table:table-cell office:value-type="float" office:value="0.031648">
                <text:p>0.031648</text:p>
              </table:table-cell>
              <table:table-cell office:value-type="float" office:value="0.008483">
                <text:p>0.00848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99">
                <text:p>299</text:p>
              </table:table-cell>
              <table:table-cell office:value-type="float" office:value="0.021635">
                <text:p>0.021635</text:p>
              </table:table-cell>
              <table:table-cell office:value-type="float" office:value="0.007271">
                <text:p>0.00727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99">
                <text:p>299</text:p>
              </table:table-cell>
              <table:table-cell office:value-type="float" office:value="0.018732">
                <text:p>0.018732</text:p>
              </table:table-cell>
              <table:table-cell office:value-type="float" office:value="0.007084">
                <text:p>0.0070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99">
                <text:p>299</text:p>
              </table:table-cell>
              <table:table-cell office:value-type="float" office:value="0.021349">
                <text:p>0.021349</text:p>
              </table:table-cell>
              <table:table-cell office:value-type="float" office:value="0.007025">
                <text:p>0.0070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99">
                <text:p>299</text:p>
              </table:table-cell>
              <table:table-cell office:value-type="float" office:value="0.015758">
                <text:p>0.015758</text:p>
              </table:table-cell>
              <table:table-cell office:value-type="float" office:value="0.006161">
                <text:p>0.0061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9">
                <text:p>299</text:p>
              </table:table-cell>
              <table:table-cell office:value-type="float" office:value="0.026192">
                <text:p>0.026192</text:p>
              </table:table-cell>
              <table:table-cell office:value-type="float" office:value="0.011408">
                <text:p>0.0114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9">
                <text:p>299</text:p>
              </table:table-cell>
              <table:table-cell office:value-type="float" office:value="0.023391">
                <text:p>0.023391</text:p>
              </table:table-cell>
              <table:table-cell office:value-type="float" office:value="0.011614">
                <text:p>0.0116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9">
                <text:p>299</text:p>
              </table:table-cell>
              <table:table-cell office:value-type="float" office:value="0.022885">
                <text:p>0.022885</text:p>
              </table:table-cell>
              <table:table-cell office:value-type="float" office:value="0.010632">
                <text:p>0.01063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9">
                <text:p>299</text:p>
              </table:table-cell>
              <table:table-cell office:value-type="float" office:value="0.018392">
                <text:p>0.018392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9">
                <text:p>299</text:p>
              </table:table-cell>
              <table:table-cell office:value-type="float" office:value="0.021358">
                <text:p>0.02135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9">
                <text:p>299</text:p>
              </table:table-cell>
              <table:table-cell office:value-type="float" office:value="0.01755">
                <text:p>0.01755</text:p>
              </table:table-cell>
              <table:table-cell office:value-type="float" office:value="0.007779">
                <text:p>0.00777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9">
                <text:p>299</text:p>
              </table:table-cell>
              <table:table-cell office:value-type="float" office:value="0.020704">
                <text:p>0.020704</text:p>
              </table:table-cell>
              <table:table-cell office:value-type="float" office:value="0.006656">
                <text:p>0.00665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9">
                <text:p>299</text:p>
              </table:table-cell>
              <table:table-cell office:value-type="float" office:value="0.016692">
                <text:p>0.016692</text:p>
              </table:table-cell>
              <table:table-cell office:value-type="float" office:value="0.006273">
                <text:p>0.00627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9">
                <text:p>299</text:p>
              </table:table-cell>
              <table:table-cell office:value-type="float" office:value="0.040065">
                <text:p>0.040065</text:p>
              </table:table-cell>
              <table:table-cell office:value-type="float" office:value="0.014875">
                <text:p>0.0148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98">
                <text:p>298</text:p>
              </table:table-cell>
              <table:table-cell office:value-type="float" office:value="0.023861">
                <text:p>0.023861</text:p>
              </table:table-cell>
              <table:table-cell office:value-type="float" office:value="0.008813">
                <text:p>0.00881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98">
                <text:p>298</text:p>
              </table:table-cell>
              <table:table-cell office:value-type="float" office:value="0.01808">
                <text:p>0.01808</text:p>
              </table:table-cell>
              <table:table-cell office:value-type="float" office:value="0.007968">
                <text:p>0.0079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8">
                <text:p>298</text:p>
              </table:table-cell>
              <table:table-cell office:value-type="float" office:value="0.047986">
                <text:p>0.047986</text:p>
              </table:table-cell>
              <table:table-cell office:value-type="float" office:value="0.007469">
                <text:p>0.0074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6">
                <text:p>296</text:p>
              </table:table-cell>
              <table:table-cell office:value-type="float" office:value="0.021139">
                <text:p>0.021139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99">
                <text:p>299</text:p>
              </table:table-cell>
              <table:table-cell office:value-type="float" office:value="0.016451">
                <text:p>0.016451</text:p>
              </table:table-cell>
              <table:table-cell office:value-type="float" office:value="0.007378">
                <text:p>0.0073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98">
                <text:p>298</text:p>
              </table:table-cell>
              <table:table-cell office:value-type="float" office:value="0.026993">
                <text:p>0.026993</text:p>
              </table:table-cell>
              <table:table-cell office:value-type="float" office:value="0.00629">
                <text:p>0.006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98">
                <text:p>298</text:p>
              </table:table-cell>
              <table:table-cell office:value-type="float" office:value="0.021738">
                <text:p>0.021738</text:p>
              </table:table-cell>
              <table:table-cell office:value-type="float" office:value="0.007971">
                <text:p>0.0079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99">
                <text:p>299</text:p>
              </table:table-cell>
              <table:table-cell office:value-type="float" office:value="0.023042">
                <text:p>0.023042</text:p>
              </table:table-cell>
              <table:table-cell office:value-type="float" office:value="0.00682">
                <text:p>0.006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99">
                <text:p>299</text:p>
              </table:table-cell>
              <table:table-cell office:value-type="float" office:value="0.02459">
                <text:p>0.02459</text:p>
              </table:table-cell>
              <table:table-cell office:value-type="float" office:value="0.007805">
                <text:p>0.0078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99">
                <text:p>299</text:p>
              </table:table-cell>
              <table:table-cell office:value-type="float" office:value="0.021813">
                <text:p>0.021813</text:p>
              </table:table-cell>
              <table:table-cell office:value-type="float" office:value="0.007689">
                <text:p>0.0076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99">
                <text:p>299</text:p>
              </table:table-cell>
              <table:table-cell office:value-type="float" office:value="0.036099">
                <text:p>0.036099</text:p>
              </table:table-cell>
              <table:table-cell office:value-type="float" office:value="0.008652">
                <text:p>0.0086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8">
                <text:p>298</text:p>
              </table:table-cell>
              <table:table-cell office:value-type="float" office:value="0.020621">
                <text:p>0.020621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8">
                <text:p>298</text:p>
              </table:table-cell>
              <table:table-cell office:value-type="float" office:value="0.035121">
                <text:p>0.035121</text:p>
              </table:table-cell>
              <table:table-cell office:value-type="float" office:value="0.007674">
                <text:p>0.0076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7">
                <text:p>297</text:p>
              </table:table-cell>
              <table:table-cell office:value-type="float" office:value="0.046247">
                <text:p>0.046247</text:p>
              </table:table-cell>
              <table:table-cell office:value-type="float" office:value="0.010005">
                <text:p>0.0100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6">
                <text:p>296</text:p>
              </table:table-cell>
              <table:table-cell office:value-type="float" office:value="0.018513">
                <text:p>0.01851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7">
                <text:p>297</text:p>
              </table:table-cell>
              <table:table-cell office:value-type="float" office:value="0.037848">
                <text:p>0.037848</text:p>
              </table:table-cell>
              <table:table-cell office:value-type="float" office:value="0.006297">
                <text:p>0.0062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6">
                <text:p>296</text:p>
              </table:table-cell>
              <table:table-cell office:value-type="float" office:value="0.018392">
                <text:p>0.018392</text:p>
              </table:table-cell>
              <table:table-cell office:value-type="float" office:value="0.007187">
                <text:p>0.00718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7">
                <text:p>297</text:p>
              </table:table-cell>
              <table:table-cell office:value-type="float" office:value="0.022518">
                <text:p>0.022518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98">
                <text:p>298</text:p>
              </table:table-cell>
              <table:table-cell office:value-type="float" office:value="0.023783">
                <text:p>0.023783</text:p>
              </table:table-cell>
              <table:table-cell office:value-type="float" office:value="0.013291">
                <text:p>0.0132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98">
                <text:p>298</text:p>
              </table:table-cell>
              <table:table-cell office:value-type="float" office:value="0.020977">
                <text:p>0.020977</text:p>
              </table:table-cell>
              <table:table-cell office:value-type="float" office:value="0.008604">
                <text:p>0.0086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9">
                <text:p>299</text:p>
              </table:table-cell>
              <table:table-cell office:value-type="float" office:value="0.019938">
                <text:p>0.019938</text:p>
              </table:table-cell>
              <table:table-cell office:value-type="float" office:value="0.006967">
                <text:p>0.0069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9">
                <text:p>299</text:p>
              </table:table-cell>
              <table:table-cell office:value-type="float" office:value="0.020955">
                <text:p>0.020955</text:p>
              </table:table-cell>
              <table:table-cell office:value-type="float" office:value="0.009157">
                <text:p>0.0091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99">
                <text:p>299</text:p>
              </table:table-cell>
              <table:table-cell office:value-type="float" office:value="0.034127">
                <text:p>0.034127</text:p>
              </table:table-cell>
              <table:table-cell office:value-type="float" office:value="0.006001">
                <text:p>0.00600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97">
                <text:p>297</text:p>
              </table:table-cell>
              <table:table-cell office:value-type="float" office:value="0.028556">
                <text:p>0.028556</text:p>
              </table:table-cell>
              <table:table-cell office:value-type="float" office:value="0.011898">
                <text:p>0.0118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99">
                <text:p>299</text:p>
              </table:table-cell>
              <table:table-cell office:value-type="float" office:value="0.017784">
                <text:p>0.017784</text:p>
              </table:table-cell>
              <table:table-cell office:value-type="float" office:value="0.006617">
                <text:p>0.00661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8">
                <text:p>298</text:p>
              </table:table-cell>
              <table:table-cell office:value-type="float" office:value="0.021165">
                <text:p>0.021165</text:p>
              </table:table-cell>
              <table:table-cell office:value-type="float" office:value="0.01024">
                <text:p>0.01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607cm" svg:y="0.315cm" chart:style-name="ch2">
          <text:p>scattergrams</text:p>
        </chart:title>
        <chart:legend chart:legend-position="end" svg:x="13.809cm" svg:y="4.227cm" style:legend-expansion="high" chart:style-name="ch3"/>
        <chart:plot-area chart:style-name="ch4" table:cell-range-address="test156.F1:test156.G1083" chart:data-source-has-labels="row" svg:x="0.32cm" svg:y="1.248cm" svg:width="13.169cm" svg:height="7.572cm">
          <chartooo:coordinate-region svg:x="1.867cm" svg:y="1.421cm" svg:width="11.157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56.F2:test156.F1083" chart:label-cell-address="test156.F1:test156.F1" chart:class="chart:scatter">
            <chart:domain table:cell-range-address="test156.G2:test156.G1083"/>
            <chart:data-point chart:repeated="10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bytes</text:p>
                <draw:g>
                  <svg:desc>test156.F1:test15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">
                <text:p>253</text:p>
                <draw:g>
                  <svg:desc>test156.G2:test156.G1083</svg:desc>
                </draw:g>
              </table:table-cell>
              <table:table-cell office:value-type="float" office:value="339789">
                <text:p>339789</text:p>
                <draw:g>
                  <svg:desc>test156.F2:test156.F10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">
                <text:p>295</text:p>
              </table:table-cell>
              <table:table-cell office:value-type="float" office:value="168293">
                <text:p>168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2">
                <text:p>292</text:p>
              </table:table-cell>
              <table:table-cell office:value-type="float" office:value="54936">
                <text:p>5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">
                <text:p>291</text:p>
              </table:table-cell>
              <table:table-cell office:value-type="float" office:value="288535">
                <text:p>288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">
                <text:p>287</text:p>
              </table:table-cell>
              <table:table-cell office:value-type="float" office:value="86815">
                <text:p>8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">
                <text:p>289</text:p>
              </table:table-cell>
              <table:table-cell office:value-type="float" office:value="74371">
                <text:p>74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">
                <text:p>293</text:p>
              </table:table-cell>
              <table:table-cell office:value-type="float" office:value="277494">
                <text:p>277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247034">
                <text:p>247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55350">
                <text:p>55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">
                <text:p>298</text:p>
              </table:table-cell>
              <table:table-cell office:value-type="float" office:value="55857">
                <text:p>55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130509">
                <text:p>130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331238">
                <text:p>331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">
                <text:p>290</text:p>
              </table:table-cell>
              <table:table-cell office:value-type="float" office:value="224351">
                <text:p>224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">
                <text:p>285</text:p>
              </table:table-cell>
              <table:table-cell office:value-type="float" office:value="560585">
                <text:p>560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399577">
                <text:p>399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">
                <text:p>228</text:p>
              </table:table-cell>
              <table:table-cell office:value-type="float" office:value="581127">
                <text:p>581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">
                <text:p>195</text:p>
              </table:table-cell>
              <table:table-cell office:value-type="float" office:value="460078">
                <text:p>46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125793">
                <text:p>125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">
                <text:p>286</text:p>
              </table:table-cell>
              <table:table-cell office:value-type="float" office:value="372120">
                <text:p>372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81621">
                <text:p>81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70919">
                <text:p>70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">
                <text:p>285</text:p>
              </table:table-cell>
              <table:table-cell office:value-type="float" office:value="422110">
                <text:p>4221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453139">
                <text:p>453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  <table:table-cell office:value-type="float" office:value="563891">
                <text:p>563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">
                <text:p>252</text:p>
              </table:table-cell>
              <table:table-cell office:value-type="float" office:value="311763">
                <text:p>311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">
                <text:p>267</text:p>
              </table:table-cell>
              <table:table-cell office:value-type="float" office:value="303841">
                <text:p>303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  <table:table-cell office:value-type="float" office:value="107249">
                <text:p>107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  <table:table-cell office:value-type="float" office:value="145558">
                <text:p>1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2">
                <text:p>292</text:p>
              </table:table-cell>
              <table:table-cell office:value-type="float" office:value="116227">
                <text:p>116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280859">
                <text:p>280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">
                <text:p>294</text:p>
              </table:table-cell>
              <table:table-cell office:value-type="float" office:value="210689">
                <text:p>210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2">
                <text:p>292</text:p>
              </table:table-cell>
              <table:table-cell office:value-type="float" office:value="4820243">
                <text:p>4820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  <table:table-cell office:value-type="float" office:value="4728630">
                <text:p>4728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2059155">
                <text:p>2059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2815932">
                <text:p>2815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295927">
                <text:p>295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266540">
                <text:p>2665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5939396">
                <text:p>5939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5750399">
                <text:p>5750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5437192">
                <text:p>5437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134847">
                <text:p>134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416187">
                <text:p>416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513821">
                <text:p>513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664854">
                <text:p>664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204156">
                <text:p>204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676221">
                <text:p>676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520524">
                <text:p>520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709877">
                <text:p>7098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98120">
                <text:p>198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847914">
                <text:p>8479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9157264">
                <text:p>91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13550282">
                <text:p>13550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8391799">
                <text:p>8391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6649269">
                <text:p>6649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402331">
                <text:p>402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212955">
                <text:p>2129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21732">
                <text:p>21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348356">
                <text:p>348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93466">
                <text:p>393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87220">
                <text:p>3872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234029">
                <text:p>234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283649">
                <text:p>2836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312476">
                <text:p>312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100120">
                <text:p>1001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">
                <text:p>96</text:p>
              </table:table-cell>
              <table:table-cell office:value-type="float" office:value="374651">
                <text:p>374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">
                <text:p>91</text:p>
              </table:table-cell>
              <table:table-cell office:value-type="float" office:value="503715">
                <text:p>503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105160">
                <text:p>1051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">
                <text:p>117</text:p>
              </table:table-cell>
              <table:table-cell office:value-type="float" office:value="182052">
                <text:p>182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988829">
                <text:p>1988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">
                <text:p>139</text:p>
              </table:table-cell>
              <table:table-cell office:value-type="float" office:value="1538270">
                <text:p>15382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  <table:table-cell office:value-type="float" office:value="296919">
                <text:p>296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411161">
                <text:p>411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2159976">
                <text:p>2159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63284">
                <text:p>63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">
                <text:p>156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">
                <text:p>174</text:p>
              </table:table-cell>
              <table:table-cell office:value-type="float" office:value="891585">
                <text:p>891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322592">
                <text:p>322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">
                <text:p>131</text:p>
              </table:table-cell>
              <table:table-cell office:value-type="float" office:value="214272">
                <text:p>214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">
                <text:p>155</text:p>
              </table:table-cell>
              <table:table-cell office:value-type="float" office:value="193828">
                <text:p>1938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402831">
                <text:p>4028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54967">
                <text:p>549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5">
                <text:p>185</text:p>
              </table:table-cell>
              <table:table-cell office:value-type="float" office:value="161399">
                <text:p>161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191053">
                <text:p>191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">
                <text:p>223</text:p>
              </table:table-cell>
              <table:table-cell office:value-type="float" office:value="121247">
                <text:p>121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  <table:table-cell office:value-type="float" office:value="165666">
                <text:p>165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">
                <text:p>248</text:p>
              </table:table-cell>
              <table:table-cell office:value-type="float" office:value="47382">
                <text:p>47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">
                <text:p>252</text:p>
              </table:table-cell>
              <table:table-cell office:value-type="float" office:value="69500">
                <text:p>69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">
                <text:p>262</text:p>
              </table:table-cell>
              <table:table-cell office:value-type="float" office:value="137237">
                <text:p>137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">
                <text:p>256</text:p>
              </table:table-cell>
              <table:table-cell office:value-type="float" office:value="114269">
                <text:p>114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">
                <text:p>265</text:p>
              </table:table-cell>
              <table:table-cell office:value-type="float" office:value="90526">
                <text:p>90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">
                <text:p>265</text:p>
              </table:table-cell>
              <table:table-cell office:value-type="float" office:value="86420">
                <text:p>864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4">
                <text:p>264</text:p>
              </table:table-cell>
              <table:table-cell office:value-type="float" office:value="39294">
                <text:p>39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4">
                <text:p>284</text:p>
              </table:table-cell>
              <table:table-cell office:value-type="float" office:value="99522">
                <text:p>995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5">
                <text:p>285</text:p>
              </table:table-cell>
              <table:table-cell office:value-type="float" office:value="95201">
                <text:p>95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4">
                <text:p>284</text:p>
              </table:table-cell>
              <table:table-cell office:value-type="float" office:value="86981">
                <text:p>86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5">
                <text:p>285</text:p>
              </table:table-cell>
              <table:table-cell office:value-type="float" office:value="103401">
                <text:p>103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1">
                <text:p>291</text:p>
              </table:table-cell>
              <table:table-cell office:value-type="float" office:value="153497">
                <text:p>153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2730991">
                <text:p>2730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  <table:table-cell office:value-type="float" office:value="155170">
                <text:p>1551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130164">
                <text:p>130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">
                <text:p>169</text:p>
              </table:table-cell>
              <table:table-cell office:value-type="float" office:value="690406">
                <text:p>690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301492">
                <text:p>301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453214">
                <text:p>453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531889">
                <text:p>531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514719">
                <text:p>5147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64911">
                <text:p>164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3">
                <text:p>203</text:p>
              </table:table-cell>
              <table:table-cell office:value-type="float" office:value="82633">
                <text:p>82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">
                <text:p>214</text:p>
              </table:table-cell>
              <table:table-cell office:value-type="float" office:value="102830">
                <text:p>1028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8">
                <text:p>228</text:p>
              </table:table-cell>
              <table:table-cell office:value-type="float" office:value="88713">
                <text:p>88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0">
                <text:p>250</text:p>
              </table:table-cell>
              <table:table-cell office:value-type="float" office:value="100292">
                <text:p>1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">
                <text:p>278</text:p>
              </table:table-cell>
              <table:table-cell office:value-type="float" office:value="123795">
                <text:p>1237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">
                <text:p>291</text:p>
              </table:table-cell>
              <table:table-cell office:value-type="float" office:value="96560">
                <text:p>965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3">
                <text:p>283</text:p>
              </table:table-cell>
              <table:table-cell office:value-type="float" office:value="94785">
                <text:p>947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1">
                <text:p>291</text:p>
              </table:table-cell>
              <table:table-cell office:value-type="float" office:value="439082">
                <text:p>439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2">
                <text:p>282</text:p>
              </table:table-cell>
              <table:table-cell office:value-type="float" office:value="98479">
                <text:p>98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">
                <text:p>287</text:p>
              </table:table-cell>
              <table:table-cell office:value-type="float" office:value="18753">
                <text:p>18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">
                <text:p>286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">
                <text:p>290</text:p>
              </table:table-cell>
              <table:table-cell office:value-type="float" office:value="175188">
                <text:p>175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8">
                <text:p>288</text:p>
              </table:table-cell>
              <table:table-cell office:value-type="float" office:value="59872">
                <text:p>59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">
                <text:p>299</text:p>
              </table:table-cell>
              <table:table-cell office:value-type="float" office:value="54567">
                <text:p>545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8">
                <text:p>298</text:p>
              </table:table-cell>
              <table:table-cell office:value-type="float" office:value="54827">
                <text:p>54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">
                <text:p>298</text:p>
              </table:table-cell>
              <table:table-cell office:value-type="float" office:value="65496">
                <text:p>654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  <table:table-cell office:value-type="float" office:value="337457">
                <text:p>3374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8">
                <text:p>298</text:p>
              </table:table-cell>
              <table:table-cell office:value-type="float" office:value="88588">
                <text:p>88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">
                <text:p>297</text:p>
              </table:table-cell>
              <table:table-cell office:value-type="float" office:value="85748">
                <text:p>857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7">
                <text:p>297</text:p>
              </table:table-cell>
              <table:table-cell office:value-type="float" office:value="54424">
                <text:p>54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7">
                <text:p>297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7">
                <text:p>297</text:p>
              </table:table-cell>
              <table:table-cell office:value-type="float" office:value="115588">
                <text:p>1155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58197">
                <text:p>581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6">
                <text:p>296</text:p>
              </table:table-cell>
              <table:table-cell office:value-type="float" office:value="181212">
                <text:p>181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5">
                <text:p>295</text:p>
              </table:table-cell>
              <table:table-cell office:value-type="float" office:value="118948">
                <text:p>1189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4">
                <text:p>294</text:p>
              </table:table-cell>
              <table:table-cell office:value-type="float" office:value="63559">
                <text:p>63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7">
                <text:p>297</text:p>
              </table:table-cell>
              <table:table-cell office:value-type="float" office:value="77151">
                <text:p>77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7">
                <text:p>297</text:p>
              </table:table-cell>
              <table:table-cell office:value-type="float" office:value="63114">
                <text:p>63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8">
                <text:p>298</text:p>
              </table:table-cell>
              <table:table-cell office:value-type="float" office:value="51518">
                <text:p>515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">
                <text:p>299</text:p>
              </table:table-cell>
              <table:table-cell office:value-type="float" office:value="46423">
                <text:p>46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">
                <text:p>299</text:p>
              </table:table-cell>
              <table:table-cell office:value-type="float" office:value="87836">
                <text:p>878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">
                <text:p>299</text:p>
              </table:table-cell>
              <table:table-cell office:value-type="float" office:value="41819">
                <text:p>418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9">
                <text:p>299</text:p>
              </table:table-cell>
              <table:table-cell office:value-type="float" office:value="31469">
                <text:p>31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">
                <text:p>299</text:p>
              </table:table-cell>
              <table:table-cell office:value-type="float" office:value="63529">
                <text:p>63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">
                <text:p>299</text:p>
              </table:table-cell>
              <table:table-cell office:value-type="float" office:value="68854">
                <text:p>68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">
                <text:p>299</text:p>
              </table:table-cell>
              <table:table-cell office:value-type="float" office:value="97302">
                <text:p>973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9">
                <text:p>299</text:p>
              </table:table-cell>
              <table:table-cell office:value-type="float" office:value="43885">
                <text:p>438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">
                <text:p>299</text:p>
              </table:table-cell>
              <table:table-cell office:value-type="float" office:value="42756">
                <text:p>427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">
                <text:p>299</text:p>
              </table:table-cell>
              <table:table-cell office:value-type="float" office:value="34435">
                <text:p>344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74252">
                <text:p>742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9">
                <text:p>299</text:p>
              </table:table-cell>
              <table:table-cell office:value-type="float" office:value="78984">
                <text:p>78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89280">
                <text:p>892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">
                <text:p>298</text:p>
              </table:table-cell>
              <table:table-cell office:value-type="float" office:value="74827">
                <text:p>748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8">
                <text:p>298</text:p>
              </table:table-cell>
              <table:table-cell office:value-type="float" office:value="154288">
                <text:p>1542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7">
                <text:p>297</text:p>
              </table:table-cell>
              <table:table-cell office:value-type="float" office:value="33771">
                <text:p>337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8">
                <text:p>298</text:p>
              </table:table-cell>
              <table:table-cell office:value-type="float" office:value="57887">
                <text:p>578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8">
                <text:p>298</text:p>
              </table:table-cell>
              <table:table-cell office:value-type="float" office:value="86610">
                <text:p>866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">
                <text:p>298</text:p>
              </table:table-cell>
              <table:table-cell office:value-type="float" office:value="83395">
                <text:p>83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  <table:table-cell office:value-type="float" office:value="90788">
                <text:p>907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">
                <text:p>299</text:p>
              </table:table-cell>
              <table:table-cell office:value-type="float" office:value="62157">
                <text:p>62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">
                <text:p>299</text:p>
              </table:table-cell>
              <table:table-cell office:value-type="float" office:value="74290">
                <text:p>742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  <table:table-cell office:value-type="float" office:value="99087">
                <text:p>99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">
                <text:p>299</text:p>
              </table:table-cell>
              <table:table-cell office:value-type="float" office:value="65349">
                <text:p>65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">
                <text:p>299</text:p>
              </table:table-cell>
              <table:table-cell office:value-type="float" office:value="41779">
                <text:p>417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">
                <text:p>299</text:p>
              </table:table-cell>
              <table:table-cell office:value-type="float" office:value="47427">
                <text:p>47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9">
                <text:p>299</text:p>
              </table:table-cell>
              <table:table-cell office:value-type="float" office:value="55731">
                <text:p>55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9">
                <text:p>299</text:p>
              </table:table-cell>
              <table:table-cell office:value-type="float" office:value="54817">
                <text:p>548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9">
                <text:p>299</text:p>
              </table:table-cell>
              <table:table-cell office:value-type="float" office:value="91463">
                <text:p>91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">
                <text:p>299</text:p>
              </table:table-cell>
              <table:table-cell office:value-type="float" office:value="72437">
                <text:p>724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9">
                <text:p>299</text:p>
              </table:table-cell>
              <table:table-cell office:value-type="float" office:value="58459">
                <text:p>58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">
                <text:p>299</text:p>
              </table:table-cell>
              <table:table-cell office:value-type="float" office:value="122284">
                <text:p>122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">
                <text:p>299</text:p>
              </table:table-cell>
              <table:table-cell office:value-type="float" office:value="77465">
                <text:p>77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">
                <text:p>298</text:p>
              </table:table-cell>
              <table:table-cell office:value-type="float" office:value="127832">
                <text:p>1278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8">
                <text:p>298</text:p>
              </table:table-cell>
              <table:table-cell office:value-type="float" office:value="128607">
                <text:p>1286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5">
                <text:p>295</text:p>
              </table:table-cell>
              <table:table-cell office:value-type="float" office:value="54219">
                <text:p>542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5">
                <text:p>295</text:p>
              </table:table-cell>
              <table:table-cell office:value-type="float" office:value="58589">
                <text:p>585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6">
                <text:p>296</text:p>
              </table:table-cell>
              <table:table-cell office:value-type="float" office:value="42182">
                <text:p>42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6">
                <text:p>296</text:p>
              </table:table-cell>
              <table:table-cell office:value-type="float" office:value="57776">
                <text:p>57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8">
                <text:p>298</text:p>
              </table:table-cell>
              <table:table-cell office:value-type="float" office:value="170952">
                <text:p>170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6">
                <text:p>296</text:p>
              </table:table-cell>
              <table:table-cell office:value-type="float" office:value="538240">
                <text:p>5382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">
                <text:p>240</text:p>
              </table:table-cell>
              <table:table-cell office:value-type="float" office:value="273634">
                <text:p>2736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7">
                <text:p>327</text:p>
              </table:table-cell>
              <table:table-cell office:value-type="float" office:value="73833">
                <text:p>738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7">
                <text:p>287</text:p>
              </table:table-cell>
              <table:table-cell office:value-type="float" office:value="16184">
                <text:p>16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7">
                <text:p>287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0">
                <text:p>290</text:p>
              </table:table-cell>
              <table:table-cell office:value-type="float" office:value="33982">
                <text:p>339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9">
                <text:p>299</text:p>
              </table:table-cell>
              <table:table-cell office:value-type="float" office:value="97067">
                <text:p>97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9">
                <text:p>299</text:p>
              </table:table-cell>
              <table:table-cell office:value-type="float" office:value="58425">
                <text:p>584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9">
                <text:p>299</text:p>
              </table:table-cell>
              <table:table-cell office:value-type="float" office:value="55152">
                <text:p>55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  <table:table-cell office:value-type="float" office:value="89097">
                <text:p>890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8">
                <text:p>298</text:p>
              </table:table-cell>
              <table:table-cell office:value-type="float" office:value="85787">
                <text:p>85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9">
                <text:p>299</text:p>
              </table:table-cell>
              <table:table-cell office:value-type="float" office:value="41368">
                <text:p>413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">
                <text:p>299</text:p>
              </table:table-cell>
              <table:table-cell office:value-type="float" office:value="46169">
                <text:p>46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9">
                <text:p>299</text:p>
              </table:table-cell>
              <table:table-cell office:value-type="float" office:value="35825">
                <text:p>35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9">
                <text:p>299</text:p>
              </table:table-cell>
              <table:table-cell office:value-type="float" office:value="69116">
                <text:p>69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9">
                <text:p>299</text:p>
              </table:table-cell>
              <table:table-cell office:value-type="float" office:value="91468">
                <text:p>914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9">
                <text:p>299</text:p>
              </table:table-cell>
              <table:table-cell office:value-type="float" office:value="101158">
                <text:p>1011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  <table:table-cell office:value-type="float" office:value="152500">
                <text:p>152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9">
                <text:p>299</text:p>
              </table:table-cell>
              <table:table-cell office:value-type="float" office:value="88228">
                <text:p>882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">
                <text:p>299</text:p>
              </table:table-cell>
              <table:table-cell office:value-type="float" office:value="68692">
                <text:p>6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">
                <text:p>299</text:p>
              </table:table-cell>
              <table:table-cell office:value-type="float" office:value="71516">
                <text:p>715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9">
                <text:p>299</text:p>
              </table:table-cell>
              <table:table-cell office:value-type="float" office:value="141776">
                <text:p>1417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">
                <text:p>299</text:p>
              </table:table-cell>
              <table:table-cell office:value-type="float" office:value="74335">
                <text:p>74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">
                <text:p>299</text:p>
              </table:table-cell>
              <table:table-cell office:value-type="float" office:value="204146">
                <text:p>204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">
                <text:p>299</text:p>
              </table:table-cell>
              <table:table-cell office:value-type="float" office:value="66305">
                <text:p>663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">
                <text:p>299</text:p>
              </table:table-cell>
              <table:table-cell office:value-type="float" office:value="106346">
                <text:p>1063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">
                <text:p>299</text:p>
              </table:table-cell>
              <table:table-cell office:value-type="float" office:value="72302">
                <text:p>72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">
                <text:p>299</text:p>
              </table:table-cell>
              <table:table-cell office:value-type="float" office:value="123826">
                <text:p>1238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9">
                <text:p>299</text:p>
              </table:table-cell>
              <table:table-cell office:value-type="float" office:value="64587">
                <text:p>645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9">
                <text:p>299</text:p>
              </table:table-cell>
              <table:table-cell office:value-type="float" office:value="68986">
                <text:p>689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">
                <text:p>299</text:p>
              </table:table-cell>
              <table:table-cell office:value-type="float" office:value="142979">
                <text:p>1429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">
                <text:p>299</text:p>
              </table:table-cell>
              <table:table-cell office:value-type="float" office:value="80912">
                <text:p>80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9">
                <text:p>299</text:p>
              </table:table-cell>
              <table:table-cell office:value-type="float" office:value="66078">
                <text:p>660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9">
                <text:p>299</text:p>
              </table:table-cell>
              <table:table-cell office:value-type="float" office:value="71167">
                <text:p>711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9">
                <text:p>299</text:p>
              </table:table-cell>
              <table:table-cell office:value-type="float" office:value="106944">
                <text:p>1069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">
                <text:p>299</text:p>
              </table:table-cell>
              <table:table-cell office:value-type="float" office:value="85477">
                <text:p>854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">
                <text:p>299</text:p>
              </table:table-cell>
              <table:table-cell office:value-type="float" office:value="51482">
                <text:p>514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9">
                <text:p>299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9">
                <text:p>299</text:p>
              </table:table-cell>
              <table:table-cell office:value-type="float" office:value="80297">
                <text:p>802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9">
                <text:p>299</text:p>
              </table:table-cell>
              <table:table-cell office:value-type="float" office:value="56231">
                <text:p>562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9">
                <text:p>299</text:p>
              </table:table-cell>
              <table:table-cell office:value-type="float" office:value="153137">
                <text:p>1531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8">
                <text:p>298</text:p>
              </table:table-cell>
              <table:table-cell office:value-type="float" office:value="205665">
                <text:p>2056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">
                <text:p>296</text:p>
              </table:table-cell>
              <table:table-cell office:value-type="float" office:value="34064">
                <text:p>34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6">
                <text:p>296</text:p>
              </table:table-cell>
              <table:table-cell office:value-type="float" office:value="159420">
                <text:p>1594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6">
                <text:p>296</text:p>
              </table:table-cell>
              <table:table-cell office:value-type="float" office:value="71936">
                <text:p>71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6">
                <text:p>296</text:p>
              </table:table-cell>
              <table:table-cell office:value-type="float" office:value="85874">
                <text:p>858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">
                <text:p>300</text:p>
              </table:table-cell>
              <table:table-cell office:value-type="float" office:value="50206">
                <text:p>502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9">
                <text:p>299</text:p>
              </table:table-cell>
              <table:table-cell office:value-type="float" office:value="84131">
                <text:p>841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8">
                <text:p>298</text:p>
              </table:table-cell>
              <table:table-cell office:value-type="float" office:value="54074">
                <text:p>54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7">
                <text:p>297</text:p>
              </table:table-cell>
              <table:table-cell office:value-type="float" office:value="72150">
                <text:p>721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  <table:table-cell office:value-type="float" office:value="131604">
                <text:p>1316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9">
                <text:p>299</text:p>
              </table:table-cell>
              <table:table-cell office:value-type="float" office:value="76504">
                <text:p>765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9">
                <text:p>299</text:p>
              </table:table-cell>
              <table:table-cell office:value-type="float" office:value="43841">
                <text:p>438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9">
                <text:p>299</text:p>
              </table:table-cell>
              <table:table-cell office:value-type="float" office:value="82879">
                <text:p>82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9">
                <text:p>299</text:p>
              </table:table-cell>
              <table:table-cell office:value-type="float" office:value="62471">
                <text:p>624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9">
                <text:p>299</text:p>
              </table:table-cell>
              <table:table-cell office:value-type="float" office:value="80389">
                <text:p>803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">
                <text:p>299</text:p>
              </table:table-cell>
              <table:table-cell office:value-type="float" office:value="786692">
                <text:p>7866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7">
                <text:p>227</text:p>
              </table:table-cell>
              <table:table-cell office:value-type="float" office:value="126370">
                <text:p>1263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3">
                <text:p>303</text:p>
              </table:table-cell>
              <table:table-cell office:value-type="float" office:value="82885">
                <text:p>82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8">
                <text:p>288</text:p>
              </table:table-cell>
              <table:table-cell office:value-type="float" office:value="29284">
                <text:p>292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">
                <text:p>282</text:p>
              </table:table-cell>
              <table:table-cell office:value-type="float" office:value="54963">
                <text:p>54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">
                <text:p>284</text:p>
              </table:table-cell>
              <table:table-cell office:value-type="float" office:value="66196">
                <text:p>661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5">
                <text:p>295</text:p>
              </table:table-cell>
              <table:table-cell office:value-type="float" office:value="97573">
                <text:p>975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9">
                <text:p>299</text:p>
              </table:table-cell>
              <table:table-cell office:value-type="float" office:value="123305">
                <text:p>1233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8">
                <text:p>298</text:p>
              </table:table-cell>
              <table:table-cell office:value-type="float" office:value="57846">
                <text:p>578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8">
                <text:p>298</text:p>
              </table:table-cell>
              <table:table-cell office:value-type="float" office:value="63612">
                <text:p>636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8">
                <text:p>298</text:p>
              </table:table-cell>
              <table:table-cell office:value-type="float" office:value="52058">
                <text:p>520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8">
                <text:p>298</text:p>
              </table:table-cell>
              <table:table-cell office:value-type="float" office:value="57690">
                <text:p>576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9">
                <text:p>299</text:p>
              </table:table-cell>
              <table:table-cell office:value-type="float" office:value="64201">
                <text:p>64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9">
                <text:p>299</text:p>
              </table:table-cell>
              <table:table-cell office:value-type="float" office:value="25400">
                <text:p>254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9">
                <text:p>299</text:p>
              </table:table-cell>
              <table:table-cell office:value-type="float" office:value="55785">
                <text:p>557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9">
                <text:p>299</text:p>
              </table:table-cell>
              <table:table-cell office:value-type="float" office:value="110964">
                <text:p>1109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9">
                <text:p>299</text:p>
              </table:table-cell>
              <table:table-cell office:value-type="float" office:value="88218">
                <text:p>882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9">
                <text:p>299</text:p>
              </table:table-cell>
              <table:table-cell office:value-type="float" office:value="46541">
                <text:p>465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">
                <text:p>298</text:p>
              </table:table-cell>
              <table:table-cell office:value-type="float" office:value="82629">
                <text:p>826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8">
                <text:p>298</text:p>
              </table:table-cell>
              <table:table-cell office:value-type="float" office:value="95828">
                <text:p>958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8">
                <text:p>298</text:p>
              </table:table-cell>
              <table:table-cell office:value-type="float" office:value="97760">
                <text:p>977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7">
                <text:p>297</text:p>
              </table:table-cell>
              <table:table-cell office:value-type="float" office:value="41354">
                <text:p>413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8">
                <text:p>298</text:p>
              </table:table-cell>
              <table:table-cell office:value-type="float" office:value="66152">
                <text:p>661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8">
                <text:p>298</text:p>
              </table:table-cell>
              <table:table-cell office:value-type="float" office:value="74704">
                <text:p>747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8">
                <text:p>298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9">
                <text:p>299</text:p>
              </table:table-cell>
              <table:table-cell office:value-type="float" office:value="32195">
                <text:p>321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9">
                <text:p>299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9">
                <text:p>299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145139">
                <text:p>145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">
                <text:p>299</text:p>
              </table:table-cell>
              <table:table-cell office:value-type="float" office:value="112992">
                <text:p>1129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57918">
                <text:p>579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8">
                <text:p>298</text:p>
              </table:table-cell>
              <table:table-cell office:value-type="float" office:value="55567">
                <text:p>555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8">
                <text:p>298</text:p>
              </table:table-cell>
              <table:table-cell office:value-type="float" office:value="71372">
                <text:p>713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8">
                <text:p>298</text:p>
              </table:table-cell>
              <table:table-cell office:value-type="float" office:value="30146">
                <text:p>301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9">
                <text:p>299</text:p>
              </table:table-cell>
              <table:table-cell office:value-type="float" office:value="100774">
                <text:p>1007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9">
                <text:p>299</text:p>
              </table:table-cell>
              <table:table-cell office:value-type="float" office:value="50060">
                <text:p>500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9">
                <text:p>299</text:p>
              </table:table-cell>
              <table:table-cell office:value-type="float" office:value="94213">
                <text:p>942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9">
                <text:p>299</text:p>
              </table:table-cell>
              <table:table-cell office:value-type="float" office:value="75829">
                <text:p>758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9">
                <text:p>299</text:p>
              </table:table-cell>
              <table:table-cell office:value-type="float" office:value="59375">
                <text:p>59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9">
                <text:p>299</text:p>
              </table:table-cell>
              <table:table-cell office:value-type="float" office:value="55688">
                <text:p>556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9">
                <text:p>299</text:p>
              </table:table-cell>
              <table:table-cell office:value-type="float" office:value="80276">
                <text:p>802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8">
                <text:p>298</text:p>
              </table:table-cell>
              <table:table-cell office:value-type="float" office:value="82731">
                <text:p>827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0">
                <text:p>300</text:p>
              </table:table-cell>
              <table:table-cell office:value-type="float" office:value="92272">
                <text:p>922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7">
                <text:p>297</text:p>
              </table:table-cell>
              <table:table-cell office:value-type="float" office:value="102090">
                <text:p>1020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">
                <text:p>296</text:p>
              </table:table-cell>
              <table:table-cell office:value-type="float" office:value="82526">
                <text:p>82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6">
                <text:p>296</text:p>
              </table:table-cell>
              <table:table-cell office:value-type="float" office:value="77355">
                <text:p>773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84351">
                <text:p>843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8">
                <text:p>298</text:p>
              </table:table-cell>
              <table:table-cell office:value-type="float" office:value="63391">
                <text:p>63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9">
                <text:p>299</text:p>
              </table:table-cell>
              <table:table-cell office:value-type="float" office:value="74979">
                <text:p>749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9">
                <text:p>299</text:p>
              </table:table-cell>
              <table:table-cell office:value-type="float" office:value="28767">
                <text:p>287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9">
                <text:p>299</text:p>
              </table:table-cell>
              <table:table-cell office:value-type="float" office:value="57931">
                <text:p>579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9">
                <text:p>299</text:p>
              </table:table-cell>
              <table:table-cell office:value-type="float" office:value="56233">
                <text:p>562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9">
                <text:p>299</text:p>
              </table:table-cell>
              <table:table-cell office:value-type="float" office:value="50456">
                <text:p>504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9">
                <text:p>299</text:p>
              </table:table-cell>
              <table:table-cell office:value-type="float" office:value="53951">
                <text:p>539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9">
                <text:p>299</text:p>
              </table:table-cell>
              <table:table-cell office:value-type="float" office:value="139223">
                <text:p>1392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120296">
                <text:p>120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">
                <text:p>299</text:p>
              </table:table-cell>
              <table:table-cell office:value-type="float" office:value="59352">
                <text:p>593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">
                <text:p>299</text:p>
              </table:table-cell>
              <table:table-cell office:value-type="float" office:value="82135">
                <text:p>82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9">
                <text:p>299</text:p>
              </table:table-cell>
              <table:table-cell office:value-type="float" office:value="106416">
                <text:p>1064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114718">
                <text:p>1147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">
                <text:p>299</text:p>
              </table:table-cell>
              <table:table-cell office:value-type="float" office:value="734213">
                <text:p>7342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">
                <text:p>240</text:p>
              </table:table-cell>
              <table:table-cell office:value-type="float" office:value="544870">
                <text:p>5448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4">
                <text:p>214</text:p>
              </table:table-cell>
              <table:table-cell office:value-type="float" office:value="80960">
                <text:p>809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31086">
                <text:p>31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6">
                <text:p>286</text:p>
              </table:table-cell>
              <table:table-cell office:value-type="float" office:value="293587">
                <text:p>293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9">
                <text:p>289</text:p>
              </table:table-cell>
              <table:table-cell office:value-type="float" office:value="100506">
                <text:p>1005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8">
                <text:p>288</text:p>
              </table:table-cell>
              <table:table-cell office:value-type="float" office:value="143409">
                <text:p>1434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3">
                <text:p>293</text:p>
              </table:table-cell>
              <table:table-cell office:value-type="float" office:value="262035">
                <text:p>2620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4">
                <text:p>294</text:p>
              </table:table-cell>
              <table:table-cell office:value-type="float" office:value="104896">
                <text:p>1048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6">
                <text:p>296</text:p>
              </table:table-cell>
              <table:table-cell office:value-type="float" office:value="427826">
                <text:p>4278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9">
                <text:p>259</text:p>
              </table:table-cell>
              <table:table-cell office:value-type="float" office:value="401432">
                <text:p>4014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">
                <text:p>277</text:p>
              </table:table-cell>
              <table:table-cell office:value-type="float" office:value="430551">
                <text:p>4305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8">
                <text:p>278</text:p>
              </table:table-cell>
              <table:table-cell office:value-type="float" office:value="78652">
                <text:p>786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3">
                <text:p>293</text:p>
              </table:table-cell>
              <table:table-cell office:value-type="float" office:value="141789">
                <text:p>1417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">
                <text:p>279</text:p>
              </table:table-cell>
              <table:table-cell office:value-type="float" office:value="112399">
                <text:p>1123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5">
                <text:p>285</text:p>
              </table:table-cell>
              <table:table-cell office:value-type="float" office:value="45497">
                <text:p>454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1">
                <text:p>291</text:p>
              </table:table-cell>
              <table:table-cell office:value-type="float" office:value="64671">
                <text:p>646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0">
                <text:p>300</text:p>
              </table:table-cell>
              <table:table-cell office:value-type="float" office:value="201979">
                <text:p>2019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8">
                <text:p>298</text:p>
              </table:table-cell>
              <table:table-cell office:value-type="float" office:value="60869">
                <text:p>608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8">
                <text:p>298</text:p>
              </table:table-cell>
              <table:table-cell office:value-type="float" office:value="111686">
                <text:p>1116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8">
                <text:p>298</text:p>
              </table:table-cell>
              <table:table-cell office:value-type="float" office:value="191048">
                <text:p>1910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7">
                <text:p>297</text:p>
              </table:table-cell>
              <table:table-cell office:value-type="float" office:value="164812">
                <text:p>1648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8">
                <text:p>298</text:p>
              </table:table-cell>
              <table:table-cell office:value-type="float" office:value="142377">
                <text:p>1423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7">
                <text:p>297</text:p>
              </table:table-cell>
              <table:table-cell office:value-type="float" office:value="79054">
                <text:p>790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6">
                <text:p>296</text:p>
              </table:table-cell>
              <table:table-cell office:value-type="float" office:value="82648">
                <text:p>826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7">
                <text:p>297</text:p>
              </table:table-cell>
              <table:table-cell office:value-type="float" office:value="123978">
                <text:p>1239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7">
                <text:p>297</text:p>
              </table:table-cell>
              <table:table-cell office:value-type="float" office:value="150140">
                <text:p>1501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8">
                <text:p>298</text:p>
              </table:table-cell>
              <table:table-cell office:value-type="float" office:value="121813">
                <text:p>1218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9">
                <text:p>299</text:p>
              </table:table-cell>
              <table:table-cell office:value-type="float" office:value="122348">
                <text:p>1223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7">
                <text:p>297</text:p>
              </table:table-cell>
              <table:table-cell office:value-type="float" office:value="231793">
                <text:p>2317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8">
                <text:p>298</text:p>
              </table:table-cell>
              <table:table-cell office:value-type="float" office:value="126911">
                <text:p>1269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6">
                <text:p>296</text:p>
              </table:table-cell>
              <table:table-cell office:value-type="float" office:value="151880">
                <text:p>1518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6">
                <text:p>296</text:p>
              </table:table-cell>
              <table:table-cell office:value-type="float" office:value="272614">
                <text:p>2726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2">
                <text:p>292</text:p>
              </table:table-cell>
              <table:table-cell office:value-type="float" office:value="628612">
                <text:p>6286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0">
                <text:p>240</text:p>
              </table:table-cell>
              <table:table-cell office:value-type="float" office:value="622565">
                <text:p>6225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1">
                <text:p>201</text:p>
              </table:table-cell>
              <table:table-cell office:value-type="float" office:value="65447">
                <text:p>654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102825">
                <text:p>1028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6">
                <text:p>286</text:p>
              </table:table-cell>
              <table:table-cell office:value-type="float" office:value="89973">
                <text:p>899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9">
                <text:p>279</text:p>
              </table:table-cell>
              <table:table-cell office:value-type="float" office:value="166226">
                <text:p>1662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6">
                <text:p>286</text:p>
              </table:table-cell>
              <table:table-cell office:value-type="float" office:value="148774">
                <text:p>1487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7">
                <text:p>297</text:p>
              </table:table-cell>
              <table:table-cell office:value-type="float" office:value="83140">
                <text:p>831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0">
                <text:p>300</text:p>
              </table:table-cell>
              <table:table-cell office:value-type="float" office:value="62032">
                <text:p>620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9">
                <text:p>299</text:p>
              </table:table-cell>
              <table:table-cell office:value-type="float" office:value="98575">
                <text:p>985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9">
                <text:p>299</text:p>
              </table:table-cell>
              <table:table-cell office:value-type="float" office:value="210475">
                <text:p>2104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8">
                <text:p>298</text:p>
              </table:table-cell>
              <table:table-cell office:value-type="float" office:value="153877">
                <text:p>1538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7">
                <text:p>297</text:p>
              </table:table-cell>
              <table:table-cell office:value-type="float" office:value="36587">
                <text:p>365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7">
                <text:p>297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  <table:table-cell office:value-type="float" office:value="46736">
                <text:p>467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6">
                <text:p>296</text:p>
              </table:table-cell>
              <table:table-cell office:value-type="float" office:value="105650">
                <text:p>1056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9">
                <text:p>299</text:p>
              </table:table-cell>
              <table:table-cell office:value-type="float" office:value="254797">
                <text:p>2547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7">
                <text:p>297</text:p>
              </table:table-cell>
              <table:table-cell office:value-type="float" office:value="24851">
                <text:p>248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8">
                <text:p>298</text:p>
              </table:table-cell>
              <table:table-cell office:value-type="float" office:value="104912">
                <text:p>104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6">
                <text:p>296</text:p>
              </table:table-cell>
              <table:table-cell office:value-type="float" office:value="63276">
                <text:p>632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6">
                <text:p>296</text:p>
              </table:table-cell>
              <table:table-cell office:value-type="float" office:value="63447">
                <text:p>634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7">
                <text:p>297</text:p>
              </table:table-cell>
              <table:table-cell office:value-type="float" office:value="331423">
                <text:p>3314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9">
                <text:p>289</text:p>
              </table:table-cell>
              <table:table-cell office:value-type="float" office:value="174499">
                <text:p>1744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">
                <text:p>292</text:p>
              </table:table-cell>
              <table:table-cell office:value-type="float" office:value="318939">
                <text:p>3189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4">
                <text:p>284</text:p>
              </table:table-cell>
              <table:table-cell office:value-type="float" office:value="198312">
                <text:p>1983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1">
                <text:p>281</text:p>
              </table:table-cell>
              <table:table-cell office:value-type="float" office:value="203834">
                <text:p>20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5">
                <text:p>285</text:p>
              </table:table-cell>
              <table:table-cell office:value-type="float" office:value="120416">
                <text:p>1204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9">
                <text:p>289</text:p>
              </table:table-cell>
              <table:table-cell office:value-type="float" office:value="424317">
                <text:p>4243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9">
                <text:p>289</text:p>
              </table:table-cell>
              <table:table-cell office:value-type="float" office:value="160177">
                <text:p>1601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">
                <text:p>292</text:p>
              </table:table-cell>
              <table:table-cell office:value-type="float" office:value="61863">
                <text:p>618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0">
                <text:p>290</text:p>
              </table:table-cell>
              <table:table-cell office:value-type="float" office:value="71945">
                <text:p>719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0">
                <text:p>290</text:p>
              </table:table-cell>
              <table:table-cell office:value-type="float" office:value="93513">
                <text:p>935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4">
                <text:p>294</text:p>
              </table:table-cell>
              <table:table-cell office:value-type="float" office:value="70234">
                <text:p>702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2">
                <text:p>302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37583">
                <text:p>375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9">
                <text:p>299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9">
                <text:p>299</text:p>
              </table:table-cell>
              <table:table-cell office:value-type="float" office:value="116021">
                <text:p>1160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">
                <text:p>299</text:p>
              </table:table-cell>
              <table:table-cell office:value-type="float" office:value="152592">
                <text:p>1525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9">
                <text:p>299</text:p>
              </table:table-cell>
              <table:table-cell office:value-type="float" office:value="168688">
                <text:p>168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9">
                <text:p>299</text:p>
              </table:table-cell>
              <table:table-cell office:value-type="float" office:value="118815">
                <text:p>1188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9">
                <text:p>299</text:p>
              </table:table-cell>
              <table:table-cell office:value-type="float" office:value="106749">
                <text:p>1067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9">
                <text:p>299</text:p>
              </table:table-cell>
              <table:table-cell office:value-type="float" office:value="98795">
                <text:p>987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9">
                <text:p>299</text:p>
              </table:table-cell>
              <table:table-cell office:value-type="float" office:value="91197">
                <text:p>911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8">
                <text:p>298</text:p>
              </table:table-cell>
              <table:table-cell office:value-type="float" office:value="126370">
                <text:p>1263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7">
                <text:p>297</text:p>
              </table:table-cell>
              <table:table-cell office:value-type="float" office:value="80193">
                <text:p>801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9">
                <text:p>299</text:p>
              </table:table-cell>
              <table:table-cell office:value-type="float" office:value="96296">
                <text:p>962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8">
                <text:p>298</text:p>
              </table:table-cell>
              <table:table-cell office:value-type="float" office:value="116979">
                <text:p>1169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9">
                <text:p>299</text:p>
              </table:table-cell>
              <table:table-cell office:value-type="float" office:value="57038">
                <text:p>570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9">
                <text:p>299</text:p>
              </table:table-cell>
              <table:table-cell office:value-type="float" office:value="447105">
                <text:p>4471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7">
                <text:p>297</text:p>
              </table:table-cell>
              <table:table-cell office:value-type="float" office:value="78218">
                <text:p>782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9">
                <text:p>299</text:p>
              </table:table-cell>
              <table:table-cell office:value-type="float" office:value="49804">
                <text:p>498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8">
                <text:p>298</text:p>
              </table:table-cell>
              <table:table-cell office:value-type="float" office:value="139064">
                <text:p>1390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7">
                <text:p>297</text:p>
              </table:table-cell>
              <table:table-cell office:value-type="float" office:value="149759">
                <text:p>1497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7">
                <text:p>297</text:p>
              </table:table-cell>
              <table:table-cell office:value-type="float" office:value="248660">
                <text:p>2486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5">
                <text:p>295</text:p>
              </table:table-cell>
              <table:table-cell office:value-type="float" office:value="132815">
                <text:p>1328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4">
                <text:p>294</text:p>
              </table:table-cell>
              <table:table-cell office:value-type="float" office:value="78472">
                <text:p>784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5">
                <text:p>295</text:p>
              </table:table-cell>
              <table:table-cell office:value-type="float" office:value="103239">
                <text:p>1032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5">
                <text:p>295</text:p>
              </table:table-cell>
              <table:table-cell office:value-type="float" office:value="36939">
                <text:p>369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8">
                <text:p>298</text:p>
              </table:table-cell>
              <table:table-cell office:value-type="float" office:value="11405">
                <text:p>114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9">
                <text:p>299</text:p>
              </table:table-cell>
              <table:table-cell office:value-type="float" office:value="177926">
                <text:p>1779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7">
                <text:p>297</text:p>
              </table:table-cell>
              <table:table-cell office:value-type="float" office:value="396564">
                <text:p>3965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5">
                <text:p>285</text:p>
              </table:table-cell>
              <table:table-cell office:value-type="float" office:value="687375">
                <text:p>687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">
                <text:p>205</text:p>
              </table:table-cell>
              <table:table-cell office:value-type="float" office:value="618849">
                <text:p>6188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">
                <text:p>149</text:p>
              </table:table-cell>
              <table:table-cell office:value-type="float" office:value="231794">
                <text:p>2317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7">
                <text:p>257</text:p>
              </table:table-cell>
              <table:table-cell office:value-type="float" office:value="207126">
                <text:p>2071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7">
                <text:p>327</text:p>
              </table:table-cell>
              <table:table-cell office:value-type="float" office:value="48862">
                <text:p>48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3">
                <text:p>293</text:p>
              </table:table-cell>
              <table:table-cell office:value-type="float" office:value="93851">
                <text:p>938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3">
                <text:p>303</text:p>
              </table:table-cell>
              <table:table-cell office:value-type="float" office:value="16847">
                <text:p>168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9">
                <text:p>299</text:p>
              </table:table-cell>
              <table:table-cell office:value-type="float" office:value="97016">
                <text:p>970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9">
                <text:p>299</text:p>
              </table:table-cell>
              <table:table-cell office:value-type="float" office:value="89759">
                <text:p>897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9">
                <text:p>299</text:p>
              </table:table-cell>
              <table:table-cell office:value-type="float" office:value="47528">
                <text:p>475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9">
                <text:p>299</text:p>
              </table:table-cell>
              <table:table-cell office:value-type="float" office:value="38101">
                <text:p>38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9">
                <text:p>299</text:p>
              </table:table-cell>
              <table:table-cell office:value-type="float" office:value="38534">
                <text:p>385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9">
                <text:p>299</text:p>
              </table:table-cell>
              <table:table-cell office:value-type="float" office:value="217408">
                <text:p>2174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7">
                <text:p>297</text:p>
              </table:table-cell>
              <table:table-cell office:value-type="float" office:value="28516">
                <text:p>28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7">
                <text:p>297</text:p>
              </table:table-cell>
              <table:table-cell office:value-type="float" office:value="172800">
                <text:p>1728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6">
                <text:p>296</text:p>
              </table:table-cell>
              <table:table-cell office:value-type="float" office:value="53284">
                <text:p>532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6">
                <text:p>296</text:p>
              </table:table-cell>
              <table:table-cell office:value-type="float" office:value="58664">
                <text:p>586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8">
                <text:p>298</text:p>
              </table:table-cell>
              <table:table-cell office:value-type="float" office:value="28601">
                <text:p>28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8">
                <text:p>298</text:p>
              </table:table-cell>
              <table:table-cell office:value-type="float" office:value="156925">
                <text:p>156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8">
                <text:p>298</text:p>
              </table:table-cell>
              <table:table-cell office:value-type="float" office:value="120083">
                <text:p>1200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7">
                <text:p>297</text:p>
              </table:table-cell>
              <table:table-cell office:value-type="float" office:value="92399">
                <text:p>923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7">
                <text:p>297</text:p>
              </table:table-cell>
              <table:table-cell office:value-type="float" office:value="98107">
                <text:p>981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7">
                <text:p>297</text:p>
              </table:table-cell>
              <table:table-cell office:value-type="float" office:value="135120">
                <text:p>1351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8">
                <text:p>298</text:p>
              </table:table-cell>
              <table:table-cell office:value-type="float" office:value="49322">
                <text:p>493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9">
                <text:p>299</text:p>
              </table:table-cell>
              <table:table-cell office:value-type="float" office:value="92549">
                <text:p>925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9">
                <text:p>299</text:p>
              </table:table-cell>
              <table:table-cell office:value-type="float" office:value="60515">
                <text:p>605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9">
                <text:p>299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9">
                <text:p>299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9">
                <text:p>299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9">
                <text:p>299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9">
                <text:p>299</text:p>
              </table:table-cell>
              <table:table-cell office:value-type="float" office:value="104233">
                <text:p>1042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9">
                <text:p>299</text:p>
              </table:table-cell>
              <table:table-cell office:value-type="float" office:value="129326">
                <text:p>1293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9">
                <text:p>299</text:p>
              </table:table-cell>
              <table:table-cell office:value-type="float" office:value="84362">
                <text:p>843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9">
                <text:p>299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9">
                <text:p>299</text:p>
              </table:table-cell>
              <table:table-cell office:value-type="float" office:value="66525">
                <text:p>665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9">
                <text:p>299</text:p>
              </table:table-cell>
              <table:table-cell office:value-type="float" office:value="42188">
                <text:p>421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9">
                <text:p>299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9">
                <text:p>299</text:p>
              </table:table-cell>
              <table:table-cell office:value-type="float" office:value="64516">
                <text:p>645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9">
                <text:p>299</text:p>
              </table:table-cell>
              <table:table-cell office:value-type="float" office:value="43266">
                <text:p>432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9">
                <text:p>299</text:p>
              </table:table-cell>
              <table:table-cell office:value-type="float" office:value="79174">
                <text:p>791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9">
                <text:p>299</text:p>
              </table:table-cell>
              <table:table-cell office:value-type="float" office:value="36412">
                <text:p>36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9">
                <text:p>299</text:p>
              </table:table-cell>
              <table:table-cell office:value-type="float" office:value="76788">
                <text:p>767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9">
                <text:p>299</text:p>
              </table:table-cell>
              <table:table-cell office:value-type="float" office:value="54720">
                <text:p>547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9">
                <text:p>299</text:p>
              </table:table-cell>
              <table:table-cell office:value-type="float" office:value="56006">
                <text:p>56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9">
                <text:p>299</text:p>
              </table:table-cell>
              <table:table-cell office:value-type="float" office:value="25033">
                <text:p>250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9">
                <text:p>299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9">
                <text:p>299</text:p>
              </table:table-cell>
              <table:table-cell office:value-type="float" office:value="99297">
                <text:p>992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9">
                <text:p>299</text:p>
              </table:table-cell>
              <table:table-cell office:value-type="float" office:value="92077">
                <text:p>920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9">
                <text:p>299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9">
                <text:p>299</text:p>
              </table:table-cell>
              <table:table-cell office:value-type="float" office:value="45644">
                <text:p>456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">
                <text:p>299</text:p>
              </table:table-cell>
              <table:table-cell office:value-type="float" office:value="36710">
                <text:p>367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8">
                <text:p>298</text:p>
              </table:table-cell>
              <table:table-cell office:value-type="float" office:value="55233">
                <text:p>552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8">
                <text:p>298</text:p>
              </table:table-cell>
              <table:table-cell office:value-type="float" office:value="82839">
                <text:p>828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8">
                <text:p>298</text:p>
              </table:table-cell>
              <table:table-cell office:value-type="float" office:value="79188">
                <text:p>791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8">
                <text:p>298</text:p>
              </table:table-cell>
              <table:table-cell office:value-type="float" office:value="71872">
                <text:p>718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8">
                <text:p>298</text:p>
              </table:table-cell>
              <table:table-cell office:value-type="float" office:value="84406">
                <text:p>844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6">
                <text:p>296</text:p>
              </table:table-cell>
              <table:table-cell office:value-type="float" office:value="125762">
                <text:p>1257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6">
                <text:p>296</text:p>
              </table:table-cell>
              <table:table-cell office:value-type="float" office:value="118753">
                <text:p>1187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6">
                <text:p>296</text:p>
              </table:table-cell>
              <table:table-cell office:value-type="float" office:value="46153">
                <text:p>461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6">
                <text:p>296</text:p>
              </table:table-cell>
              <table:table-cell office:value-type="float" office:value="134683">
                <text:p>1346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6">
                <text:p>296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9">
                <text:p>299</text:p>
              </table:table-cell>
              <table:table-cell office:value-type="float" office:value="64519">
                <text:p>645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7">
                <text:p>297</text:p>
              </table:table-cell>
              <table:table-cell office:value-type="float" office:value="107912">
                <text:p>1079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1">
                <text:p>301</text:p>
              </table:table-cell>
              <table:table-cell office:value-type="float" office:value="110375">
                <text:p>110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9">
                <text:p>299</text:p>
              </table:table-cell>
              <table:table-cell office:value-type="float" office:value="57367">
                <text:p>573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8">
                <text:p>298</text:p>
              </table:table-cell>
              <table:table-cell office:value-type="float" office:value="88439">
                <text:p>884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7">
                <text:p>297</text:p>
              </table:table-cell>
              <table:table-cell office:value-type="float" office:value="125631">
                <text:p>1256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4">
                <text:p>294</text:p>
              </table:table-cell>
              <table:table-cell office:value-type="float" office:value="182428">
                <text:p>1824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3">
                <text:p>293</text:p>
              </table:table-cell>
              <table:table-cell office:value-type="float" office:value="77793">
                <text:p>777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3">
                <text:p>293</text:p>
              </table:table-cell>
              <table:table-cell office:value-type="float" office:value="59680">
                <text:p>596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4">
                <text:p>294</text:p>
              </table:table-cell>
              <table:table-cell office:value-type="float" office:value="58956">
                <text:p>589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7">
                <text:p>297</text:p>
              </table:table-cell>
              <table:table-cell office:value-type="float" office:value="265702">
                <text:p>2657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4">
                <text:p>294</text:p>
              </table:table-cell>
              <table:table-cell office:value-type="float" office:value="177510">
                <text:p>1775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8">
                <text:p>298</text:p>
              </table:table-cell>
              <table:table-cell office:value-type="float" office:value="256657">
                <text:p>2566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5">
                <text:p>295</text:p>
              </table:table-cell>
              <table:table-cell office:value-type="float" office:value="157688">
                <text:p>1576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4">
                <text:p>294</text:p>
              </table:table-cell>
              <table:table-cell office:value-type="float" office:value="218964">
                <text:p>218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1">
                <text:p>291</text:p>
              </table:table-cell>
              <table:table-cell office:value-type="float" office:value="194196">
                <text:p>1941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1">
                <text:p>291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1">
                <text:p>291</text:p>
              </table:table-cell>
              <table:table-cell office:value-type="float" office:value="525387">
                <text:p>5253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3">
                <text:p>273</text:p>
              </table:table-cell>
              <table:table-cell office:value-type="float" office:value="243762">
                <text:p>2437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1">
                <text:p>281</text:p>
              </table:table-cell>
              <table:table-cell office:value-type="float" office:value="384865">
                <text:p>3848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1">
                <text:p>301</text:p>
              </table:table-cell>
              <table:table-cell office:value-type="float" office:value="137866">
                <text:p>1378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5">
                <text:p>295</text:p>
              </table:table-cell>
              <table:table-cell office:value-type="float" office:value="61538">
                <text:p>61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9">
                <text:p>289</text:p>
              </table:table-cell>
              <table:table-cell office:value-type="float" office:value="139798">
                <text:p>1397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2">
                <text:p>292</text:p>
              </table:table-cell>
              <table:table-cell office:value-type="float" office:value="97938">
                <text:p>979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7">
                <text:p>297</text:p>
              </table:table-cell>
              <table:table-cell office:value-type="float" office:value="176998">
                <text:p>1769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8">
                <text:p>298</text:p>
              </table:table-cell>
              <table:table-cell office:value-type="float" office:value="81086">
                <text:p>810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8">
                <text:p>298</text:p>
              </table:table-cell>
              <table:table-cell office:value-type="float" office:value="179159">
                <text:p>1791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3">
                <text:p>293</text:p>
              </table:table-cell>
              <table:table-cell office:value-type="float" office:value="51439">
                <text:p>514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4">
                <text:p>294</text:p>
              </table:table-cell>
              <table:table-cell office:value-type="float" office:value="99245">
                <text:p>992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4">
                <text:p>294</text:p>
              </table:table-cell>
              <table:table-cell office:value-type="float" office:value="16005">
                <text:p>16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4">
                <text:p>294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9">
                <text:p>299</text:p>
              </table:table-cell>
              <table:table-cell office:value-type="float" office:value="42671">
                <text:p>426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9">
                <text:p>299</text:p>
              </table:table-cell>
              <table:table-cell office:value-type="float" office:value="176910">
                <text:p>1769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8">
                <text:p>298</text:p>
              </table:table-cell>
              <table:table-cell office:value-type="float" office:value="84959">
                <text:p>849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8">
                <text:p>298</text:p>
              </table:table-cell>
              <table:table-cell office:value-type="float" office:value="61326">
                <text:p>613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8">
                <text:p>298</text:p>
              </table:table-cell>
              <table:table-cell office:value-type="float" office:value="83691">
                <text:p>836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8">
                <text:p>298</text:p>
              </table:table-cell>
              <table:table-cell office:value-type="float" office:value="55052">
                <text:p>55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9">
                <text:p>299</text:p>
              </table:table-cell>
              <table:table-cell office:value-type="float" office:value="74479">
                <text:p>744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9">
                <text:p>299</text:p>
              </table:table-cell>
              <table:table-cell office:value-type="float" office:value="14925">
                <text:p>149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9">
                <text:p>299</text:p>
              </table:table-cell>
              <table:table-cell office:value-type="float" office:value="75572">
                <text:p>755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9">
                <text:p>299</text:p>
              </table:table-cell>
              <table:table-cell office:value-type="float" office:value="52848">
                <text:p>528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9">
                <text:p>299</text:p>
              </table:table-cell>
              <table:table-cell office:value-type="float" office:value="76053">
                <text:p>760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9">
                <text:p>299</text:p>
              </table:table-cell>
              <table:table-cell office:value-type="float" office:value="220226">
                <text:p>2202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8">
                <text:p>298</text:p>
              </table:table-cell>
              <table:table-cell office:value-type="float" office:value="208546">
                <text:p>2085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9">
                <text:p>299</text:p>
              </table:table-cell>
              <table:table-cell office:value-type="float" office:value="209565">
                <text:p>2095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9">
                <text:p>299</text:p>
              </table:table-cell>
              <table:table-cell office:value-type="float" office:value="91803">
                <text:p>91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9">
                <text:p>299</text:p>
              </table:table-cell>
              <table:table-cell office:value-type="float" office:value="54353">
                <text:p>54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9">
                <text:p>299</text:p>
              </table:table-cell>
              <table:table-cell office:value-type="float" office:value="74144">
                <text:p>741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9">
                <text:p>299</text:p>
              </table:table-cell>
              <table:table-cell office:value-type="float" office:value="80148">
                <text:p>801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9">
                <text:p>299</text:p>
              </table:table-cell>
              <table:table-cell office:value-type="float" office:value="221444">
                <text:p>221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7">
                <text:p>297</text:p>
              </table:table-cell>
              <table:table-cell office:value-type="float" office:value="59251">
                <text:p>59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7">
                <text:p>297</text:p>
              </table:table-cell>
              <table:table-cell office:value-type="float" office:value="67082">
                <text:p>670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7">
                <text:p>297</text:p>
              </table:table-cell>
              <table:table-cell office:value-type="float" office:value="214875">
                <text:p>214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3">
                <text:p>293</text:p>
              </table:table-cell>
              <table:table-cell office:value-type="float" office:value="69388">
                <text:p>693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4">
                <text:p>294</text:p>
              </table:table-cell>
              <table:table-cell office:value-type="float" office:value="152688">
                <text:p>1526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1">
                <text:p>291</text:p>
              </table:table-cell>
              <table:table-cell office:value-type="float" office:value="94635">
                <text:p>946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1">
                <text:p>291</text:p>
              </table:table-cell>
              <table:table-cell office:value-type="float" office:value="38442">
                <text:p>384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5">
                <text:p>295</text:p>
              </table:table-cell>
              <table:table-cell office:value-type="float" office:value="97506">
                <text:p>975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96">
                <text:p>296</text:p>
              </table:table-cell>
              <table:table-cell office:value-type="float" office:value="83526">
                <text:p>835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8">
                <text:p>298</text:p>
              </table:table-cell>
              <table:table-cell office:value-type="float" office:value="1792163">
                <text:p>17921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5">
                <text:p>125</text:p>
              </table:table-cell>
              <table:table-cell office:value-type="float" office:value="186925">
                <text:p>1869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4">
                <text:p>124</text:p>
              </table:table-cell>
              <table:table-cell office:value-type="float" office:value="54106">
                <text:p>541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">
                <text:p>145</text:p>
              </table:table-cell>
              <table:table-cell office:value-type="float" office:value="129811">
                <text:p>1298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">
                <text:p>179</text:p>
              </table:table-cell>
              <table:table-cell office:value-type="float" office:value="102936">
                <text:p>1029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8">
                <text:p>248</text:p>
              </table:table-cell>
              <table:table-cell office:value-type="float" office:value="146268">
                <text:p>1462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1">
                <text:p>301</text:p>
              </table:table-cell>
              <table:table-cell office:value-type="float" office:value="119874">
                <text:p>1198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4">
                <text:p>304</text:p>
              </table:table-cell>
              <table:table-cell office:value-type="float" office:value="72608">
                <text:p>726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7">
                <text:p>297</text:p>
              </table:table-cell>
              <table:table-cell office:value-type="float" office:value="108679">
                <text:p>1086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6">
                <text:p>296</text:p>
              </table:table-cell>
              <table:table-cell office:value-type="float" office:value="62212">
                <text:p>622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8">
                <text:p>298</text:p>
              </table:table-cell>
              <table:table-cell office:value-type="float" office:value="74321">
                <text:p>743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9">
                <text:p>299</text:p>
              </table:table-cell>
              <table:table-cell office:value-type="float" office:value="141302">
                <text:p>1413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9">
                <text:p>299</text:p>
              </table:table-cell>
              <table:table-cell office:value-type="float" office:value="133155">
                <text:p>1331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9">
                <text:p>299</text:p>
              </table:table-cell>
              <table:table-cell office:value-type="float" office:value="185481">
                <text:p>1854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9">
                <text:p>299</text:p>
              </table:table-cell>
              <table:table-cell office:value-type="float" office:value="336346">
                <text:p>3363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7">
                <text:p>297</text:p>
              </table:table-cell>
              <table:table-cell office:value-type="float" office:value="57349">
                <text:p>573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7">
                <text:p>297</text:p>
              </table:table-cell>
              <table:table-cell office:value-type="float" office:value="56384">
                <text:p>563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7">
                <text:p>297</text:p>
              </table:table-cell>
              <table:table-cell office:value-type="float" office:value="97777">
                <text:p>977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6">
                <text:p>296</text:p>
              </table:table-cell>
              <table:table-cell office:value-type="float" office:value="183294">
                <text:p>1832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8">
                <text:p>298</text:p>
              </table:table-cell>
              <table:table-cell office:value-type="float" office:value="197671">
                <text:p>1976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7">
                <text:p>297</text:p>
              </table:table-cell>
              <table:table-cell office:value-type="float" office:value="139689">
                <text:p>1396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7">
                <text:p>297</text:p>
              </table:table-cell>
              <table:table-cell office:value-type="float" office:value="143263">
                <text:p>1432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6">
                <text:p>296</text:p>
              </table:table-cell>
              <table:table-cell office:value-type="float" office:value="97174">
                <text:p>971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6">
                <text:p>296</text:p>
              </table:table-cell>
              <table:table-cell office:value-type="float" office:value="120865">
                <text:p>1208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6">
                <text:p>296</text:p>
              </table:table-cell>
              <table:table-cell office:value-type="float" office:value="76434">
                <text:p>764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8">
                <text:p>298</text:p>
              </table:table-cell>
              <table:table-cell office:value-type="float" office:value="83186">
                <text:p>831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9">
                <text:p>299</text:p>
              </table:table-cell>
              <table:table-cell office:value-type="float" office:value="134375">
                <text:p>1343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9">
                <text:p>299</text:p>
              </table:table-cell>
              <table:table-cell office:value-type="float" office:value="73083">
                <text:p>730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9">
                <text:p>299</text:p>
              </table:table-cell>
              <table:table-cell office:value-type="float" office:value="83495">
                <text:p>834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9">
                <text:p>299</text:p>
              </table:table-cell>
              <table:table-cell office:value-type="float" office:value="213604">
                <text:p>2136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">
                <text:p>299</text:p>
              </table:table-cell>
              <table:table-cell office:value-type="float" office:value="275464">
                <text:p>2754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0">
                <text:p>290</text:p>
              </table:table-cell>
              <table:table-cell office:value-type="float" office:value="455216">
                <text:p>4552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3">
                <text:p>283</text:p>
              </table:table-cell>
              <table:table-cell office:value-type="float" office:value="197425">
                <text:p>1974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1">
                <text:p>281</text:p>
              </table:table-cell>
              <table:table-cell office:value-type="float" office:value="429468">
                <text:p>4294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3">
                <text:p>253</text:p>
              </table:table-cell>
              <table:table-cell office:value-type="float" office:value="515868">
                <text:p>5158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7">
                <text:p>207</text:p>
              </table:table-cell>
              <table:table-cell office:value-type="float" office:value="652027">
                <text:p>6520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9">
                <text:p>139</text:p>
              </table:table-cell>
              <table:table-cell office:value-type="float" office:value="660746">
                <text:p>6607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1">
                <text:p>141</text:p>
              </table:table-cell>
              <table:table-cell office:value-type="float" office:value="692912">
                <text:p>6929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0">
                <text:p>160</text:p>
              </table:table-cell>
              <table:table-cell office:value-type="float" office:value="569643">
                <text:p>5696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9">
                <text:p>209</text:p>
              </table:table-cell>
              <table:table-cell office:value-type="float" office:value="289690">
                <text:p>28969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3">
                <text:p>293</text:p>
              </table:table-cell>
              <table:table-cell office:value-type="float" office:value="242521">
                <text:p>2425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9">
                <text:p>259</text:p>
              </table:table-cell>
              <table:table-cell office:value-type="float" office:value="475322">
                <text:p>4753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3">
                <text:p>183</text:p>
              </table:table-cell>
              <table:table-cell office:value-type="float" office:value="560640">
                <text:p>56064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9">
                <text:p>179</text:p>
              </table:table-cell>
              <table:table-cell office:value-type="float" office:value="413149">
                <text:p>4131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9">
                <text:p>229</text:p>
              </table:table-cell>
              <table:table-cell office:value-type="float" office:value="351763">
                <text:p>3517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6">
                <text:p>256</text:p>
              </table:table-cell>
              <table:table-cell office:value-type="float" office:value="244088">
                <text:p>2440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2">
                <text:p>342</text:p>
              </table:table-cell>
              <table:table-cell office:value-type="float" office:value="56323">
                <text:p>563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9">
                <text:p>279</text:p>
              </table:table-cell>
              <table:table-cell office:value-type="float" office:value="90751">
                <text:p>907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3">
                <text:p>283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6">
                <text:p>286</text:p>
              </table:table-cell>
              <table:table-cell office:value-type="float" office:value="17665">
                <text:p>176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0">
                <text:p>300</text:p>
              </table:table-cell>
              <table:table-cell office:value-type="float" office:value="26774">
                <text:p>267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8">
                <text:p>298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9">
                <text:p>299</text:p>
              </table:table-cell>
              <table:table-cell office:value-type="float" office:value="75328">
                <text:p>753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9">
                <text:p>299</text:p>
              </table:table-cell>
              <table:table-cell office:value-type="float" office:value="132397">
                <text:p>1323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9">
                <text:p>299</text:p>
              </table:table-cell>
              <table:table-cell office:value-type="float" office:value="374881">
                <text:p>3748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4">
                <text:p>294</text:p>
              </table:table-cell>
              <table:table-cell office:value-type="float" office:value="207560">
                <text:p>20756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5">
                <text:p>295</text:p>
              </table:table-cell>
              <table:table-cell office:value-type="float" office:value="552485">
                <text:p>5524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2">
                <text:p>222</text:p>
              </table:table-cell>
              <table:table-cell office:value-type="float" office:value="656720">
                <text:p>6567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1">
                <text:p>151</text:p>
              </table:table-cell>
              <table:table-cell office:value-type="float" office:value="684993">
                <text:p>6849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5">
                <text:p>125</text:p>
              </table:table-cell>
              <table:table-cell office:value-type="float" office:value="775450">
                <text:p>7754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">
                <text:p>137</text:p>
              </table:table-cell>
              <table:table-cell office:value-type="float" office:value="633025">
                <text:p>6330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7">
                <text:p>167</text:p>
              </table:table-cell>
              <table:table-cell office:value-type="float" office:value="315512">
                <text:p>3155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7">
                <text:p>277</text:p>
              </table:table-cell>
              <table:table-cell office:value-type="float" office:value="324479">
                <text:p>3244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3">
                <text:p>243</text:p>
              </table:table-cell>
              <table:table-cell office:value-type="float" office:value="322476">
                <text:p>3224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2">
                <text:p>252</text:p>
              </table:table-cell>
              <table:table-cell office:value-type="float" office:value="444678">
                <text:p>4446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3">
                <text:p>283</text:p>
              </table:table-cell>
              <table:table-cell office:value-type="float" office:value="347006">
                <text:p>3470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7">
                <text:p>217</text:p>
              </table:table-cell>
              <table:table-cell office:value-type="float" office:value="442569">
                <text:p>4425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6">
                <text:p>256</text:p>
              </table:table-cell>
              <table:table-cell office:value-type="float" office:value="317302">
                <text:p>3173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7">
                <text:p>227</text:p>
              </table:table-cell>
              <table:table-cell office:value-type="float" office:value="601846">
                <text:p>6018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5">
                <text:p>145</text:p>
              </table:table-cell>
              <table:table-cell office:value-type="float" office:value="596705">
                <text:p>5967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  <table:table-cell office:value-type="float" office:value="617818">
                <text:p>6178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6">
                <text:p>216</text:p>
              </table:table-cell>
              <table:table-cell office:value-type="float" office:value="184950">
                <text:p>18495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6">
                <text:p>296</text:p>
              </table:table-cell>
              <table:table-cell office:value-type="float" office:value="286887">
                <text:p>2868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0">
                <text:p>270</text:p>
              </table:table-cell>
              <table:table-cell office:value-type="float" office:value="336933">
                <text:p>3369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6">
                <text:p>266</text:p>
              </table:table-cell>
              <table:table-cell office:value-type="float" office:value="390635">
                <text:p>3906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6">
                <text:p>246</text:p>
              </table:table-cell>
              <table:table-cell office:value-type="float" office:value="474112">
                <text:p>474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0">
                <text:p>240</text:p>
              </table:table-cell>
              <table:table-cell office:value-type="float" office:value="375786">
                <text:p>3757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7">
                <text:p>217</text:p>
              </table:table-cell>
              <table:table-cell office:value-type="float" office:value="418536">
                <text:p>4185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6">
                <text:p>266</text:p>
              </table:table-cell>
              <table:table-cell office:value-type="float" office:value="192122">
                <text:p>1921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6">
                <text:p>276</text:p>
              </table:table-cell>
              <table:table-cell office:value-type="float" office:value="434078">
                <text:p>4340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9">
                <text:p>259</text:p>
              </table:table-cell>
              <table:table-cell office:value-type="float" office:value="265204">
                <text:p>2652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2">
                <text:p>302</text:p>
              </table:table-cell>
              <table:table-cell office:value-type="float" office:value="413015">
                <text:p>4130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">
                <text:p>235</text:p>
              </table:table-cell>
              <table:table-cell office:value-type="float" office:value="522621">
                <text:p>5226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">
                <text:p>188</text:p>
              </table:table-cell>
              <table:table-cell office:value-type="float" office:value="566664">
                <text:p>5666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7">
                <text:p>247</text:p>
              </table:table-cell>
              <table:table-cell office:value-type="float" office:value="154101">
                <text:p>154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0">
                <text:p>270</text:p>
              </table:table-cell>
              <table:table-cell office:value-type="float" office:value="404088">
                <text:p>4040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8">
                <text:p>258</text:p>
              </table:table-cell>
              <table:table-cell office:value-type="float" office:value="331901">
                <text:p>3319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5">
                <text:p>295</text:p>
              </table:table-cell>
              <table:table-cell office:value-type="float" office:value="235778">
                <text:p>2357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3">
                <text:p>263</text:p>
              </table:table-cell>
              <table:table-cell office:value-type="float" office:value="495007">
                <text:p>4950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5">
                <text:p>255</text:p>
              </table:table-cell>
              <table:table-cell office:value-type="float" office:value="355546">
                <text:p>3555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7">
                <text:p>227</text:p>
              </table:table-cell>
              <table:table-cell office:value-type="float" office:value="618868">
                <text:p>6188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">
                <text:p>191</text:p>
              </table:table-cell>
              <table:table-cell office:value-type="float" office:value="592584">
                <text:p>5925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4">
                <text:p>184</text:p>
              </table:table-cell>
              <table:table-cell office:value-type="float" office:value="461619">
                <text:p>4616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4">
                <text:p>144</text:p>
              </table:table-cell>
              <table:table-cell office:value-type="float" office:value="561208">
                <text:p>5612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0">
                <text:p>160</text:p>
              </table:table-cell>
              <table:table-cell office:value-type="float" office:value="686283">
                <text:p>6862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3">
                <text:p>133</text:p>
              </table:table-cell>
              <table:table-cell office:value-type="float" office:value="718003">
                <text:p>7180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0">
                <text:p>140</text:p>
              </table:table-cell>
              <table:table-cell office:value-type="float" office:value="806275">
                <text:p>8062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2">
                <text:p>162</text:p>
              </table:table-cell>
              <table:table-cell office:value-type="float" office:value="204515">
                <text:p>2045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17">
                <text:p>317</text:p>
              </table:table-cell>
              <table:table-cell office:value-type="float" office:value="204380">
                <text:p>2043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12">
                <text:p>312</text:p>
              </table:table-cell>
              <table:table-cell office:value-type="float" office:value="109098">
                <text:p>1090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9">
                <text:p>279</text:p>
              </table:table-cell>
              <table:table-cell office:value-type="float" office:value="61087">
                <text:p>610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7">
                <text:p>287</text:p>
              </table:table-cell>
              <table:table-cell office:value-type="float" office:value="167031">
                <text:p>1670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9">
                <text:p>289</text:p>
              </table:table-cell>
              <table:table-cell office:value-type="float" office:value="179550">
                <text:p>1795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8">
                <text:p>298</text:p>
              </table:table-cell>
              <table:table-cell office:value-type="float" office:value="133886">
                <text:p>1338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2">
                <text:p>302</text:p>
              </table:table-cell>
              <table:table-cell office:value-type="float" office:value="64756">
                <text:p>647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8">
                <text:p>298</text:p>
              </table:table-cell>
              <table:table-cell office:value-type="float" office:value="115680">
                <text:p>1156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8">
                <text:p>298</text:p>
              </table:table-cell>
              <table:table-cell office:value-type="float" office:value="73811">
                <text:p>738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8">
                <text:p>298</text:p>
              </table:table-cell>
              <table:table-cell office:value-type="float" office:value="29106">
                <text:p>2910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9">
                <text:p>299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9">
                <text:p>299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9">
                <text:p>299</text:p>
              </table:table-cell>
              <table:table-cell office:value-type="float" office:value="134391">
                <text:p>1343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7">
                <text:p>297</text:p>
              </table:table-cell>
              <table:table-cell office:value-type="float" office:value="323905">
                <text:p>3239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2">
                <text:p>292</text:p>
              </table:table-cell>
              <table:table-cell office:value-type="float" office:value="290343">
                <text:p>2903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5">
                <text:p>285</text:p>
              </table:table-cell>
              <table:table-cell office:value-type="float" office:value="534463">
                <text:p>5344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9">
                <text:p>219</text:p>
              </table:table-cell>
              <table:table-cell office:value-type="float" office:value="464991">
                <text:p>4649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5">
                <text:p>235</text:p>
              </table:table-cell>
              <table:table-cell office:value-type="float" office:value="387774">
                <text:p>3877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3">
                <text:p>293</text:p>
              </table:table-cell>
              <table:table-cell office:value-type="float" office:value="263502">
                <text:p>2635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2">
                <text:p>242</text:p>
              </table:table-cell>
              <table:table-cell office:value-type="float" office:value="476027">
                <text:p>4760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31">
                <text:p>231</text:p>
              </table:table-cell>
              <table:table-cell office:value-type="float" office:value="364222">
                <text:p>364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1">
                <text:p>271</text:p>
              </table:table-cell>
              <table:table-cell office:value-type="float" office:value="142080">
                <text:p>1420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9">
                <text:p>309</text:p>
              </table:table-cell>
              <table:table-cell office:value-type="float" office:value="151545">
                <text:p>1515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1">
                <text:p>281</text:p>
              </table:table-cell>
              <table:table-cell office:value-type="float" office:value="149918">
                <text:p>1499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0">
                <text:p>290</text:p>
              </table:table-cell>
              <table:table-cell office:value-type="float" office:value="300137">
                <text:p>3001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0">
                <text:p>280</text:p>
              </table:table-cell>
              <table:table-cell office:value-type="float" office:value="411786">
                <text:p>4117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5">
                <text:p>275</text:p>
              </table:table-cell>
              <table:table-cell office:value-type="float" office:value="278349">
                <text:p>2783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6">
                <text:p>306</text:p>
              </table:table-cell>
              <table:table-cell office:value-type="float" office:value="297268">
                <text:p>2972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0">
                <text:p>270</text:p>
              </table:table-cell>
              <table:table-cell office:value-type="float" office:value="505177">
                <text:p>5051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31">
                <text:p>231</text:p>
              </table:table-cell>
              <table:table-cell office:value-type="float" office:value="549546">
                <text:p>5495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1">
                <text:p>191</text:p>
              </table:table-cell>
              <table:table-cell office:value-type="float" office:value="478695">
                <text:p>4786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7">
                <text:p>197</text:p>
              </table:table-cell>
              <table:table-cell office:value-type="float" office:value="468757">
                <text:p>4687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3">
                <text:p>193</text:p>
              </table:table-cell>
              <table:table-cell office:value-type="float" office:value="497965">
                <text:p>497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8">
                <text:p>188</text:p>
              </table:table-cell>
              <table:table-cell office:value-type="float" office:value="637129">
                <text:p>6371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8">
                <text:p>138</text:p>
              </table:table-cell>
              <table:table-cell office:value-type="float" office:value="714838">
                <text:p>7148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">
                <text:p>128</text:p>
              </table:table-cell>
              <table:table-cell office:value-type="float" office:value="787754">
                <text:p>7877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">
                <text:p>141</text:p>
              </table:table-cell>
              <table:table-cell office:value-type="float" office:value="461913">
                <text:p>4619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6">
                <text:p>186</text:p>
              </table:table-cell>
              <table:table-cell office:value-type="float" office:value="610256">
                <text:p>6102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2">
                <text:p>222</text:p>
              </table:table-cell>
              <table:table-cell office:value-type="float" office:value="400982">
                <text:p>4009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0">
                <text:p>160</text:p>
              </table:table-cell>
              <table:table-cell office:value-type="float" office:value="526948">
                <text:p>5269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0">
                <text:p>180</text:p>
              </table:table-cell>
              <table:table-cell office:value-type="float" office:value="415113">
                <text:p>4151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31">
                <text:p>231</text:p>
              </table:table-cell>
              <table:table-cell office:value-type="float" office:value="391163">
                <text:p>3911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7">
                <text:p>277</text:p>
              </table:table-cell>
              <table:table-cell office:value-type="float" office:value="327146">
                <text:p>3271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4">
                <text:p>244</text:p>
              </table:table-cell>
              <table:table-cell office:value-type="float" office:value="555709">
                <text:p>5557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">
                <text:p>157</text:p>
              </table:table-cell>
              <table:table-cell office:value-type="float" office:value="553197">
                <text:p>5531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2">
                <text:p>152</text:p>
              </table:table-cell>
              <table:table-cell office:value-type="float" office:value="640927">
                <text:p>6409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4">
                <text:p>164</text:p>
              </table:table-cell>
              <table:table-cell office:value-type="float" office:value="493188">
                <text:p>4931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2">
                <text:p>202</text:p>
              </table:table-cell>
              <table:table-cell office:value-type="float" office:value="565782">
                <text:p>5657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">
                <text:p>143</text:p>
              </table:table-cell>
              <table:table-cell office:value-type="float" office:value="500620">
                <text:p>5006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">
                <text:p>200</text:p>
              </table:table-cell>
              <table:table-cell office:value-type="float" office:value="316704">
                <text:p>316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0">
                <text:p>260</text:p>
              </table:table-cell>
              <table:table-cell office:value-type="float" office:value="496377">
                <text:p>4963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4">
                <text:p>174</text:p>
              </table:table-cell>
              <table:table-cell office:value-type="float" office:value="609199">
                <text:p>609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">
                <text:p>151</text:p>
              </table:table-cell>
              <table:table-cell office:value-type="float" office:value="467172">
                <text:p>4671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4">
                <text:p>204</text:p>
              </table:table-cell>
              <table:table-cell office:value-type="float" office:value="395945">
                <text:p>3959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2">
                <text:p>272</text:p>
              </table:table-cell>
              <table:table-cell office:value-type="float" office:value="338678">
                <text:p>3386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2">
                <text:p>292</text:p>
              </table:table-cell>
              <table:table-cell office:value-type="float" office:value="146609">
                <text:p>1466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4">
                <text:p>314</text:p>
              </table:table-cell>
              <table:table-cell office:value-type="float" office:value="197911">
                <text:p>1979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9">
                <text:p>289</text:p>
              </table:table-cell>
              <table:table-cell office:value-type="float" office:value="143995">
                <text:p>1439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6">
                <text:p>296</text:p>
              </table:table-cell>
              <table:table-cell office:value-type="float" office:value="153063">
                <text:p>1530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0">
                <text:p>300</text:p>
              </table:table-cell>
              <table:table-cell office:value-type="float" office:value="151539">
                <text:p>1515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7">
                <text:p>297</text:p>
              </table:table-cell>
              <table:table-cell office:value-type="float" office:value="130321">
                <text:p>1303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9">
                <text:p>299</text:p>
              </table:table-cell>
              <table:table-cell office:value-type="float" office:value="123648">
                <text:p>1236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9">
                <text:p>299</text:p>
              </table:table-cell>
              <table:table-cell office:value-type="float" office:value="119272">
                <text:p>1192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8">
                <text:p>298</text:p>
              </table:table-cell>
              <table:table-cell office:value-type="float" office:value="131911">
                <text:p>1319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6">
                <text:p>296</text:p>
              </table:table-cell>
              <table:table-cell office:value-type="float" office:value="123131">
                <text:p>1231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7">
                <text:p>297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7">
                <text:p>297</text:p>
              </table:table-cell>
              <table:table-cell office:value-type="float" office:value="108702">
                <text:p>108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7">
                <text:p>297</text:p>
              </table:table-cell>
              <table:table-cell office:value-type="float" office:value="158919">
                <text:p>1589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8">
                <text:p>298</text:p>
              </table:table-cell>
              <table:table-cell office:value-type="float" office:value="122730">
                <text:p>12273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8">
                <text:p>298</text:p>
              </table:table-cell>
              <table:table-cell office:value-type="float" office:value="128496">
                <text:p>1284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9">
                <text:p>299</text:p>
              </table:table-cell>
              <table:table-cell office:value-type="float" office:value="131672">
                <text:p>13167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9">
                <text:p>299</text:p>
              </table:table-cell>
              <table:table-cell office:value-type="float" office:value="90332">
                <text:p>903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9">
                <text:p>299</text:p>
              </table:table-cell>
              <table:table-cell office:value-type="float" office:value="121337">
                <text:p>1213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9">
                <text:p>299</text:p>
              </table:table-cell>
              <table:table-cell office:value-type="float" office:value="117334">
                <text:p>1173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9">
                <text:p>299</text:p>
              </table:table-cell>
              <table:table-cell office:value-type="float" office:value="127172">
                <text:p>1271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9">
                <text:p>299</text:p>
              </table:table-cell>
              <table:table-cell office:value-type="float" office:value="110652">
                <text:p>1106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9">
                <text:p>299</text:p>
              </table:table-cell>
              <table:table-cell office:value-type="float" office:value="143947">
                <text:p>1439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8">
                <text:p>298</text:p>
              </table:table-cell>
              <table:table-cell office:value-type="float" office:value="114985">
                <text:p>1149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8">
                <text:p>298</text:p>
              </table:table-cell>
              <table:table-cell office:value-type="float" office:value="138120">
                <text:p>1381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8">
                <text:p>298</text:p>
              </table:table-cell>
              <table:table-cell office:value-type="float" office:value="156744">
                <text:p>1567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6">
                <text:p>296</text:p>
              </table:table-cell>
              <table:table-cell office:value-type="float" office:value="170855">
                <text:p>1708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7">
                <text:p>297</text:p>
              </table:table-cell>
              <table:table-cell office:value-type="float" office:value="174976">
                <text:p>1749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6">
                <text:p>296</text:p>
              </table:table-cell>
              <table:table-cell office:value-type="float" office:value="158266">
                <text:p>1582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5">
                <text:p>295</text:p>
              </table:table-cell>
              <table:table-cell office:value-type="float" office:value="113149">
                <text:p>1131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7">
                <text:p>297</text:p>
              </table:table-cell>
              <table:table-cell office:value-type="float" office:value="132426">
                <text:p>1324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7">
                <text:p>297</text:p>
              </table:table-cell>
              <table:table-cell office:value-type="float" office:value="174355">
                <text:p>1743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8">
                <text:p>298</text:p>
              </table:table-cell>
              <table:table-cell office:value-type="float" office:value="121379">
                <text:p>1213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8">
                <text:p>298</text:p>
              </table:table-cell>
              <table:table-cell office:value-type="float" office:value="239181">
                <text:p>2391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8">
                <text:p>298</text:p>
              </table:table-cell>
              <table:table-cell office:value-type="float" office:value="172354">
                <text:p>1723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4">
                <text:p>294</text:p>
              </table:table-cell>
              <table:table-cell office:value-type="float" office:value="118577">
                <text:p>1185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6">
                <text:p>296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5">
                <text:p>295</text:p>
              </table:table-cell>
              <table:table-cell office:value-type="float" office:value="116338">
                <text:p>1163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7">
                <text:p>297</text:p>
              </table:table-cell>
              <table:table-cell office:value-type="float" office:value="155460">
                <text:p>15546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9">
                <text:p>299</text:p>
              </table:table-cell>
              <table:table-cell office:value-type="float" office:value="126231">
                <text:p>1262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9">
                <text:p>299</text:p>
              </table:table-cell>
              <table:table-cell office:value-type="float" office:value="163120">
                <text:p>1631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8">
                <text:p>298</text:p>
              </table:table-cell>
              <table:table-cell office:value-type="float" office:value="126800">
                <text:p>1268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8">
                <text:p>298</text:p>
              </table:table-cell>
              <table:table-cell office:value-type="float" office:value="141732">
                <text:p>1417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8">
                <text:p>298</text:p>
              </table:table-cell>
              <table:table-cell office:value-type="float" office:value="144850">
                <text:p>14485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7">
                <text:p>297</text:p>
              </table:table-cell>
              <table:table-cell office:value-type="float" office:value="123953">
                <text:p>1239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00">
                <text:p>300</text:p>
              </table:table-cell>
              <table:table-cell office:value-type="float" office:value="138891">
                <text:p>1388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9">
                <text:p>299</text:p>
              </table:table-cell>
              <table:table-cell office:value-type="float" office:value="116730">
                <text:p>11673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9">
                <text:p>299</text:p>
              </table:table-cell>
              <table:table-cell office:value-type="float" office:value="123418">
                <text:p>1234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9">
                <text:p>299</text:p>
              </table:table-cell>
              <table:table-cell office:value-type="float" office:value="130003">
                <text:p>1300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8">
                <text:p>298</text:p>
              </table:table-cell>
              <table:table-cell office:value-type="float" office:value="126599">
                <text:p>1265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8">
                <text:p>298</text:p>
              </table:table-cell>
              <table:table-cell office:value-type="float" office:value="122551">
                <text:p>1225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8">
                <text:p>298</text:p>
              </table:table-cell>
              <table:table-cell office:value-type="float" office:value="144434">
                <text:p>1444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8">
                <text:p>298</text:p>
              </table:table-cell>
              <table:table-cell office:value-type="float" office:value="116774">
                <text:p>1167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9">
                <text:p>299</text:p>
              </table:table-cell>
              <table:table-cell office:value-type="float" office:value="175202">
                <text:p>1752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9">
                <text:p>299</text:p>
              </table:table-cell>
              <table:table-cell office:value-type="float" office:value="135009">
                <text:p>1350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9">
                <text:p>299</text:p>
              </table:table-cell>
              <table:table-cell office:value-type="float" office:value="166019">
                <text:p>1660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9">
                <text:p>299</text:p>
              </table:table-cell>
              <table:table-cell office:value-type="float" office:value="176594">
                <text:p>1765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9">
                <text:p>299</text:p>
              </table:table-cell>
              <table:table-cell office:value-type="float" office:value="120505">
                <text:p>1205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7">
                <text:p>297</text:p>
              </table:table-cell>
              <table:table-cell office:value-type="float" office:value="126820">
                <text:p>12682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6">
                <text:p>296</text:p>
              </table:table-cell>
              <table:table-cell office:value-type="float" office:value="108084">
                <text:p>1080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6">
                <text:p>296</text:p>
              </table:table-cell>
              <table:table-cell office:value-type="float" office:value="120113">
                <text:p>1201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5">
                <text:p>295</text:p>
              </table:table-cell>
              <table:table-cell office:value-type="float" office:value="117663">
                <text:p>1176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7">
                <text:p>297</text:p>
              </table:table-cell>
              <table:table-cell office:value-type="float" office:value="125220">
                <text:p>12522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8">
                <text:p>298</text:p>
              </table:table-cell>
              <table:table-cell office:value-type="float" office:value="132666">
                <text:p>1326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8">
                <text:p>298</text:p>
              </table:table-cell>
              <table:table-cell office:value-type="float" office:value="161778">
                <text:p>1617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9">
                <text:p>299</text:p>
              </table:table-cell>
              <table:table-cell office:value-type="float" office:value="146914">
                <text:p>1469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9">
                <text:p>299</text:p>
              </table:table-cell>
              <table:table-cell office:value-type="float" office:value="126293">
                <text:p>1262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9">
                <text:p>299</text:p>
              </table:table-cell>
              <table:table-cell office:value-type="float" office:value="149866">
                <text:p>1498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8">
                <text:p>298</text:p>
              </table:table-cell>
              <table:table-cell office:value-type="float" office:value="118226">
                <text:p>1182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8">
                <text:p>298</text:p>
              </table:table-cell>
              <table:table-cell office:value-type="float" office:value="103506">
                <text:p>1035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8">
                <text:p>298</text:p>
              </table:table-cell>
              <table:table-cell office:value-type="float" office:value="137638">
                <text:p>1376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7">
                <text:p>297</text:p>
              </table:table-cell>
              <table:table-cell office:value-type="float" office:value="138109">
                <text:p>1381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8">
                <text:p>298</text:p>
              </table:table-cell>
              <table:table-cell office:value-type="float" office:value="157797">
                <text:p>1577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8">
                <text:p>298</text:p>
              </table:table-cell>
              <table:table-cell office:value-type="float" office:value="167414">
                <text:p>1674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8">
                <text:p>298</text:p>
              </table:table-cell>
              <table:table-cell office:value-type="float" office:value="154534">
                <text:p>1545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9">
                <text:p>299</text:p>
              </table:table-cell>
              <table:table-cell office:value-type="float" office:value="104542">
                <text:p>1045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9">
                <text:p>299</text:p>
              </table:table-cell>
              <table:table-cell office:value-type="float" office:value="167296">
                <text:p>1672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9">
                <text:p>299</text:p>
              </table:table-cell>
              <table:table-cell office:value-type="float" office:value="141538">
                <text:p>1415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8">
                <text:p>298</text:p>
              </table:table-cell>
              <table:table-cell office:value-type="float" office:value="159163">
                <text:p>1591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8">
                <text:p>298</text:p>
              </table:table-cell>
              <table:table-cell office:value-type="float" office:value="157140">
                <text:p>1571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8">
                <text:p>298</text:p>
              </table:table-cell>
              <table:table-cell office:value-type="float" office:value="130685">
                <text:p>1306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8">
                <text:p>298</text:p>
              </table:table-cell>
              <table:table-cell office:value-type="float" office:value="184624">
                <text:p>1846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8">
                <text:p>298</text:p>
              </table:table-cell>
              <table:table-cell office:value-type="float" office:value="124718">
                <text:p>1247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0">
                <text:p>300</text:p>
              </table:table-cell>
              <table:table-cell office:value-type="float" office:value="182062">
                <text:p>1820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9">
                <text:p>299</text:p>
              </table:table-cell>
              <table:table-cell office:value-type="float" office:value="122361">
                <text:p>1223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9">
                <text:p>299</text:p>
              </table:table-cell>
              <table:table-cell office:value-type="float" office:value="120565">
                <text:p>1205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">
                <text:p>298</text:p>
              </table:table-cell>
              <table:table-cell office:value-type="float" office:value="131022">
                <text:p>1310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">
                <text:p>298</text:p>
              </table:table-cell>
              <table:table-cell office:value-type="float" office:value="162876">
                <text:p>1628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">
                <text:p>298</text:p>
              </table:table-cell>
              <table:table-cell office:value-type="float" office:value="163062">
                <text:p>1630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8">
                <text:p>298</text:p>
              </table:table-cell>
              <table:table-cell office:value-type="float" office:value="111543">
                <text:p>1115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8">
                <text:p>298</text:p>
              </table:table-cell>
              <table:table-cell office:value-type="float" office:value="124504">
                <text:p>1245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98">
                <text:p>298</text:p>
              </table:table-cell>
              <table:table-cell office:value-type="float" office:value="104534">
                <text:p>1045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8">
                <text:p>298</text:p>
              </table:table-cell>
              <table:table-cell office:value-type="float" office:value="118701">
                <text:p>1187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8">
                <text:p>298</text:p>
              </table:table-cell>
              <table:table-cell office:value-type="float" office:value="147464">
                <text:p>1474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8">
                <text:p>298</text:p>
              </table:table-cell>
              <table:table-cell office:value-type="float" office:value="179216">
                <text:p>1792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98">
                <text:p>298</text:p>
              </table:table-cell>
              <table:table-cell office:value-type="float" office:value="113076">
                <text:p>1130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97">
                <text:p>297</text:p>
              </table:table-cell>
              <table:table-cell office:value-type="float" office:value="145833">
                <text:p>1458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97">
                <text:p>297</text:p>
              </table:table-cell>
              <table:table-cell office:value-type="float" office:value="124295">
                <text:p>1242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7">
                <text:p>297</text:p>
              </table:table-cell>
              <table:table-cell office:value-type="float" office:value="115624">
                <text:p>1156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6">
                <text:p>296</text:p>
              </table:table-cell>
              <table:table-cell office:value-type="float" office:value="129102">
                <text:p>1291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6">
                <text:p>296</text:p>
              </table:table-cell>
              <table:table-cell office:value-type="float" office:value="134967">
                <text:p>1349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6">
                <text:p>296</text:p>
              </table:table-cell>
              <table:table-cell office:value-type="float" office:value="160603">
                <text:p>1606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8">
                <text:p>298</text:p>
              </table:table-cell>
              <table:table-cell office:value-type="float" office:value="129500">
                <text:p>1295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7">
                <text:p>297</text:p>
              </table:table-cell>
              <table:table-cell office:value-type="float" office:value="145200">
                <text:p>1452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97">
                <text:p>297</text:p>
              </table:table-cell>
              <table:table-cell office:value-type="float" office:value="143063">
                <text:p>1430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97">
                <text:p>297</text:p>
              </table:table-cell>
              <table:table-cell office:value-type="float" office:value="140980">
                <text:p>1409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98">
                <text:p>298</text:p>
              </table:table-cell>
              <table:table-cell office:value-type="float" office:value="108462">
                <text:p>1084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0">
                <text:p>300</text:p>
              </table:table-cell>
              <table:table-cell office:value-type="float" office:value="138173">
                <text:p>1381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8">
                <text:p>298</text:p>
              </table:table-cell>
              <table:table-cell office:value-type="float" office:value="153823">
                <text:p>1538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98">
                <text:p>298</text:p>
              </table:table-cell>
              <table:table-cell office:value-type="float" office:value="119373">
                <text:p>1193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7">
                <text:p>297</text:p>
              </table:table-cell>
              <table:table-cell office:value-type="float" office:value="164343">
                <text:p>1643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6">
                <text:p>296</text:p>
              </table:table-cell>
              <table:table-cell office:value-type="float" office:value="125819">
                <text:p>1258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7">
                <text:p>297</text:p>
              </table:table-cell>
              <table:table-cell office:value-type="float" office:value="110061">
                <text:p>1100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97">
                <text:p>297</text:p>
              </table:table-cell>
              <table:table-cell office:value-type="float" office:value="116077">
                <text:p>1160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98">
                <text:p>298</text:p>
              </table:table-cell>
              <table:table-cell office:value-type="float" office:value="145542">
                <text:p>1455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99">
                <text:p>299</text:p>
              </table:table-cell>
              <table:table-cell office:value-type="float" office:value="103707">
                <text:p>1037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9">
                <text:p>299</text:p>
              </table:table-cell>
              <table:table-cell office:value-type="float" office:value="161084">
                <text:p>1610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99">
                <text:p>299</text:p>
              </table:table-cell>
              <table:table-cell office:value-type="float" office:value="120003">
                <text:p>120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9">
                <text:p>299</text:p>
              </table:table-cell>
              <table:table-cell office:value-type="float" office:value="95393">
                <text:p>953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8">
                <text:p>298</text:p>
              </table:table-cell>
              <table:table-cell office:value-type="float" office:value="130327">
                <text:p>1303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8">
                <text:p>298</text:p>
              </table:table-cell>
              <table:table-cell office:value-type="float" office:value="199766">
                <text:p>1997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7">
                <text:p>297</text:p>
              </table:table-cell>
              <table:table-cell office:value-type="float" office:value="120168">
                <text:p>1201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8">
                <text:p>298</text:p>
              </table:table-cell>
              <table:table-cell office:value-type="float" office:value="149375">
                <text:p>1493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96">
                <text:p>296</text:p>
              </table:table-cell>
              <table:table-cell office:value-type="float" office:value="134064">
                <text:p>1340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5">
                <text:p>295</text:p>
              </table:table-cell>
              <table:table-cell office:value-type="float" office:value="116270">
                <text:p>11627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5">
                <text:p>295</text:p>
              </table:table-cell>
              <table:table-cell office:value-type="float" office:value="146856">
                <text:p>1468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96">
                <text:p>296</text:p>
              </table:table-cell>
              <table:table-cell office:value-type="float" office:value="154608">
                <text:p>1546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6">
                <text:p>296</text:p>
              </table:table-cell>
              <table:table-cell office:value-type="float" office:value="108333">
                <text:p>108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6">
                <text:p>296</text:p>
              </table:table-cell>
              <table:table-cell office:value-type="float" office:value="110030">
                <text:p>11003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6">
                <text:p>296</text:p>
              </table:table-cell>
              <table:table-cell office:value-type="float" office:value="161755">
                <text:p>1617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6">
                <text:p>296</text:p>
              </table:table-cell>
              <table:table-cell office:value-type="float" office:value="113750">
                <text:p>1137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5">
                <text:p>295</text:p>
              </table:table-cell>
              <table:table-cell office:value-type="float" office:value="129896">
                <text:p>1298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7">
                <text:p>297</text:p>
              </table:table-cell>
              <table:table-cell office:value-type="float" office:value="99172">
                <text:p>991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6">
                <text:p>296</text:p>
              </table:table-cell>
              <table:table-cell office:value-type="float" office:value="147972">
                <text:p>1479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6">
                <text:p>296</text:p>
              </table:table-cell>
              <table:table-cell office:value-type="float" office:value="138570">
                <text:p>13857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6">
                <text:p>296</text:p>
              </table:table-cell>
              <table:table-cell office:value-type="float" office:value="92458">
                <text:p>924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6">
                <text:p>296</text:p>
              </table:table-cell>
              <table:table-cell office:value-type="float" office:value="150706">
                <text:p>1507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5">
                <text:p>295</text:p>
              </table:table-cell>
              <table:table-cell office:value-type="float" office:value="112766">
                <text:p>1127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5">
                <text:p>295</text:p>
              </table:table-cell>
              <table:table-cell office:value-type="float" office:value="127536">
                <text:p>1275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96">
                <text:p>296</text:p>
              </table:table-cell>
              <table:table-cell office:value-type="float" office:value="159677">
                <text:p>1596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4">
                <text:p>294</text:p>
              </table:table-cell>
              <table:table-cell office:value-type="float" office:value="148428">
                <text:p>1484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5">
                <text:p>295</text:p>
              </table:table-cell>
              <table:table-cell office:value-type="float" office:value="118068">
                <text:p>1180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4">
                <text:p>294</text:p>
              </table:table-cell>
              <table:table-cell office:value-type="float" office:value="158123">
                <text:p>1581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93">
                <text:p>293</text:p>
              </table:table-cell>
              <table:table-cell office:value-type="float" office:value="119102">
                <text:p>1191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6">
                <text:p>296</text:p>
              </table:table-cell>
              <table:table-cell office:value-type="float" office:value="136148">
                <text:p>1361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97">
                <text:p>297</text:p>
              </table:table-cell>
              <table:table-cell office:value-type="float" office:value="111965">
                <text:p>1119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97">
                <text:p>297</text:p>
              </table:table-cell>
              <table:table-cell office:value-type="float" office:value="93277">
                <text:p>932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97">
                <text:p>297</text:p>
              </table:table-cell>
              <table:table-cell office:value-type="float" office:value="113980">
                <text:p>1139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97">
                <text:p>297</text:p>
              </table:table-cell>
              <table:table-cell office:value-type="float" office:value="175703">
                <text:p>1757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96">
                <text:p>296</text:p>
              </table:table-cell>
              <table:table-cell office:value-type="float" office:value="153786">
                <text:p>1537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96">
                <text:p>296</text:p>
              </table:table-cell>
              <table:table-cell office:value-type="float" office:value="134270">
                <text:p>13427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96">
                <text:p>296</text:p>
              </table:table-cell>
              <table:table-cell office:value-type="float" office:value="132417">
                <text:p>1324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5">
                <text:p>295</text:p>
              </table:table-cell>
              <table:table-cell office:value-type="float" office:value="144313">
                <text:p>1443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6">
                <text:p>296</text:p>
              </table:table-cell>
              <table:table-cell office:value-type="float" office:value="118578">
                <text:p>1185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6">
                <text:p>296</text:p>
              </table:table-cell>
              <table:table-cell office:value-type="float" office:value="120541">
                <text:p>1205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6">
                <text:p>296</text:p>
              </table:table-cell>
              <table:table-cell office:value-type="float" office:value="141703">
                <text:p>1417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7">
                <text:p>297</text:p>
              </table:table-cell>
              <table:table-cell office:value-type="float" office:value="118077">
                <text:p>1180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97">
                <text:p>297</text:p>
              </table:table-cell>
              <table:table-cell office:value-type="float" office:value="111752">
                <text:p>1117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97">
                <text:p>297</text:p>
              </table:table-cell>
              <table:table-cell office:value-type="float" office:value="145926">
                <text:p>1459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7">
                <text:p>297</text:p>
              </table:table-cell>
              <table:table-cell office:value-type="float" office:value="104499">
                <text:p>1044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7">
                <text:p>297</text:p>
              </table:table-cell>
              <table:table-cell office:value-type="float" office:value="156428">
                <text:p>1564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96">
                <text:p>296</text:p>
              </table:table-cell>
              <table:table-cell office:value-type="float" office:value="194251">
                <text:p>1942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95">
                <text:p>295</text:p>
              </table:table-cell>
              <table:table-cell office:value-type="float" office:value="162644">
                <text:p>1626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7">
                <text:p>297</text:p>
              </table:table-cell>
              <table:table-cell office:value-type="float" office:value="147395">
                <text:p>1473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6">
                <text:p>296</text:p>
              </table:table-cell>
              <table:table-cell office:value-type="float" office:value="219847">
                <text:p>2198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6">
                <text:p>296</text:p>
              </table:table-cell>
              <table:table-cell office:value-type="float" office:value="117193">
                <text:p>1171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8">
                <text:p>298</text:p>
              </table:table-cell>
              <table:table-cell office:value-type="float" office:value="108329">
                <text:p>1083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7">
                <text:p>297</text:p>
              </table:table-cell>
              <table:table-cell office:value-type="float" office:value="209929">
                <text:p>2099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7">
                <text:p>297</text:p>
              </table:table-cell>
              <table:table-cell office:value-type="float" office:value="116787">
                <text:p>1167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7">
                <text:p>297</text:p>
              </table:table-cell>
              <table:table-cell office:value-type="float" office:value="130186">
                <text:p>1301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6">
                <text:p>296</text:p>
              </table:table-cell>
              <table:table-cell office:value-type="float" office:value="126568">
                <text:p>1265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6">
                <text:p>296</text:p>
              </table:table-cell>
              <table:table-cell office:value-type="float" office:value="157892">
                <text:p>1578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6">
                <text:p>296</text:p>
              </table:table-cell>
              <table:table-cell office:value-type="float" office:value="172934">
                <text:p>1729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9">
                <text:p>299</text:p>
              </table:table-cell>
              <table:table-cell office:value-type="float" office:value="189769">
                <text:p>1897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9">
                <text:p>299</text:p>
              </table:table-cell>
              <table:table-cell office:value-type="float" office:value="135429">
                <text:p>1354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9">
                <text:p>299</text:p>
              </table:table-cell>
              <table:table-cell office:value-type="float" office:value="124332">
                <text:p>1243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9">
                <text:p>299</text:p>
              </table:table-cell>
              <table:table-cell office:value-type="float" office:value="149322">
                <text:p>1493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9">
                <text:p>299</text:p>
              </table:table-cell>
              <table:table-cell office:value-type="float" office:value="126745">
                <text:p>1267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9">
                <text:p>299</text:p>
              </table:table-cell>
              <table:table-cell office:value-type="float" office:value="135178">
                <text:p>13517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9">
                <text:p>299</text:p>
              </table:table-cell>
              <table:table-cell office:value-type="float" office:value="115162">
                <text:p>1151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9">
                <text:p>299</text:p>
              </table:table-cell>
              <table:table-cell office:value-type="float" office:value="100783">
                <text:p>1007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9">
                <text:p>299</text:p>
              </table:table-cell>
              <table:table-cell office:value-type="float" office:value="142438">
                <text:p>1424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9">
                <text:p>299</text:p>
              </table:table-cell>
              <table:table-cell office:value-type="float" office:value="117390">
                <text:p>11739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8">
                <text:p>298</text:p>
              </table:table-cell>
              <table:table-cell office:value-type="float" office:value="125954">
                <text:p>12595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8">
                <text:p>298</text:p>
              </table:table-cell>
              <table:table-cell office:value-type="float" office:value="108706">
                <text:p>10870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98">
                <text:p>298</text:p>
              </table:table-cell>
              <table:table-cell office:value-type="float" office:value="131757">
                <text:p>1317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98">
                <text:p>298</text:p>
              </table:table-cell>
              <table:table-cell office:value-type="float" office:value="150291">
                <text:p>1502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99">
                <text:p>299</text:p>
              </table:table-cell>
              <table:table-cell office:value-type="float" office:value="194778">
                <text:p>1947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8">
                <text:p>298</text:p>
              </table:table-cell>
              <table:table-cell office:value-type="float" office:value="142638">
                <text:p>14263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7">
                <text:p>297</text:p>
              </table:table-cell>
              <table:table-cell office:value-type="float" office:value="127646">
                <text:p>1276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7">
                <text:p>297</text:p>
              </table:table-cell>
              <table:table-cell office:value-type="float" office:value="115242">
                <text:p>1152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7">
                <text:p>297</text:p>
              </table:table-cell>
              <table:table-cell office:value-type="float" office:value="154804">
                <text:p>1548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8">
                <text:p>298</text:p>
              </table:table-cell>
              <table:table-cell office:value-type="float" office:value="100999">
                <text:p>1009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9">
                <text:p>299</text:p>
              </table:table-cell>
              <table:table-cell office:value-type="float" office:value="143969">
                <text:p>1439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9">
                <text:p>299</text:p>
              </table:table-cell>
              <table:table-cell office:value-type="float" office:value="118019">
                <text:p>1180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8">
                <text:p>298</text:p>
              </table:table-cell>
              <table:table-cell office:value-type="float" office:value="156314">
                <text:p>1563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8">
                <text:p>298</text:p>
              </table:table-cell>
              <table:table-cell office:value-type="float" office:value="113612">
                <text:p>1136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8">
                <text:p>298</text:p>
              </table:table-cell>
              <table:table-cell office:value-type="float" office:value="139794">
                <text:p>13979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7">
                <text:p>297</text:p>
              </table:table-cell>
              <table:table-cell office:value-type="float" office:value="152236">
                <text:p>1522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0">
                <text:p>300</text:p>
              </table:table-cell>
              <table:table-cell office:value-type="float" office:value="142148">
                <text:p>1421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9">
                <text:p>299</text:p>
              </table:table-cell>
              <table:table-cell office:value-type="float" office:value="184919">
                <text:p>1849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8">
                <text:p>298</text:p>
              </table:table-cell>
              <table:table-cell office:value-type="float" office:value="127149">
                <text:p>1271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7">
                <text:p>297</text:p>
              </table:table-cell>
              <table:table-cell office:value-type="float" office:value="166346">
                <text:p>1663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7">
                <text:p>297</text:p>
              </table:table-cell>
              <table:table-cell office:value-type="float" office:value="151388">
                <text:p>1513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5">
                <text:p>295</text:p>
              </table:table-cell>
              <table:table-cell office:value-type="float" office:value="150022">
                <text:p>1500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8">
                <text:p>298</text:p>
              </table:table-cell>
              <table:table-cell office:value-type="float" office:value="102573">
                <text:p>10257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8">
                <text:p>298</text:p>
              </table:table-cell>
              <table:table-cell office:value-type="float" office:value="125695">
                <text:p>1256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8">
                <text:p>298</text:p>
              </table:table-cell>
              <table:table-cell office:value-type="float" office:value="107745">
                <text:p>1077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9">
                <text:p>299</text:p>
              </table:table-cell>
              <table:table-cell office:value-type="float" office:value="122828">
                <text:p>1228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9">
                <text:p>299</text:p>
              </table:table-cell>
              <table:table-cell office:value-type="float" office:value="123311">
                <text:p>1233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8">
                <text:p>298</text:p>
              </table:table-cell>
              <table:table-cell office:value-type="float" office:value="184968">
                <text:p>18496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7">
                <text:p>297</text:p>
              </table:table-cell>
              <table:table-cell office:value-type="float" office:value="112709">
                <text:p>1127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6">
                <text:p>296</text:p>
              </table:table-cell>
              <table:table-cell office:value-type="float" office:value="138335">
                <text:p>1383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5">
                <text:p>295</text:p>
              </table:table-cell>
              <table:table-cell office:value-type="float" office:value="178833">
                <text:p>1788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5">
                <text:p>295</text:p>
              </table:table-cell>
              <table:table-cell office:value-type="float" office:value="129571">
                <text:p>1295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6">
                <text:p>296</text:p>
              </table:table-cell>
              <table:table-cell office:value-type="float" office:value="179214">
                <text:p>1792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7">
                <text:p>297</text:p>
              </table:table-cell>
              <table:table-cell office:value-type="float" office:value="144815">
                <text:p>1448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7">
                <text:p>297</text:p>
              </table:table-cell>
              <table:table-cell office:value-type="float" office:value="136874">
                <text:p>1368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7">
                <text:p>297</text:p>
              </table:table-cell>
              <table:table-cell office:value-type="float" office:value="145775">
                <text:p>1457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9">
                <text:p>299</text:p>
              </table:table-cell>
              <table:table-cell office:value-type="float" office:value="151757">
                <text:p>1517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8">
                <text:p>298</text:p>
              </table:table-cell>
              <table:table-cell office:value-type="float" office:value="116769">
                <text:p>1167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9">
                <text:p>299</text:p>
              </table:table-cell>
              <table:table-cell office:value-type="float" office:value="208389">
                <text:p>20838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8">
                <text:p>298</text:p>
              </table:table-cell>
              <table:table-cell office:value-type="float" office:value="153426">
                <text:p>1534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8">
                <text:p>298</text:p>
              </table:table-cell>
              <table:table-cell office:value-type="float" office:value="139775">
                <text:p>1397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8">
                <text:p>298</text:p>
              </table:table-cell>
              <table:table-cell office:value-type="float" office:value="144072">
                <text:p>14407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7">
                <text:p>297</text:p>
              </table:table-cell>
              <table:table-cell office:value-type="float" office:value="132296">
                <text:p>1322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7">
                <text:p>297</text:p>
              </table:table-cell>
              <table:table-cell office:value-type="float" office:value="124508">
                <text:p>1245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7">
                <text:p>297</text:p>
              </table:table-cell>
              <table:table-cell office:value-type="float" office:value="141679">
                <text:p>1416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7">
                <text:p>297</text:p>
              </table:table-cell>
              <table:table-cell office:value-type="float" office:value="142861">
                <text:p>14286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7">
                <text:p>297</text:p>
              </table:table-cell>
              <table:table-cell office:value-type="float" office:value="108400">
                <text:p>1084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7">
                <text:p>297</text:p>
              </table:table-cell>
              <table:table-cell office:value-type="float" office:value="121807">
                <text:p>1218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9">
                <text:p>299</text:p>
              </table:table-cell>
              <table:table-cell office:value-type="float" office:value="118949">
                <text:p>1189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7">
                <text:p>297</text:p>
              </table:table-cell>
              <table:table-cell office:value-type="float" office:value="112965">
                <text:p>1129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8">
                <text:p>298</text:p>
              </table:table-cell>
              <table:table-cell office:value-type="float" office:value="132587">
                <text:p>13258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8">
                <text:p>298</text:p>
              </table:table-cell>
              <table:table-cell office:value-type="float" office:value="115878">
                <text:p>1158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8">
                <text:p>298</text:p>
              </table:table-cell>
              <table:table-cell office:value-type="float" office:value="137716">
                <text:p>1377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9">
                <text:p>299</text:p>
              </table:table-cell>
              <table:table-cell office:value-type="float" office:value="130252">
                <text:p>1302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9">
                <text:p>299</text:p>
              </table:table-cell>
              <table:table-cell office:value-type="float" office:value="138628">
                <text:p>1386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7">
                <text:p>297</text:p>
              </table:table-cell>
              <table:table-cell office:value-type="float" office:value="114218">
                <text:p>1142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7">
                <text:p>297</text:p>
              </table:table-cell>
              <table:table-cell office:value-type="float" office:value="130729">
                <text:p>1307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7">
                <text:p>297</text:p>
              </table:table-cell>
              <table:table-cell office:value-type="float" office:value="140635">
                <text:p>1406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6">
                <text:p>296</text:p>
              </table:table-cell>
              <table:table-cell office:value-type="float" office:value="117819">
                <text:p>1178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7">
                <text:p>297</text:p>
              </table:table-cell>
              <table:table-cell office:value-type="float" office:value="108029">
                <text:p>10802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7">
                <text:p>297</text:p>
              </table:table-cell>
              <table:table-cell office:value-type="float" office:value="121407">
                <text:p>1214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7">
                <text:p>297</text:p>
              </table:table-cell>
              <table:table-cell office:value-type="float" office:value="136670">
                <text:p>13667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8">
                <text:p>298</text:p>
              </table:table-cell>
              <table:table-cell office:value-type="float" office:value="146875">
                <text:p>1468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8">
                <text:p>298</text:p>
              </table:table-cell>
              <table:table-cell office:value-type="float" office:value="146727">
                <text:p>14672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7">
                <text:p>297</text:p>
              </table:table-cell>
              <table:table-cell office:value-type="float" office:value="119642">
                <text:p>1196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7">
                <text:p>297</text:p>
              </table:table-cell>
              <table:table-cell office:value-type="float" office:value="123005">
                <text:p>1230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6">
                <text:p>296</text:p>
              </table:table-cell>
              <table:table-cell office:value-type="float" office:value="133842">
                <text:p>1338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7">
                <text:p>297</text:p>
              </table:table-cell>
              <table:table-cell office:value-type="float" office:value="135429">
                <text:p>1354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8">
                <text:p>298</text:p>
              </table:table-cell>
              <table:table-cell office:value-type="float" office:value="155464">
                <text:p>1554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6">
                <text:p>296</text:p>
              </table:table-cell>
              <table:table-cell office:value-type="float" office:value="149872">
                <text:p>1498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7">
                <text:p>297</text:p>
              </table:table-cell>
              <table:table-cell office:value-type="float" office:value="146349">
                <text:p>1463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7">
                <text:p>297</text:p>
              </table:table-cell>
              <table:table-cell office:value-type="float" office:value="156142">
                <text:p>1561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7">
                <text:p>297</text:p>
              </table:table-cell>
              <table:table-cell office:value-type="float" office:value="142570">
                <text:p>14257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9">
                <text:p>299</text:p>
              </table:table-cell>
              <table:table-cell office:value-type="float" office:value="128627">
                <text:p>1286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9">
                <text:p>299</text:p>
              </table:table-cell>
              <table:table-cell office:value-type="float" office:value="131719">
                <text:p>1317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9">
                <text:p>299</text:p>
              </table:table-cell>
              <table:table-cell office:value-type="float" office:value="116721">
                <text:p>1167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8">
                <text:p>298</text:p>
              </table:table-cell>
              <table:table-cell office:value-type="float" office:value="109788">
                <text:p>1097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8">
                <text:p>298</text:p>
              </table:table-cell>
              <table:table-cell office:value-type="float" office:value="152962">
                <text:p>1529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7">
                <text:p>297</text:p>
              </table:table-cell>
              <table:table-cell office:value-type="float" office:value="139668">
                <text:p>1396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7">
                <text:p>297</text:p>
              </table:table-cell>
              <table:table-cell office:value-type="float" office:value="119787">
                <text:p>1197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7">
                <text:p>297</text:p>
              </table:table-cell>
              <table:table-cell office:value-type="float" office:value="116226">
                <text:p>1162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7">
                <text:p>297</text:p>
              </table:table-cell>
              <table:table-cell office:value-type="float" office:value="113452">
                <text:p>1134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6">
                <text:p>296</text:p>
              </table:table-cell>
              <table:table-cell office:value-type="float" office:value="123818">
                <text:p>1238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8">
                <text:p>298</text:p>
              </table:table-cell>
              <table:table-cell office:value-type="float" office:value="159907">
                <text:p>1599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7">
                <text:p>297</text:p>
              </table:table-cell>
              <table:table-cell office:value-type="float" office:value="112679">
                <text:p>1126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7">
                <text:p>297</text:p>
              </table:table-cell>
              <table:table-cell office:value-type="float" office:value="129413">
                <text:p>1294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8">
                <text:p>298</text:p>
              </table:table-cell>
              <table:table-cell office:value-type="float" office:value="114499">
                <text:p>1144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8">
                <text:p>298</text:p>
              </table:table-cell>
              <table:table-cell office:value-type="float" office:value="119598">
                <text:p>1195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9">
                <text:p>299</text:p>
              </table:table-cell>
              <table:table-cell office:value-type="float" office:value="130234">
                <text:p>1302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9">
                <text:p>299</text:p>
              </table:table-cell>
              <table:table-cell office:value-type="float" office:value="130082">
                <text:p>1300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9">
                <text:p>299</text:p>
              </table:table-cell>
              <table:table-cell office:value-type="float" office:value="113307">
                <text:p>1133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9">
                <text:p>299</text:p>
              </table:table-cell>
              <table:table-cell office:value-type="float" office:value="149423">
                <text:p>1494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8">
                <text:p>298</text:p>
              </table:table-cell>
              <table:table-cell office:value-type="float" office:value="120612">
                <text:p>1206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8">
                <text:p>298</text:p>
              </table:table-cell>
              <table:table-cell office:value-type="float" office:value="142938">
                <text:p>1429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7">
                <text:p>297</text:p>
              </table:table-cell>
              <table:table-cell office:value-type="float" office:value="135101">
                <text:p>1351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7">
                <text:p>297</text:p>
              </table:table-cell>
              <table:table-cell office:value-type="float" office:value="131236">
                <text:p>1312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8">
                <text:p>298</text:p>
              </table:table-cell>
              <table:table-cell office:value-type="float" office:value="117401">
                <text:p>1174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8">
                <text:p>298</text:p>
              </table:table-cell>
              <table:table-cell office:value-type="float" office:value="121264">
                <text:p>1212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8">
                <text:p>298</text:p>
              </table:table-cell>
              <table:table-cell office:value-type="float" office:value="146005">
                <text:p>1460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8">
                <text:p>298</text:p>
              </table:table-cell>
              <table:table-cell office:value-type="float" office:value="160443">
                <text:p>1604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7">
                <text:p>297</text:p>
              </table:table-cell>
              <table:table-cell office:value-type="float" office:value="116992">
                <text:p>1169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7">
                <text:p>297</text:p>
              </table:table-cell>
              <table:table-cell office:value-type="float" office:value="117509">
                <text:p>1175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7">
                <text:p>297</text:p>
              </table:table-cell>
              <table:table-cell office:value-type="float" office:value="146595">
                <text:p>1465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7">
                <text:p>297</text:p>
              </table:table-cell>
              <table:table-cell office:value-type="float" office:value="175781">
                <text:p>1757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8">
                <text:p>298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7">
                <text:p>297</text:p>
              </table:table-cell>
              <table:table-cell office:value-type="float" office:value="164905">
                <text:p>1649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0">
                <text:p>300</text:p>
              </table:table-cell>
              <table:table-cell office:value-type="float" office:value="162356">
                <text:p>1623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9">
                <text:p>299</text:p>
              </table:table-cell>
              <table:table-cell office:value-type="float" office:value="144869">
                <text:p>1448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8">
                <text:p>298</text:p>
              </table:table-cell>
              <table:table-cell office:value-type="float" office:value="146471">
                <text:p>1464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8">
                <text:p>298</text:p>
              </table:table-cell>
              <table:table-cell office:value-type="float" office:value="133578">
                <text:p>1335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8">
                <text:p>298</text:p>
              </table:table-cell>
              <table:table-cell office:value-type="float" office:value="101938">
                <text:p>1019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8">
                <text:p>298</text:p>
              </table:table-cell>
              <table:table-cell office:value-type="float" office:value="110830">
                <text:p>1108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8">
                <text:p>298</text:p>
              </table:table-cell>
              <table:table-cell office:value-type="float" office:value="132170">
                <text:p>13217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8">
                <text:p>298</text:p>
              </table:table-cell>
              <table:table-cell office:value-type="float" office:value="147888">
                <text:p>1478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3">
                <text:p>293</text:p>
              </table:table-cell>
              <table:table-cell office:value-type="float" office:value="160747">
                <text:p>1607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2">
                <text:p>292</text:p>
              </table:table-cell>
              <table:table-cell office:value-type="float" office:value="167122">
                <text:p>1671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2">
                <text:p>292</text:p>
              </table:table-cell>
              <table:table-cell office:value-type="float" office:value="131186">
                <text:p>1311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2">
                <text:p>292</text:p>
              </table:table-cell>
              <table:table-cell office:value-type="float" office:value="175529">
                <text:p>1755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6">
                <text:p>296</text:p>
              </table:table-cell>
              <table:table-cell office:value-type="float" office:value="124897">
                <text:p>1248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6">
                <text:p>296</text:p>
              </table:table-cell>
              <table:table-cell office:value-type="float" office:value="116763">
                <text:p>1167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7">
                <text:p>297</text:p>
              </table:table-cell>
              <table:table-cell office:value-type="float" office:value="145833">
                <text:p>1458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7">
                <text:p>297</text:p>
              </table:table-cell>
              <table:table-cell office:value-type="float" office:value="124650">
                <text:p>12465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8">
                <text:p>298</text:p>
              </table:table-cell>
              <table:table-cell office:value-type="float" office:value="114761">
                <text:p>1147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9">
                <text:p>299</text:p>
              </table:table-cell>
              <table:table-cell office:value-type="float" office:value="184620">
                <text:p>1846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9">
                <text:p>299</text:p>
              </table:table-cell>
              <table:table-cell office:value-type="float" office:value="148580">
                <text:p>1485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8">
                <text:p>298</text:p>
              </table:table-cell>
              <table:table-cell office:value-type="float" office:value="156703">
                <text:p>1567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8">
                <text:p>298</text:p>
              </table:table-cell>
              <table:table-cell office:value-type="float" office:value="128871">
                <text:p>1288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8">
                <text:p>298</text:p>
              </table:table-cell>
              <table:table-cell office:value-type="float" office:value="126830">
                <text:p>12683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8">
                <text:p>298</text:p>
              </table:table-cell>
              <table:table-cell office:value-type="float" office:value="134573">
                <text:p>1345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9">
                <text:p>299</text:p>
              </table:table-cell>
              <table:table-cell office:value-type="float" office:value="110819">
                <text:p>1108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9">
                <text:p>299</text:p>
              </table:table-cell>
              <table:table-cell office:value-type="float" office:value="119682">
                <text:p>1196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9">
                <text:p>299</text:p>
              </table:table-cell>
              <table:table-cell office:value-type="float" office:value="147498">
                <text:p>1474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9">
                <text:p>299</text:p>
              </table:table-cell>
              <table:table-cell office:value-type="float" office:value="133895">
                <text:p>1338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9">
                <text:p>299</text:p>
              </table:table-cell>
              <table:table-cell office:value-type="float" office:value="148884">
                <text:p>1488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9">
                <text:p>299</text:p>
              </table:table-cell>
              <table:table-cell office:value-type="float" office:value="143769">
                <text:p>1437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8">
                <text:p>298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8">
                <text:p>298</text:p>
              </table:table-cell>
              <table:table-cell office:value-type="float" office:value="129459">
                <text:p>1294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8">
                <text:p>298</text:p>
              </table:table-cell>
              <table:table-cell office:value-type="float" office:value="135120">
                <text:p>13512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8">
                <text:p>298</text:p>
              </table:table-cell>
              <table:table-cell office:value-type="float" office:value="124255">
                <text:p>1242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9">
                <text:p>299</text:p>
              </table:table-cell>
              <table:table-cell office:value-type="float" office:value="164094">
                <text:p>1640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9">
                <text:p>299</text:p>
              </table:table-cell>
              <table:table-cell office:value-type="float" office:value="89311">
                <text:p>89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9">
                <text:p>299</text:p>
              </table:table-cell>
              <table:table-cell office:value-type="float" office:value="131135">
                <text:p>1311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9">
                <text:p>299</text:p>
              </table:table-cell>
              <table:table-cell office:value-type="float" office:value="127442">
                <text:p>1274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9">
                <text:p>299</text:p>
              </table:table-cell>
              <table:table-cell office:value-type="float" office:value="122672">
                <text:p>1226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9">
                <text:p>299</text:p>
              </table:table-cell>
              <table:table-cell office:value-type="float" office:value="123628">
                <text:p>1236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9">
                <text:p>299</text:p>
              </table:table-cell>
              <table:table-cell office:value-type="float" office:value="164754">
                <text:p>1647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9">
                <text:p>299</text:p>
              </table:table-cell>
              <table:table-cell office:value-type="float" office:value="123904">
                <text:p>1239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8">
                <text:p>298</text:p>
              </table:table-cell>
              <table:table-cell office:value-type="float" office:value="114929">
                <text:p>1149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0">
                <text:p>300</text:p>
              </table:table-cell>
              <table:table-cell office:value-type="float" office:value="130814">
                <text:p>1308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9">
                <text:p>299</text:p>
              </table:table-cell>
              <table:table-cell office:value-type="float" office:value="149241">
                <text:p>1492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6">
                <text:p>296</text:p>
              </table:table-cell>
              <table:table-cell office:value-type="float" office:value="118201">
                <text:p>1182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5">
                <text:p>295</text:p>
              </table:table-cell>
              <table:table-cell office:value-type="float" office:value="113140">
                <text:p>11314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5">
                <text:p>295</text:p>
              </table:table-cell>
              <table:table-cell office:value-type="float" office:value="145808">
                <text:p>1458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5">
                <text:p>295</text:p>
              </table:table-cell>
              <table:table-cell office:value-type="float" office:value="115330">
                <text:p>1153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8">
                <text:p>298</text:p>
              </table:table-cell>
              <table:table-cell office:value-type="float" office:value="124281">
                <text:p>12428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9">
                <text:p>299</text:p>
              </table:table-cell>
              <table:table-cell office:value-type="float" office:value="149240">
                <text:p>14924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9">
                <text:p>299</text:p>
              </table:table-cell>
              <table:table-cell office:value-type="float" office:value="118725">
                <text:p>1187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9">
                <text:p>299</text:p>
              </table:table-cell>
              <table:table-cell office:value-type="float" office:value="158531">
                <text:p>1585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99">
                <text:p>299</text:p>
              </table:table-cell>
              <table:table-cell office:value-type="float" office:value="113590">
                <text:p>11359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99">
                <text:p>299</text:p>
              </table:table-cell>
              <table:table-cell office:value-type="float" office:value="127984">
                <text:p>1279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99">
                <text:p>299</text:p>
              </table:table-cell>
              <table:table-cell office:value-type="float" office:value="116016">
                <text:p>1160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99">
                <text:p>299</text:p>
              </table:table-cell>
              <table:table-cell office:value-type="float" office:value="146096">
                <text:p>1460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98">
                <text:p>298</text:p>
              </table:table-cell>
              <table:table-cell office:value-type="float" office:value="110596">
                <text:p>1105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97">
                <text:p>297</text:p>
              </table:table-cell>
              <table:table-cell office:value-type="float" office:value="144621">
                <text:p>1446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96">
                <text:p>296</text:p>
              </table:table-cell>
              <table:table-cell office:value-type="float" office:value="140811">
                <text:p>14081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96">
                <text:p>296</text:p>
              </table:table-cell>
              <table:table-cell office:value-type="float" office:value="154140">
                <text:p>15414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97">
                <text:p>297</text:p>
              </table:table-cell>
              <table:table-cell office:value-type="float" office:value="155608">
                <text:p>15560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98">
                <text:p>298</text:p>
              </table:table-cell>
              <table:table-cell office:value-type="float" office:value="114914">
                <text:p>1149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99">
                <text:p>299</text:p>
              </table:table-cell>
              <table:table-cell office:value-type="float" office:value="122859">
                <text:p>12285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99">
                <text:p>299</text:p>
              </table:table-cell>
              <table:table-cell office:value-type="float" office:value="120228">
                <text:p>1202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99">
                <text:p>299</text:p>
              </table:table-cell>
              <table:table-cell office:value-type="float" office:value="166851">
                <text:p>16685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99">
                <text:p>299</text:p>
              </table:table-cell>
              <table:table-cell office:value-type="float" office:value="102394">
                <text:p>1023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98">
                <text:p>298</text:p>
              </table:table-cell>
              <table:table-cell office:value-type="float" office:value="150355">
                <text:p>1503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96">
                <text:p>296</text:p>
              </table:table-cell>
              <table:table-cell office:value-type="float" office:value="164511">
                <text:p>1645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96">
                <text:p>296</text:p>
              </table:table-cell>
              <table:table-cell office:value-type="float" office:value="113462">
                <text:p>11346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96">
                <text:p>296</text:p>
              </table:table-cell>
              <table:table-cell office:value-type="float" office:value="118373">
                <text:p>11837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95">
                <text:p>295</text:p>
              </table:table-cell>
              <table:table-cell office:value-type="float" office:value="130427">
                <text:p>13042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99">
                <text:p>299</text:p>
              </table:table-cell>
              <table:table-cell office:value-type="float" office:value="125758">
                <text:p>1257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98">
                <text:p>298</text:p>
              </table:table-cell>
              <table:table-cell office:value-type="float" office:value="122686">
                <text:p>12268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97">
                <text:p>297</text:p>
              </table:table-cell>
              <table:table-cell office:value-type="float" office:value="128787">
                <text:p>1287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96">
                <text:p>296</text:p>
              </table:table-cell>
              <table:table-cell office:value-type="float" office:value="149638">
                <text:p>1496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9">
                <text:p>299</text:p>
              </table:table-cell>
              <table:table-cell office:value-type="float" office:value="109714">
                <text:p>1097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97">
                <text:p>297</text:p>
              </table:table-cell>
              <table:table-cell office:value-type="float" office:value="114054">
                <text:p>11405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7">
                <text:p>297</text:p>
              </table:table-cell>
              <table:table-cell office:value-type="float" office:value="153386">
                <text:p>15338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97">
                <text:p>297</text:p>
              </table:table-cell>
              <table:table-cell office:value-type="float" office:value="131293">
                <text:p>13129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98">
                <text:p>298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98">
                <text:p>298</text:p>
              </table:table-cell>
              <table:table-cell office:value-type="float" office:value="131794">
                <text:p>13179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99">
                <text:p>299</text:p>
              </table:table-cell>
              <table:table-cell office:value-type="float" office:value="120936">
                <text:p>12093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99">
                <text:p>299</text:p>
              </table:table-cell>
              <table:table-cell office:value-type="float" office:value="177097">
                <text:p>17709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9">
                <text:p>299</text:p>
              </table:table-cell>
              <table:table-cell office:value-type="float" office:value="122680">
                <text:p>12268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9">
                <text:p>299</text:p>
              </table:table-cell>
              <table:table-cell office:value-type="float" office:value="133928">
                <text:p>1339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99">
                <text:p>299</text:p>
              </table:table-cell>
              <table:table-cell office:value-type="float" office:value="130741">
                <text:p>13074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99">
                <text:p>299</text:p>
              </table:table-cell>
              <table:table-cell office:value-type="float" office:value="142346">
                <text:p>1423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99">
                <text:p>299</text:p>
              </table:table-cell>
              <table:table-cell office:value-type="float" office:value="146329">
                <text:p>1463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99">
                <text:p>299</text:p>
              </table:table-cell>
              <table:table-cell office:value-type="float" office:value="142195">
                <text:p>14219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99">
                <text:p>299</text:p>
              </table:table-cell>
              <table:table-cell office:value-type="float" office:value="136497">
                <text:p>13649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99">
                <text:p>299</text:p>
              </table:table-cell>
              <table:table-cell office:value-type="float" office:value="166005">
                <text:p>1660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99">
                <text:p>299</text:p>
              </table:table-cell>
              <table:table-cell office:value-type="float" office:value="125681">
                <text:p>12568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99">
                <text:p>299</text:p>
              </table:table-cell>
              <table:table-cell office:value-type="float" office:value="115075">
                <text:p>11507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99">
                <text:p>299</text:p>
              </table:table-cell>
              <table:table-cell office:value-type="float" office:value="145513">
                <text:p>14551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99">
                <text:p>299</text:p>
              </table:table-cell>
              <table:table-cell office:value-type="float" office:value="140364">
                <text:p>1403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99">
                <text:p>299</text:p>
              </table:table-cell>
              <table:table-cell office:value-type="float" office:value="117208">
                <text:p>11720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99">
                <text:p>299</text:p>
              </table:table-cell>
              <table:table-cell office:value-type="float" office:value="124641">
                <text:p>12464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99">
                <text:p>299</text:p>
              </table:table-cell>
              <table:table-cell office:value-type="float" office:value="113149">
                <text:p>1131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99">
                <text:p>299</text:p>
              </table:table-cell>
              <table:table-cell office:value-type="float" office:value="111629">
                <text:p>11162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9">
                <text:p>299</text:p>
              </table:table-cell>
              <table:table-cell office:value-type="float" office:value="160405">
                <text:p>1604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9">
                <text:p>299</text:p>
              </table:table-cell>
              <table:table-cell office:value-type="float" office:value="177220">
                <text:p>17722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9">
                <text:p>299</text:p>
              </table:table-cell>
              <table:table-cell office:value-type="float" office:value="160857">
                <text:p>16085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9">
                <text:p>299</text:p>
              </table:table-cell>
              <table:table-cell office:value-type="float" office:value="119636">
                <text:p>1196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9">
                <text:p>299</text:p>
              </table:table-cell>
              <table:table-cell office:value-type="float" office:value="117444">
                <text:p>1174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9">
                <text:p>299</text:p>
              </table:table-cell>
              <table:table-cell office:value-type="float" office:value="128812">
                <text:p>1288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9">
                <text:p>299</text:p>
              </table:table-cell>
              <table:table-cell office:value-type="float" office:value="121248">
                <text:p>1212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9">
                <text:p>299</text:p>
              </table:table-cell>
              <table:table-cell office:value-type="float" office:value="113491">
                <text:p>1134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9">
                <text:p>299</text:p>
              </table:table-cell>
              <table:table-cell office:value-type="float" office:value="128963">
                <text:p>1289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98">
                <text:p>298</text:p>
              </table:table-cell>
              <table:table-cell office:value-type="float" office:value="155050">
                <text:p>15505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98">
                <text:p>298</text:p>
              </table:table-cell>
              <table:table-cell office:value-type="float" office:value="118597">
                <text:p>11859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8">
                <text:p>298</text:p>
              </table:table-cell>
              <table:table-cell office:value-type="float" office:value="133822">
                <text:p>1338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6">
                <text:p>296</text:p>
              </table:table-cell>
              <table:table-cell office:value-type="float" office:value="140475">
                <text:p>14047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99">
                <text:p>299</text:p>
              </table:table-cell>
              <table:table-cell office:value-type="float" office:value="121719">
                <text:p>12171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98">
                <text:p>298</text:p>
              </table:table-cell>
              <table:table-cell office:value-type="float" office:value="115537">
                <text:p>11553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98">
                <text:p>298</text:p>
              </table:table-cell>
              <table:table-cell office:value-type="float" office:value="127309">
                <text:p>12730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99">
                <text:p>299</text:p>
              </table:table-cell>
              <table:table-cell office:value-type="float" office:value="117854">
                <text:p>11785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99">
                <text:p>299</text:p>
              </table:table-cell>
              <table:table-cell office:value-type="float" office:value="140518">
                <text:p>1405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99">
                <text:p>299</text:p>
              </table:table-cell>
              <table:table-cell office:value-type="float" office:value="127477">
                <text:p>1274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99">
                <text:p>299</text:p>
              </table:table-cell>
              <table:table-cell office:value-type="float" office:value="129177">
                <text:p>12917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8">
                <text:p>298</text:p>
              </table:table-cell>
              <table:table-cell office:value-type="float" office:value="140269">
                <text:p>14026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98">
                <text:p>298</text:p>
              </table:table-cell>
              <table:table-cell office:value-type="float" office:value="124992">
                <text:p>1249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97">
                <text:p>297</text:p>
              </table:table-cell>
              <table:table-cell office:value-type="float" office:value="141255">
                <text:p>1412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96">
                <text:p>296</text:p>
              </table:table-cell>
              <table:table-cell office:value-type="float" office:value="141237">
                <text:p>1412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7">
                <text:p>297</text:p>
              </table:table-cell>
              <table:table-cell office:value-type="float" office:value="113422">
                <text:p>11342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6">
                <text:p>296</text:p>
              </table:table-cell>
              <table:table-cell office:value-type="float" office:value="131532">
                <text:p>1315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7">
                <text:p>297</text:p>
              </table:table-cell>
              <table:table-cell office:value-type="float" office:value="158127">
                <text:p>15812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98">
                <text:p>298</text:p>
              </table:table-cell>
              <table:table-cell office:value-type="float" office:value="133876">
                <text:p>1338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98">
                <text:p>298</text:p>
              </table:table-cell>
              <table:table-cell office:value-type="float" office:value="142498">
                <text:p>14249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9">
                <text:p>299</text:p>
              </table:table-cell>
              <table:table-cell office:value-type="float" office:value="115604">
                <text:p>11560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9">
                <text:p>299</text:p>
              </table:table-cell>
              <table:table-cell office:value-type="float" office:value="131511">
                <text:p>1315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99">
                <text:p>299</text:p>
              </table:table-cell>
              <table:table-cell office:value-type="float" office:value="109969">
                <text:p>1099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97">
                <text:p>297</text:p>
              </table:table-cell>
              <table:table-cell office:value-type="float" office:value="160033">
                <text:p>16003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99">
                <text:p>299</text:p>
              </table:table-cell>
              <table:table-cell office:value-type="float" office:value="119834">
                <text:p>11983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8">
                <text:p>298</text:p>
              </table:table-cell>
              <table:table-cell office:value-type="float" office:value="133402">
                <text:p>133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